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9.5pt"/>
    </style:style>
    <style:style style:name="co2" style:family="table-column">
      <style:table-column-properties fo:break-before="auto" style:column-width="78.7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cores">
      <style:table-properties table:display="true" style:writing-mode="lr-tb"/>
    </style:style>
    <style:style style:name="ta2" style:family="table" style:master-page-name="PageStyle_5f_Research">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2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cores"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ext:p>Comment</text:p>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number-columns-repeated="989"/>
        </table:table-row>
        <table:table-row table:style-name="ro1">
          <table:table-cell table:style-name="ce1" office:value-type="string" calcext:value-type="string">
            <text:p>Service</text:p>
          </table:table-cell>
          <table:table-cell table:style-name="ce2" office:value-type="string" calcext:value-type="string">
            <text:p>0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table-cell table:style-name="ce2" office:value-type="string" calcext:value-type="string">
            <text:p>1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table-cell table:style-name="ce2" office:value-type="string" calcext:value-type="string">
            <text:p>2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table-cell table:style-name="ce2" office:value-type="string" calcext:value-type="string">
            <text:p>3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table-cell table:style-name="ce2" office:value-type="string" calcext:value-type="string">
            <text:p>4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table-cell table:style-name="ce2" office:value-type="string" calcext:value-type="string">
            <text:p>5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table-cell table:style-name="ce2" office:value-type="string" calcext:value-type="string">
            <text:p>6 neg, 1 neutral, 2 pos</text:p>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number-columns-repeated="989"/>
        </table:table-row>
        <table:table-row table:style-name="ro1">
          <table:table-cell table:style-name="ce1" office:value-type="string" calcext:value-type="string">
            <text:p>Range</text:p>
          </table:table-cell>
          <table:table-cell table:style-name="ce2"/>
          <table:table-cell table:number-columns-repeated="2" table:style-name="ce2" office:value-type="string" calcext:value-type="string">
            <text:p>-1 to 1 (neg/pos)</text:p>
          </table:table-cell>
          <table:table-cell table:style-name="ce2" office:value-type="string" calcext:value-type="string">
            <text:p>0 to 1 (neg/pos)</text:p>
          </table:table-cell>
          <table:table-cell/>
          <table:table-cell table:style-name="ce2"/>
          <table:table-cell table:number-columns-repeated="2" table:style-name="ce2" office:value-type="string" calcext:value-type="string">
            <text:p>-1 to 1 (neg/pos)</text:p>
          </table:table-cell>
          <table:table-cell table:style-name="ce2" office:value-type="string" calcext:value-type="string">
            <text:p>1 to 1 (neg/pos)</text:p>
          </table:table-cell>
          <table:table-cell/>
          <table:table-cell table:style-name="ce2"/>
          <table:table-cell table:number-columns-repeated="2" table:style-name="ce2" office:value-type="string" calcext:value-type="string">
            <text:p>-1 to 1 (neg/pos)</text:p>
          </table:table-cell>
          <table:table-cell table:style-name="ce2" office:value-type="string" calcext:value-type="string">
            <text:p>2 to 1 (neg/pos)</text:p>
          </table:table-cell>
          <table:table-cell/>
          <table:table-cell table:style-name="ce2"/>
          <table:table-cell table:number-columns-repeated="2" table:style-name="ce2" office:value-type="string" calcext:value-type="string">
            <text:p>-1 to 1 (neg/pos)</text:p>
          </table:table-cell>
          <table:table-cell table:style-name="ce2" office:value-type="string" calcext:value-type="string">
            <text:p>3 to 1 (neg/pos)</text:p>
          </table:table-cell>
          <table:table-cell/>
          <table:table-cell table:style-name="ce2"/>
          <table:table-cell table:number-columns-repeated="2" table:style-name="ce2" office:value-type="string" calcext:value-type="string">
            <text:p>-1 to 1 (neg/pos)</text:p>
          </table:table-cell>
          <table:table-cell table:style-name="ce2" office:value-type="string" calcext:value-type="string">
            <text:p>4 to 1 (neg/pos)</text:p>
          </table:table-cell>
          <table:table-cell/>
          <table:table-cell table:style-name="ce2"/>
          <table:table-cell table:number-columns-repeated="2" table:style-name="ce2" office:value-type="string" calcext:value-type="string">
            <text:p>-1 to 1 (neg/pos)</text:p>
          </table:table-cell>
          <table:table-cell table:style-name="ce2" office:value-type="string" calcext:value-type="string">
            <text:p>5 to 1 (neg/pos)</text:p>
          </table:table-cell>
          <table:table-cell/>
          <table:table-cell table:style-name="ce2"/>
          <table:table-cell table:number-columns-repeated="2" table:style-name="ce2" office:value-type="string" calcext:value-type="string">
            <text:p>-1 to 1 (neg/pos)</text:p>
          </table:table-cell>
          <table:table-cell table:style-name="ce2" office:value-type="string" calcext:value-type="string">
            <text:p>6 to 1 (neg/pos)</text:p>
          </table:table-cell>
          <table:table-cell table:number-columns-repeated="989"/>
        </table:table-row>
        <table:table-row table:style-name="ro1">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2" calcext:value-type="float">
            <text:p>2</text:p>
          </table:table-cell>
          <table:table-cell table:style-name="ce2" office:value-type="float" office:value="0.2" calcext:value-type="float">
            <text:p>0.2</text:p>
          </table:table-cell>
          <table:table-cell table:style-name="ce4" office:value-type="float" office:value="0.980297863483429" calcext:value-type="float">
            <text:p>0.980</text:p>
          </table:table-cell>
          <table:table-cell table:style-name="ce4" office:value-type="float" office:value="0.9866230488" calcext:value-type="float">
            <text:p>0.987</text:p>
          </table:table-cell>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0.476771980541712" calcext:value-type="float">
            <text:p>0.4767719805</text:p>
          </table:table-cell>
          <table:table-cell table:style-name="ce2" office:value-type="float" office:value="0.250788681530055" calcext:value-type="float">
            <text:p>0.2507886815</text:p>
          </table:table-cell>
          <table:table-cell table:style-name="ce4" office:value-type="float" office:value="0.024805382518398" calcext:value-type="float">
            <text:p>0.025</text:p>
          </table:table-cell>
          <table:table-cell table:style-name="ce4" office:value-type="float" office:value="-0.201177916493259" calcext:value-type="float">
            <text:p>-0.201</text:p>
          </table:table-cell>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0.427161215504916" calcext:value-type="float">
            <text:p>-0.4271612155</text:p>
          </table:table-cell>
          <table:table-cell table:style-name="ce2" office:value-type="float" office:value="-0.653144514516573" calcext:value-type="float">
            <text:p>-0.6531445145</text:p>
          </table:table-cell>
          <table:table-cell table:style-name="ce4" office:value-type="float" office:value="-0.87912781352823" calcext:value-type="float">
            <text:p>-0.879</text:p>
          </table:table-cell>
          <table:table-cell table:style-name="ce4" office:value-type="float" office:value="-1.10511111253989" calcext:value-type="float">
            <text:p>-1.105</text:p>
          </table:table-cell>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1.33109441155154" calcext:value-type="float">
            <text:p>-1.3310944116</text:p>
          </table:table-cell>
          <table:table-cell table:style-name="ce2" office:value-type="float" office:value="-1.5570777105632" calcext:value-type="float">
            <text:p>-1.5570777106</text:p>
          </table:table-cell>
          <table:table-cell table:style-name="ce4" office:value-type="float" office:value="-1.78306100957486" calcext:value-type="float">
            <text:p>-1.783</text:p>
          </table:table-cell>
          <table:table-cell table:style-name="ce4" office:value-type="float" office:value="-2.00904430858651" calcext:value-type="float">
            <text:p>-2.009</text:p>
          </table:table-cell>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2.23502760759817" calcext:value-type="float">
            <text:p>-2.2350276076</text:p>
          </table:table-cell>
          <table:table-cell table:style-name="ce2" office:value-type="float" office:value="-2.46101090660983" calcext:value-type="float">
            <text:p>-2.4610109066</text:p>
          </table:table-cell>
          <table:table-cell table:style-name="ce4" office:value-type="float" office:value="-2.68699420562149" calcext:value-type="float">
            <text:p>-2.687</text:p>
          </table:table-cell>
          <table:table-cell table:style-name="ce4" office:value-type="float" office:value="-2.91297750463314" calcext:value-type="float">
            <text:p>-2.913</text:p>
          </table:table-cell>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3.1389608036448" calcext:value-type="float">
            <text:p>-3.1389608036</text:p>
          </table:table-cell>
          <table:table-cell table:style-name="ce2" office:value-type="float" office:value="-3.36494410265646" calcext:value-type="float">
            <text:p>-3.3649441027</text:p>
          </table:table-cell>
          <table:table-cell table:style-name="ce4" office:value-type="float" office:value="-3.59092740166811" calcext:value-type="float">
            <text:p>-3.591</text:p>
          </table:table-cell>
          <table:table-cell table:style-name="ce4" office:value-type="float" office:value="-3.81691070067977" calcext:value-type="float">
            <text:p>-3.817</text:p>
          </table:table-cell>
          <table:table-cell table:style-name="ce2" office:value-type="string"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office:value-type="float" office:value="-4.04289399969143" calcext:value-type="float">
            <text:p>-4.0428939997</text:p>
          </table:table-cell>
          <table:table-cell table:style-name="ce2" office:value-type="float" office:value="-4.26887729870308" calcext:value-type="float">
            <text:p>-4.2688772987</text:p>
          </table:table-cell>
          <table:table-cell table:style-name="ce4" office:value-type="float" office:value="-4.49486059771474" calcext:value-type="float">
            <text:p>-4.495</text:p>
          </table:table-cell>
          <table:table-cell table:style-name="ce4" office:value-type="float" office:value="-4.7208438967264" calcext:value-type="float">
            <text:p>-4.721</text:p>
          </table:table-cell>
          <table:table-cell table:number-columns-repeated="989"/>
        </table:table-row>
        <table:table-row table:style-name="ro1">
          <table:table-cell table:style-name="ce2" office:value-type="string" calcext:value-type="string">
            <text:p>These men risked their life with everything to lose...we should show our gratitude.</text:p>
          </table:table-cell>
          <table:table-cell table:style-name="ce2" office:value-type="float" office:value="2" calcext:value-type="float">
            <text:p>2</text:p>
          </table:table-cell>
          <table:table-cell table:style-name="ce2" office:value-type="float" office:value="0.1" calcext:value-type="float">
            <text:p>0.1</text:p>
          </table:table-cell>
          <table:table-cell table:style-name="ce4" office:value-type="float" office:value="0.847184479236602" calcext:value-type="float">
            <text:p>0.847</text:p>
          </table:table-cell>
          <table:table-cell table:style-name="ce4" office:value-type="float" office:value="0.9069937468" calcext:value-type="float">
            <text:p>0.907</text:p>
          </table:table-cell>
          <table:table-cell table:style-name="ce2" office:value-type="string" calcext:value-type="string">
            <text:p>These men risked their life with everything to lose...we should show our gratitude.</text:p>
          </table:table-cell>
          <table:table-cell table:style-name="ce2" office:value-type="float" office:value="0.3305859864183" calcext:value-type="float">
            <text:p>0.3305859864</text:p>
          </table:table-cell>
          <table:table-cell table:style-name="ce2" office:value-type="float" office:value="0.07740255838196" calcext:value-type="float">
            <text:p>0.0774025584</text:p>
          </table:table-cell>
          <table:table-cell table:style-name="ce4" office:value-type="float" office:value="-0.17578086965438" calcext:value-type="float">
            <text:p>-0.176</text:p>
          </table:table-cell>
          <table:table-cell table:style-name="ce4" office:value-type="float" office:value="-0.42896429769072" calcext:value-type="float">
            <text:p>-0.429</text:p>
          </table:table-cell>
          <table:table-cell table:style-name="ce2" office:value-type="string" calcext:value-type="string">
            <text:p>These men risked their life with everything to lose...we should show our gratitude.</text:p>
          </table:table-cell>
          <table:table-cell table:style-name="ce2" office:value-type="float" office:value="-0.68214772572706" calcext:value-type="float">
            <text:p>-0.6821477257</text:p>
          </table:table-cell>
          <table:table-cell table:style-name="ce2" office:value-type="float" office:value="-0.9353311537634" calcext:value-type="float">
            <text:p>-0.9353311538</text:p>
          </table:table-cell>
          <table:table-cell table:style-name="ce4" office:value-type="float" office:value="-1.18851458179974" calcext:value-type="float">
            <text:p>-1.189</text:p>
          </table:table-cell>
          <table:table-cell table:style-name="ce4" office:value-type="float" office:value="-1.44169800983608" calcext:value-type="float">
            <text:p>-1.442</text:p>
          </table:table-cell>
          <table:table-cell table:style-name="ce2" office:value-type="string" calcext:value-type="string">
            <text:p>These men risked their life with everything to lose...we should show our gratitude.</text:p>
          </table:table-cell>
          <table:table-cell table:style-name="ce2" office:value-type="float" office:value="-1.69488143787242" calcext:value-type="float">
            <text:p>-1.6948814379</text:p>
          </table:table-cell>
          <table:table-cell table:style-name="ce2" office:value-type="float" office:value="-1.94806486590876" calcext:value-type="float">
            <text:p>-1.9480648659</text:p>
          </table:table-cell>
          <table:table-cell table:style-name="ce4" office:value-type="float" office:value="-2.2012482939451" calcext:value-type="float">
            <text:p>-2.201</text:p>
          </table:table-cell>
          <table:table-cell table:style-name="ce4" office:value-type="float" office:value="-2.45443172198144" calcext:value-type="float">
            <text:p>-2.454</text:p>
          </table:table-cell>
          <table:table-cell table:style-name="ce2" office:value-type="string" calcext:value-type="string">
            <text:p>These men risked their life with everything to lose...we should show our gratitude.</text:p>
          </table:table-cell>
          <table:table-cell table:style-name="ce2" office:value-type="float" office:value="-2.70761515001778" calcext:value-type="float">
            <text:p>-2.70761515</text:p>
          </table:table-cell>
          <table:table-cell table:style-name="ce2" office:value-type="float" office:value="-2.96079857805412" calcext:value-type="float">
            <text:p>-2.9607985781</text:p>
          </table:table-cell>
          <table:table-cell table:style-name="ce4" office:value-type="float" office:value="-3.21398200609046" calcext:value-type="float">
            <text:p>-3.214</text:p>
          </table:table-cell>
          <table:table-cell table:style-name="ce4" office:value-type="float" office:value="-3.4671654341268" calcext:value-type="float">
            <text:p>-3.467</text:p>
          </table:table-cell>
          <table:table-cell table:style-name="ce2" office:value-type="string" calcext:value-type="string">
            <text:p>These men risked their life with everything to lose...we should show our gratitude.</text:p>
          </table:table-cell>
          <table:table-cell table:style-name="ce2" office:value-type="float" office:value="-3.72034886216314" calcext:value-type="float">
            <text:p>-3.7203488622</text:p>
          </table:table-cell>
          <table:table-cell table:style-name="ce2" office:value-type="float" office:value="-3.97353229019948" calcext:value-type="float">
            <text:p>-3.9735322902</text:p>
          </table:table-cell>
          <table:table-cell table:style-name="ce4" office:value-type="float" office:value="-4.22671571823582" calcext:value-type="float">
            <text:p>-4.227</text:p>
          </table:table-cell>
          <table:table-cell table:style-name="ce4" office:value-type="float" office:value="-4.47989914627216" calcext:value-type="float">
            <text:p>-4.480</text:p>
          </table:table-cell>
          <table:table-cell table:style-name="ce2" office:value-type="string" calcext:value-type="string">
            <text:p>These men risked their life with everything to lose...we should show our gratitude.</text:p>
          </table:table-cell>
          <table:table-cell table:style-name="ce2" office:value-type="float" office:value="-4.7330825743085" calcext:value-type="float">
            <text:p>-4.7330825743</text:p>
          </table:table-cell>
          <table:table-cell table:style-name="ce2" office:value-type="float" office:value="-4.98626600234484" calcext:value-type="float">
            <text:p>-4.9862660023</text:p>
          </table:table-cell>
          <table:table-cell table:style-name="ce4" office:value-type="float" office:value="-5.23944943038118" calcext:value-type="float">
            <text:p>-5.239</text:p>
          </table:table-cell>
          <table:table-cell table:style-name="ce4" office:value-type="float" office:value="-5.49263285841752" calcext:value-type="float">
            <text:p>-5.493</text:p>
          </table:table-cell>
          <table:table-cell table:number-columns-repeated="989"/>
        </table:table-row>
        <table:table-row table:style-name="ro1">
          <table:table-cell table:style-name="ce2" office:value-type="string" calcext:value-type="string">
            <text:p>They risked everything for us.</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4" office:value-type="float" office:value="0.798918485641479" calcext:value-type="float">
            <text:p>0.799</text:p>
          </table:table-cell>
          <table:table-cell table:style-name="ce4" office:value-type="float" office:value="0.9758657217" calcext:value-type="float">
            <text:p>0.976</text:p>
          </table:table-cell>
          <table:table-cell table:style-name="ce2" office:value-type="string" calcext:value-type="string">
            <text:p>They risked everything for us.</text:p>
          </table:table-cell>
          <table:table-cell table:style-name="ce2" office:value-type="float" office:value="0.375324964520742" calcext:value-type="float">
            <text:p>0.3753249645</text:p>
          </table:table-cell>
          <table:table-cell table:style-name="ce2" office:value-type="float" office:value="0.14797652959489" calcext:value-type="float">
            <text:p>0.1479765296</text:p>
          </table:table-cell>
          <table:table-cell table:style-name="ce4" office:value-type="float" office:value="-0.079371905330962" calcext:value-type="float">
            <text:p>-0.079</text:p>
          </table:table-cell>
          <table:table-cell table:style-name="ce4" office:value-type="float" office:value="-0.306720340256814" calcext:value-type="float">
            <text:p>-0.307</text:p>
          </table:table-cell>
          <table:table-cell table:style-name="ce2" office:value-type="string" calcext:value-type="string">
            <text:p>They risked everything for us.</text:p>
          </table:table-cell>
          <table:table-cell table:style-name="ce2" office:value-type="float" office:value="-0.534068775182666" calcext:value-type="float">
            <text:p>-0.5340687752</text:p>
          </table:table-cell>
          <table:table-cell table:style-name="ce2" office:value-type="float" office:value="-0.761417210108518" calcext:value-type="float">
            <text:p>-0.7614172101</text:p>
          </table:table-cell>
          <table:table-cell table:style-name="ce4" office:value-type="float" office:value="-0.98876564503437" calcext:value-type="float">
            <text:p>-0.989</text:p>
          </table:table-cell>
          <table:table-cell table:style-name="ce4" office:value-type="float" office:value="-1.21611407996022" calcext:value-type="float">
            <text:p>-1.216</text:p>
          </table:table-cell>
          <table:table-cell table:style-name="ce2" office:value-type="string" calcext:value-type="string">
            <text:p>They risked everything for us.</text:p>
          </table:table-cell>
          <table:table-cell table:style-name="ce2" office:value-type="float" office:value="-1.44346251488607" calcext:value-type="float">
            <text:p>-1.4434625149</text:p>
          </table:table-cell>
          <table:table-cell table:style-name="ce2" office:value-type="float" office:value="-1.67081094981193" calcext:value-type="float">
            <text:p>-1.6708109498</text:p>
          </table:table-cell>
          <table:table-cell table:style-name="ce4" office:value-type="float" office:value="-1.89815938473778" calcext:value-type="float">
            <text:p>-1.898</text:p>
          </table:table-cell>
          <table:table-cell table:style-name="ce4" office:value-type="float" office:value="-2.12550781966363" calcext:value-type="float">
            <text:p>-2.126</text:p>
          </table:table-cell>
          <table:table-cell table:style-name="ce2" office:value-type="string" calcext:value-type="string">
            <text:p>They risked everything for us.</text:p>
          </table:table-cell>
          <table:table-cell table:style-name="ce2" office:value-type="float" office:value="-2.35285625458948" calcext:value-type="float">
            <text:p>-2.3528562546</text:p>
          </table:table-cell>
          <table:table-cell table:style-name="ce2" office:value-type="float" office:value="-2.58020468951533" calcext:value-type="float">
            <text:p>-2.5802046895</text:p>
          </table:table-cell>
          <table:table-cell table:style-name="ce4" office:value-type="float" office:value="-2.80755312444119" calcext:value-type="float">
            <text:p>-2.808</text:p>
          </table:table-cell>
          <table:table-cell table:style-name="ce4" office:value-type="float" office:value="-3.03490155936704" calcext:value-type="float">
            <text:p>-3.035</text:p>
          </table:table-cell>
          <table:table-cell table:style-name="ce2" office:value-type="string" calcext:value-type="string">
            <text:p>They risked everything for us.</text:p>
          </table:table-cell>
          <table:table-cell table:style-name="ce2" office:value-type="float" office:value="-3.26224999429289" calcext:value-type="float">
            <text:p>-3.2622499943</text:p>
          </table:table-cell>
          <table:table-cell table:style-name="ce2" office:value-type="float" office:value="-3.48959842921874" calcext:value-type="float">
            <text:p>-3.4895984292</text:p>
          </table:table-cell>
          <table:table-cell table:style-name="ce4" office:value-type="float" office:value="-3.71694686414459" calcext:value-type="float">
            <text:p>-3.717</text:p>
          </table:table-cell>
          <table:table-cell table:style-name="ce4" office:value-type="float" office:value="-3.94429529907045" calcext:value-type="float">
            <text:p>-3.944</text:p>
          </table:table-cell>
          <table:table-cell table:style-name="ce2" office:value-type="string" calcext:value-type="string">
            <text:p>They risked everything for us.</text:p>
          </table:table-cell>
          <table:table-cell table:style-name="ce2" office:value-type="float" office:value="-4.1716437339963" calcext:value-type="float">
            <text:p>-4.171643734</text:p>
          </table:table-cell>
          <table:table-cell table:style-name="ce2" office:value-type="float" office:value="-4.39899216892215" calcext:value-type="float">
            <text:p>-4.3989921689</text:p>
          </table:table-cell>
          <table:table-cell table:style-name="ce4" office:value-type="float" office:value="-4.626340603848" calcext:value-type="float">
            <text:p>-4.626</text:p>
          </table:table-cell>
          <table:table-cell table:style-name="ce4" office:value-type="float" office:value="-4.85368903877385" calcext:value-type="float">
            <text:p>-4.854</text:p>
          </table:table-cell>
          <table:table-cell table:number-columns-repeated="989"/>
        </table:table-row>
        <table:table-row table:style-name="ro1">
          <table:table-cell table:style-name="ce2" office:value-type="string" calcext:value-type="string">
            <text:p>Those who fight for our freedom have earned my support and respect.</text:p>
          </table:table-cell>
          <table:table-cell table:style-name="ce2" office:value-type="float" office:value="2" calcext:value-type="float">
            <text:p>2</text:p>
          </table:table-cell>
          <table:table-cell table:style-name="ce2" office:value-type="float" office:value="0.8" calcext:value-type="float">
            <text:p>0.8</text:p>
          </table:table-cell>
          <table:table-cell table:style-name="ce4" office:value-type="float" office:value="0.70474773645401" calcext:value-type="float">
            <text:p>0.705</text:p>
          </table:table-cell>
          <table:table-cell table:style-name="ce4" office:value-type="float" office:value="0.974404037" calcext:value-type="float">
            <text:p>0.974</text:p>
          </table:table-cell>
          <table:table-cell table:style-name="ce2" office:value-type="string" calcext:value-type="string">
            <text:p>Those who fight for our freedom have earned my support and respect.</text:p>
          </table:table-cell>
          <table:table-cell table:style-name="ce2" office:value-type="float" office:value="0.326777905227004" calcext:value-type="float">
            <text:p>0.3267779052</text:p>
          </table:table-cell>
          <table:table-cell table:style-name="ce2" office:value-type="float" office:value="0.00957388997240494" calcext:value-type="float">
            <text:p>0.00957389</text:p>
          </table:table-cell>
          <table:table-cell table:style-name="ce4" office:value-type="float" office:value="-0.307630125282194" calcext:value-type="float">
            <text:p>-0.308</text:p>
          </table:table-cell>
          <table:table-cell table:style-name="ce4" office:value-type="float" office:value="-0.624834140536793" calcext:value-type="float">
            <text:p>-0.625</text:p>
          </table:table-cell>
          <table:table-cell table:style-name="ce2" office:value-type="string" calcext:value-type="string">
            <text:p>Those who fight for our freedom have earned my support and respect.</text:p>
          </table:table-cell>
          <table:table-cell table:style-name="ce2" office:value-type="float" office:value="-0.942038155791392" calcext:value-type="float">
            <text:p>-0.9420381558</text:p>
          </table:table-cell>
          <table:table-cell table:style-name="ce2" office:value-type="float" office:value="-1.25924217104599" calcext:value-type="float">
            <text:p>-1.259242171</text:p>
          </table:table-cell>
          <table:table-cell table:style-name="ce4" office:value-type="float" office:value="-1.57644618630059" calcext:value-type="float">
            <text:p>-1.576</text:p>
          </table:table-cell>
          <table:table-cell table:style-name="ce4" office:value-type="float" office:value="-1.89365020155519" calcext:value-type="float">
            <text:p>-1.894</text:p>
          </table:table-cell>
          <table:table-cell table:style-name="ce2" office:value-type="string" calcext:value-type="string">
            <text:p>Those who fight for our freedom have earned my support and respect.</text:p>
          </table:table-cell>
          <table:table-cell table:style-name="ce2" office:value-type="float" office:value="-2.21085421680979" calcext:value-type="float">
            <text:p>-2.2108542168</text:p>
          </table:table-cell>
          <table:table-cell table:style-name="ce2" office:value-type="float" office:value="-2.52805823206439" calcext:value-type="float">
            <text:p>-2.5280582321</text:p>
          </table:table-cell>
          <table:table-cell table:style-name="ce4" office:value-type="float" office:value="-2.84526224731899" calcext:value-type="float">
            <text:p>-2.845</text:p>
          </table:table-cell>
          <table:table-cell table:style-name="ce4" office:value-type="float" office:value="-3.16246626257359" calcext:value-type="float">
            <text:p>-3.162</text:p>
          </table:table-cell>
          <table:table-cell table:style-name="ce2" office:value-type="string" calcext:value-type="string">
            <text:p>Those who fight for our freedom have earned my support and respect.</text:p>
          </table:table-cell>
          <table:table-cell table:style-name="ce2" office:value-type="float" office:value="-3.47967027782818" calcext:value-type="float">
            <text:p>-3.4796702778</text:p>
          </table:table-cell>
          <table:table-cell table:style-name="ce2" office:value-type="float" office:value="-3.79687429308278" calcext:value-type="float">
            <text:p>-3.7968742931</text:p>
          </table:table-cell>
          <table:table-cell table:style-name="ce4" office:value-type="float" office:value="-4.11407830833738" calcext:value-type="float">
            <text:p>-4.114</text:p>
          </table:table-cell>
          <table:table-cell table:style-name="ce4" office:value-type="float" office:value="-4.43128232359198" calcext:value-type="float">
            <text:p>-4.431</text:p>
          </table:table-cell>
          <table:table-cell table:style-name="ce2" office:value-type="string" calcext:value-type="string">
            <text:p>Those who fight for our freedom have earned my support and respect.</text:p>
          </table:table-cell>
          <table:table-cell table:style-name="ce2" office:value-type="float" office:value="-4.74848633884658" calcext:value-type="float">
            <text:p>-4.7484863388</text:p>
          </table:table-cell>
          <table:table-cell table:style-name="ce2" office:value-type="float" office:value="-5.06569035410118" calcext:value-type="float">
            <text:p>-5.0656903541</text:p>
          </table:table-cell>
          <table:table-cell table:style-name="ce4" office:value-type="float" office:value="-5.38289436935578" calcext:value-type="float">
            <text:p>-5.383</text:p>
          </table:table-cell>
          <table:table-cell table:style-name="ce4" office:value-type="float" office:value="-5.70009838461038" calcext:value-type="float">
            <text:p>-5.700</text:p>
          </table:table-cell>
          <table:table-cell table:style-name="ce2" office:value-type="string" calcext:value-type="string">
            <text:p>Those who fight for our freedom have earned my support and respect.</text:p>
          </table:table-cell>
          <table:table-cell table:style-name="ce2" office:value-type="float" office:value="-6.01730239986498" calcext:value-type="float">
            <text:p>-6.0173023999</text:p>
          </table:table-cell>
          <table:table-cell table:style-name="ce2" office:value-type="float" office:value="-6.33450641511957" calcext:value-type="float">
            <text:p>-6.3345064151</text:p>
          </table:table-cell>
          <table:table-cell table:style-name="ce4" office:value-type="float" office:value="-6.65171043037417" calcext:value-type="float">
            <text:p>-6.652</text:p>
          </table:table-cell>
          <table:table-cell table:style-name="ce4" office:value-type="float" office:value="-6.96891444562877" calcext:value-type="float">
            <text:p>-6.969</text:p>
          </table:table-cell>
          <table:table-cell table:number-columns-repeated="989"/>
        </table:table-row>
        <table:table-row table:style-name="ro1">
          <table:table-cell table:style-name="ce2" office:value-type="string" calcext:value-type="string">
            <text:p>These guys deserve to be part of our country as they have already proven their loyalty to us and our troops.</text:p>
          </table:table-cell>
          <table:table-cell table:style-name="ce2" office:value-type="float" office:value="2" calcext:value-type="float">
            <text:p>2</text:p>
          </table:table-cell>
          <table:table-cell table:style-name="ce2" office:value-type="float" office:value="0.8" calcext:value-type="float">
            <text:p>0.8</text:p>
          </table:table-cell>
          <table:table-cell table:style-name="ce4" office:value-type="float" office:value="0.661592841148376" calcext:value-type="float">
            <text:p>0.662</text:p>
          </table:table-cell>
          <table:table-cell table:style-name="ce4" office:value-type="float" office:value="0.9896849394" calcext:value-type="float">
            <text:p>0.990</text:p>
          </table:table-cell>
          <table:table-cell table:style-name="ce2" office:value-type="string" calcext:value-type="string">
            <text:p>These guys deserve to be part of our country as they have already proven their loyalty to us and our troops.</text:p>
          </table:table-cell>
          <table:table-cell table:style-name="ce2" office:value-type="float" office:value="0.320481359974192" calcext:value-type="float">
            <text:p>0.32048136</text:p>
          </table:table-cell>
          <table:table-cell table:style-name="ce2" office:value-type="float" office:value="0.00354612590903014" calcext:value-type="float">
            <text:p>0.0035461259</text:p>
          </table:table-cell>
          <table:table-cell table:style-name="ce4" office:value-type="float" office:value="-0.313389108156132" calcext:value-type="float">
            <text:p>-0.313</text:p>
          </table:table-cell>
          <table:table-cell table:style-name="ce4" office:value-type="float" office:value="-0.630324342221294" calcext:value-type="float">
            <text:p>-0.630</text:p>
          </table:table-cell>
          <table:table-cell table:style-name="ce2" office:value-type="string" calcext:value-type="string">
            <text:p>These guys deserve to be part of our country as they have already proven their loyalty to us and our troops.</text:p>
          </table:table-cell>
          <table:table-cell table:style-name="ce2" office:value-type="float" office:value="-0.947259576286456" calcext:value-type="float">
            <text:p>-0.9472595763</text:p>
          </table:table-cell>
          <table:table-cell table:style-name="ce2" office:value-type="float" office:value="-1.26419481035162" calcext:value-type="float">
            <text:p>-1.2641948104</text:p>
          </table:table-cell>
          <table:table-cell table:style-name="ce4" office:value-type="float" office:value="-1.58113004441678" calcext:value-type="float">
            <text:p>-1.581</text:p>
          </table:table-cell>
          <table:table-cell table:style-name="ce4" office:value-type="float" office:value="-1.89806527848194" calcext:value-type="float">
            <text:p>-1.898</text:p>
          </table:table-cell>
          <table:table-cell table:style-name="ce2" office:value-type="string" calcext:value-type="string">
            <text:p>These guys deserve to be part of our country as they have already proven their loyalty to us and our troops.</text:p>
          </table:table-cell>
          <table:table-cell table:style-name="ce2" office:value-type="float" office:value="-2.2150005125471" calcext:value-type="float">
            <text:p>-2.2150005125</text:p>
          </table:table-cell>
          <table:table-cell table:style-name="ce2" office:value-type="float" office:value="-2.53193574661227" calcext:value-type="float">
            <text:p>-2.5319357466</text:p>
          </table:table-cell>
          <table:table-cell table:style-name="ce4" office:value-type="float" office:value="-2.84887098067743" calcext:value-type="float">
            <text:p>-2.849</text:p>
          </table:table-cell>
          <table:table-cell table:style-name="ce4" office:value-type="float" office:value="-3.16580621474259" calcext:value-type="float">
            <text:p>-3.166</text:p>
          </table:table-cell>
          <table:table-cell table:style-name="ce2" office:value-type="string" calcext:value-type="string">
            <text:p>These guys deserve to be part of our country as they have already proven their loyalty to us and our troops.</text:p>
          </table:table-cell>
          <table:table-cell table:style-name="ce2" office:value-type="float" office:value="-3.48274144880775" calcext:value-type="float">
            <text:p>-3.4827414488</text:p>
          </table:table-cell>
          <table:table-cell table:style-name="ce2" office:value-type="float" office:value="-3.79967668287291" calcext:value-type="float">
            <text:p>-3.7996766829</text:p>
          </table:table-cell>
          <table:table-cell table:style-name="ce4" office:value-type="float" office:value="-4.11661191693808" calcext:value-type="float">
            <text:p>-4.117</text:p>
          </table:table-cell>
          <table:table-cell table:style-name="ce4" office:value-type="float" office:value="-4.43354715100324" calcext:value-type="float">
            <text:p>-4.434</text:p>
          </table:table-cell>
          <table:table-cell table:style-name="ce2" office:value-type="string" calcext:value-type="string">
            <text:p>These guys deserve to be part of our country as they have already proven their loyalty to us and our troops.</text:p>
          </table:table-cell>
          <table:table-cell table:style-name="ce2" office:value-type="float" office:value="-4.7504823850684" calcext:value-type="float">
            <text:p>-4.7504823851</text:p>
          </table:table-cell>
          <table:table-cell table:style-name="ce2" office:value-type="float" office:value="-5.06741761913356" calcext:value-type="float">
            <text:p>-5.0674176191</text:p>
          </table:table-cell>
          <table:table-cell table:style-name="ce4" office:value-type="float" office:value="-5.38435285319872" calcext:value-type="float">
            <text:p>-5.384</text:p>
          </table:table-cell>
          <table:table-cell table:style-name="ce4" office:value-type="float" office:value="-5.70128808726389" calcext:value-type="float">
            <text:p>-5.701</text:p>
          </table:table-cell>
          <table:table-cell table:style-name="ce2" office:value-type="string" calcext:value-type="string">
            <text:p>These guys deserve to be part of our country as they have already proven their loyalty to us and our troops.</text:p>
          </table:table-cell>
          <table:table-cell table:style-name="ce2" office:value-type="float" office:value="-6.01822332132905" calcext:value-type="float">
            <text:p>-6.0182233213</text:p>
          </table:table-cell>
          <table:table-cell table:style-name="ce2" office:value-type="float" office:value="-6.33515855539421" calcext:value-type="float">
            <text:p>-6.3351585554</text:p>
          </table:table-cell>
          <table:table-cell table:style-name="ce4" office:value-type="float" office:value="-6.65209378945937" calcext:value-type="float">
            <text:p>-6.652</text:p>
          </table:table-cell>
          <table:table-cell table:style-name="ce4" office:value-type="float" office:value="-6.96902902352453" calcext:value-type="float">
            <text:p>-6.969</text:p>
          </table:table-cell>
          <table:table-cell table:number-columns-repeated="989"/>
        </table:table-row>
        <table:table-row table:style-name="ro1">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2" calcext:value-type="float">
            <text:p>2</text:p>
          </table:table-cell>
          <table:table-cell table:style-name="ce2" office:value-type="float" office:value="0.4" calcext:value-type="float">
            <text:p>0.4</text:p>
          </table:table-cell>
          <table:table-cell table:style-name="ce4" office:value-type="float" office:value="0.944867014884948" calcext:value-type="float">
            <text:p>0.945</text:p>
          </table:table-cell>
          <table:table-cell table:style-name="ce4" office:value-type="float" office:value="0.8060534596" calcext:value-type="float">
            <text:p>0.806</text:p>
          </table:table-cell>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0.27848696704247" calcext:value-type="float">
            <text:p>0.278486967</text:p>
          </table:table-cell>
          <table:table-cell table:style-name="ce2" office:value-type="float" office:value="-0.0252102935890348" calcext:value-type="float">
            <text:p>-0.0252102936</text:p>
          </table:table-cell>
          <table:table-cell table:style-name="ce4" office:value-type="float" office:value="-0.32890755422054" calcext:value-type="float">
            <text:p>-0.329</text:p>
          </table:table-cell>
          <table:table-cell table:style-name="ce4" office:value-type="float" office:value="-0.632604814852045" calcext:value-type="float">
            <text:p>-0.633</text:p>
          </table:table-cell>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0.93630207548355" calcext:value-type="float">
            <text:p>-0.9363020755</text:p>
          </table:table-cell>
          <table:table-cell table:style-name="ce2" office:value-type="float" office:value="-1.23999933611505" calcext:value-type="float">
            <text:p>-1.2399993361</text:p>
          </table:table-cell>
          <table:table-cell table:style-name="ce4" office:value-type="float" office:value="-1.54369659674656" calcext:value-type="float">
            <text:p>-1.544</text:p>
          </table:table-cell>
          <table:table-cell table:style-name="ce4" office:value-type="float" office:value="-1.84739385737806" calcext:value-type="float">
            <text:p>-1.847</text:p>
          </table:table-cell>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2.15109111800957" calcext:value-type="float">
            <text:p>-2.151091118</text:p>
          </table:table-cell>
          <table:table-cell table:style-name="ce2" office:value-type="float" office:value="-2.45478837864107" calcext:value-type="float">
            <text:p>-2.4547883786</text:p>
          </table:table-cell>
          <table:table-cell table:style-name="ce4" office:value-type="float" office:value="-2.75848563927258" calcext:value-type="float">
            <text:p>-2.758</text:p>
          </table:table-cell>
          <table:table-cell table:style-name="ce4" office:value-type="float" office:value="-3.06218289990408" calcext:value-type="float">
            <text:p>-3.062</text:p>
          </table:table-cell>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3.36588016053559" calcext:value-type="float">
            <text:p>-3.3658801605</text:p>
          </table:table-cell>
          <table:table-cell table:style-name="ce2" office:value-type="float" office:value="-3.66957742116709" calcext:value-type="float">
            <text:p>-3.6695774212</text:p>
          </table:table-cell>
          <table:table-cell table:style-name="ce4" office:value-type="float" office:value="-3.9732746817986" calcext:value-type="float">
            <text:p>-3.973</text:p>
          </table:table-cell>
          <table:table-cell table:style-name="ce4" office:value-type="float" office:value="-4.2769719424301" calcext:value-type="float">
            <text:p>-4.277</text:p>
          </table:table-cell>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4.58066920306161" calcext:value-type="float">
            <text:p>-4.5806692031</text:p>
          </table:table-cell>
          <table:table-cell table:style-name="ce2" office:value-type="float" office:value="-4.88436646369311" calcext:value-type="float">
            <text:p>-4.8843664637</text:p>
          </table:table-cell>
          <table:table-cell table:style-name="ce4" office:value-type="float" office:value="-5.18806372432462" calcext:value-type="float">
            <text:p>-5.188</text:p>
          </table:table-cell>
          <table:table-cell table:style-name="ce4" office:value-type="float" office:value="-5.49176098495612" calcext:value-type="float">
            <text:p>-5.492</text:p>
          </table:table-cell>
          <table:table-cell table:style-name="ce2" office:value-type="string" calcext:value-type="string">
            <text:p>We depend on their help (which can put them in danger) and they depend on us to treat them with fairness, honesty, and safety.</text:p>
          </table:table-cell>
          <table:table-cell table:style-name="ce2" office:value-type="float" office:value="-5.79545824558763" calcext:value-type="float">
            <text:p>-5.7954582456</text:p>
          </table:table-cell>
          <table:table-cell table:style-name="ce2" office:value-type="float" office:value="-6.09915550621913" calcext:value-type="float">
            <text:p>-6.0991555062</text:p>
          </table:table-cell>
          <table:table-cell table:style-name="ce4" office:value-type="float" office:value="-6.40285276685064" calcext:value-type="float">
            <text:p>-6.403</text:p>
          </table:table-cell>
          <table:table-cell table:style-name="ce4" office:value-type="float" office:value="-6.70655002748214" calcext:value-type="float">
            <text:p>-6.707</text:p>
          </table:table-cell>
          <table:table-cell table:number-columns-repeated="989"/>
        </table:table-row>
        <table:table-row table:style-name="ro1">
          <table:table-cell table:style-name="ce2" office:value-type="string" calcext:value-type="string">
            <text:p>if we abandon people who supported us, who will ever support us?</text:p>
          </table:table-cell>
          <table:table-cell table:style-name="ce2" office:value-type="float" office:value="2" calcext:value-type="float">
            <text:p>2</text:p>
          </table:table-cell>
          <table:table-cell table:style-name="ce2" office:value-type="float" office:value="0.5" calcext:value-type="float">
            <text:p>0.5</text:p>
          </table:table-cell>
          <table:table-cell table:style-name="ce4" office:value-type="float" office:value="-0.467735648155212" calcext:value-type="float">
            <text:p>-0.468</text:p>
          </table:table-cell>
          <table:table-cell table:style-name="ce4" office:value-type="float" office:value="0.5541833043" calcext:value-type="float">
            <text:p>0.554</text:p>
          </table:table-cell>
          <table:table-cell table:style-name="ce2" office:value-type="string" calcext:value-type="string">
            <text:p>if we abandon people who supported us, who will ever support us?</text:p>
          </table:table-cell>
          <table:table-cell table:style-name="ce2" office:value-type="float" office:value="-0.679684519777604" calcext:value-type="float">
            <text:p>-0.6796845198</text:p>
          </table:table-cell>
          <table:table-cell table:style-name="ce2" office:value-type="float" office:value="-1.21020309330313" calcext:value-type="float">
            <text:p>-1.2102030933</text:p>
          </table:table-cell>
          <table:table-cell table:style-name="ce4" office:value-type="float" office:value="-1.74072166682865" calcext:value-type="float">
            <text:p>-1.741</text:p>
          </table:table-cell>
          <table:table-cell table:style-name="ce4" office:value-type="float" office:value="-2.27124024035417" calcext:value-type="float">
            <text:p>-2.271</text:p>
          </table:table-cell>
          <table:table-cell table:style-name="ce2" office:value-type="string" calcext:value-type="string">
            <text:p>if we abandon people who supported us, who will ever support us?</text:p>
          </table:table-cell>
          <table:table-cell table:style-name="ce2" office:value-type="float" office:value="-2.80175881387969" calcext:value-type="float">
            <text:p>-2.8017588139</text:p>
          </table:table-cell>
          <table:table-cell table:style-name="ce2" office:value-type="float" office:value="-3.33227738740521" calcext:value-type="float">
            <text:p>-3.3322773874</text:p>
          </table:table-cell>
          <table:table-cell table:style-name="ce4" office:value-type="float" office:value="-3.86279596093073" calcext:value-type="float">
            <text:p>-3.863</text:p>
          </table:table-cell>
          <table:table-cell table:style-name="ce4" office:value-type="float" office:value="-4.39331453445625" calcext:value-type="float">
            <text:p>-4.393</text:p>
          </table:table-cell>
          <table:table-cell table:style-name="ce2" office:value-type="string" calcext:value-type="string">
            <text:p>if we abandon people who supported us, who will ever support us?</text:p>
          </table:table-cell>
          <table:table-cell table:style-name="ce2" office:value-type="float" office:value="-4.92383310798177" calcext:value-type="float">
            <text:p>-4.923833108</text:p>
          </table:table-cell>
          <table:table-cell table:style-name="ce2" office:value-type="float" office:value="-5.45435168150729" calcext:value-type="float">
            <text:p>-5.4543516815</text:p>
          </table:table-cell>
          <table:table-cell table:style-name="ce4" office:value-type="float" office:value="-5.98487025503281" calcext:value-type="float">
            <text:p>-5.985</text:p>
          </table:table-cell>
          <table:table-cell table:style-name="ce4" office:value-type="float" office:value="-6.51538882855833" calcext:value-type="float">
            <text:p>-6.515</text:p>
          </table:table-cell>
          <table:table-cell table:style-name="ce2" office:value-type="string" calcext:value-type="string">
            <text:p>if we abandon people who supported us, who will ever support us?</text:p>
          </table:table-cell>
          <table:table-cell table:style-name="ce2" office:value-type="float" office:value="-7.04590740208386" calcext:value-type="float">
            <text:p>-7.0459074021</text:p>
          </table:table-cell>
          <table:table-cell table:style-name="ce2" office:value-type="float" office:value="-7.57642597560938" calcext:value-type="float">
            <text:p>-7.5764259756</text:p>
          </table:table-cell>
          <table:table-cell table:style-name="ce4" office:value-type="float" office:value="-8.1069445491349" calcext:value-type="float">
            <text:p>-8.107</text:p>
          </table:table-cell>
          <table:table-cell table:style-name="ce4" office:value-type="float" office:value="-8.63746312266042" calcext:value-type="float">
            <text:p>-8.637</text:p>
          </table:table-cell>
          <table:table-cell table:style-name="ce2" office:value-type="string" calcext:value-type="string">
            <text:p>if we abandon people who supported us, who will ever support us?</text:p>
          </table:table-cell>
          <table:table-cell table:style-name="ce2" office:value-type="float" office:value="-9.16798169618594" calcext:value-type="float">
            <text:p>-9.1679816962</text:p>
          </table:table-cell>
          <table:table-cell table:style-name="ce2" office:value-type="float" office:value="-9.69850026971146" calcext:value-type="float">
            <text:p>-9.6985002697</text:p>
          </table:table-cell>
          <table:table-cell table:style-name="ce4" office:value-type="float" office:value="-10.229018843237" calcext:value-type="float">
            <text:p>-10.229</text:p>
          </table:table-cell>
          <table:table-cell table:style-name="ce4" office:value-type="float" office:value="-10.7595374167625" calcext:value-type="float">
            <text:p>-10.760</text:p>
          </table:table-cell>
          <table:table-cell table:style-name="ce2" office:value-type="string" calcext:value-type="string">
            <text:p>if we abandon people who supported us, who will ever support us?</text:p>
          </table:table-cell>
          <table:table-cell table:style-name="ce2" office:value-type="float" office:value="-11.290055990288" calcext:value-type="float">
            <text:p>-11.2900559903</text:p>
          </table:table-cell>
          <table:table-cell table:style-name="ce2" office:value-type="float" office:value="-11.8205745638135" calcext:value-type="float">
            <text:p>-11.8205745638</text:p>
          </table:table-cell>
          <table:table-cell table:style-name="ce4" office:value-type="float" office:value="-12.3510931373391" calcext:value-type="float">
            <text:p>-12.351</text:p>
          </table:table-cell>
          <table:table-cell table:style-name="ce4" office:value-type="float" office:value="-12.8816117108646" calcext:value-type="float">
            <text:p>-12.882</text:p>
          </table:table-cell>
          <table:table-cell table:number-columns-repeated="989"/>
        </table:table-row>
        <table:table-row table:style-name="ro1">
          <table:table-cell table:style-name="ce2" office:value-type="string" calcext:value-type="string">
            <text:p>They risked everything to help us! We owe them.</text:p>
          </table:table-cell>
          <table:table-cell table:style-name="ce2" office:value-type="float" office:value="2" calcext:value-type="float">
            <text:p>2</text:p>
          </table:table-cell>
          <table:table-cell table:style-name="ce2" office:value-type="float" office:value="0.1" calcext:value-type="float">
            <text:p>0.1</text:p>
          </table:table-cell>
          <table:table-cell table:style-name="ce4" office:value-type="float" office:value="0.835231304168701" calcext:value-type="float">
            <text:p>0.835</text:p>
          </table:table-cell>
          <table:table-cell table:style-name="ce4" office:value-type="float" office:value="0.9904728532" calcext:value-type="float">
            <text:p>0.990</text:p>
          </table:table-cell>
          <table:table-cell table:style-name="ce2" office:value-type="string" calcext:value-type="string">
            <text:p>They risked everything to help us! We owe them.</text:p>
          </table:table-cell>
          <table:table-cell table:style-name="ce2" office:value-type="float" office:value="0.40808850528435" calcext:value-type="float">
            <text:p>0.4080885053</text:p>
          </table:table-cell>
          <table:table-cell table:style-name="ce2" office:value-type="float" office:value="0.17875349166122" calcext:value-type="float">
            <text:p>0.1787534917</text:p>
          </table:table-cell>
          <table:table-cell table:style-name="ce4" office:value-type="float" office:value="-0.0505815219619099" calcext:value-type="float">
            <text:p>-0.051</text:p>
          </table:table-cell>
          <table:table-cell table:style-name="ce4" office:value-type="float" office:value="-0.27991653558504" calcext:value-type="float">
            <text:p>-0.280</text:p>
          </table:table-cell>
          <table:table-cell table:style-name="ce2" office:value-type="string" calcext:value-type="string">
            <text:p>They risked everything to help us! We owe them.</text:p>
          </table:table-cell>
          <table:table-cell table:style-name="ce2" office:value-type="float" office:value="-0.50925154920817" calcext:value-type="float">
            <text:p>-0.5092515492</text:p>
          </table:table-cell>
          <table:table-cell table:style-name="ce2" office:value-type="float" office:value="-0.7385865628313" calcext:value-type="float">
            <text:p>-0.7385865628</text:p>
          </table:table-cell>
          <table:table-cell table:style-name="ce4" office:value-type="float" office:value="-0.96792157645443" calcext:value-type="float">
            <text:p>-0.968</text:p>
          </table:table-cell>
          <table:table-cell table:style-name="ce4" office:value-type="float" office:value="-1.19725659007756" calcext:value-type="float">
            <text:p>-1.197</text:p>
          </table:table-cell>
          <table:table-cell table:style-name="ce2" office:value-type="string" calcext:value-type="string">
            <text:p>They risked everything to help us! We owe them.</text:p>
          </table:table-cell>
          <table:table-cell table:style-name="ce2" office:value-type="float" office:value="-1.42659160370069" calcext:value-type="float">
            <text:p>-1.4265916037</text:p>
          </table:table-cell>
          <table:table-cell table:style-name="ce2" office:value-type="float" office:value="-1.65592661732382" calcext:value-type="float">
            <text:p>-1.6559266173</text:p>
          </table:table-cell>
          <table:table-cell table:style-name="ce4" office:value-type="float" office:value="-1.88526163094695" calcext:value-type="float">
            <text:p>-1.885</text:p>
          </table:table-cell>
          <table:table-cell table:style-name="ce4" office:value-type="float" office:value="-2.11459664457008" calcext:value-type="float">
            <text:p>-2.115</text:p>
          </table:table-cell>
          <table:table-cell table:style-name="ce2" office:value-type="string" calcext:value-type="string">
            <text:p>They risked everything to help us! We owe them.</text:p>
          </table:table-cell>
          <table:table-cell table:style-name="ce2" office:value-type="float" office:value="-2.34393165819321" calcext:value-type="float">
            <text:p>-2.3439316582</text:p>
          </table:table-cell>
          <table:table-cell table:style-name="ce2" office:value-type="float" office:value="-2.57326667181634" calcext:value-type="float">
            <text:p>-2.5732666718</text:p>
          </table:table-cell>
          <table:table-cell table:style-name="ce4" office:value-type="float" office:value="-2.80260168543947" calcext:value-type="float">
            <text:p>-2.803</text:p>
          </table:table-cell>
          <table:table-cell table:style-name="ce4" office:value-type="float" office:value="-3.0319366990626" calcext:value-type="float">
            <text:p>-3.032</text:p>
          </table:table-cell>
          <table:table-cell table:style-name="ce2" office:value-type="string" calcext:value-type="string">
            <text:p>They risked everything to help us! We owe them.</text:p>
          </table:table-cell>
          <table:table-cell table:style-name="ce2" office:value-type="float" office:value="-3.26127171268573" calcext:value-type="float">
            <text:p>-3.2612717127</text:p>
          </table:table-cell>
          <table:table-cell table:style-name="ce2" office:value-type="float" office:value="-3.49060672630886" calcext:value-type="float">
            <text:p>-3.4906067263</text:p>
          </table:table-cell>
          <table:table-cell table:style-name="ce4" office:value-type="float" office:value="-3.71994173993199" calcext:value-type="float">
            <text:p>-3.720</text:p>
          </table:table-cell>
          <table:table-cell table:style-name="ce4" office:value-type="float" office:value="-3.94927675355512" calcext:value-type="float">
            <text:p>-3.949</text:p>
          </table:table-cell>
          <table:table-cell table:style-name="ce2" office:value-type="string" calcext:value-type="string">
            <text:p>They risked everything to help us! We owe them.</text:p>
          </table:table-cell>
          <table:table-cell table:style-name="ce2" office:value-type="float" office:value="-4.17861176717825" calcext:value-type="float">
            <text:p>-4.1786117672</text:p>
          </table:table-cell>
          <table:table-cell table:style-name="ce2" office:value-type="float" office:value="-4.40794678080138" calcext:value-type="float">
            <text:p>-4.4079467808</text:p>
          </table:table-cell>
          <table:table-cell table:style-name="ce4" office:value-type="float" office:value="-4.63728179442451" calcext:value-type="float">
            <text:p>-4.637</text:p>
          </table:table-cell>
          <table:table-cell table:style-name="ce4" office:value-type="float" office:value="-4.86661680804764" calcext:value-type="float">
            <text:p>-4.867</text:p>
          </table:table-cell>
          <table:table-cell table:number-columns-repeated="989"/>
        </table:table-row>
        <table:table-row table:style-name="ro1">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4" office:value-type="float" office:value="0.692836284637451" calcext:value-type="float">
            <text:p>0.693</text:p>
          </table:table-cell>
          <table:table-cell table:style-name="ce4" office:value-type="float" office:value="0.15053837" calcext:value-type="float">
            <text:p>0.151</text:p>
          </table:table-cell>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0.50304348768127" calcext:value-type="float">
            <text:p>-0.5030434877</text:p>
          </table:table-cell>
          <table:table-cell table:style-name="ce2" office:value-type="float" office:value="-0.988598348217525" calcext:value-type="float">
            <text:p>-0.9885983482</text:p>
          </table:table-cell>
          <table:table-cell table:style-name="ce4" office:value-type="float" office:value="-1.47415320875378" calcext:value-type="float">
            <text:p>-1.474</text:p>
          </table:table-cell>
          <table:table-cell table:style-name="ce4" office:value-type="float" office:value="-1.95970806929003" calcext:value-type="float">
            <text:p>-1.960</text:p>
          </table:table-cell>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2.44526292982629" calcext:value-type="float">
            <text:p>-2.4452629298</text:p>
          </table:table-cell>
          <table:table-cell table:style-name="ce2" office:value-type="float" office:value="-2.93081779036254" calcext:value-type="float">
            <text:p>-2.9308177904</text:p>
          </table:table-cell>
          <table:table-cell table:style-name="ce4" office:value-type="float" office:value="-3.4163726508988" calcext:value-type="float">
            <text:p>-3.416</text:p>
          </table:table-cell>
          <table:table-cell table:style-name="ce4" office:value-type="float" office:value="-3.90192751143506" calcext:value-type="float">
            <text:p>-3.902</text:p>
          </table:table-cell>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4.38748237197131" calcext:value-type="float">
            <text:p>-4.387482372</text:p>
          </table:table-cell>
          <table:table-cell table:style-name="ce2" office:value-type="float" office:value="-4.87303723250756" calcext:value-type="float">
            <text:p>-4.8730372325</text:p>
          </table:table-cell>
          <table:table-cell table:style-name="ce4" office:value-type="float" office:value="-5.35859209304382" calcext:value-type="float">
            <text:p>-5.359</text:p>
          </table:table-cell>
          <table:table-cell table:style-name="ce4" office:value-type="float" office:value="-5.84414695358008" calcext:value-type="float">
            <text:p>-5.844</text:p>
          </table:table-cell>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6.32970181411633" calcext:value-type="float">
            <text:p>-6.3297018141</text:p>
          </table:table-cell>
          <table:table-cell table:style-name="ce2" office:value-type="float" office:value="-6.81525667465259" calcext:value-type="float">
            <text:p>-6.8152566747</text:p>
          </table:table-cell>
          <table:table-cell table:style-name="ce4" office:value-type="float" office:value="-7.30081153518884" calcext:value-type="float">
            <text:p>-7.301</text:p>
          </table:table-cell>
          <table:table-cell table:style-name="ce4" office:value-type="float" office:value="-7.7863663957251" calcext:value-type="float">
            <text:p>-7.786</text:p>
          </table:table-cell>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8.27192125626135" calcext:value-type="float">
            <text:p>-8.2719212563</text:p>
          </table:table-cell>
          <table:table-cell table:style-name="ce2" office:value-type="float" office:value="-8.75747611679761" calcext:value-type="float">
            <text:p>-8.7574761168</text:p>
          </table:table-cell>
          <table:table-cell table:style-name="ce4" office:value-type="float" office:value="-9.24303097733386" calcext:value-type="float">
            <text:p>-9.243</text:p>
          </table:table-cell>
          <table:table-cell table:style-name="ce4" office:value-type="float" office:value="-9.72858583787011" calcext:value-type="float">
            <text:p>-9.729</text:p>
          </table:table-cell>
          <table:table-cell table:style-name="ce2" office:value-type="string" calcext:value-type="string">
            <text:p>There is no reason to daly. Please take time this veterans day and pass this on. Thanks US Army and Us Air Force Veteran. G L Mann</text:p>
          </table:table-cell>
          <table:table-cell table:style-name="ce2" office:value-type="float" office:value="-10.2141406984064" calcext:value-type="float">
            <text:p>-10.2141406984</text:p>
          </table:table-cell>
          <table:table-cell table:style-name="ce2" office:value-type="float" office:value="-10.6996955589426" calcext:value-type="float">
            <text:p>-10.6996955589</text:p>
          </table:table-cell>
          <table:table-cell table:style-name="ce4" office:value-type="float" office:value="-11.1852504194789" calcext:value-type="float">
            <text:p>-11.185</text:p>
          </table:table-cell>
          <table:table-cell table:style-name="ce4" office:value-type="float" office:value="-11.6708052800151" calcext:value-type="float">
            <text:p>-11.671</text:p>
          </table:table-cell>
          <table:table-cell table:number-columns-repeated="989"/>
        </table:table-row>
        <table:table-row table:style-name="ro1">
          <table:table-cell table:style-name="ce2" office:value-type="string" calcext:value-type="string">
            <text:p>These Guys are brothers!</text:p>
          </table:table-cell>
          <table:table-cell table:style-name="ce2" office:value-type="float" office:value="2" calcext:value-type="float">
            <text:p>2</text:p>
          </table:table-cell>
          <table:table-cell table:style-name="ce2" office:value-type="float" office:value="0.4" calcext:value-type="float">
            <text:p>0.4</text:p>
          </table:table-cell>
          <table:table-cell table:style-name="ce4" office:value-type="float" office:value="0.705307841300964" calcext:value-type="float">
            <text:p>0.705</text:p>
          </table:table-cell>
          <table:table-cell table:style-name="ce4" office:value-type="float" office:value="0.9703099728" calcext:value-type="float">
            <text:p>0.970</text:p>
          </table:table-cell>
          <table:table-cell table:style-name="ce2" office:value-type="string" calcext:value-type="string">
            <text:p>These Guys are brothers!</text:p>
          </table:table-cell>
          <table:table-cell table:style-name="ce2" office:value-type="float" office:value="0.322963893450484" calcext:value-type="float">
            <text:p>0.3229638935</text:p>
          </table:table-cell>
          <table:table-cell table:style-name="ce2" office:value-type="float" office:value="0.0445876694205802" calcext:value-type="float">
            <text:p>0.0445876694</text:p>
          </table:table-cell>
          <table:table-cell table:style-name="ce4" office:value-type="float" office:value="-0.233788554609324" calcext:value-type="float">
            <text:p>-0.234</text:p>
          </table:table-cell>
          <table:table-cell table:style-name="ce4" office:value-type="float" office:value="-0.512164778639228" calcext:value-type="float">
            <text:p>-0.512</text:p>
          </table:table-cell>
          <table:table-cell table:style-name="ce2" office:value-type="string" calcext:value-type="string">
            <text:p>These Guys are brothers!</text:p>
          </table:table-cell>
          <table:table-cell table:style-name="ce2" office:value-type="float" office:value="-0.790541002669132" calcext:value-type="float">
            <text:p>-0.7905410027</text:p>
          </table:table-cell>
          <table:table-cell table:style-name="ce2" office:value-type="float" office:value="-1.06891722669904" calcext:value-type="float">
            <text:p>-1.0689172267</text:p>
          </table:table-cell>
          <table:table-cell table:style-name="ce4" office:value-type="float" office:value="-1.34729345072894" calcext:value-type="float">
            <text:p>-1.347</text:p>
          </table:table-cell>
          <table:table-cell table:style-name="ce4" office:value-type="float" office:value="-1.62566967475884" calcext:value-type="float">
            <text:p>-1.626</text:p>
          </table:table-cell>
          <table:table-cell table:style-name="ce2" office:value-type="string" calcext:value-type="string">
            <text:p>These Guys are brothers!</text:p>
          </table:table-cell>
          <table:table-cell table:style-name="ce2" office:value-type="float" office:value="-1.90404589878875" calcext:value-type="float">
            <text:p>-1.9040458988</text:p>
          </table:table-cell>
          <table:table-cell table:style-name="ce2" office:value-type="float" office:value="-2.18242212281865" calcext:value-type="float">
            <text:p>-2.1824221228</text:p>
          </table:table-cell>
          <table:table-cell table:style-name="ce4" office:value-type="float" office:value="-2.46079834684856" calcext:value-type="float">
            <text:p>-2.461</text:p>
          </table:table-cell>
          <table:table-cell table:style-name="ce4" office:value-type="float" office:value="-2.73917457087846" calcext:value-type="float">
            <text:p>-2.739</text:p>
          </table:table-cell>
          <table:table-cell table:style-name="ce2" office:value-type="string" calcext:value-type="string">
            <text:p>These Guys are brothers!</text:p>
          </table:table-cell>
          <table:table-cell table:style-name="ce2" office:value-type="float" office:value="-3.01755079490836" calcext:value-type="float">
            <text:p>-3.0175507949</text:p>
          </table:table-cell>
          <table:table-cell table:style-name="ce2" office:value-type="float" office:value="-3.29592701893827" calcext:value-type="float">
            <text:p>-3.2959270189</text:p>
          </table:table-cell>
          <table:table-cell table:style-name="ce4" office:value-type="float" office:value="-3.57430324296817" calcext:value-type="float">
            <text:p>-3.574</text:p>
          </table:table-cell>
          <table:table-cell table:style-name="ce4" office:value-type="float" office:value="-3.85267946699808" calcext:value-type="float">
            <text:p>-3.853</text:p>
          </table:table-cell>
          <table:table-cell table:style-name="ce2" office:value-type="string" calcext:value-type="string">
            <text:p>These Guys are brothers!</text:p>
          </table:table-cell>
          <table:table-cell table:style-name="ce2" office:value-type="float" office:value="-4.13105569102798" calcext:value-type="float">
            <text:p>-4.131055691</text:p>
          </table:table-cell>
          <table:table-cell table:style-name="ce2" office:value-type="float" office:value="-4.40943191505788" calcext:value-type="float">
            <text:p>-4.4094319151</text:p>
          </table:table-cell>
          <table:table-cell table:style-name="ce4" office:value-type="float" office:value="-4.68780813908779" calcext:value-type="float">
            <text:p>-4.688</text:p>
          </table:table-cell>
          <table:table-cell table:style-name="ce4" office:value-type="float" office:value="-4.96618436311769" calcext:value-type="float">
            <text:p>-4.966</text:p>
          </table:table-cell>
          <table:table-cell table:style-name="ce2" office:value-type="string" calcext:value-type="string">
            <text:p>These Guys are brothers!</text:p>
          </table:table-cell>
          <table:table-cell table:style-name="ce2" office:value-type="float" office:value="-5.2445605871476" calcext:value-type="float">
            <text:p>-5.2445605871</text:p>
          </table:table-cell>
          <table:table-cell table:style-name="ce2" office:value-type="float" office:value="-5.5229368111775" calcext:value-type="float">
            <text:p>-5.5229368112</text:p>
          </table:table-cell>
          <table:table-cell table:style-name="ce4" office:value-type="float" office:value="-5.8013130352074" calcext:value-type="float">
            <text:p>-5.801</text:p>
          </table:table-cell>
          <table:table-cell table:style-name="ce4" office:value-type="float" office:value="-6.07968925923731" calcext:value-type="float">
            <text:p>-6.080</text:p>
          </table:table-cell>
          <table:table-cell table:number-columns-repeated="989"/>
        </table:table-row>
        <table:table-row table:style-name="ro1">
          <table:table-cell table:style-name="ce2" office:value-type="string" calcext:value-type="string">
            <text:p>Where would we be without him?</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4" office:value-type="float" office:value="0.421228021383285" calcext:value-type="float">
            <text:p>0.421</text:p>
          </table:table-cell>
          <table:table-cell table:style-name="ce4" office:value-type="float" office:value="0.799963057" calcext:value-type="float">
            <text:p>0.800</text:p>
          </table:table-cell>
          <table:table-cell table:style-name="ce2" office:value-type="string" calcext:value-type="string">
            <text:p>Where would we be without him?</text:p>
          </table:table-cell>
          <table:table-cell table:style-name="ce2" office:value-type="float" office:value="0.0105770676916459" calcext:value-type="float">
            <text:p>0.0105770677</text:p>
          </table:table-cell>
          <table:table-cell table:style-name="ce2" office:value-type="float" office:value="-0.307311213070025" calcext:value-type="float">
            <text:p>-0.3073112131</text:p>
          </table:table-cell>
          <table:table-cell table:style-name="ce4" office:value-type="float" office:value="-0.625199493831696" calcext:value-type="float">
            <text:p>-0.625</text:p>
          </table:table-cell>
          <table:table-cell table:style-name="ce4" office:value-type="float" office:value="-0.943087774593367" calcext:value-type="float">
            <text:p>-0.943</text:p>
          </table:table-cell>
          <table:table-cell table:style-name="ce2" office:value-type="string" calcext:value-type="string">
            <text:p>Where would we be without him?</text:p>
          </table:table-cell>
          <table:table-cell table:style-name="ce2" office:value-type="float" office:value="-1.26097605535504" calcext:value-type="float">
            <text:p>-1.2609760554</text:p>
          </table:table-cell>
          <table:table-cell table:style-name="ce2" office:value-type="float" office:value="-1.57886433611671" calcext:value-type="float">
            <text:p>-1.5788643361</text:p>
          </table:table-cell>
          <table:table-cell table:style-name="ce4" office:value-type="float" office:value="-1.89675261687838" calcext:value-type="float">
            <text:p>-1.897</text:p>
          </table:table-cell>
          <table:table-cell table:style-name="ce4" office:value-type="float" office:value="-2.21464089764005" calcext:value-type="float">
            <text:p>-2.215</text:p>
          </table:table-cell>
          <table:table-cell table:style-name="ce2" office:value-type="string" calcext:value-type="string">
            <text:p>Where would we be without him?</text:p>
          </table:table-cell>
          <table:table-cell table:style-name="ce2" office:value-type="float" office:value="-2.53252917840172" calcext:value-type="float">
            <text:p>-2.5325291784</text:p>
          </table:table-cell>
          <table:table-cell table:style-name="ce2" office:value-type="float" office:value="-2.85041745916339" calcext:value-type="float">
            <text:p>-2.8504174592</text:p>
          </table:table-cell>
          <table:table-cell table:style-name="ce4" office:value-type="float" office:value="-3.16830573992506" calcext:value-type="float">
            <text:p>-3.168</text:p>
          </table:table-cell>
          <table:table-cell table:style-name="ce4" office:value-type="float" office:value="-3.48619402068674" calcext:value-type="float">
            <text:p>-3.486</text:p>
          </table:table-cell>
          <table:table-cell table:style-name="ce2" office:value-type="string" calcext:value-type="string">
            <text:p>Where would we be without him?</text:p>
          </table:table-cell>
          <table:table-cell table:style-name="ce2" office:value-type="float" office:value="-3.80408230144841" calcext:value-type="float">
            <text:p>-3.8040823014</text:p>
          </table:table-cell>
          <table:table-cell table:style-name="ce2" office:value-type="float" office:value="-4.12197058221008" calcext:value-type="float">
            <text:p>-4.1219705822</text:p>
          </table:table-cell>
          <table:table-cell table:style-name="ce4" office:value-type="float" office:value="-4.43985886297175" calcext:value-type="float">
            <text:p>-4.440</text:p>
          </table:table-cell>
          <table:table-cell table:style-name="ce4" office:value-type="float" office:value="-4.75774714373342" calcext:value-type="float">
            <text:p>-4.758</text:p>
          </table:table-cell>
          <table:table-cell table:style-name="ce2" office:value-type="string" calcext:value-type="string">
            <text:p>Where would we be without him?</text:p>
          </table:table-cell>
          <table:table-cell table:style-name="ce2" office:value-type="float" office:value="-5.07563542449509" calcext:value-type="float">
            <text:p>-5.0756354245</text:p>
          </table:table-cell>
          <table:table-cell table:style-name="ce2" office:value-type="float" office:value="-5.39352370525676" calcext:value-type="float">
            <text:p>-5.3935237053</text:p>
          </table:table-cell>
          <table:table-cell table:style-name="ce4" office:value-type="float" office:value="-5.71141198601843" calcext:value-type="float">
            <text:p>-5.711</text:p>
          </table:table-cell>
          <table:table-cell table:style-name="ce4" office:value-type="float" office:value="-6.0293002667801" calcext:value-type="float">
            <text:p>-6.029</text:p>
          </table:table-cell>
          <table:table-cell table:style-name="ce2" office:value-type="string" calcext:value-type="string">
            <text:p>Where would we be without him?</text:p>
          </table:table-cell>
          <table:table-cell table:style-name="ce2" office:value-type="float" office:value="-6.34718854754177" calcext:value-type="float">
            <text:p>-6.3471885475</text:p>
          </table:table-cell>
          <table:table-cell table:style-name="ce2" office:value-type="float" office:value="-6.66507682830345" calcext:value-type="float">
            <text:p>-6.6650768283</text:p>
          </table:table-cell>
          <table:table-cell table:style-name="ce4" office:value-type="float" office:value="-6.98296510906512" calcext:value-type="float">
            <text:p>-6.983</text:p>
          </table:table-cell>
          <table:table-cell table:style-name="ce4" office:value-type="float" office:value="-7.30085338982679" calcext:value-type="float">
            <text:p>-7.301</text:p>
          </table:table-cell>
          <table:table-cell table:number-columns-repeated="989"/>
        </table:table-row>
        <table:table-row table:style-name="ro1">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1" calcext:value-type="float">
            <text:p>1</text:p>
          </table:table-cell>
          <table:table-cell table:style-name="ce2" office:value-type="float" office:value="-0.3" calcext:value-type="float">
            <text:p>-0.3</text:p>
          </table:table-cell>
          <table:table-cell table:style-name="ce4" office:value-type="float" office:value="0.747323155403137" calcext:value-type="float">
            <text:p>0.747</text:p>
          </table:table-cell>
          <table:table-cell table:style-name="ce4" office:value-type="float" office:value="0.5325731039" calcext:value-type="float">
            <text:p>0.533</text:p>
          </table:table-cell>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0.406234681601569" calcext:value-type="float">
            <text:p>0.4062346816</text:p>
          </table:table-cell>
          <table:table-cell table:style-name="ce2" office:value-type="float" office:value="0.370738928311883" calcext:value-type="float">
            <text:p>0.3707389283</text:p>
          </table:table-cell>
          <table:table-cell table:style-name="ce4" office:value-type="float" office:value="0.335243175022196" calcext:value-type="float">
            <text:p>0.335</text:p>
          </table:table-cell>
          <table:table-cell table:style-name="ce4" office:value-type="float" office:value="0.29974742173251" calcext:value-type="float">
            <text:p>0.300</text:p>
          </table:table-cell>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0.264251668442824" calcext:value-type="float">
            <text:p>0.2642516684</text:p>
          </table:table-cell>
          <table:table-cell table:style-name="ce2" office:value-type="float" office:value="0.228755915153138" calcext:value-type="float">
            <text:p>0.2287559152</text:p>
          </table:table-cell>
          <table:table-cell table:style-name="ce4" office:value-type="float" office:value="0.193260161863452" calcext:value-type="float">
            <text:p>0.193</text:p>
          </table:table-cell>
          <table:table-cell table:style-name="ce4" office:value-type="float" office:value="0.157764408573766" calcext:value-type="float">
            <text:p>0.158</text:p>
          </table:table-cell>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0.12226865528408" calcext:value-type="float">
            <text:p>0.1222686553</text:p>
          </table:table-cell>
          <table:table-cell table:style-name="ce2" office:value-type="float" office:value="0.0867729019943937" calcext:value-type="float">
            <text:p>0.086772902</text:p>
          </table:table-cell>
          <table:table-cell table:style-name="ce4" office:value-type="float" office:value="0.0512771487047076" calcext:value-type="float">
            <text:p>0.051</text:p>
          </table:table-cell>
          <table:table-cell table:style-name="ce4" office:value-type="float" office:value="0.0157813954150216" calcext:value-type="float">
            <text:p>0.016</text:p>
          </table:table-cell>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0.0197143578746646" calcext:value-type="float">
            <text:p>-0.0197143579</text:p>
          </table:table-cell>
          <table:table-cell table:style-name="ce2" office:value-type="float" office:value="-0.0552101111643507" calcext:value-type="float">
            <text:p>-0.0552101112</text:p>
          </table:table-cell>
          <table:table-cell table:style-name="ce4" office:value-type="float" office:value="-0.0907058644540368" calcext:value-type="float">
            <text:p>-0.091</text:p>
          </table:table-cell>
          <table:table-cell table:style-name="ce4" office:value-type="float" office:value="-0.126201617743723" calcext:value-type="float">
            <text:p>-0.126</text:p>
          </table:table-cell>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0.161697371033409" calcext:value-type="float">
            <text:p>-0.161697371</text:p>
          </table:table-cell>
          <table:table-cell table:style-name="ce2" office:value-type="float" office:value="-0.197193124323095" calcext:value-type="float">
            <text:p>-0.1971931243</text:p>
          </table:table-cell>
          <table:table-cell table:style-name="ce4" office:value-type="float" office:value="-0.232688877612781" calcext:value-type="float">
            <text:p>-0.233</text:p>
          </table:table-cell>
          <table:table-cell table:style-name="ce4" office:value-type="float" office:value="-0.268184630902467" calcext:value-type="float">
            <text:p>-0.268</text:p>
          </table:table-cell>
          <table:table-cell table:style-name="ce2" office:value-type="string"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office:value-type="float" office:value="-0.303680384192153" calcext:value-type="float">
            <text:p>-0.3036803842</text:p>
          </table:table-cell>
          <table:table-cell table:style-name="ce2" office:value-type="float" office:value="-0.339176137481839" calcext:value-type="float">
            <text:p>-0.3391761375</text:p>
          </table:table-cell>
          <table:table-cell table:style-name="ce4" office:value-type="float" office:value="-0.374671890771526" calcext:value-type="float">
            <text:p>-0.375</text:p>
          </table:table-cell>
          <table:table-cell table:style-name="ce4" office:value-type="float" office:value="-0.410167644061212" calcext:value-type="float">
            <text:p>-0.410</text:p>
          </table:table-cell>
          <table:table-cell table:number-columns-repeated="989"/>
        </table:table-row>
        <table:table-row table:style-name="ro1">
          <table:table-cell table:style-name="ce2" office:value-type="string" calcext:value-type="string">
            <text:p>We owe these guys, pure and simple.</text:p>
          </table:table-cell>
          <table:table-cell table:style-name="ce2" office:value-type="float" office:value="2" calcext:value-type="float">
            <text:p>2</text:p>
          </table:table-cell>
          <table:table-cell table:style-name="ce2" office:value-type="float" office:value="0.5" calcext:value-type="float">
            <text:p>0.5</text:p>
          </table:table-cell>
          <table:table-cell table:style-name="ce4" office:value-type="float" office:value="0.796291828155517" calcext:value-type="float">
            <text:p>0.796</text:p>
          </table:table-cell>
          <table:table-cell table:style-name="ce4" office:value-type="float" office:value="0.9269826412" calcext:value-type="float">
            <text:p>0.927</text:p>
          </table:table-cell>
          <table:table-cell table:style-name="ce2" office:value-type="string" calcext:value-type="string">
            <text:p>We owe these guys, pure and simple.</text:p>
          </table:table-cell>
          <table:table-cell table:style-name="ce2" office:value-type="float" office:value="0.325128555277758" calcext:value-type="float">
            <text:p>0.3251285553</text:p>
          </table:table-cell>
          <table:table-cell table:style-name="ce2" office:value-type="float" office:value="0.0328525304533101" calcext:value-type="float">
            <text:p>0.0328525305</text:p>
          </table:table-cell>
          <table:table-cell table:style-name="ce4" office:value-type="float" office:value="-0.259423494371138" calcext:value-type="float">
            <text:p>-0.259</text:p>
          </table:table-cell>
          <table:table-cell table:style-name="ce4" office:value-type="float" office:value="-0.551699519195586" calcext:value-type="float">
            <text:p>-0.552</text:p>
          </table:table-cell>
          <table:table-cell table:style-name="ce2" office:value-type="string" calcext:value-type="string">
            <text:p>We owe these guys, pure and simple.</text:p>
          </table:table-cell>
          <table:table-cell table:style-name="ce2" office:value-type="float" office:value="-0.843975544020034" calcext:value-type="float">
            <text:p>-0.843975544</text:p>
          </table:table-cell>
          <table:table-cell table:style-name="ce2" office:value-type="float" office:value="-1.13625156884448" calcext:value-type="float">
            <text:p>-1.1362515688</text:p>
          </table:table-cell>
          <table:table-cell table:style-name="ce4" office:value-type="float" office:value="-1.42852759366893" calcext:value-type="float">
            <text:p>-1.429</text:p>
          </table:table-cell>
          <table:table-cell table:style-name="ce4" office:value-type="float" office:value="-1.72080361849338" calcext:value-type="float">
            <text:p>-1.721</text:p>
          </table:table-cell>
          <table:table-cell table:style-name="ce2" office:value-type="string" calcext:value-type="string">
            <text:p>We owe these guys, pure and simple.</text:p>
          </table:table-cell>
          <table:table-cell table:style-name="ce2" office:value-type="float" office:value="-2.01307964331783" calcext:value-type="float">
            <text:p>-2.0130796433</text:p>
          </table:table-cell>
          <table:table-cell table:style-name="ce2" office:value-type="float" office:value="-2.30535566814227" calcext:value-type="float">
            <text:p>-2.3053556681</text:p>
          </table:table-cell>
          <table:table-cell table:style-name="ce4" office:value-type="float" office:value="-2.59763169296672" calcext:value-type="float">
            <text:p>-2.598</text:p>
          </table:table-cell>
          <table:table-cell table:style-name="ce4" office:value-type="float" office:value="-2.88990771779117" calcext:value-type="float">
            <text:p>-2.890</text:p>
          </table:table-cell>
          <table:table-cell table:style-name="ce2" office:value-type="string" calcext:value-type="string">
            <text:p>We owe these guys, pure and simple.</text:p>
          </table:table-cell>
          <table:table-cell table:style-name="ce2" office:value-type="float" office:value="-3.18218374261562" calcext:value-type="float">
            <text:p>-3.1821837426</text:p>
          </table:table-cell>
          <table:table-cell table:style-name="ce2" office:value-type="float" office:value="-3.47445976744006" calcext:value-type="float">
            <text:p>-3.4744597674</text:p>
          </table:table-cell>
          <table:table-cell table:style-name="ce4" office:value-type="float" office:value="-3.76673579226451" calcext:value-type="float">
            <text:p>-3.767</text:p>
          </table:table-cell>
          <table:table-cell table:style-name="ce4" office:value-type="float" office:value="-4.05901181708896" calcext:value-type="float">
            <text:p>-4.059</text:p>
          </table:table-cell>
          <table:table-cell table:style-name="ce2" office:value-type="string" calcext:value-type="string">
            <text:p>We owe these guys, pure and simple.</text:p>
          </table:table-cell>
          <table:table-cell table:style-name="ce2" office:value-type="float" office:value="-4.35128784191341" calcext:value-type="float">
            <text:p>-4.3512878419</text:p>
          </table:table-cell>
          <table:table-cell table:style-name="ce2" office:value-type="float" office:value="-4.64356386673786" calcext:value-type="float">
            <text:p>-4.6435638667</text:p>
          </table:table-cell>
          <table:table-cell table:style-name="ce4" office:value-type="float" office:value="-4.93583989156231" calcext:value-type="float">
            <text:p>-4.936</text:p>
          </table:table-cell>
          <table:table-cell table:style-name="ce4" office:value-type="float" office:value="-5.22811591638675" calcext:value-type="float">
            <text:p>-5.228</text:p>
          </table:table-cell>
          <table:table-cell table:style-name="ce2" office:value-type="string" calcext:value-type="string">
            <text:p>We owe these guys, pure and simple.</text:p>
          </table:table-cell>
          <table:table-cell table:style-name="ce2" office:value-type="float" office:value="-5.5203919412112" calcext:value-type="float">
            <text:p>-5.5203919412</text:p>
          </table:table-cell>
          <table:table-cell table:style-name="ce2" office:value-type="float" office:value="-5.81266796603565" calcext:value-type="float">
            <text:p>-5.812667966</text:p>
          </table:table-cell>
          <table:table-cell table:style-name="ce4" office:value-type="float" office:value="-6.1049439908601" calcext:value-type="float">
            <text:p>-6.105</text:p>
          </table:table-cell>
          <table:table-cell table:style-name="ce4" office:value-type="float" office:value="-6.39722001568455" calcext:value-type="float">
            <text:p>-6.397</text:p>
          </table:table-cell>
          <table:table-cell table:number-columns-repeated="989"/>
        </table:table-row>
        <table:table-row table:style-name="ro1">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2" calcext:value-type="float">
            <text:p>2</text:p>
          </table:table-cell>
          <table:table-cell table:style-name="ce2" office:value-type="float" office:value="0.7" calcext:value-type="float">
            <text:p>0.7</text:p>
          </table:table-cell>
          <table:table-cell table:style-name="ce4" office:value-type="float" office:value="0.596367835998535" calcext:value-type="float">
            <text:p>0.596</text:p>
          </table:table-cell>
          <table:table-cell table:style-name="ce4" office:value-type="float" office:value="0.9898353219" calcext:value-type="float">
            <text:p>0.990</text:p>
          </table:table-cell>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0.288019239899262" calcext:value-type="float">
            <text:p>0.2880192399</text:p>
          </table:table-cell>
          <table:table-cell table:style-name="ce2" office:value-type="float" office:value="-0.025393379930885" calcext:value-type="float">
            <text:p>-0.0253933799</text:p>
          </table:table-cell>
          <table:table-cell table:style-name="ce4" office:value-type="float" office:value="-0.338805999761032" calcext:value-type="float">
            <text:p>-0.339</text:p>
          </table:table-cell>
          <table:table-cell table:style-name="ce4" office:value-type="float" office:value="-0.652218619591179" calcext:value-type="float">
            <text:p>-0.652</text:p>
          </table:table-cell>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0.965631239421326" calcext:value-type="float">
            <text:p>-0.9656312394</text:p>
          </table:table-cell>
          <table:table-cell table:style-name="ce2" office:value-type="float" office:value="-1.27904385925147" calcext:value-type="float">
            <text:p>-1.2790438593</text:p>
          </table:table-cell>
          <table:table-cell table:style-name="ce4" office:value-type="float" office:value="-1.59245647908162" calcext:value-type="float">
            <text:p>-1.592</text:p>
          </table:table-cell>
          <table:table-cell table:style-name="ce4" office:value-type="float" office:value="-1.90586909891177" calcext:value-type="float">
            <text:p>-1.906</text:p>
          </table:table-cell>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2.21928171874191" calcext:value-type="float">
            <text:p>-2.2192817187</text:p>
          </table:table-cell>
          <table:table-cell table:style-name="ce2" office:value-type="float" office:value="-2.53269433857206" calcext:value-type="float">
            <text:p>-2.5326943386</text:p>
          </table:table-cell>
          <table:table-cell table:style-name="ce4" office:value-type="float" office:value="-2.84610695840221" calcext:value-type="float">
            <text:p>-2.846</text:p>
          </table:table-cell>
          <table:table-cell table:style-name="ce4" office:value-type="float" office:value="-3.15951957823235" calcext:value-type="float">
            <text:p>-3.160</text:p>
          </table:table-cell>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3.4729321980625" calcext:value-type="float">
            <text:p>-3.4729321981</text:p>
          </table:table-cell>
          <table:table-cell table:style-name="ce2" office:value-type="float" office:value="-3.78634481789265" calcext:value-type="float">
            <text:p>-3.7863448179</text:p>
          </table:table-cell>
          <table:table-cell table:style-name="ce4" office:value-type="float" office:value="-4.09975743772279" calcext:value-type="float">
            <text:p>-4.100</text:p>
          </table:table-cell>
          <table:table-cell table:style-name="ce4" office:value-type="float" office:value="-4.41317005755294" calcext:value-type="float">
            <text:p>-4.413</text:p>
          </table:table-cell>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4.72658267738309" calcext:value-type="float">
            <text:p>-4.7265826774</text:p>
          </table:table-cell>
          <table:table-cell table:style-name="ce2" office:value-type="float" office:value="-5.03999529721324" calcext:value-type="float">
            <text:p>-5.0399952972</text:p>
          </table:table-cell>
          <table:table-cell table:style-name="ce4" office:value-type="float" office:value="-5.35340791704338" calcext:value-type="float">
            <text:p>-5.353</text:p>
          </table:table-cell>
          <table:table-cell table:style-name="ce4" office:value-type="float" office:value="-5.66682053687353" calcext:value-type="float">
            <text:p>-5.667</text:p>
          </table:table-cell>
          <table:table-cell table:style-name="ce2" office:value-type="string" calcext:value-type="string">
            <text:p>Protect the people who risked their lives to help Americans on a personal level . Humanity helping humanity will lead to more peace and understanding for all .</text:p>
          </table:table-cell>
          <table:table-cell table:style-name="ce2" office:value-type="float" office:value="-5.98023315670368" calcext:value-type="float">
            <text:p>-5.9802331567</text:p>
          </table:table-cell>
          <table:table-cell table:style-name="ce2" office:value-type="float" office:value="-6.29364577653382" calcext:value-type="float">
            <text:p>-6.2936457765</text:p>
          </table:table-cell>
          <table:table-cell table:style-name="ce4" office:value-type="float" office:value="-6.60705839636397" calcext:value-type="float">
            <text:p>-6.607</text:p>
          </table:table-cell>
          <table:table-cell table:style-name="ce4" office:value-type="float" office:value="-6.92047101619412" calcext:value-type="float">
            <text:p>-6.920</text:p>
          </table:table-cell>
          <table:table-cell table:number-columns-repeated="989"/>
        </table:table-row>
        <table:table-row table:style-name="ro1">
          <table:table-cell table:style-name="ce2" office:value-type="string" calcext:value-type="string">
            <text:p>Clearly these people deserve our help.</text:p>
          </table:table-cell>
          <table:table-cell table:style-name="ce2" office:value-type="float" office:value="1" calcext:value-type="float">
            <text:p>1</text:p>
          </table:table-cell>
          <table:table-cell table:style-name="ce2" office:value-type="float" office:value="0.4" calcext:value-type="float">
            <text:p>0.4</text:p>
          </table:table-cell>
          <table:table-cell table:style-name="ce4" office:value-type="float" office:value="0.503586292266845" calcext:value-type="float">
            <text:p>0.504</text:p>
          </table:table-cell>
          <table:table-cell table:style-name="ce4" office:value-type="float" office:value="0.8823990822" calcext:value-type="float">
            <text:p>0.882</text:p>
          </table:table-cell>
          <table:table-cell table:style-name="ce2" office:value-type="string" calcext:value-type="string">
            <text:p>Clearly these people deserve our help.</text:p>
          </table:table-cell>
          <table:table-cell table:style-name="ce2" office:value-type="float" office:value="0.634192228333422" calcext:value-type="float">
            <text:p>0.6341922283</text:p>
          </table:table-cell>
          <table:table-cell table:style-name="ce2" office:value-type="float" office:value="0.609270582220107" calcext:value-type="float">
            <text:p>0.6092705822</text:p>
          </table:table-cell>
          <table:table-cell table:style-name="ce4" office:value-type="float" office:value="0.584348936106791" calcext:value-type="float">
            <text:p>0.584</text:p>
          </table:table-cell>
          <table:table-cell table:style-name="ce4" office:value-type="float" office:value="0.559427289993475" calcext:value-type="float">
            <text:p>0.559</text:p>
          </table:table-cell>
          <table:table-cell table:style-name="ce2" office:value-type="string" calcext:value-type="string">
            <text:p>Clearly these people deserve our help.</text:p>
          </table:table-cell>
          <table:table-cell table:style-name="ce2" office:value-type="float" office:value="0.53450564388016" calcext:value-type="float">
            <text:p>0.5345056439</text:p>
          </table:table-cell>
          <table:table-cell table:style-name="ce2" office:value-type="float" office:value="0.509583997766845" calcext:value-type="float">
            <text:p>0.5095839978</text:p>
          </table:table-cell>
          <table:table-cell table:style-name="ce4" office:value-type="float" office:value="0.484662351653529" calcext:value-type="float">
            <text:p>0.485</text:p>
          </table:table-cell>
          <table:table-cell table:style-name="ce4" office:value-type="float" office:value="0.459740705540213" calcext:value-type="float">
            <text:p>0.460</text:p>
          </table:table-cell>
          <table:table-cell table:style-name="ce2" office:value-type="string" calcext:value-type="string">
            <text:p>Clearly these people deserve our help.</text:p>
          </table:table-cell>
          <table:table-cell table:style-name="ce2" office:value-type="float" office:value="0.434819059426898" calcext:value-type="float">
            <text:p>0.4348190594</text:p>
          </table:table-cell>
          <table:table-cell table:style-name="ce2" office:value-type="float" office:value="0.409897413313583" calcext:value-type="float">
            <text:p>0.4098974133</text:p>
          </table:table-cell>
          <table:table-cell table:style-name="ce4" office:value-type="float" office:value="0.384975767200267" calcext:value-type="float">
            <text:p>0.385</text:p>
          </table:table-cell>
          <table:table-cell table:style-name="ce4" office:value-type="float" office:value="0.360054121086951" calcext:value-type="float">
            <text:p>0.360</text:p>
          </table:table-cell>
          <table:table-cell table:style-name="ce2" office:value-type="string" calcext:value-type="string">
            <text:p>Clearly these people deserve our help.</text:p>
          </table:table-cell>
          <table:table-cell table:style-name="ce2" office:value-type="float" office:value="0.335132474973636" calcext:value-type="float">
            <text:p>0.335132475</text:p>
          </table:table-cell>
          <table:table-cell table:style-name="ce2" office:value-type="float" office:value="0.310210828860321" calcext:value-type="float">
            <text:p>0.3102108289</text:p>
          </table:table-cell>
          <table:table-cell table:style-name="ce4" office:value-type="float" office:value="0.285289182747005" calcext:value-type="float">
            <text:p>0.285</text:p>
          </table:table-cell>
          <table:table-cell table:style-name="ce4" office:value-type="float" office:value="0.260367536633689" calcext:value-type="float">
            <text:p>0.260</text:p>
          </table:table-cell>
          <table:table-cell table:style-name="ce2" office:value-type="string" calcext:value-type="string">
            <text:p>Clearly these people deserve our help.</text:p>
          </table:table-cell>
          <table:table-cell table:style-name="ce2" office:value-type="float" office:value="0.235445890520374" calcext:value-type="float">
            <text:p>0.2354458905</text:p>
          </table:table-cell>
          <table:table-cell table:style-name="ce2" office:value-type="float" office:value="0.210524244407058" calcext:value-type="float">
            <text:p>0.2105242444</text:p>
          </table:table-cell>
          <table:table-cell table:style-name="ce4" office:value-type="float" office:value="0.185602598293743" calcext:value-type="float">
            <text:p>0.186</text:p>
          </table:table-cell>
          <table:table-cell table:style-name="ce4" office:value-type="float" office:value="0.160680952180427" calcext:value-type="float">
            <text:p>0.161</text:p>
          </table:table-cell>
          <table:table-cell table:style-name="ce2" office:value-type="string" calcext:value-type="string">
            <text:p>Clearly these people deserve our help.</text:p>
          </table:table-cell>
          <table:table-cell table:style-name="ce2" office:value-type="float" office:value="0.135759306067112" calcext:value-type="float">
            <text:p>0.1357593061</text:p>
          </table:table-cell>
          <table:table-cell table:style-name="ce2" office:value-type="float" office:value="0.110837659953796" calcext:value-type="float">
            <text:p>0.11083766</text:p>
          </table:table-cell>
          <table:table-cell table:style-name="ce4" office:value-type="float" office:value="0.085916013840481" calcext:value-type="float">
            <text:p>0.086</text:p>
          </table:table-cell>
          <table:table-cell table:style-name="ce4" office:value-type="float" office:value="0.0609943677271655" calcext:value-type="float">
            <text:p>0.061</text:p>
          </table:table-cell>
          <table:table-cell table:number-columns-repeated="989"/>
        </table:table-row>
        <table:table-row table:style-name="ro1">
          <table:table-cell table:style-name="ce2" office:value-type="string" calcext:value-type="string">
            <text:p>anyone who helps our country deserves help</text:p>
          </table:table-cell>
          <table:table-cell table:style-name="ce2" office:value-type="float" office:value="2" calcext:value-type="float">
            <text:p>2</text:p>
          </table:table-cell>
          <table:table-cell table:style-name="ce2" office:value-type="float" office:value="0.8" calcext:value-type="float">
            <text:p>0.8</text:p>
          </table:table-cell>
          <table:table-cell table:style-name="ce4" office:value-type="float" office:value="0.811810672283172" calcext:value-type="float">
            <text:p>0.812</text:p>
          </table:table-cell>
          <table:table-cell table:style-name="ce4" office:value-type="float" office:value="0.8875313997" calcext:value-type="float">
            <text:p>0.888</text:p>
          </table:table-cell>
          <table:table-cell table:style-name="ce2" office:value-type="string" calcext:value-type="string">
            <text:p>anyone who helps our country deserves help</text:p>
          </table:table-cell>
          <table:table-cell table:style-name="ce2" office:value-type="float" office:value="0.293436735841588" calcext:value-type="float">
            <text:p>0.2934367358</text:p>
          </table:table-cell>
          <table:table-cell table:style-name="ce2" office:value-type="float" office:value="-0.039122777020095" calcext:value-type="float">
            <text:p>-0.039122777</text:p>
          </table:table-cell>
          <table:table-cell table:style-name="ce4" office:value-type="float" office:value="-0.371682289881778" calcext:value-type="float">
            <text:p>-0.372</text:p>
          </table:table-cell>
          <table:table-cell table:style-name="ce4" office:value-type="float" office:value="-0.704241802743461" calcext:value-type="float">
            <text:p>-0.704</text:p>
          </table:table-cell>
          <table:table-cell table:style-name="ce2" office:value-type="string" calcext:value-type="string">
            <text:p>anyone who helps our country deserves help</text:p>
          </table:table-cell>
          <table:table-cell table:style-name="ce2" office:value-type="float" office:value="-1.03680131560514" calcext:value-type="float">
            <text:p>-1.0368013156</text:p>
          </table:table-cell>
          <table:table-cell table:style-name="ce2" office:value-type="float" office:value="-1.36936082846683" calcext:value-type="float">
            <text:p>-1.3693608285</text:p>
          </table:table-cell>
          <table:table-cell table:style-name="ce4" office:value-type="float" office:value="-1.70192034132851" calcext:value-type="float">
            <text:p>-1.702</text:p>
          </table:table-cell>
          <table:table-cell table:style-name="ce4" office:value-type="float" office:value="-2.03447985419019" calcext:value-type="float">
            <text:p>-2.034</text:p>
          </table:table-cell>
          <table:table-cell table:style-name="ce2" office:value-type="string" calcext:value-type="string">
            <text:p>anyone who helps our country deserves help</text:p>
          </table:table-cell>
          <table:table-cell table:style-name="ce2" office:value-type="float" office:value="-2.36703936705188" calcext:value-type="float">
            <text:p>-2.3670393671</text:p>
          </table:table-cell>
          <table:table-cell table:style-name="ce2" office:value-type="float" office:value="-2.69959887991356" calcext:value-type="float">
            <text:p>-2.6995988799</text:p>
          </table:table-cell>
          <table:table-cell table:style-name="ce4" office:value-type="float" office:value="-3.03215839277524" calcext:value-type="float">
            <text:p>-3.032</text:p>
          </table:table-cell>
          <table:table-cell table:style-name="ce4" office:value-type="float" office:value="-3.36471790563692" calcext:value-type="float">
            <text:p>-3.365</text:p>
          </table:table-cell>
          <table:table-cell table:style-name="ce2" office:value-type="string" calcext:value-type="string">
            <text:p>anyone who helps our country deserves help</text:p>
          </table:table-cell>
          <table:table-cell table:style-name="ce2" office:value-type="float" office:value="-3.69727741849861" calcext:value-type="float">
            <text:p>-3.6972774185</text:p>
          </table:table-cell>
          <table:table-cell table:style-name="ce2" office:value-type="float" office:value="-4.02983693136029" calcext:value-type="float">
            <text:p>-4.0298369314</text:p>
          </table:table-cell>
          <table:table-cell table:style-name="ce4" office:value-type="float" office:value="-4.36239644422197" calcext:value-type="float">
            <text:p>-4.362</text:p>
          </table:table-cell>
          <table:table-cell table:style-name="ce4" office:value-type="float" office:value="-4.69495595708366" calcext:value-type="float">
            <text:p>-4.695</text:p>
          </table:table-cell>
          <table:table-cell table:style-name="ce2" office:value-type="string" calcext:value-type="string">
            <text:p>anyone who helps our country deserves help</text:p>
          </table:table-cell>
          <table:table-cell table:style-name="ce2" office:value-type="float" office:value="-5.02751546994534" calcext:value-type="float">
            <text:p>-5.0275154699</text:p>
          </table:table-cell>
          <table:table-cell table:style-name="ce2" office:value-type="float" office:value="-5.36007498280702" calcext:value-type="float">
            <text:p>-5.3600749828</text:p>
          </table:table-cell>
          <table:table-cell table:style-name="ce4" office:value-type="float" office:value="-5.69263449566871" calcext:value-type="float">
            <text:p>-5.693</text:p>
          </table:table-cell>
          <table:table-cell table:style-name="ce4" office:value-type="float" office:value="-6.02519400853039" calcext:value-type="float">
            <text:p>-6.025</text:p>
          </table:table-cell>
          <table:table-cell table:style-name="ce2" office:value-type="string" calcext:value-type="string">
            <text:p>anyone who helps our country deserves help</text:p>
          </table:table-cell>
          <table:table-cell table:style-name="ce2" office:value-type="float" office:value="-6.35775352139207" calcext:value-type="float">
            <text:p>-6.3577535214</text:p>
          </table:table-cell>
          <table:table-cell table:style-name="ce2" office:value-type="float" office:value="-6.69031303425375" calcext:value-type="float">
            <text:p>-6.6903130343</text:p>
          </table:table-cell>
          <table:table-cell table:style-name="ce4" office:value-type="float" office:value="-7.02287254711544" calcext:value-type="float">
            <text:p>-7.023</text:p>
          </table:table-cell>
          <table:table-cell table:style-name="ce4" office:value-type="float" office:value="-7.35543205997712" calcext:value-type="float">
            <text:p>-7.355</text:p>
          </table:table-cell>
          <table:table-cell table:number-columns-repeated="989"/>
        </table:table-row>
        <table:table-row table:style-name="ro1">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2" calcext:value-type="float">
            <text:p>2</text:p>
          </table:table-cell>
          <table:table-cell table:style-name="ce2" office:value-type="float" office:value="0.2" calcext:value-type="float">
            <text:p>0.2</text:p>
          </table:table-cell>
          <table:table-cell table:style-name="ce4" office:value-type="float" office:value="0.741958141326904" calcext:value-type="float">
            <text:p>0.742</text:p>
          </table:table-cell>
          <table:table-cell table:style-name="ce4" office:value-type="float" office:value="0.9650530219" calcext:value-type="float">
            <text:p>0.965</text:p>
          </table:table-cell>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0.33603209256345" calcext:value-type="float">
            <text:p>0.3360320926</text:p>
          </table:table-cell>
          <table:table-cell table:style-name="ce2" office:value-type="float" office:value="0.0797438132661399" calcext:value-type="float">
            <text:p>0.0797438133</text:p>
          </table:table-cell>
          <table:table-cell table:style-name="ce4" office:value-type="float" office:value="-0.17654446603117" calcext:value-type="float">
            <text:p>-0.177</text:p>
          </table:table-cell>
          <table:table-cell table:style-name="ce4" office:value-type="float" office:value="-0.43283274532848" calcext:value-type="float">
            <text:p>-0.433</text:p>
          </table:table-cell>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0.68912102462579" calcext:value-type="float">
            <text:p>-0.6891210246</text:p>
          </table:table-cell>
          <table:table-cell table:style-name="ce2" office:value-type="float" office:value="-0.9454093039231" calcext:value-type="float">
            <text:p>-0.9454093039</text:p>
          </table:table-cell>
          <table:table-cell table:style-name="ce4" office:value-type="float" office:value="-1.20169758322041" calcext:value-type="float">
            <text:p>-1.202</text:p>
          </table:table-cell>
          <table:table-cell table:style-name="ce4" office:value-type="float" office:value="-1.45798586251772" calcext:value-type="float">
            <text:p>-1.458</text:p>
          </table:table-cell>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1.71427414181503" calcext:value-type="float">
            <text:p>-1.7142741418</text:p>
          </table:table-cell>
          <table:table-cell table:style-name="ce2" office:value-type="float" office:value="-1.97056242111234" calcext:value-type="float">
            <text:p>-1.9705624211</text:p>
          </table:table-cell>
          <table:table-cell table:style-name="ce4" office:value-type="float" office:value="-2.22685070040965" calcext:value-type="float">
            <text:p>-2.227</text:p>
          </table:table-cell>
          <table:table-cell table:style-name="ce4" office:value-type="float" office:value="-2.48313897970696" calcext:value-type="float">
            <text:p>-2.483</text:p>
          </table:table-cell>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2.73942725900427" calcext:value-type="float">
            <text:p>-2.739427259</text:p>
          </table:table-cell>
          <table:table-cell table:style-name="ce2" office:value-type="float" office:value="-2.99571553830158" calcext:value-type="float">
            <text:p>-2.9957155383</text:p>
          </table:table-cell>
          <table:table-cell table:style-name="ce4" office:value-type="float" office:value="-3.25200381759889" calcext:value-type="float">
            <text:p>-3.252</text:p>
          </table:table-cell>
          <table:table-cell table:style-name="ce4" office:value-type="float" office:value="-3.5082920968962" calcext:value-type="float">
            <text:p>-3.508</text:p>
          </table:table-cell>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3.76458037619351" calcext:value-type="float">
            <text:p>-3.7645803762</text:p>
          </table:table-cell>
          <table:table-cell table:style-name="ce2" office:value-type="float" office:value="-4.02086865549082" calcext:value-type="float">
            <text:p>-4.0208686555</text:p>
          </table:table-cell>
          <table:table-cell table:style-name="ce4" office:value-type="float" office:value="-4.27715693478813" calcext:value-type="float">
            <text:p>-4.277</text:p>
          </table:table-cell>
          <table:table-cell table:style-name="ce4" office:value-type="float" office:value="-4.53344521408544" calcext:value-type="float">
            <text:p>-4.533</text:p>
          </table:table-cell>
          <table:table-cell table:style-name="ce2" office:value-type="string" calcext:value-type="string">
            <text:p>It's the right thing to do. We can't leave these brave men to be sacrificed. This will set the precedent for cooperation in other conflicts!</text:p>
          </table:table-cell>
          <table:table-cell table:style-name="ce2" office:value-type="float" office:value="-4.78973349338275" calcext:value-type="float">
            <text:p>-4.7897334934</text:p>
          </table:table-cell>
          <table:table-cell table:style-name="ce2" office:value-type="float" office:value="-5.04602177268006" calcext:value-type="float">
            <text:p>-5.0460217727</text:p>
          </table:table-cell>
          <table:table-cell table:style-name="ce4" office:value-type="float" office:value="-5.30231005197737" calcext:value-type="float">
            <text:p>-5.302</text:p>
          </table:table-cell>
          <table:table-cell table:style-name="ce4" office:value-type="float" office:value="-5.55859833127468" calcext:value-type="float">
            <text:p>-5.559</text:p>
          </table:table-cell>
          <table:table-cell table:number-columns-repeated="989"/>
        </table:table-row>
        <table:table-row table:style-name="ro1">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2" calcext:value-type="float">
            <text:p>2</text:p>
          </table:table-cell>
          <table:table-cell table:style-name="ce2" office:value-type="float" office:value="0.5" calcext:value-type="float">
            <text:p>0.5</text:p>
          </table:table-cell>
          <table:table-cell table:style-name="ce4" office:value-type="float" office:value="0.995970249176025" calcext:value-type="float">
            <text:p>0.996</text:p>
          </table:table-cell>
          <table:table-cell table:style-name="ce4" office:value-type="float" office:value="0.9753475189" calcext:value-type="float">
            <text:p>0.975</text:p>
          </table:table-cell>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0.473332643488008" calcext:value-type="float">
            <text:p>0.4733326435</text:p>
          </table:table-cell>
          <table:table-cell table:style-name="ce2" office:value-type="float" office:value="0.21553392407561" calcext:value-type="float">
            <text:p>0.2155339241</text:p>
          </table:table-cell>
          <table:table-cell table:style-name="ce4" office:value-type="float" office:value="-0.0422647953367881" calcext:value-type="float">
            <text:p>-0.042</text:p>
          </table:table-cell>
          <table:table-cell table:style-name="ce4" office:value-type="float" office:value="-0.300063514749186" calcext:value-type="float">
            <text:p>-0.300</text:p>
          </table:table-cell>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0.557862234161584" calcext:value-type="float">
            <text:p>-0.5578622342</text:p>
          </table:table-cell>
          <table:table-cell table:style-name="ce2" office:value-type="float" office:value="-0.815660953573982" calcext:value-type="float">
            <text:p>-0.8156609536</text:p>
          </table:table-cell>
          <table:table-cell table:style-name="ce4" office:value-type="float" office:value="-1.07345967298638" calcext:value-type="float">
            <text:p>-1.073</text:p>
          </table:table-cell>
          <table:table-cell table:style-name="ce4" office:value-type="float" office:value="-1.33125839239878" calcext:value-type="float">
            <text:p>-1.331</text:p>
          </table:table-cell>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1.58905711181118" calcext:value-type="float">
            <text:p>-1.5890571118</text:p>
          </table:table-cell>
          <table:table-cell table:style-name="ce2" office:value-type="float" office:value="-1.84685583122357" calcext:value-type="float">
            <text:p>-1.8468558312</text:p>
          </table:table-cell>
          <table:table-cell table:style-name="ce4" office:value-type="float" office:value="-2.10465455063597" calcext:value-type="float">
            <text:p>-2.105</text:p>
          </table:table-cell>
          <table:table-cell table:style-name="ce4" office:value-type="float" office:value="-2.36245327004837" calcext:value-type="float">
            <text:p>-2.362</text:p>
          </table:table-cell>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2.62025198946077" calcext:value-type="float">
            <text:p>-2.6202519895</text:p>
          </table:table-cell>
          <table:table-cell table:style-name="ce2" office:value-type="float" office:value="-2.87805070887317" calcext:value-type="float">
            <text:p>-2.8780507089</text:p>
          </table:table-cell>
          <table:table-cell table:style-name="ce4" office:value-type="float" office:value="-3.13584942828556" calcext:value-type="float">
            <text:p>-3.136</text:p>
          </table:table-cell>
          <table:table-cell table:style-name="ce4" office:value-type="float" office:value="-3.39364814769796" calcext:value-type="float">
            <text:p>-3.394</text:p>
          </table:table-cell>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3.65144686711036" calcext:value-type="float">
            <text:p>-3.6514468671</text:p>
          </table:table-cell>
          <table:table-cell table:style-name="ce2" office:value-type="float" office:value="-3.90924558652276" calcext:value-type="float">
            <text:p>-3.9092455865</text:p>
          </table:table-cell>
          <table:table-cell table:style-name="ce4" office:value-type="float" office:value="-4.16704430593516" calcext:value-type="float">
            <text:p>-4.167</text:p>
          </table:table-cell>
          <table:table-cell table:style-name="ce4" office:value-type="float" office:value="-4.42484302534755" calcext:value-type="float">
            <text:p>-4.425</text:p>
          </table:table-cell>
          <table:table-cell table:style-name="ce2" office:value-type="string" calcext:value-type="string">
            <text:p>I am an american and believe in helping our veterans. They have made sacrifices on our behalf. I love you vets! You are the greatest!!</text:p>
          </table:table-cell>
          <table:table-cell table:style-name="ce2" office:value-type="float" office:value="-4.68264174475995" calcext:value-type="float">
            <text:p>-4.6826417448</text:p>
          </table:table-cell>
          <table:table-cell table:style-name="ce2" office:value-type="float" office:value="-4.94044046417235" calcext:value-type="float">
            <text:p>-4.9404404642</text:p>
          </table:table-cell>
          <table:table-cell table:style-name="ce4" office:value-type="float" office:value="-5.19823918358475" calcext:value-type="float">
            <text:p>-5.198</text:p>
          </table:table-cell>
          <table:table-cell table:style-name="ce4" office:value-type="float" office:value="-5.45603790299715" calcext:value-type="float">
            <text:p>-5.456</text:p>
          </table:table-cell>
          <table:table-cell table:number-columns-repeated="989"/>
        </table:table-row>
        <table:table-row table:style-name="ro1">
          <table:table-cell table:style-name="ce2" office:value-type="string" calcext:value-type="string">
            <text:p>Veterans need our suppor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4" office:value-type="float" office:value="0.723421990871429" calcext:value-type="float">
            <text:p>0.723</text:p>
          </table:table-cell>
          <table:table-cell table:style-name="ce4" office:value-type="float" office:value="0.8992881775" calcext:value-type="float">
            <text:p>0.899</text:p>
          </table:table-cell>
          <table:table-cell table:style-name="ce2" office:value-type="string" calcext:value-type="string">
            <text:p>Veterans need our support.</text:p>
          </table:table-cell>
          <table:table-cell table:style-name="ce2" office:value-type="float" office:value="0.260999172935712" calcext:value-type="float">
            <text:p>0.2609991729</text:p>
          </table:table-cell>
          <table:table-cell table:style-name="ce2" office:value-type="float" office:value="0.00312782527285505" calcext:value-type="float">
            <text:p>0.0031278253</text:p>
          </table:table-cell>
          <table:table-cell table:style-name="ce4" office:value-type="float" office:value="-0.254743522390002" calcext:value-type="float">
            <text:p>-0.255</text:p>
          </table:table-cell>
          <table:table-cell table:style-name="ce4" office:value-type="float" office:value="-0.512614870052859" calcext:value-type="float">
            <text:p>-0.513</text:p>
          </table:table-cell>
          <table:table-cell table:style-name="ce2" office:value-type="string" calcext:value-type="string">
            <text:p>Veterans need our support.</text:p>
          </table:table-cell>
          <table:table-cell table:style-name="ce2" office:value-type="float" office:value="-0.770486217715716" calcext:value-type="float">
            <text:p>-0.7704862177</text:p>
          </table:table-cell>
          <table:table-cell table:style-name="ce2" office:value-type="float" office:value="-1.02835756537857" calcext:value-type="float">
            <text:p>-1.0283575654</text:p>
          </table:table-cell>
          <table:table-cell table:style-name="ce4" office:value-type="float" office:value="-1.28622891304143" calcext:value-type="float">
            <text:p>-1.286</text:p>
          </table:table-cell>
          <table:table-cell table:style-name="ce4" office:value-type="float" office:value="-1.54410026070429" calcext:value-type="float">
            <text:p>-1.544</text:p>
          </table:table-cell>
          <table:table-cell table:style-name="ce2" office:value-type="string" calcext:value-type="string">
            <text:p>Veterans need our support.</text:p>
          </table:table-cell>
          <table:table-cell table:style-name="ce2" office:value-type="float" office:value="-1.80197160836714" calcext:value-type="float">
            <text:p>-1.8019716084</text:p>
          </table:table-cell>
          <table:table-cell table:style-name="ce2" office:value-type="float" office:value="-2.05984295603" calcext:value-type="float">
            <text:p>-2.059842956</text:p>
          </table:table-cell>
          <table:table-cell table:style-name="ce4" office:value-type="float" office:value="-2.31771430369286" calcext:value-type="float">
            <text:p>-2.318</text:p>
          </table:table-cell>
          <table:table-cell table:style-name="ce4" office:value-type="float" office:value="-2.57558565135572" calcext:value-type="float">
            <text:p>-2.576</text:p>
          </table:table-cell>
          <table:table-cell table:style-name="ce2" office:value-type="string" calcext:value-type="string">
            <text:p>Veterans need our support.</text:p>
          </table:table-cell>
          <table:table-cell table:style-name="ce2" office:value-type="float" office:value="-2.83345699901857" calcext:value-type="float">
            <text:p>-2.833456999</text:p>
          </table:table-cell>
          <table:table-cell table:style-name="ce2" office:value-type="float" office:value="-3.09132834668143" calcext:value-type="float">
            <text:p>-3.0913283467</text:p>
          </table:table-cell>
          <table:table-cell table:style-name="ce4" office:value-type="float" office:value="-3.34919969434429" calcext:value-type="float">
            <text:p>-3.349</text:p>
          </table:table-cell>
          <table:table-cell table:style-name="ce4" office:value-type="float" office:value="-3.60707104200714" calcext:value-type="float">
            <text:p>-3.607</text:p>
          </table:table-cell>
          <table:table-cell table:style-name="ce2" office:value-type="string" calcext:value-type="string">
            <text:p>Veterans need our support.</text:p>
          </table:table-cell>
          <table:table-cell table:style-name="ce2" office:value-type="float" office:value="-3.86494238967" calcext:value-type="float">
            <text:p>-3.8649423897</text:p>
          </table:table-cell>
          <table:table-cell table:style-name="ce2" office:value-type="float" office:value="-4.12281373733286" calcext:value-type="float">
            <text:p>-4.1228137373</text:p>
          </table:table-cell>
          <table:table-cell table:style-name="ce4" office:value-type="float" office:value="-4.38068508499571" calcext:value-type="float">
            <text:p>-4.381</text:p>
          </table:table-cell>
          <table:table-cell table:style-name="ce4" office:value-type="float" office:value="-4.63855643265857" calcext:value-type="float">
            <text:p>-4.639</text:p>
          </table:table-cell>
          <table:table-cell table:style-name="ce2" office:value-type="string" calcext:value-type="string">
            <text:p>Veterans need our support.</text:p>
          </table:table-cell>
          <table:table-cell table:style-name="ce2" office:value-type="float" office:value="-4.89642778032143" calcext:value-type="float">
            <text:p>-4.8964277803</text:p>
          </table:table-cell>
          <table:table-cell table:style-name="ce2" office:value-type="float" office:value="-5.15429912798429" calcext:value-type="float">
            <text:p>-5.154299128</text:p>
          </table:table-cell>
          <table:table-cell table:style-name="ce4" office:value-type="float" office:value="-5.41217047564714" calcext:value-type="float">
            <text:p>-5.412</text:p>
          </table:table-cell>
          <table:table-cell table:style-name="ce4" office:value-type="float" office:value="-5.67004182331" calcext:value-type="float">
            <text:p>-5.670</text:p>
          </table:table-cell>
          <table:table-cell table:number-columns-repeated="989"/>
        </table:table-row>
        <table:table-row table:style-name="ro1">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4" office:value-type="float" office:value="-0.940205991268158" calcext:value-type="float">
            <text:p>-0.940</text:p>
          </table:table-cell>
          <table:table-cell table:style-name="ce4" office:value-type="float" office:value="0.1414802969" calcext:value-type="float">
            <text:p>0.141</text:p>
          </table:table-cell>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328622698734079" calcext:value-type="float">
            <text:p>-0.3286226987</text:p>
          </table:table-cell>
          <table:table-cell table:style-name="ce2" office:value-type="float" office:value="-0.360199208790895" calcext:value-type="float">
            <text:p>-0.3601992088</text:p>
          </table:table-cell>
          <table:table-cell table:style-name="ce4" office:value-type="float" office:value="-0.391775718847711" calcext:value-type="float">
            <text:p>-0.392</text:p>
          </table:table-cell>
          <table:table-cell table:style-name="ce4" office:value-type="float" office:value="-0.423352228904527" calcext:value-type="float">
            <text:p>-0.423</text:p>
          </table:table-cell>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454928738961342" calcext:value-type="float">
            <text:p>-0.454928739</text:p>
          </table:table-cell>
          <table:table-cell table:style-name="ce2" office:value-type="float" office:value="-0.486505249018158" calcext:value-type="float">
            <text:p>-0.486505249</text:p>
          </table:table-cell>
          <table:table-cell table:style-name="ce4" office:value-type="float" office:value="-0.518081759074974" calcext:value-type="float">
            <text:p>-0.518</text:p>
          </table:table-cell>
          <table:table-cell table:style-name="ce4" office:value-type="float" office:value="-0.54965826913179" calcext:value-type="float">
            <text:p>-0.550</text:p>
          </table:table-cell>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581234779188605" calcext:value-type="float">
            <text:p>-0.5812347792</text:p>
          </table:table-cell>
          <table:table-cell table:style-name="ce2" office:value-type="float" office:value="-0.612811289245421" calcext:value-type="float">
            <text:p>-0.6128112892</text:p>
          </table:table-cell>
          <table:table-cell table:style-name="ce4" office:value-type="float" office:value="-0.644387799302237" calcext:value-type="float">
            <text:p>-0.644</text:p>
          </table:table-cell>
          <table:table-cell table:style-name="ce4" office:value-type="float" office:value="-0.675964309359053" calcext:value-type="float">
            <text:p>-0.676</text:p>
          </table:table-cell>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707540819415869" calcext:value-type="float">
            <text:p>-0.7075408194</text:p>
          </table:table-cell>
          <table:table-cell table:style-name="ce2" office:value-type="float" office:value="-0.739117329472685" calcext:value-type="float">
            <text:p>-0.7391173295</text:p>
          </table:table-cell>
          <table:table-cell table:style-name="ce4" office:value-type="float" office:value="-0.7706938395295" calcext:value-type="float">
            <text:p>-0.771</text:p>
          </table:table-cell>
          <table:table-cell table:style-name="ce4" office:value-type="float" office:value="-0.802270349586316" calcext:value-type="float">
            <text:p>-0.802</text:p>
          </table:table-cell>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833846859643132" calcext:value-type="float">
            <text:p>-0.8338468596</text:p>
          </table:table-cell>
          <table:table-cell table:style-name="ce2" office:value-type="float" office:value="-0.865423369699948" calcext:value-type="float">
            <text:p>-0.8654233697</text:p>
          </table:table-cell>
          <table:table-cell table:style-name="ce4" office:value-type="float" office:value="-0.896999879756763" calcext:value-type="float">
            <text:p>-0.897</text:p>
          </table:table-cell>
          <table:table-cell table:style-name="ce4" office:value-type="float" office:value="-0.928576389813579" calcext:value-type="float">
            <text:p>-0.929</text:p>
          </table:table-cell>
          <table:table-cell table:style-name="ce2" office:value-type="string" calcext:value-type="string">
            <text:p>Disabled Veteran. Threw me to the curb bc I am a war gulf vet. I can't get anything but 30 percent. 12 surgeries later, still on 2 plus year waiting list to get a service dog</text:p>
          </table:table-cell>
          <table:table-cell table:style-name="ce2" office:value-type="float" office:value="-0.960152899870395" calcext:value-type="float">
            <text:p>-0.9601528999</text:p>
          </table:table-cell>
          <table:table-cell table:style-name="ce2" office:value-type="float" office:value="-0.991729409927211" calcext:value-type="float">
            <text:p>-0.9917294099</text:p>
          </table:table-cell>
          <table:table-cell table:style-name="ce4" office:value-type="float" office:value="-1.02330591998403" calcext:value-type="float">
            <text:p>-1.023</text:p>
          </table:table-cell>
          <table:table-cell table:style-name="ce4" office:value-type="float" office:value="-1.05488243004084" calcext:value-type="float">
            <text:p>-1.055</text:p>
          </table:table-cell>
          <table:table-cell table:number-columns-repeated="989"/>
        </table:table-row>
        <table:table-row table:style-name="ro1">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2" calcext:value-type="float">
            <text:p>2</text:p>
          </table:table-cell>
          <table:table-cell table:style-name="ce2" office:value-type="float" office:value="-0.2" calcext:value-type="float">
            <text:p>-0.2</text:p>
          </table:table-cell>
          <table:table-cell table:style-name="ce4" office:value-type="float" office:value="0.41201376914978" calcext:value-type="float">
            <text:p>0.412</text:p>
          </table:table-cell>
          <table:table-cell table:style-name="ce4" office:value-type="float" office:value="0.1310158819" calcext:value-type="float">
            <text:p>0.131</text:p>
          </table:table-cell>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0.662977233525108" calcext:value-type="float">
            <text:p>-0.6629772335</text:p>
          </table:table-cell>
          <table:table-cell table:style-name="ce2" office:value-type="float" office:value="-1.16247109204013" calcext:value-type="float">
            <text:p>-1.162471092</text:p>
          </table:table-cell>
          <table:table-cell table:style-name="ce4" office:value-type="float" office:value="-1.66196495055515" calcext:value-type="float">
            <text:p>-1.662</text:p>
          </table:table-cell>
          <table:table-cell table:style-name="ce4" office:value-type="float" office:value="-2.16145880907017" calcext:value-type="float">
            <text:p>-2.161</text:p>
          </table:table-cell>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2.6609526675852" calcext:value-type="float">
            <text:p>-2.6609526676</text:p>
          </table:table-cell>
          <table:table-cell table:style-name="ce2" office:value-type="float" office:value="-3.16044652610022" calcext:value-type="float">
            <text:p>-3.1604465261</text:p>
          </table:table-cell>
          <table:table-cell table:style-name="ce4" office:value-type="float" office:value="-3.65994038461524" calcext:value-type="float">
            <text:p>-3.660</text:p>
          </table:table-cell>
          <table:table-cell table:style-name="ce4" office:value-type="float" office:value="-4.15943424313026" calcext:value-type="float">
            <text:p>-4.159</text:p>
          </table:table-cell>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4.65892810164528" calcext:value-type="float">
            <text:p>-4.6589281016</text:p>
          </table:table-cell>
          <table:table-cell table:style-name="ce2" office:value-type="float" office:value="-5.15842196016031" calcext:value-type="float">
            <text:p>-5.1584219602</text:p>
          </table:table-cell>
          <table:table-cell table:style-name="ce4" office:value-type="float" office:value="-5.65791581867533" calcext:value-type="float">
            <text:p>-5.658</text:p>
          </table:table-cell>
          <table:table-cell table:style-name="ce4" office:value-type="float" office:value="-6.15740967719035" calcext:value-type="float">
            <text:p>-6.157</text:p>
          </table:table-cell>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6.65690353570537" calcext:value-type="float">
            <text:p>-6.6569035357</text:p>
          </table:table-cell>
          <table:table-cell table:style-name="ce2" office:value-type="float" office:value="-7.15639739422039" calcext:value-type="float">
            <text:p>-7.1563973942</text:p>
          </table:table-cell>
          <table:table-cell table:style-name="ce4" office:value-type="float" office:value="-7.65589125273542" calcext:value-type="float">
            <text:p>-7.656</text:p>
          </table:table-cell>
          <table:table-cell table:style-name="ce4" office:value-type="float" office:value="-8.15538511125044" calcext:value-type="float">
            <text:p>-8.155</text:p>
          </table:table-cell>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8.65487896976546" calcext:value-type="float">
            <text:p>-8.6548789698</text:p>
          </table:table-cell>
          <table:table-cell table:style-name="ce2" office:value-type="float" office:value="-9.15437282828048" calcext:value-type="float">
            <text:p>-9.1543728283</text:p>
          </table:table-cell>
          <table:table-cell table:style-name="ce4" office:value-type="float" office:value="-9.6538666867955" calcext:value-type="float">
            <text:p>-9.654</text:p>
          </table:table-cell>
          <table:table-cell table:style-name="ce4" office:value-type="float" office:value="-10.1533605453105" calcext:value-type="float">
            <text:p>-10.153</text:p>
          </table:table-cell>
          <table:table-cell table:style-name="ce2" office:value-type="string" calcext:value-type="string">
            <text:p>Veterans have sacrificed so much and have been given little to nothing in return. We need to help support veterans and their families with benefits and compensation.</text:p>
          </table:table-cell>
          <table:table-cell table:style-name="ce2" office:value-type="float" office:value="-10.6528544038255" calcext:value-type="float">
            <text:p>-10.6528544038</text:p>
          </table:table-cell>
          <table:table-cell table:style-name="ce2" office:value-type="float" office:value="-11.1523482623406" calcext:value-type="float">
            <text:p>-11.1523482623</text:p>
          </table:table-cell>
          <table:table-cell table:style-name="ce4" office:value-type="float" office:value="-11.6518421208556" calcext:value-type="float">
            <text:p>-11.652</text:p>
          </table:table-cell>
          <table:table-cell table:style-name="ce4" office:value-type="float" office:value="-12.1513359793706" calcext:value-type="float">
            <text:p>-12.151</text:p>
          </table:table-cell>
          <table:table-cell table:number-columns-repeated="989"/>
        </table:table-row>
        <table:table-row table:style-name="ro1">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0" calcext:value-type="float">
            <text:p>0</text:p>
          </table:table-cell>
          <table:table-cell table:style-name="ce2" office:value-type="float" office:value="-0.7" calcext:value-type="float">
            <text:p>-0.7</text:p>
          </table:table-cell>
          <table:table-cell table:style-name="ce4" office:value-type="float" office:value="-0.736867487430572" calcext:value-type="float">
            <text:p>-0.737</text:p>
          </table:table-cell>
          <table:table-cell table:style-name="ce4" office:value-type="float" office:value="0.27338323" calcext:value-type="float">
            <text:p>0.273</text:p>
          </table:table-cell>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0.0950505137152858" calcext:value-type="float">
            <text:p>-0.0950505137</text:p>
          </table:table-cell>
          <table:table-cell table:style-name="ce2" office:value-type="float" office:value="-0.016722293458343" calcext:value-type="float">
            <text:p>-0.0167222935</text:p>
          </table:table-cell>
          <table:table-cell table:style-name="ce4" office:value-type="float" office:value="0.0616059267985998" calcext:value-type="float">
            <text:p>0.062</text:p>
          </table:table-cell>
          <table:table-cell table:style-name="ce4" office:value-type="float" office:value="0.139934147055543" calcext:value-type="float">
            <text:p>0.140</text:p>
          </table:table-cell>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0.218262367312485" calcext:value-type="float">
            <text:p>0.2182623673</text:p>
          </table:table-cell>
          <table:table-cell table:style-name="ce2" office:value-type="float" office:value="0.296590587569428" calcext:value-type="float">
            <text:p>0.2965905876</text:p>
          </table:table-cell>
          <table:table-cell table:style-name="ce4" office:value-type="float" office:value="0.374918807826371" calcext:value-type="float">
            <text:p>0.375</text:p>
          </table:table-cell>
          <table:table-cell table:style-name="ce4" office:value-type="float" office:value="0.453247028083314" calcext:value-type="float">
            <text:p>0.453</text:p>
          </table:table-cell>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0.531575248340257" calcext:value-type="float">
            <text:p>0.5315752483</text:p>
          </table:table-cell>
          <table:table-cell table:style-name="ce2" office:value-type="float" office:value="0.6099034685972" calcext:value-type="float">
            <text:p>0.6099034686</text:p>
          </table:table-cell>
          <table:table-cell table:style-name="ce4" office:value-type="float" office:value="0.688231688854142" calcext:value-type="float">
            <text:p>0.688</text:p>
          </table:table-cell>
          <table:table-cell table:style-name="ce4" office:value-type="float" office:value="0.766559909111085" calcext:value-type="float">
            <text:p>0.767</text:p>
          </table:table-cell>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0.844888129368028" calcext:value-type="float">
            <text:p>0.8448881294</text:p>
          </table:table-cell>
          <table:table-cell table:style-name="ce2" office:value-type="float" office:value="0.923216349624971" calcext:value-type="float">
            <text:p>0.9232163496</text:p>
          </table:table-cell>
          <table:table-cell table:style-name="ce4" office:value-type="float" office:value="1.00154456988191" calcext:value-type="float">
            <text:p>1.002</text:p>
          </table:table-cell>
          <table:table-cell table:style-name="ce4" office:value-type="float" office:value="1.07987279013886" calcext:value-type="float">
            <text:p>1.080</text:p>
          </table:table-cell>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1.1582010103958" calcext:value-type="float">
            <text:p>1.1582010104</text:p>
          </table:table-cell>
          <table:table-cell table:style-name="ce2" office:value-type="float" office:value="1.23652923065274" calcext:value-type="float">
            <text:p>1.2365292307</text:p>
          </table:table-cell>
          <table:table-cell table:style-name="ce4" office:value-type="float" office:value="1.31485745090968" calcext:value-type="float">
            <text:p>1.315</text:p>
          </table:table-cell>
          <table:table-cell table:style-name="ce4" office:value-type="float" office:value="1.39318567116663" calcext:value-type="float">
            <text:p>1.393</text:p>
          </table:table-cell>
          <table:table-cell table:style-name="ce2" office:value-type="string"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office:value-type="float" office:value="1.47151389142357" calcext:value-type="float">
            <text:p>1.4715138914</text:p>
          </table:table-cell>
          <table:table-cell table:style-name="ce2" office:value-type="float" office:value="1.54984211168051" calcext:value-type="float">
            <text:p>1.5498421117</text:p>
          </table:table-cell>
          <table:table-cell table:style-name="ce4" office:value-type="float" office:value="1.62817033193746" calcext:value-type="float">
            <text:p>1.628</text:p>
          </table:table-cell>
          <table:table-cell table:style-name="ce4" office:value-type="float" office:value="1.7064985521944" calcext:value-type="float">
            <text:p>1.706</text:p>
          </table:table-cell>
          <table:table-cell table:number-columns-repeated="989"/>
        </table:table-row>
        <table:table-row table:style-name="ro1">
          <table:table-cell table:style-name="ce2" office:value-type="string" calcext:value-type="string">
            <text:p>Our veterans should be getting priority not being forgotten by our government.</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4" office:value-type="float" office:value="0.647606432437896" calcext:value-type="float">
            <text:p>0.648</text:p>
          </table:table-cell>
          <table:table-cell table:style-name="ce4" office:value-type="float" office:value="0.9600272179" calcext:value-type="float">
            <text:p>0.960</text:p>
          </table:table-cell>
          <table:table-cell table:style-name="ce2" office:value-type="string" calcext:value-type="string">
            <text:p>Our veterans should be getting priority not being forgotten by our government.</text:p>
          </table:table-cell>
          <table:table-cell table:style-name="ce2" office:value-type="float" office:value="0.28383043411895" calcext:value-type="float">
            <text:p>0.2838304341</text:p>
          </table:table-cell>
          <table:table-cell table:style-name="ce2" office:value-type="float" office:value="0.03659924273274" calcext:value-type="float">
            <text:p>0.0365992427</text:p>
          </table:table-cell>
          <table:table-cell table:style-name="ce4" office:value-type="float" office:value="-0.21063194865347" calcext:value-type="float">
            <text:p>-0.211</text:p>
          </table:table-cell>
          <table:table-cell table:style-name="ce4" office:value-type="float" office:value="-0.45786314003968" calcext:value-type="float">
            <text:p>-0.458</text:p>
          </table:table-cell>
          <table:table-cell table:style-name="ce2" office:value-type="string" calcext:value-type="string">
            <text:p>Our veterans should be getting priority not being forgotten by our government.</text:p>
          </table:table-cell>
          <table:table-cell table:style-name="ce2" office:value-type="float" office:value="-0.70509433142589" calcext:value-type="float">
            <text:p>-0.7050943314</text:p>
          </table:table-cell>
          <table:table-cell table:style-name="ce2" office:value-type="float" office:value="-0.9523255228121" calcext:value-type="float">
            <text:p>-0.9523255228</text:p>
          </table:table-cell>
          <table:table-cell table:style-name="ce4" office:value-type="float" office:value="-1.19955671419831" calcext:value-type="float">
            <text:p>-1.200</text:p>
          </table:table-cell>
          <table:table-cell table:style-name="ce4" office:value-type="float" office:value="-1.44678790558452" calcext:value-type="float">
            <text:p>-1.447</text:p>
          </table:table-cell>
          <table:table-cell table:style-name="ce2" office:value-type="string" calcext:value-type="string">
            <text:p>Our veterans should be getting priority not being forgotten by our government.</text:p>
          </table:table-cell>
          <table:table-cell table:style-name="ce2" office:value-type="float" office:value="-1.69401909697073" calcext:value-type="float">
            <text:p>-1.694019097</text:p>
          </table:table-cell>
          <table:table-cell table:style-name="ce2" office:value-type="float" office:value="-1.94125028835694" calcext:value-type="float">
            <text:p>-1.9412502884</text:p>
          </table:table-cell>
          <table:table-cell table:style-name="ce4" office:value-type="float" office:value="-2.18848147974315" calcext:value-type="float">
            <text:p>-2.188</text:p>
          </table:table-cell>
          <table:table-cell table:style-name="ce4" office:value-type="float" office:value="-2.43571267112936" calcext:value-type="float">
            <text:p>-2.436</text:p>
          </table:table-cell>
          <table:table-cell table:style-name="ce2" office:value-type="string" calcext:value-type="string">
            <text:p>Our veterans should be getting priority not being forgotten by our government.</text:p>
          </table:table-cell>
          <table:table-cell table:style-name="ce2" office:value-type="float" office:value="-2.68294386251557" calcext:value-type="float">
            <text:p>-2.6829438625</text:p>
          </table:table-cell>
          <table:table-cell table:style-name="ce2" office:value-type="float" office:value="-2.93017505390178" calcext:value-type="float">
            <text:p>-2.9301750539</text:p>
          </table:table-cell>
          <table:table-cell table:style-name="ce4" office:value-type="float" office:value="-3.17740624528799" calcext:value-type="float">
            <text:p>-3.177</text:p>
          </table:table-cell>
          <table:table-cell table:style-name="ce4" office:value-type="float" office:value="-3.4246374366742" calcext:value-type="float">
            <text:p>-3.425</text:p>
          </table:table-cell>
          <table:table-cell table:style-name="ce2" office:value-type="string" calcext:value-type="string">
            <text:p>Our veterans should be getting priority not being forgotten by our government.</text:p>
          </table:table-cell>
          <table:table-cell table:style-name="ce2" office:value-type="float" office:value="-3.67186862806041" calcext:value-type="float">
            <text:p>-3.6718686281</text:p>
          </table:table-cell>
          <table:table-cell table:style-name="ce2" office:value-type="float" office:value="-3.91909981944662" calcext:value-type="float">
            <text:p>-3.9190998194</text:p>
          </table:table-cell>
          <table:table-cell table:style-name="ce4" office:value-type="float" office:value="-4.16633101083283" calcext:value-type="float">
            <text:p>-4.166</text:p>
          </table:table-cell>
          <table:table-cell table:style-name="ce4" office:value-type="float" office:value="-4.41356220221904" calcext:value-type="float">
            <text:p>-4.414</text:p>
          </table:table-cell>
          <table:table-cell table:style-name="ce2" office:value-type="string" calcext:value-type="string">
            <text:p>Our veterans should be getting priority not being forgotten by our government.</text:p>
          </table:table-cell>
          <table:table-cell table:style-name="ce2" office:value-type="float" office:value="-4.66079339360525" calcext:value-type="float">
            <text:p>-4.6607933936</text:p>
          </table:table-cell>
          <table:table-cell table:style-name="ce2" office:value-type="float" office:value="-4.90802458499146" calcext:value-type="float">
            <text:p>-4.908024585</text:p>
          </table:table-cell>
          <table:table-cell table:style-name="ce4" office:value-type="float" office:value="-5.15525577637767" calcext:value-type="float">
            <text:p>-5.155</text:p>
          </table:table-cell>
          <table:table-cell table:style-name="ce4" office:value-type="float" office:value="-5.40248696776388" calcext:value-type="float">
            <text:p>-5.402</text:p>
          </table:table-cell>
          <table:table-cell table:number-columns-repeated="989"/>
        </table:table-row>
        <table:table-row table:style-name="ro1">
          <table:table-cell table:style-name="ce2" office:value-type="string" calcext:value-type="string">
            <text:p>I always want to give back to our veterans.</text:p>
          </table:table-cell>
          <table:table-cell table:style-name="ce2" office:value-type="float" office:value="2" calcext:value-type="float">
            <text:p>2</text:p>
          </table:table-cell>
          <table:table-cell table:style-name="ce2" office:value-type="float" office:value="0.1" calcext:value-type="float">
            <text:p>0.1</text:p>
          </table:table-cell>
          <table:table-cell table:style-name="ce4" office:value-type="float" office:value="0.609867572784423" calcext:value-type="float">
            <text:p>0.610</text:p>
          </table:table-cell>
          <table:table-cell table:style-name="ce4" office:value-type="float" office:value="0.9417746067" calcext:value-type="float">
            <text:p>0.942</text:p>
          </table:table-cell>
          <table:table-cell table:style-name="ce2" office:value-type="string" calcext:value-type="string">
            <text:p>I always want to give back to our veterans.</text:p>
          </table:table-cell>
          <table:table-cell table:style-name="ce2" office:value-type="float" office:value="0.246708393092208" calcext:value-type="float">
            <text:p>0.2467083931</text:p>
          </table:table-cell>
          <table:table-cell table:style-name="ce2" office:value-type="float" office:value="-0.0197724676193503" calcext:value-type="float">
            <text:p>-0.0197724676</text:p>
          </table:table-cell>
          <table:table-cell table:style-name="ce4" office:value-type="float" office:value="-0.286253328330908" calcext:value-type="float">
            <text:p>-0.286</text:p>
          </table:table-cell>
          <table:table-cell table:style-name="ce4" office:value-type="float" office:value="-0.552734189042466" calcext:value-type="float">
            <text:p>-0.553</text:p>
          </table:table-cell>
          <table:table-cell table:style-name="ce2" office:value-type="string" calcext:value-type="string">
            <text:p>I always want to give back to our veterans.</text:p>
          </table:table-cell>
          <table:table-cell table:style-name="ce2" office:value-type="float" office:value="-0.819215049754024" calcext:value-type="float">
            <text:p>-0.8192150498</text:p>
          </table:table-cell>
          <table:table-cell table:style-name="ce2" office:value-type="float" office:value="-1.08569591046558" calcext:value-type="float">
            <text:p>-1.0856959105</text:p>
          </table:table-cell>
          <table:table-cell table:style-name="ce4" office:value-type="float" office:value="-1.35217677117714" calcext:value-type="float">
            <text:p>-1.352</text:p>
          </table:table-cell>
          <table:table-cell table:style-name="ce4" office:value-type="float" office:value="-1.6186576318887" calcext:value-type="float">
            <text:p>-1.619</text:p>
          </table:table-cell>
          <table:table-cell table:style-name="ce2" office:value-type="string" calcext:value-type="string">
            <text:p>I always want to give back to our veterans.</text:p>
          </table:table-cell>
          <table:table-cell table:style-name="ce2" office:value-type="float" office:value="-1.88513849260026" calcext:value-type="float">
            <text:p>-1.8851384926</text:p>
          </table:table-cell>
          <table:table-cell table:style-name="ce2" office:value-type="float" office:value="-2.15161935331181" calcext:value-type="float">
            <text:p>-2.1516193533</text:p>
          </table:table-cell>
          <table:table-cell table:style-name="ce4" office:value-type="float" office:value="-2.41810021402337" calcext:value-type="float">
            <text:p>-2.418</text:p>
          </table:table-cell>
          <table:table-cell table:style-name="ce4" office:value-type="float" office:value="-2.68458107473493" calcext:value-type="float">
            <text:p>-2.685</text:p>
          </table:table-cell>
          <table:table-cell table:style-name="ce2" office:value-type="string" calcext:value-type="string">
            <text:p>I always want to give back to our veterans.</text:p>
          </table:table-cell>
          <table:table-cell table:style-name="ce2" office:value-type="float" office:value="-2.95106193544649" calcext:value-type="float">
            <text:p>-2.9510619354</text:p>
          </table:table-cell>
          <table:table-cell table:style-name="ce2" office:value-type="float" office:value="-3.21754279615805" calcext:value-type="float">
            <text:p>-3.2175427962</text:p>
          </table:table-cell>
          <table:table-cell table:style-name="ce4" office:value-type="float" office:value="-3.4840236568696" calcext:value-type="float">
            <text:p>-3.484</text:p>
          </table:table-cell>
          <table:table-cell table:style-name="ce4" office:value-type="float" office:value="-3.75050451758116" calcext:value-type="float">
            <text:p>-3.751</text:p>
          </table:table-cell>
          <table:table-cell table:style-name="ce2" office:value-type="string" calcext:value-type="string">
            <text:p>I always want to give back to our veterans.</text:p>
          </table:table-cell>
          <table:table-cell table:style-name="ce2" office:value-type="float" office:value="-4.01698537829272" calcext:value-type="float">
            <text:p>-4.0169853783</text:p>
          </table:table-cell>
          <table:table-cell table:style-name="ce2" office:value-type="float" office:value="-4.28346623900428" calcext:value-type="float">
            <text:p>-4.283466239</text:p>
          </table:table-cell>
          <table:table-cell table:style-name="ce4" office:value-type="float" office:value="-4.54994709971584" calcext:value-type="float">
            <text:p>-4.550</text:p>
          </table:table-cell>
          <table:table-cell table:style-name="ce4" office:value-type="float" office:value="-4.81642796042739" calcext:value-type="float">
            <text:p>-4.816</text:p>
          </table:table-cell>
          <table:table-cell table:style-name="ce2" office:value-type="string" calcext:value-type="string">
            <text:p>I always want to give back to our veterans.</text:p>
          </table:table-cell>
          <table:table-cell table:style-name="ce2" office:value-type="float" office:value="-5.08290882113895" calcext:value-type="float">
            <text:p>-5.0829088211</text:p>
          </table:table-cell>
          <table:table-cell table:style-name="ce2" office:value-type="float" office:value="-5.34938968185051" calcext:value-type="float">
            <text:p>-5.3493896819</text:p>
          </table:table-cell>
          <table:table-cell table:style-name="ce4" office:value-type="float" office:value="-5.61587054256207" calcext:value-type="float">
            <text:p>-5.616</text:p>
          </table:table-cell>
          <table:table-cell table:style-name="ce4" office:value-type="float" office:value="-5.88235140327363" calcext:value-type="float">
            <text:p>-5.882</text:p>
          </table:table-cell>
          <table:table-cell table:number-columns-repeated="989"/>
        </table:table-row>
        <table:table-row table:style-name="ro1">
          <table:table-cell table:style-name="ce2" office:value-type="string" calcext:value-type="string">
            <text:p>Our military deserves better.</text:p>
          </table:table-cell>
          <table:table-cell table:style-name="ce2" office:value-type="float" office:value="2" calcext:value-type="float">
            <text:p>2</text:p>
          </table:table-cell>
          <table:table-cell table:style-name="ce2" office:value-type="float" office:value="0.5" calcext:value-type="float">
            <text:p>0.5</text:p>
          </table:table-cell>
          <table:table-cell table:style-name="ce4" office:value-type="float" office:value="0.55196613073349" calcext:value-type="float">
            <text:p>0.552</text:p>
          </table:table-cell>
          <table:table-cell table:style-name="ce4" office:value-type="float" office:value="0.2401372641" calcext:value-type="float">
            <text:p>0.240</text:p>
          </table:table-cell>
          <table:table-cell table:style-name="ce2" office:value-type="string" calcext:value-type="string">
            <text:p>Our military deserves better.</text:p>
          </table:table-cell>
          <table:table-cell table:style-name="ce2" office:value-type="float" office:value="-0.483879670533254" calcext:value-type="float">
            <text:p>-0.4838796705</text:p>
          </table:table-cell>
          <table:table-cell table:style-name="ce2" office:value-type="float" office:value="-1.00664187822991" calcext:value-type="float">
            <text:p>-1.0066418782</text:p>
          </table:table-cell>
          <table:table-cell table:style-name="ce4" office:value-type="float" office:value="-1.52940408592656" calcext:value-type="float">
            <text:p>-1.529</text:p>
          </table:table-cell>
          <table:table-cell table:style-name="ce4" office:value-type="float" office:value="-2.05216629362321" calcext:value-type="float">
            <text:p>-2.052</text:p>
          </table:table-cell>
          <table:table-cell table:style-name="ce2" office:value-type="string" calcext:value-type="string">
            <text:p>Our military deserves better.</text:p>
          </table:table-cell>
          <table:table-cell table:style-name="ce2" office:value-type="float" office:value="-2.57492850131986" calcext:value-type="float">
            <text:p>-2.5749285013</text:p>
          </table:table-cell>
          <table:table-cell table:style-name="ce2" office:value-type="float" office:value="-3.09769070901651" calcext:value-type="float">
            <text:p>-3.097690709</text:p>
          </table:table-cell>
          <table:table-cell table:style-name="ce4" office:value-type="float" office:value="-3.62045291671316" calcext:value-type="float">
            <text:p>-3.620</text:p>
          </table:table-cell>
          <table:table-cell table:style-name="ce4" office:value-type="float" office:value="-4.14321512440981" calcext:value-type="float">
            <text:p>-4.143</text:p>
          </table:table-cell>
          <table:table-cell table:style-name="ce2" office:value-type="string" calcext:value-type="string">
            <text:p>Our military deserves better.</text:p>
          </table:table-cell>
          <table:table-cell table:style-name="ce2" office:value-type="float" office:value="-4.66597733210646" calcext:value-type="float">
            <text:p>-4.6659773321</text:p>
          </table:table-cell>
          <table:table-cell table:style-name="ce2" office:value-type="float" office:value="-5.18873953980311" calcext:value-type="float">
            <text:p>-5.1887395398</text:p>
          </table:table-cell>
          <table:table-cell table:style-name="ce4" office:value-type="float" office:value="-5.71150174749976" calcext:value-type="float">
            <text:p>-5.712</text:p>
          </table:table-cell>
          <table:table-cell table:style-name="ce4" office:value-type="float" office:value="-6.23426395519642" calcext:value-type="float">
            <text:p>-6.234</text:p>
          </table:table-cell>
          <table:table-cell table:style-name="ce2" office:value-type="string" calcext:value-type="string">
            <text:p>Our military deserves better.</text:p>
          </table:table-cell>
          <table:table-cell table:style-name="ce2" office:value-type="float" office:value="-6.75702616289307" calcext:value-type="float">
            <text:p>-6.7570261629</text:p>
          </table:table-cell>
          <table:table-cell table:style-name="ce2" office:value-type="float" office:value="-7.27978837058972" calcext:value-type="float">
            <text:p>-7.2797883706</text:p>
          </table:table-cell>
          <table:table-cell table:style-name="ce4" office:value-type="float" office:value="-7.80255057828637" calcext:value-type="float">
            <text:p>-7.803</text:p>
          </table:table-cell>
          <table:table-cell table:style-name="ce4" office:value-type="float" office:value="-8.32531278598302" calcext:value-type="float">
            <text:p>-8.325</text:p>
          </table:table-cell>
          <table:table-cell table:style-name="ce2" office:value-type="string" calcext:value-type="string">
            <text:p>Our military deserves better.</text:p>
          </table:table-cell>
          <table:table-cell table:style-name="ce2" office:value-type="float" office:value="-8.84807499367967" calcext:value-type="float">
            <text:p>-8.8480749937</text:p>
          </table:table-cell>
          <table:table-cell table:style-name="ce2" office:value-type="float" office:value="-9.37083720137632" calcext:value-type="float">
            <text:p>-9.3708372014</text:p>
          </table:table-cell>
          <table:table-cell table:style-name="ce4" office:value-type="float" office:value="-9.89359940907297" calcext:value-type="float">
            <text:p>-9.894</text:p>
          </table:table-cell>
          <table:table-cell table:style-name="ce4" office:value-type="float" office:value="-10.4163616167696" calcext:value-type="float">
            <text:p>-10.416</text:p>
          </table:table-cell>
          <table:table-cell table:style-name="ce2" office:value-type="string" calcext:value-type="string">
            <text:p>Our military deserves better.</text:p>
          </table:table-cell>
          <table:table-cell table:style-name="ce2" office:value-type="float" office:value="-10.9391238244663" calcext:value-type="float">
            <text:p>-10.9391238245</text:p>
          </table:table-cell>
          <table:table-cell table:style-name="ce2" office:value-type="float" office:value="-11.4618860321629" calcext:value-type="float">
            <text:p>-11.4618860322</text:p>
          </table:table-cell>
          <table:table-cell table:style-name="ce4" office:value-type="float" office:value="-11.9846482398596" calcext:value-type="float">
            <text:p>-11.985</text:p>
          </table:table-cell>
          <table:table-cell table:style-name="ce4" office:value-type="float" office:value="-12.5074104475562" calcext:value-type="float">
            <text:p>-12.507</text:p>
          </table:table-cell>
          <table:table-cell table:number-columns-repeated="989"/>
        </table:table-row>
        <table:table-row table:style-name="ro1">
          <table:table-cell table:style-name="ce2" office:value-type="string" calcext:value-type="string">
            <text:p>Only stupid people join the army</text:p>
          </table:table-cell>
          <table:table-cell table:style-name="ce2" office:value-type="float" office:value="0" calcext:value-type="float">
            <text:p>0</text:p>
          </table:table-cell>
          <table:table-cell table:style-name="ce2" office:value-type="float" office:value="-0.4" calcext:value-type="float">
            <text:p>-0.4</text:p>
          </table:table-cell>
          <table:table-cell table:style-name="ce4" office:value-type="float" office:value="-0.998751163482666" calcext:value-type="float">
            <text:p>-0.999</text:p>
          </table:table-cell>
          <table:table-cell table:style-name="ce4" office:value-type="float" office:value="0.5471224189" calcext:value-type="float">
            <text:p>0.547</text:p>
          </table:table-cell>
          <table:table-cell table:style-name="ce2" office:value-type="string" calcext:value-type="string">
            <text:p>Only stupid people join the army</text:p>
          </table:table-cell>
          <table:table-cell table:style-name="ce2" office:value-type="float" office:value="0.047746837158666" calcext:value-type="float">
            <text:p>0.0477468372</text:p>
          </table:table-cell>
          <table:table-cell table:style-name="ce2" office:value-type="float" office:value="0.152008446480399" calcext:value-type="float">
            <text:p>0.1520084465</text:p>
          </table:table-cell>
          <table:table-cell table:style-name="ce4" office:value-type="float" office:value="0.256270055802132" calcext:value-type="float">
            <text:p>0.256</text:p>
          </table:table-cell>
          <table:table-cell table:style-name="ce4" office:value-type="float" office:value="0.360531665123865" calcext:value-type="float">
            <text:p>0.361</text:p>
          </table:table-cell>
          <table:table-cell table:style-name="ce2" office:value-type="string" calcext:value-type="string">
            <text:p>Only stupid people join the army</text:p>
          </table:table-cell>
          <table:table-cell table:style-name="ce2" office:value-type="float" office:value="0.464793274445598" calcext:value-type="float">
            <text:p>0.4647932744</text:p>
          </table:table-cell>
          <table:table-cell table:style-name="ce2" office:value-type="float" office:value="0.569054883767331" calcext:value-type="float">
            <text:p>0.5690548838</text:p>
          </table:table-cell>
          <table:table-cell table:style-name="ce4" office:value-type="float" office:value="0.673316493089064" calcext:value-type="float">
            <text:p>0.673</text:p>
          </table:table-cell>
          <table:table-cell table:style-name="ce4" office:value-type="float" office:value="0.777578102410797" calcext:value-type="float">
            <text:p>0.778</text:p>
          </table:table-cell>
          <table:table-cell table:style-name="ce2" office:value-type="string" calcext:value-type="string">
            <text:p>Only stupid people join the army</text:p>
          </table:table-cell>
          <table:table-cell table:style-name="ce2" office:value-type="float" office:value="0.88183971173253" calcext:value-type="float">
            <text:p>0.8818397117</text:p>
          </table:table-cell>
          <table:table-cell table:style-name="ce2" office:value-type="float" office:value="0.986101321054263" calcext:value-type="float">
            <text:p>0.9861013211</text:p>
          </table:table-cell>
          <table:table-cell table:style-name="ce4" office:value-type="float" office:value="1.090362930376" calcext:value-type="float">
            <text:p>1.090</text:p>
          </table:table-cell>
          <table:table-cell table:style-name="ce4" office:value-type="float" office:value="1.19462453969773" calcext:value-type="float">
            <text:p>1.195</text:p>
          </table:table-cell>
          <table:table-cell table:style-name="ce2" office:value-type="string" calcext:value-type="string">
            <text:p>Only stupid people join the army</text:p>
          </table:table-cell>
          <table:table-cell table:style-name="ce2" office:value-type="float" office:value="1.29888614901946" calcext:value-type="float">
            <text:p>1.298886149</text:p>
          </table:table-cell>
          <table:table-cell table:style-name="ce2" office:value-type="float" office:value="1.4031477583412" calcext:value-type="float">
            <text:p>1.4031477583</text:p>
          </table:table-cell>
          <table:table-cell table:style-name="ce4" office:value-type="float" office:value="1.50740936766293" calcext:value-type="float">
            <text:p>1.507</text:p>
          </table:table-cell>
          <table:table-cell table:style-name="ce4" office:value-type="float" office:value="1.61167097698466" calcext:value-type="float">
            <text:p>1.612</text:p>
          </table:table-cell>
          <table:table-cell table:style-name="ce2" office:value-type="string" calcext:value-type="string">
            <text:p>Only stupid people join the army</text:p>
          </table:table-cell>
          <table:table-cell table:style-name="ce2" office:value-type="float" office:value="1.71593258630639" calcext:value-type="float">
            <text:p>1.7159325863</text:p>
          </table:table-cell>
          <table:table-cell table:style-name="ce2" office:value-type="float" office:value="1.82019419562813" calcext:value-type="float">
            <text:p>1.8201941956</text:p>
          </table:table-cell>
          <table:table-cell table:style-name="ce4" office:value-type="float" office:value="1.92445580494986" calcext:value-type="float">
            <text:p>1.924</text:p>
          </table:table-cell>
          <table:table-cell table:style-name="ce4" office:value-type="float" office:value="2.02871741427159" calcext:value-type="float">
            <text:p>2.029</text:p>
          </table:table-cell>
          <table:table-cell table:style-name="ce2" office:value-type="string" calcext:value-type="string">
            <text:p>Only stupid people join the army</text:p>
          </table:table-cell>
          <table:table-cell table:style-name="ce2" office:value-type="float" office:value="2.13297902359333" calcext:value-type="float">
            <text:p>2.1329790236</text:p>
          </table:table-cell>
          <table:table-cell table:style-name="ce2" office:value-type="float" office:value="2.23724063291506" calcext:value-type="float">
            <text:p>2.2372406329</text:p>
          </table:table-cell>
          <table:table-cell table:style-name="ce4" office:value-type="float" office:value="2.34150224223679" calcext:value-type="float">
            <text:p>2.342</text:p>
          </table:table-cell>
          <table:table-cell table:style-name="ce4" office:value-type="float" office:value="2.44576385155853" calcext:value-type="float">
            <text:p>2.446</text:p>
          </table:table-cell>
          <table:table-cell table:number-columns-repeated="989"/>
        </table:table-row>
        <table:table-row table:style-name="ro1">
          <table:table-cell table:style-name="ce2" office:value-type="string" calcext:value-type="string">
            <text:p>They're idiots</text:p>
          </table:table-cell>
          <table:table-cell table:style-name="ce2" office:value-type="float" office:value="0" calcext:value-type="float">
            <text:p>0</text:p>
          </table:table-cell>
          <table:table-cell table:style-name="ce2" office:value-type="float" office:value="-0.7" calcext:value-type="float">
            <text:p>-0.7</text:p>
          </table:table-cell>
          <table:table-cell table:style-name="ce4" office:value-type="float" office:value="0.659033834934234" calcext:value-type="float">
            <text:p>0.659</text:p>
          </table:table-cell>
          <table:table-cell table:style-name="ce4" office:value-type="float" office:value="0.1803512275" calcext:value-type="float">
            <text:p>0.180</text:p>
          </table:table-cell>
          <table:table-cell table:style-name="ce2" office:value-type="string" calcext:value-type="string">
            <text:p>They're idiots</text:p>
          </table:table-cell>
          <table:table-cell table:style-name="ce2" office:value-type="float" office:value="0.509868144967116" calcext:value-type="float">
            <text:p>0.509868145</text:p>
          </table:table-cell>
          <table:table-cell table:style-name="ce2" office:value-type="float" office:value="0.699876896710539" calcext:value-type="float">
            <text:p>0.6998768967</text:p>
          </table:table-cell>
          <table:table-cell table:style-name="ce4" office:value-type="float" office:value="0.889885648453962" calcext:value-type="float">
            <text:p>0.890</text:p>
          </table:table-cell>
          <table:table-cell table:style-name="ce4" office:value-type="float" office:value="1.07989440019738" calcext:value-type="float">
            <text:p>1.080</text:p>
          </table:table-cell>
          <table:table-cell table:style-name="ce2" office:value-type="string" calcext:value-type="string">
            <text:p>They're idiots</text:p>
          </table:table-cell>
          <table:table-cell table:style-name="ce2" office:value-type="float" office:value="1.26990315194081" calcext:value-type="float">
            <text:p>1.2699031519</text:p>
          </table:table-cell>
          <table:table-cell table:style-name="ce2" office:value-type="float" office:value="1.45991190368423" calcext:value-type="float">
            <text:p>1.4599119037</text:p>
          </table:table-cell>
          <table:table-cell table:style-name="ce4" office:value-type="float" office:value="1.64992065542765" calcext:value-type="float">
            <text:p>1.650</text:p>
          </table:table-cell>
          <table:table-cell table:style-name="ce4" office:value-type="float" office:value="1.83992940717108" calcext:value-type="float">
            <text:p>1.840</text:p>
          </table:table-cell>
          <table:table-cell table:style-name="ce2" office:value-type="string" calcext:value-type="string">
            <text:p>They're idiots</text:p>
          </table:table-cell>
          <table:table-cell table:style-name="ce2" office:value-type="float" office:value="2.0299381589145" calcext:value-type="float">
            <text:p>2.0299381589</text:p>
          </table:table-cell>
          <table:table-cell table:style-name="ce2" office:value-type="float" office:value="2.21994691065792" calcext:value-type="float">
            <text:p>2.2199469107</text:p>
          </table:table-cell>
          <table:table-cell table:style-name="ce4" office:value-type="float" office:value="2.40995566240135" calcext:value-type="float">
            <text:p>2.410</text:p>
          </table:table-cell>
          <table:table-cell table:style-name="ce4" office:value-type="float" office:value="2.59996441414477" calcext:value-type="float">
            <text:p>2.600</text:p>
          </table:table-cell>
          <table:table-cell table:style-name="ce2" office:value-type="string" calcext:value-type="string">
            <text:p>They're idiots</text:p>
          </table:table-cell>
          <table:table-cell table:style-name="ce2" office:value-type="float" office:value="2.78997316588819" calcext:value-type="float">
            <text:p>2.7899731659</text:p>
          </table:table-cell>
          <table:table-cell table:style-name="ce2" office:value-type="float" office:value="2.97998191763161" calcext:value-type="float">
            <text:p>2.9799819176</text:p>
          </table:table-cell>
          <table:table-cell table:style-name="ce4" office:value-type="float" office:value="3.16999066937504" calcext:value-type="float">
            <text:p>3.170</text:p>
          </table:table-cell>
          <table:table-cell table:style-name="ce4" office:value-type="float" office:value="3.35999942111846" calcext:value-type="float">
            <text:p>3.360</text:p>
          </table:table-cell>
          <table:table-cell table:style-name="ce2" office:value-type="string" calcext:value-type="string">
            <text:p>They're idiots</text:p>
          </table:table-cell>
          <table:table-cell table:style-name="ce2" office:value-type="float" office:value="3.55000817286188" calcext:value-type="float">
            <text:p>3.5500081729</text:p>
          </table:table-cell>
          <table:table-cell table:style-name="ce2" office:value-type="float" office:value="3.74001692460531" calcext:value-type="float">
            <text:p>3.7400169246</text:p>
          </table:table-cell>
          <table:table-cell table:style-name="ce4" office:value-type="float" office:value="3.93002567634873" calcext:value-type="float">
            <text:p>3.930</text:p>
          </table:table-cell>
          <table:table-cell table:style-name="ce4" office:value-type="float" office:value="4.12003442809215" calcext:value-type="float">
            <text:p>4.120</text:p>
          </table:table-cell>
          <table:table-cell table:style-name="ce2" office:value-type="string" calcext:value-type="string">
            <text:p>They're idiots</text:p>
          </table:table-cell>
          <table:table-cell table:style-name="ce2" office:value-type="float" office:value="4.31004317983558" calcext:value-type="float">
            <text:p>4.3100431798</text:p>
          </table:table-cell>
          <table:table-cell table:style-name="ce2" office:value-type="float" office:value="4.500051931579" calcext:value-type="float">
            <text:p>4.5000519316</text:p>
          </table:table-cell>
          <table:table-cell table:style-name="ce4" office:value-type="float" office:value="4.69006068332242" calcext:value-type="float">
            <text:p>4.690</text:p>
          </table:table-cell>
          <table:table-cell table:style-name="ce4" office:value-type="float" office:value="4.88006943506585" calcext:value-type="float">
            <text:p>4.880</text:p>
          </table:table-cell>
          <table:table-cell table:number-columns-repeated="989"/>
        </table:table-row>
        <table:table-row table:style-name="ro1">
          <table:table-cell table:style-name="ce2" office:value-type="string" calcext:value-type="string">
            <text:p>I hate those who kill our families</text:p>
          </table:table-cell>
          <table:table-cell table:style-name="ce2" office:value-type="float" office:value="0" calcext:value-type="float">
            <text:p>0</text:p>
          </table:table-cell>
          <table:table-cell table:style-name="ce2" office:value-type="float" office:value="-0.9" calcext:value-type="float">
            <text:p>-0.9</text:p>
          </table:table-cell>
          <table:table-cell table:style-name="ce4" office:value-type="float" office:value="0.676053047180175" calcext:value-type="float">
            <text:p>0.676</text:p>
          </table:table-cell>
          <table:table-cell table:style-name="ce4" office:value-type="float" office:value="0.8024029136" calcext:value-type="float">
            <text:p>0.802</text:p>
          </table:table-cell>
          <table:table-cell table:style-name="ce2" office:value-type="string" calcext:value-type="string">
            <text:p>I hate those who kill our families</text:p>
          </table:table-cell>
          <table:table-cell table:style-name="ce2" office:value-type="float" office:value="1.14042943719009" calcext:value-type="float">
            <text:p>1.1404294372</text:p>
          </table:table-cell>
          <table:table-cell table:style-name="ce2" office:value-type="float" office:value="1.53875561598811" calcext:value-type="float">
            <text:p>1.538755616</text:p>
          </table:table-cell>
          <table:table-cell table:style-name="ce4" office:value-type="float" office:value="1.93708179478613" calcext:value-type="float">
            <text:p>1.937</text:p>
          </table:table-cell>
          <table:table-cell table:style-name="ce4" office:value-type="float" office:value="2.33540797358414" calcext:value-type="float">
            <text:p>2.335</text:p>
          </table:table-cell>
          <table:table-cell table:style-name="ce2" office:value-type="string" calcext:value-type="string">
            <text:p>I hate those who kill our families</text:p>
          </table:table-cell>
          <table:table-cell table:style-name="ce2" office:value-type="float" office:value="2.73373415238216" calcext:value-type="float">
            <text:p>2.7337341524</text:p>
          </table:table-cell>
          <table:table-cell table:style-name="ce2" office:value-type="float" office:value="3.13206033118018" calcext:value-type="float">
            <text:p>3.1320603312</text:p>
          </table:table-cell>
          <table:table-cell table:style-name="ce4" office:value-type="float" office:value="3.5303865099782" calcext:value-type="float">
            <text:p>3.530</text:p>
          </table:table-cell>
          <table:table-cell table:style-name="ce4" office:value-type="float" office:value="3.92871268877622" calcext:value-type="float">
            <text:p>3.929</text:p>
          </table:table-cell>
          <table:table-cell table:style-name="ce2" office:value-type="string" calcext:value-type="string">
            <text:p>I hate those who kill our families</text:p>
          </table:table-cell>
          <table:table-cell table:style-name="ce2" office:value-type="float" office:value="4.32703886757423" calcext:value-type="float">
            <text:p>4.3270388676</text:p>
          </table:table-cell>
          <table:table-cell table:style-name="ce2" office:value-type="float" office:value="4.72536504637225" calcext:value-type="float">
            <text:p>4.7253650464</text:p>
          </table:table-cell>
          <table:table-cell table:style-name="ce4" office:value-type="float" office:value="5.12369122517027" calcext:value-type="float">
            <text:p>5.124</text:p>
          </table:table-cell>
          <table:table-cell table:style-name="ce4" office:value-type="float" office:value="5.52201740396829" calcext:value-type="float">
            <text:p>5.522</text:p>
          </table:table-cell>
          <table:table-cell table:style-name="ce2" office:value-type="string" calcext:value-type="string">
            <text:p>I hate those who kill our families</text:p>
          </table:table-cell>
          <table:table-cell table:style-name="ce2" office:value-type="float" office:value="5.92034358276631" calcext:value-type="float">
            <text:p>5.9203435828</text:p>
          </table:table-cell>
          <table:table-cell table:style-name="ce2" office:value-type="float" office:value="6.31866976156432" calcext:value-type="float">
            <text:p>6.3186697616</text:p>
          </table:table-cell>
          <table:table-cell table:style-name="ce4" office:value-type="float" office:value="6.71699594036234" calcext:value-type="float">
            <text:p>6.717</text:p>
          </table:table-cell>
          <table:table-cell table:style-name="ce4" office:value-type="float" office:value="7.11532211916036" calcext:value-type="float">
            <text:p>7.115</text:p>
          </table:table-cell>
          <table:table-cell table:style-name="ce2" office:value-type="string" calcext:value-type="string">
            <text:p>I hate those who kill our families</text:p>
          </table:table-cell>
          <table:table-cell table:style-name="ce2" office:value-type="float" office:value="7.51364829795838" calcext:value-type="float">
            <text:p>7.513648298</text:p>
          </table:table-cell>
          <table:table-cell table:style-name="ce2" office:value-type="float" office:value="7.9119744767564" calcext:value-type="float">
            <text:p>7.9119744768</text:p>
          </table:table-cell>
          <table:table-cell table:style-name="ce4" office:value-type="float" office:value="8.31030065555441" calcext:value-type="float">
            <text:p>8.310</text:p>
          </table:table-cell>
          <table:table-cell table:style-name="ce4" office:value-type="float" office:value="8.70862683435243" calcext:value-type="float">
            <text:p>8.709</text:p>
          </table:table-cell>
          <table:table-cell table:style-name="ce2" office:value-type="string" calcext:value-type="string">
            <text:p>I hate those who kill our families</text:p>
          </table:table-cell>
          <table:table-cell table:style-name="ce2" office:value-type="float" office:value="9.10695301315045" calcext:value-type="float">
            <text:p>9.1069530132</text:p>
          </table:table-cell>
          <table:table-cell table:style-name="ce2" office:value-type="float" office:value="9.50527919194847" calcext:value-type="float">
            <text:p>9.5052791919</text:p>
          </table:table-cell>
          <table:table-cell table:style-name="ce4" office:value-type="float" office:value="9.90360537074649" calcext:value-type="float">
            <text:p>9.904</text:p>
          </table:table-cell>
          <table:table-cell table:style-name="ce4" office:value-type="float" office:value="10.3019315495445" calcext:value-type="float">
            <text:p>10.302</text:p>
          </table:table-cell>
          <table:table-cell table:number-columns-repeated="989"/>
        </table:table-row>
        <table:table-row table:style-name="ro1">
          <table:table-cell table:style-name="ce2" office:value-type="string" calcext:value-type="string">
            <text:p>All terrorists deserve to be killed</text:p>
          </table:table-cell>
          <table:table-cell table:style-name="ce2" office:value-type="float" office:value="0" calcext:value-type="float">
            <text:p>0</text:p>
          </table:table-cell>
          <table:table-cell table:style-name="ce2" office:value-type="float" office:value="-0.3" calcext:value-type="float">
            <text:p>-0.3</text:p>
          </table:table-cell>
          <table:table-cell table:style-name="ce4" office:value-type="float" office:value="0.642257690429687" calcext:value-type="float">
            <text:p>0.642</text:p>
          </table:table-cell>
          <table:table-cell table:style-name="ce4" office:value-type="float" office:value="0.3086719215" calcext:value-type="float">
            <text:p>0.309</text:p>
          </table:table-cell>
          <table:table-cell table:style-name="ce2" office:value-type="string" calcext:value-type="string">
            <text:p>All terrorists deserve to be killed</text:p>
          </table:table-cell>
          <table:table-cell table:style-name="ce2" office:value-type="float" office:value="0.629800766714844" calcext:value-type="float">
            <text:p>0.6298007667</text:p>
          </table:table-cell>
          <table:table-cell table:style-name="ce2" office:value-type="float" office:value="0.816628112207813" calcext:value-type="float">
            <text:p>0.8166281122</text:p>
          </table:table-cell>
          <table:table-cell table:style-name="ce4" office:value-type="float" office:value="1.00345545770078" calcext:value-type="float">
            <text:p>1.003</text:p>
          </table:table-cell>
          <table:table-cell table:style-name="ce4" office:value-type="float" office:value="1.19028280319375" calcext:value-type="float">
            <text:p>1.190</text:p>
          </table:table-cell>
          <table:table-cell table:style-name="ce2" office:value-type="string" calcext:value-type="string">
            <text:p>All terrorists deserve to be killed</text:p>
          </table:table-cell>
          <table:table-cell table:style-name="ce2" office:value-type="float" office:value="1.37711014868672" calcext:value-type="float">
            <text:p>1.3771101487</text:p>
          </table:table-cell>
          <table:table-cell table:style-name="ce2" office:value-type="float" office:value="1.56393749417969" calcext:value-type="float">
            <text:p>1.5639374942</text:p>
          </table:table-cell>
          <table:table-cell table:style-name="ce4" office:value-type="float" office:value="1.75076483967266" calcext:value-type="float">
            <text:p>1.751</text:p>
          </table:table-cell>
          <table:table-cell table:style-name="ce4" office:value-type="float" office:value="1.93759218516563" calcext:value-type="float">
            <text:p>1.938</text:p>
          </table:table-cell>
          <table:table-cell table:style-name="ce2" office:value-type="string" calcext:value-type="string">
            <text:p>All terrorists deserve to be killed</text:p>
          </table:table-cell>
          <table:table-cell table:style-name="ce2" office:value-type="float" office:value="2.1244195306586" calcext:value-type="float">
            <text:p>2.1244195307</text:p>
          </table:table-cell>
          <table:table-cell table:style-name="ce2" office:value-type="float" office:value="2.31124687615157" calcext:value-type="float">
            <text:p>2.3112468762</text:p>
          </table:table-cell>
          <table:table-cell table:style-name="ce4" office:value-type="float" office:value="2.49807422164453" calcext:value-type="float">
            <text:p>2.498</text:p>
          </table:table-cell>
          <table:table-cell table:style-name="ce4" office:value-type="float" office:value="2.6849015671375" calcext:value-type="float">
            <text:p>2.685</text:p>
          </table:table-cell>
          <table:table-cell table:style-name="ce2" office:value-type="string" calcext:value-type="string">
            <text:p>All terrorists deserve to be killed</text:p>
          </table:table-cell>
          <table:table-cell table:style-name="ce2" office:value-type="float" office:value="2.87172891263047" calcext:value-type="float">
            <text:p>2.8717289126</text:p>
          </table:table-cell>
          <table:table-cell table:style-name="ce2" office:value-type="float" office:value="3.05855625812344" calcext:value-type="float">
            <text:p>3.0585562581</text:p>
          </table:table-cell>
          <table:table-cell table:style-name="ce4" office:value-type="float" office:value="3.24538360361641" calcext:value-type="float">
            <text:p>3.245</text:p>
          </table:table-cell>
          <table:table-cell table:style-name="ce4" office:value-type="float" office:value="3.43221094910938" calcext:value-type="float">
            <text:p>3.432</text:p>
          </table:table-cell>
          <table:table-cell table:style-name="ce2" office:value-type="string" calcext:value-type="string">
            <text:p>All terrorists deserve to be killed</text:p>
          </table:table-cell>
          <table:table-cell table:style-name="ce2" office:value-type="float" office:value="3.61903829460235" calcext:value-type="float">
            <text:p>3.6190382946</text:p>
          </table:table-cell>
          <table:table-cell table:style-name="ce2" office:value-type="float" office:value="3.80586564009532" calcext:value-type="float">
            <text:p>3.8058656401</text:p>
          </table:table-cell>
          <table:table-cell table:style-name="ce4" office:value-type="float" office:value="3.99269298558829" calcext:value-type="float">
            <text:p>3.993</text:p>
          </table:table-cell>
          <table:table-cell table:style-name="ce4" office:value-type="float" office:value="4.17952033108126" calcext:value-type="float">
            <text:p>4.180</text:p>
          </table:table-cell>
          <table:table-cell table:style-name="ce2" office:value-type="string" calcext:value-type="string">
            <text:p>All terrorists deserve to be killed</text:p>
          </table:table-cell>
          <table:table-cell table:style-name="ce2" office:value-type="float" office:value="4.36634767657422" calcext:value-type="float">
            <text:p>4.3663476766</text:p>
          </table:table-cell>
          <table:table-cell table:style-name="ce2" office:value-type="float" office:value="4.55317502206719" calcext:value-type="float">
            <text:p>4.5531750221</text:p>
          </table:table-cell>
          <table:table-cell table:style-name="ce4" office:value-type="float" office:value="4.74000236756016" calcext:value-type="float">
            <text:p>4.740</text:p>
          </table:table-cell>
          <table:table-cell table:style-name="ce4" office:value-type="float" office:value="4.92682971305313" calcext:value-type="float">
            <text:p>4.927</text:p>
          </table:table-cell>
          <table:table-cell table:number-columns-repeated="989"/>
        </table:table-row>
        <table:table-row table:style-name="ro1">
          <table:table-cell table:number-columns-repeated="3"/>
          <table:table-cell table:style-name="ce3" table:number-columns-repeated="2"/>
          <table:table-cell table:number-columns-repeated="7"/>
          <table:table-cell table:style-name="ce2" table:number-columns-repeated="4"/>
          <table:table-cell table:number-columns-repeated="1008"/>
        </table:table-row>
        <table:table-row table:style-name="ro1">
          <table:table-cell table:style-name="ce2"/>
          <table:table-cell table:number-columns-repeated="3"/>
          <table:table-cell table:style-name="ce3"/>
          <table:table-cell table:number-columns-repeated="7"/>
          <table:table-cell table:style-name="ce2" table:number-columns-repeated="4"/>
          <table:table-cell table:number-columns-repeated="1008"/>
        </table:table-row>
        <table:table-row table:style-name="ro1">
          <table:table-cell table:number-columns-repeated="3"/>
          <table:table-cell table:style-name="ce5"/>
          <table:table-cell table:style-name="ce3"/>
          <table:table-cell table:number-columns-repeated="7"/>
          <table:table-cell table:style-name="ce2" table:number-columns-repeated="4"/>
          <table:table-cell table:number-columns-repeated="1008"/>
        </table:table-row>
        <table:table-row table:style-name="ro1">
          <table:table-cell table:number-columns-repeated="4"/>
          <table:table-cell table:style-name="ce3"/>
          <table:table-cell table:number-columns-repeated="2"/>
          <table:table-cell table:style-name="ce2"/>
          <table:table-cell table:number-columns-repeated="4"/>
          <table:table-cell table:style-name="ce2" table:number-columns-repeated="4"/>
          <table:table-cell table:number-columns-repeated="1008"/>
        </table:table-row>
        <table:table-row table:style-name="ro1">
          <table:table-cell table:number-columns-repeated="3"/>
          <table:table-cell table:style-name="ce5"/>
          <table:table-cell table:style-name="ce3"/>
          <table:table-cell table:number-columns-repeated="7"/>
          <table:table-cell table:style-name="ce2" table:number-columns-repeated="4"/>
          <table:table-cell table:number-columns-repeated="1008"/>
        </table:table-row>
        <table:table-row table:style-name="ro1">
          <table:table-cell table:number-columns-repeated="4"/>
          <table:table-cell table:style-name="ce3"/>
          <table:table-cell table:number-columns-repeated="2"/>
          <table:table-cell table:style-name="ce2"/>
          <table:table-cell table:number-columns-repeated="1016"/>
        </table:table-row>
        <table:table-row table:style-name="ro1">
          <table:table-cell table:number-columns-repeated="3"/>
          <table:table-cell table:style-name="ce5"/>
          <table:table-cell table:style-name="ce3"/>
          <table:table-cell table:number-columns-repeated="2"/>
          <table:table-cell table:style-name="ce2"/>
          <table:table-cell table:number-columns-repeated="1016"/>
        </table:table-row>
        <table:table-row table:style-name="ro1">
          <table:table-cell table:number-columns-repeated="3"/>
          <table:table-cell table:style-name="ce3" table:number-columns-repeated="2"/>
          <table:table-cell table:number-columns-repeated="2"/>
          <table:table-cell table:style-name="ce2"/>
          <table:table-cell table:number-columns-repeated="1016"/>
        </table:table-row>
        <table:table-row table:style-name="ro1">
          <table:table-cell table:number-columns-repeated="3"/>
          <table:table-cell table:style-name="ce4" table:number-columns-repeated="2"/>
          <table:table-cell table:style-name="ce2" table:number-columns-repeated="3"/>
          <table:table-cell table:number-columns-repeated="1016"/>
        </table:table-row>
        <table:table-row table:style-name="ro1">
          <table:table-cell table:number-columns-repeated="3"/>
          <table:table-cell table:style-name="ce3" table:number-columns-repeated="2"/>
          <table:table-cell table:number-columns-repeated="2"/>
          <table:table-cell table:style-name="ce2"/>
          <table:table-cell table:number-columns-repeated="1016"/>
        </table:table-row>
        <table:table-row table:style-name="ro1">
          <table:table-cell table:number-columns-repeated="3"/>
          <table:table-cell table:style-name="ce3"/>
          <table:table-cell table:style-name="ce4"/>
          <table:table-cell table:style-name="ce2" table:number-columns-repeated="4"/>
          <table:table-cell table:number-columns-repeated="1015"/>
        </table:table-row>
        <table:table-row table:style-name="ro1">
          <table:table-cell table:number-columns-repeated="3"/>
          <table:table-cell table:style-name="ce3" table:number-columns-repeated="2"/>
          <table:table-cell table:number-columns-repeated="2"/>
          <table:table-cell table:style-name="ce2"/>
          <table:table-cell table:number-columns-repeated="1016"/>
        </table:table-row>
        <table:table-row table:style-name="ro1">
          <table:table-cell table:number-columns-repeated="3"/>
          <table:table-cell table:style-name="ce4" table:number-columns-repeated="2"/>
          <table:table-cell table:style-name="ce2" table:number-columns-repeated="5"/>
          <table:table-cell table:number-columns-repeated="1014"/>
        </table:table-row>
        <table:table-row table:style-name="ro1" table:number-rows-repeated="22">
          <table:table-cell table:number-columns-repeated="3"/>
          <table:table-cell table:style-name="ce3" table:number-columns-repeated="2"/>
          <table:table-cell table:number-columns-repeated="2"/>
          <table:table-cell table:style-name="ce2"/>
          <table:table-cell table:number-columns-repeated="1016"/>
        </table:table-row>
        <table:table-row table:style-name="ro1" table:number-rows-repeated="927">
          <table:table-cell table:number-columns-repeated="3"/>
          <table:table-cell table:style-name="ce3" table:number-columns-repeated="2"/>
          <table:table-cell table:number-columns-repeated="1019"/>
        </table:table-row>
        <table:table-row table:style-name="ro2" table:number-rows-repeated="1047581">
          <table:table-cell table:number-columns-repeated="1024"/>
        </table:table-row>
        <table:table-row table:style-name="ro2">
          <table:table-cell table:number-columns-repeated="1024"/>
        </table:table-row>
      </table:table>
      <table:table table:name="Research" table:style-name="ta2">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ext:p>Comment</text:p>
          </table:table-cell>
          <table:table-cell table:style-name="ce1" office:value-type="string" calcext:value-type="string">
            <text:p>Score</text:p>
          </table:table-cell>
          <table:table-cell table:style-name="ce1" office:value-type="string" calcext:value-type="string">
            <text:p>Sentiment</text:p>
          </table:table-cell>
          <table:table-cell table:style-name="ce3" table:number-columns-repeated="2"/>
          <table:table-cell table:number-columns-repeated="4"/>
          <table:table-cell table:style-name="ce1" table:number-columns-repeated="7"/>
          <table:table-cell table:style-name="ce1" office:value-type="string" calcext:value-type="string">
            <text:p>Emotion</text:p>
          </table:table-cell>
          <table:table-cell table:number-columns-repeated="1007"/>
        </table:table-row>
        <table:table-row table:style-name="ro1">
          <table:table-cell table:style-name="ce2" office:value-type="string" calcext:value-type="string">
            <text:p>Service</text:p>
          </table:table-cell>
          <table:table-cell/>
          <table:table-cell table:style-name="ce2" office:value-type="string" calcext:value-type="string">
            <text:p>Google Natural Language (https://cloud.google.com/natural-language/)</text:p>
          </table:table-cell>
          <table:table-cell table:style-name="ce4" office:value-type="string" calcext:value-type="string">
            <text:p>Aylien (https://aylien.com/)</text:p>
          </table:table-cell>
          <table:table-cell table:style-name="ce4" office:value-type="string" calcext:value-type="string">
            <text:p>Indico Sentiment (https://indico.io/product)</text:p>
          </table:table-cell>
          <table:table-cell table:style-name="ce2" office:value-type="string" calcext:value-type="string">
            <text:p>Azure Text Analytics</text:p>
          </table:table-cell>
          <table:table-cell table:style-name="ce2" office:value-type="string" calcext:value-type="string">
            <text:p>ParallelDots Sentiment (https://www.paralleldots.com)</text:p>
          </table:table-cell>
          <table:table-cell table:style-name="ce2" table:number-columns-repeated="3"/>
          <table:table-cell table:style-name="ce2" office:value-type="string" calcext:value-type="string">
            <text:p>Sentiment Node (https://github.com/thisandagain/sentiment)</text:p>
          </table:table-cell>
          <table:table-cell table:style-name="ce2"/>
          <table:table-cell table:style-name="ce2" office:value-type="string" calcext:value-type="string">
            <text:p>Retext Sentiment (https://github.com/wooorm/retext-sentiment)</text:p>
          </table:table-cell>
          <table:table-cell table:style-name="ce1" table:number-columns-repeated="3"/>
          <table:table-cell table:style-name="ce10" office:value-type="string" calcext:value-type="string" table:number-columns-spanned="7" table:number-rows-spanned="1">
            <text:p>IBM Watson Tone Analyzer (https://www.ibm.com/watson/services/tone-analyzer/) (empty = no result)</text:p>
          </table:table-cell>
          <table:covered-table-cell table:number-columns-repeated="6"/>
          <table:table-cell table:style-name="ce2" office:value-type="string" calcext:value-type="string">
            <text:p>Indico Emotions (https://indico.io/product)</text:p>
          </table:table-cell>
          <table:table-cell table:number-columns-repeated="4"/>
          <table:table-cell table:style-name="ce2"/>
          <table:table-cell table:style-name="ce2" office:value-type="string" calcext:value-type="string">
            <text:p>ParallelDots Emotions (https://www.paralleldots.com)</text:p>
          </table:table-cell>
          <table:table-cell table:number-columns-repeated="4"/>
          <table:table-cell table:style-name="ce2" office:value-type="string" calcext:value-type="string">
            <text:p>ParallelDots Abusive (https://www.paralleldots.com)</text:p>
          </table:table-cell>
          <table:table-cell table:number-columns-repeated="989"/>
        </table:table-row>
        <table:table-row table:style-name="ro1">
          <table:table-cell table:style-name="ce2" office:value-type="string" calcext:value-type="string">
            <text:p>Range</text:p>
          </table:table-cell>
          <table:table-cell table:style-name="ce2" office:value-type="string" calcext:value-type="string">
            <text:p>0 neg, 1 neutral, 2 pos</text:p>
          </table:table-cell>
          <table:table-cell table:number-columns-repeated="2" table:style-name="ce2" office:value-type="string" calcext:value-type="string">
            <text:p>-1 to 1 (neg/pos)</text:p>
          </table:table-cell>
          <table:table-cell table:number-columns-repeated="2" table:style-name="ce2" office:value-type="string" calcext:value-type="string">
            <text:p>0 to 1 (neg/pos)</text:p>
          </table:table-cell>
          <table:table-cell table:style-name="ce2" office:value-type="string" calcext:value-type="string">
            <text:p>Positive</text:p>
          </table:table-cell>
          <table:table-cell table:style-name="ce2" office:value-type="string" calcext:value-type="string">
            <text:p>Neutral</text:p>
          </table:table-cell>
          <table:table-cell table:style-name="ce2" office:value-type="string" calcext:value-type="string">
            <text:p>Negative</text:p>
          </table:table-cell>
          <table:table-cell table:style-name="ce2" office:value-type="string" calcext:value-type="string">
            <text:p>Aggregated</text:p>
          </table:table-cell>
          <table:table-cell table:style-name="ce2" office:value-type="string" calcext:value-type="string">
            <text:p>Score</text:p>
          </table:table-cell>
          <table:table-cell table:style-name="ce2" office:value-type="string" calcext:value-type="string">
            <text:p>Comparative</text:p>
          </table:table-cell>
          <table:table-cell table:style-name="ce2" office:value-type="string" calcext:value-type="string">
            <text:p>Minimum</text:p>
          </table:table-cell>
          <table:table-cell table:style-name="ce2" office:value-type="string" calcext:value-type="string">
            <text:p>Maximum</text:p>
          </table:table-cell>
          <table:table-cell table:style-name="ce2" office:value-type="string" calcext:value-type="string">
            <text:p>Mean</text:p>
          </table:table-cell>
          <table:table-cell table:style-name="ce2" office:value-type="string" calcext:value-type="string">
            <text:p>Negative Score (-1 to 0)</text:p>
          </table:table-cell>
          <table:table-cell table:style-name="ce2" office:value-type="string" calcext:value-type="string">
            <text:p>Anger</text:p>
          </table:table-cell>
          <table:table-cell table:style-name="ce2" office:value-type="string" calcext:value-type="string">
            <text:p>Fear</text:p>
          </table:table-cell>
          <table:table-cell table:style-name="ce2" office:value-type="string" calcext:value-type="string">
            <text:p>Joy</text:p>
          </table:table-cell>
          <table:table-cell table:style-name="ce2" office:value-type="string" calcext:value-type="string">
            <text:p>Sadness</text:p>
          </table:table-cell>
          <table:table-cell table:style-name="ce2" office:value-type="string" calcext:value-type="string">
            <text:p>Analytical</text:p>
          </table:table-cell>
          <table:table-cell table:style-name="ce2" office:value-type="string" calcext:value-type="string">
            <text:p>Confident</text:p>
          </table:table-cell>
          <table:table-cell table:style-name="ce2" office:value-type="string" calcext:value-type="string">
            <text:p>Tentative</text:p>
          </table:table-cell>
          <table:table-cell table:style-name="ce2" office:value-type="string" calcext:value-type="string">
            <text:p>Anger</text:p>
          </table:table-cell>
          <table:table-cell table:style-name="ce2" office:value-type="string" calcext:value-type="string">
            <text:p>Joy</text:p>
          </table:table-cell>
          <table:table-cell table:style-name="ce2" office:value-type="string" calcext:value-type="string">
            <text:p>Fear</text:p>
          </table:table-cell>
          <table:table-cell table:style-name="ce2" office:value-type="string" calcext:value-type="string">
            <text:p>Sadness</text:p>
          </table:table-cell>
          <table:table-cell table:style-name="ce2" office:value-type="string" calcext:value-type="string">
            <text:p>Surprise</text:p>
          </table:table-cell>
          <table:table-cell table:style-name="ce2" office:value-type="string" calcext:value-type="string">
            <text:p>Aggregated</text:p>
          </table:table-cell>
          <table:table-cell table:style-name="ce2" office:value-type="string" calcext:value-type="string">
            <text:p>Happy</text:p>
          </table:table-cell>
          <table:table-cell table:style-name="ce2" office:value-type="string" calcext:value-type="string">
            <text:p>Angry</text:p>
          </table:table-cell>
          <table:table-cell table:style-name="ce2" office:value-type="string" calcext:value-type="string">
            <text:p>Other</text:p>
          </table:table-cell>
          <table:table-cell table:style-name="ce2" office:value-type="string" calcext:value-type="string">
            <text:p>Excited</text:p>
          </table:table-cell>
          <table:table-cell table:style-name="ce2" office:value-type="string" calcext:value-type="string">
            <text:p>Sad</text:p>
          </table:table-cell>
          <table:table-cell table:style-name="ce2" office:value-type="string" calcext:value-type="string">
            <text:p>Mode</text:p>
          </table:table-cell>
          <table:table-cell table:style-name="ce2" office:value-type="string" calcext:value-type="string">
            <text:p>Confidence</text:p>
          </table:table-cell>
          <table:table-cell table:number-columns-repeated="988"/>
        </table:table-row>
        <table:table-row table:style-name="ro1">
          <table:table-cell table:style-name="ce2" office:value-type="string" calcext:value-type="string">
            <text:p>Threshold</text:p>
          </table:table-cell>
          <table:table-cell table:style-name="ce2"/>
          <table:table-cell table:style-name="ce2" office:value-type="float" office:value="-0.1" calcext:value-type="float">
            <text:p>-0.1</text:p>
          </table:table-cell>
          <table:table-cell table:style-name="ce2" office:value-type="float" office:value="0" calcext:value-type="float">
            <text:p>0</text:p>
          </table:table-cell>
          <table:table-cell table:number-columns-repeated="2" table:style-name="ce2" office:value-type="float" office:value="0.5" calcext:value-type="float">
            <text:p>0.5</text:p>
          </table:table-cell>
          <table:table-cell table:number-columns-repeated="3" table:style-name="ce8" office:value-type="float" office:value="0" calcext:value-type="float">
            <text:p>0.0000</text:p>
          </table:table-cell>
          <table:table-cell table:style-name="ce4" office:value-type="float" office:value="-0.2" calcext:value-type="float">
            <text:p>-0.200</text:p>
          </table:table-cell>
          <table:table-cell table:style-name="ce9"/>
          <table:table-cell table:style-name="ce8" office:value-type="float" office:value="-0.1" calcext:value-type="float">
            <text:p>-0.1000</text:p>
          </table:table-cell>
          <table:table-cell table:number-columns-repeated="2"/>
          <table:table-cell table:style-name="ce2" office:value-type="float" office:value="0" calcext:value-type="float">
            <text:p>0</text:p>
          </table:table-cell>
          <table:table-cell table:style-name="ce2" office:value-type="float" office:value="-0.2" calcext:value-type="float">
            <text:p>-0.2</text:p>
          </table:table-cell>
          <table:table-cell table:number-columns-repeated="2"/>
          <table:table-cell table:style-name="ce2"/>
          <table:table-cell table:number-columns-repeated="2"/>
          <table:table-cell table:style-name="ce2"/>
          <table:table-cell/>
          <table:table-cell table:style-name="ce2" office:value-type="float" office:value="0.6" calcext:value-type="float">
            <text:p>0.6</text:p>
          </table:table-cell>
          <table:table-cell table:style-name="ce8" office:value-type="float" office:value="0.1" calcext:value-type="float">
            <text:p>0.1000</text:p>
          </table:table-cell>
          <table:table-cell table:style-name="ce8" table:number-columns-repeated="3"/>
          <table:table-cell table:style-name="ce8" office:value-type="string" calcext:value-type="string">
            <text:p>anger can be high as long as joy is also high</text:p>
          </table:table-cell>
          <table:table-cell table:style-name="ce8" table:number-columns-repeated="5"/>
          <table:table-cell table:style-name="ce2"/>
          <table:table-cell table:style-name="ce8" office:value-type="float" office:value="0.5" calcext:value-type="float">
            <text:p>0.5000</text:p>
          </table:table-cell>
          <table:table-cell table:number-columns-repeated="988"/>
        </table:table-row>
        <table:table-row table:style-name="ro1">
          <table:table-cell table:style-name="ce2" table:formula="of:=[$Scores.A4]" office:value-type="string" office:string-value="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 calcext:value-type="string">
            <text:p>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p>
          </table:table-cell>
          <table:table-cell table:style-name="ce2" table:formula="of:=[$Scores.B4]" office:value-type="string" office:string-value="2" calcext:value-type="string">
            <text:p>2</text:p>
          </table:table-cell>
          <table:table-cell table:style-name="ce2" table:formula="of:=IF([.$B5]&gt;=1;IF([$Scores.C4]&gt;=[.C$4];&quot;hit&quot;;&quot;miss&quot;);IF([.$B5]=0;IF([$Scores.C4]&lt;[.C$4];&quot;hit&quot;;&quot;miss&quot;); &quot;miss&quot;))" office:value-type="string" office:string-value="hit" calcext:value-type="string">
            <text:p>hit</text:p>
          </table:table-cell>
          <table:table-cell table:style-name="ce2" table:formula="of:=IF([.$B5]&gt;=1;IF([$Scores.D4]&gt;=[.D$4];&quot;hit&quot;;&quot;miss&quot;);IF([.$B5]=0;IF([$Scores.D4]&lt;[.D$4];&quot;hit&quot;;&quot;miss&quot;); &quot;miss&quot;))" office:value-type="string" office:string-value="hit" calcext:value-type="string">
            <text:p>hit</text:p>
          </table:table-cell>
          <table:table-cell table:style-name="ce2" table:formula="of:=IF([.$B5]&gt;=1;IF([$Scores.E4]&gt;=[.E$4];&quot;hit&quot;;&quot;miss&quot;);IF([.$B5]=0;IF([$Scores.E4]&lt;[.E$4];&quot;hit&quot;;&quot;miss&quot;); &quot;miss&quot;))" office:value-type="string" office:string-value="hit" calcext:value-type="string">
            <text:p>hit</text:p>
          </table:table-cell>
          <table:table-cell table:style-name="ce2" table:formula="of:=IF([.$B5]&gt;=1;IF([$Scores.F4]&gt;=[.F$4];&quot;hit&quot;;&quot;miss&quot;);IF([.$B5]=0;IF([$Scores.F4]&lt;[.F$4];&quot;hit&quot;;&quot;miss&quot;); &quot;miss&quot;))" office:value-type="string" office:string-value="hit" calcext:value-type="string">
            <text:p>hit</text:p>
          </table:table-cell>
          <table:table-cell table:style-name="ce8" table:formula="of:=IF([.$B5]&gt;=1;IF([$Scores.G4]&gt;=[.G$4];&quot;hit&quot;;&quot;miss&quot;);IF([.$B5]=0;IF([$Scores.G4]&lt;[.G$4];&quot;hit&quot;;&quot;miss&quot;); &quot;error&quot;))" office:value-type="string" office:string-value="hit" calcext:value-type="string">
            <text:p>hit</text:p>
          </table:table-cell>
          <table:table-cell table:style-name="ce8" table:formula="of:=IF([.$B5]&gt;=1;IF([$Scores.H4]&gt;=[.H$4];&quot;hit&quot;;&quot;miss&quot;);IF([.$B5]=0;IF([$Scores.H4]&lt;[.H$4];&quot;hit&quot;;&quot;miss&quot;); &quot;error&quot;))" office:value-type="string" office:string-value="hit" calcext:value-type="string">
            <text:p>hit</text:p>
          </table:table-cell>
          <table:table-cell table:style-name="ce8" table:formula="of:=IF([.$B5]=0;IF([$Scores.I4]&gt;=[.I$4];&quot;hit&quot;;&quot;miss&quot;);IF([.$B5]&gt;0;IF([$Scores.I4]&lt;[.I$4];&quot;hit&quot;;&quot;miss&quot;); &quot;error&quot;))" office:value-type="string" office:string-value="miss" calcext:value-type="string">
            <text:p>miss</text:p>
          </table:table-cell>
          <table:table-cell table:style-name="ce2" table:formula="of:=IF([.$B5]&gt;=1;IF([$Scores.J4]&gt;=[.J$4];&quot;hit&quot;;&quot;miss&quot;);IF([.$B5]=0;IF([$Scores.J4]&lt;[.J$4];&quot;hit&quot;;&quot;miss&quot;); &quot;miss&quot;))" office:value-type="string" office:string-value="miss" calcext:value-type="string">
            <text:p>miss</text:p>
          </table:table-cell>
          <table:table-cell table:style-name="ce9" office:value-type="float" office:value="6" calcext:value-type="float">
            <text:p>6</text:p>
          </table:table-cell>
          <table:table-cell table:style-name="ce8" table:formula="of:=IF([.$B5]&gt;=1;IF([$Scores.L4]&gt;=[.L$4];&quot;hit&quot;;&quot;miss&quot;);IF([.$B5]=0;IF([$Scores.L4]&lt;[.L$4];&quot;hit&quot;;&quot;miss&quot;); &quot;miss&quot;))" office:value-type="string" office:string-value="miss" calcext:value-type="string">
            <text:p>miss</text:p>
          </table:table-cell>
          <table:table-cell table:style-name="ce8" office:value-type="float" office:value="-1" calcext:value-type="float">
            <text:p>-1.0000</text:p>
          </table:table-cell>
          <table:table-cell table:style-name="ce8" office:value-type="float" office:value="2" calcext:value-type="float">
            <text:p>2.0000</text:p>
          </table:table-cell>
          <table:table-cell table:style-name="ce8" table:formula="of:=IF([.$B5]&gt;=1;IF([$Scores.O4]&gt;=[.O$4];&quot;hit&quot;;&quot;miss&quot;);IF([.$B5]=0;IF([$Scores.O4]&lt;[.O$4];&quot;hit&quot;;&quot;miss&quot;); &quot;miss&quot;))" office:value-type="string" office:string-value="miss" calcext:value-type="string">
            <text:p>miss</text:p>
          </table:table-cell>
          <table:table-cell table:style-name="ce8" table:formula="of:=IF([.$B5]&gt;=1;IF([$Scores.P4]&gt;=[.P$4];&quot;hit&quot;;&quot;miss&quot;);IF([.$B5]=0;IF([$Scores.P4]&lt;[.P$4];&quot;hit&quot;;&quot;miss&quot;); &quot;miss&quot;))" office:value-type="string" office:string-value="hit" calcext:value-type="string">
            <text:p>hit</text:p>
          </table:table-cell>
          <table:table-cell table:number-columns-repeated="2"/>
          <table:table-cell table:style-name="ce2" office:value-type="float" office:value="0.51" calcext:value-type="float">
            <text:p>0.51</text:p>
          </table:table-cell>
          <table:table-cell table:number-columns-repeated="2"/>
          <table:table-cell table:style-name="ce2" office:value-type="float" office:value="0.55" calcext:value-type="float">
            <text:p>0.55</text:p>
          </table:table-cell>
          <table:table-cell/>
          <table:table-cell table:style-name="ce8" office:value-type="float" office:value="0.3152495623" calcext:value-type="float">
            <text:p>0.3152</text:p>
          </table:table-cell>
          <table:table-cell table:style-name="ce8" office:value-type="float" office:value="0.0280133523" calcext:value-type="float">
            <text:p>0.0280</text:p>
          </table:table-cell>
          <table:table-cell table:style-name="ce8" office:value-type="float" office:value="0.5645569563" calcext:value-type="float">
            <text:p>0.5646</text:p>
          </table:table-cell>
          <table:table-cell table:style-name="ce8" office:value-type="float" office:value="0.083388932" calcext:value-type="float">
            <text:p>0.0834</text:p>
          </table:table-cell>
          <table:table-cell table:style-name="ce8" office:value-type="float" office:value="0.0087911552" calcext:value-type="float">
            <text:p>0.0088</text:p>
          </table:table-cell>
          <table:table-cell table:style-name="ce2" table:formula="of:=IF([$Scores.X4]&lt;[.$X$4];IF([.$B5]=0;&quot;miss&quot;;&quot;hit&quot;);IF([.$B5]=0;IF([$Scores.Y4]&lt;[.Y$4];&quot;hit&quot;;&quot;miss&quot;);IF([$Scores.Y4]&gt;=[.Y$4];&quot;hit&quot;;&quot;miss&quot;)))" office:value-type="string" office:string-value="hit" calcext:value-type="string">
            <text:p>hit</text:p>
          </table:table-cell>
          <table:table-cell table:style-name="ce8" office:value-type="float" office:value="0.064888" calcext:value-type="float">
            <text:p>0.0649</text:p>
          </table:table-cell>
          <table:table-cell table:style-name="ce8" office:value-type="float" office:value="0.177202" calcext:value-type="float">
            <text:p>0.1772</text:p>
          </table:table-cell>
          <table:table-cell table:style-name="ce8" office:value-type="float" office:value="0.391932" calcext:value-type="float">
            <text:p>0.3919</text:p>
          </table:table-cell>
          <table:table-cell table:style-name="ce8" office:value-type="float" office:value="0.070293" calcext:value-type="float">
            <text:p>0.0703</text:p>
          </table:table-cell>
          <table:table-cell table:style-name="ce8" office:value-type="float" office:value="0.295685" calcext:value-type="float">
            <text:p>0.2957</text:p>
          </table:table-cell>
          <table:table-cell table:style-name="ce2" table:formula="of:=IF([.$B5]&gt;=1;IF([$Scores.AH4]=&quot;Non Abusive&quot;;&quot;hit&quot;;&quot;miss&quot;);IF([$Scores.AH4]=&quot;Abusive&quot;;&quot;hit&quot;;&quot;miss&quot;))" office:value-type="string" office:string-value="miss" calcext:value-type="string">
            <text:p>miss</text:p>
          </table:table-cell>
          <table:table-cell table:style-name="ce8" table:formula="of:=IF([.AI5]=&quot;hit&quot;;IF([$Scores.AI4]&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5]" office:value-type="string" office:string-value="These men risked their life with everything to lose...we should show our gratitude." calcext:value-type="string">
            <text:p>These men risked their life with everything to lose...we should show our gratitude.</text:p>
          </table:table-cell>
          <table:table-cell table:style-name="ce2" table:formula="of:=[$Scores.B5]" office:value-type="string" office:string-value="2" calcext:value-type="string">
            <text:p>2</text:p>
          </table:table-cell>
          <table:table-cell table:style-name="ce2" table:formula="of:=IF([.$B6]&gt;=1;IF([$Scores.C5]&gt;=[.C$4];&quot;hit&quot;;&quot;miss&quot;);IF([.$B6]=0;IF([$Scores.C5]&lt;[.C$4];&quot;hit&quot;;&quot;miss&quot;); &quot;miss&quot;))" office:value-type="string" office:string-value="hit" calcext:value-type="string">
            <text:p>hit</text:p>
          </table:table-cell>
          <table:table-cell table:style-name="ce2" table:formula="of:=IF([.$B6]&gt;=1;IF([$Scores.D5]&gt;=[.D$4];&quot;hit&quot;;&quot;miss&quot;);IF([.$B6]=0;IF([$Scores.D5]&lt;[.D$4];&quot;hit&quot;;&quot;miss&quot;); &quot;miss&quot;))" office:value-type="string" office:string-value="hit" calcext:value-type="string">
            <text:p>hit</text:p>
          </table:table-cell>
          <table:table-cell table:style-name="ce2" table:formula="of:=IF([.$B6]&gt;=1;IF([$Scores.E5]&gt;=[.E$4];&quot;hit&quot;;&quot;miss&quot;);IF([.$B6]=0;IF([$Scores.E5]&lt;[.E$4];&quot;hit&quot;;&quot;miss&quot;); &quot;miss&quot;))" office:value-type="string" office:string-value="hit" calcext:value-type="string">
            <text:p>hit</text:p>
          </table:table-cell>
          <table:table-cell table:style-name="ce2" table:formula="of:=IF([.$B6]&gt;=1;IF([$Scores.F5]&gt;=[.F$4];&quot;hit&quot;;&quot;miss&quot;);IF([.$B6]=0;IF([$Scores.F5]&lt;[.F$4];&quot;hit&quot;;&quot;miss&quot;); &quot;miss&quot;))" office:value-type="string" office:string-value="hit" calcext:value-type="string">
            <text:p>hit</text:p>
          </table:table-cell>
          <table:table-cell table:style-name="ce8" table:formula="of:=IF([.$B6]&gt;=1;IF([$Scores.G5]&gt;=[.G$4];&quot;hit&quot;;&quot;miss&quot;);IF([.$B6]=0;IF([$Scores.G5]&lt;[.G$4];&quot;hit&quot;;&quot;miss&quot;); &quot;error&quot;))" office:value-type="string" office:string-value="hit" calcext:value-type="string">
            <text:p>hit</text:p>
          </table:table-cell>
          <table:table-cell table:style-name="ce8" table:formula="of:=IF([.$B6]&gt;=1;IF([$Scores.H5]&gt;=[.H$4];&quot;hit&quot;;&quot;miss&quot;);IF([.$B6]=0;IF([$Scores.H5]&lt;[.H$4];&quot;hit&quot;;&quot;miss&quot;); &quot;error&quot;))" office:value-type="string" office:string-value="hit" calcext:value-type="string">
            <text:p>hit</text:p>
          </table:table-cell>
          <table:table-cell table:style-name="ce8" table:formula="of:=IF([.$B6]=0;IF([$Scores.I5]&gt;=[.I$4];&quot;hit&quot;;&quot;miss&quot;);IF([.$B6]&gt;0;IF([$Scores.I5]&lt;[.I$4];&quot;hit&quot;;&quot;miss&quot;); &quot;error&quot;))" office:value-type="string" office:string-value="hit" calcext:value-type="string">
            <text:p>hit</text:p>
          </table:table-cell>
          <table:table-cell table:style-name="ce2" table:formula="of:=IF([.$B6]&gt;=1;IF([$Scores.J5]&gt;=[.J$4];&quot;hit&quot;;&quot;miss&quot;);IF([.$B6]=0;IF([$Scores.J5]&lt;[.J$4];&quot;hit&quot;;&quot;miss&quot;); &quot;miss&quot;))" office:value-type="string" office:string-value="miss" calcext:value-type="string">
            <text:p>miss</text:p>
          </table:table-cell>
          <table:table-cell table:style-name="ce9" office:value-type="float" office:value="0" calcext:value-type="float">
            <text:p>0</text:p>
          </table:table-cell>
          <table:table-cell table:style-name="ce8" table:formula="of:=IF([.$B6]&gt;=1;IF([$Scores.L5]&gt;=[.L$4];&quot;hit&quot;;&quot;miss&quot;);IF([.$B6]=0;IF([$Scores.L5]&lt;[.L$4];&quot;hit&quot;;&quot;miss&quot;); &quot;miss&quot;))" office:value-type="string" office:string-value="miss" calcext:value-type="string">
            <text:p>miss</text:p>
          </table:table-cell>
          <table:table-cell table:number-columns-repeated="2" table:style-name="ce8" office:value-type="float" office:value="0" calcext:value-type="float">
            <text:p>0.0000</text:p>
          </table:table-cell>
          <table:table-cell table:style-name="ce8" table:formula="of:=IF([.$B6]&gt;=1;IF([$Scores.O5]&gt;=[.O$4];&quot;hit&quot;;&quot;miss&quot;);IF([.$B6]=0;IF([$Scores.O5]&lt;[.O$4];&quot;hit&quot;;&quot;miss&quot;); &quot;miss&quot;))" office:value-type="string" office:string-value="miss" calcext:value-type="string">
            <text:p>miss</text:p>
          </table:table-cell>
          <table:table-cell table:style-name="ce8" table:formula="of:=IF([.$B6]&gt;=1;IF([$Scores.P5]&gt;=[.P$4];&quot;hit&quot;;&quot;miss&quot;);IF([.$B6]=0;IF([$Scores.P5]&lt;[.P$4];&quot;hit&quot;;&quot;miss&quot;); &quot;miss&quot;))" office:value-type="string" office:string-value="hit" calcext:value-type="string">
            <text:p>hit</text:p>
          </table:table-cell>
          <table:table-cell table:number-columns-repeated="2"/>
          <table:table-cell table:style-name="ce2" office:value-type="float" office:value="0.76" calcext:value-type="float">
            <text:p>0.76</text:p>
          </table:table-cell>
          <table:table-cell table:number-columns-repeated="4"/>
          <table:table-cell table:style-name="ce8" office:value-type="float" office:value="0.1736856997" calcext:value-type="float">
            <text:p>0.1737</text:p>
          </table:table-cell>
          <table:table-cell table:style-name="ce8" office:value-type="float" office:value="0.2306300998" calcext:value-type="float">
            <text:p>0.2306</text:p>
          </table:table-cell>
          <table:table-cell table:style-name="ce8" office:value-type="float" office:value="0.4477536678" calcext:value-type="float">
            <text:p>0.4478</text:p>
          </table:table-cell>
          <table:table-cell table:style-name="ce8" office:value-type="float" office:value="0.1403160989" calcext:value-type="float">
            <text:p>0.1403</text:p>
          </table:table-cell>
          <table:table-cell table:style-name="ce8" office:value-type="float" office:value="0.0076143993" calcext:value-type="float">
            <text:p>0.0076</text:p>
          </table:table-cell>
          <table:table-cell table:style-name="ce2" table:formula="of:=IF([$Scores.X5]&lt;[.$X$4];IF([.$B6]=0;&quot;miss&quot;;&quot;hit&quot;);IF([.$B6]=0;IF([$Scores.Y5]&lt;[.Y$4];&quot;hit&quot;;&quot;miss&quot;);IF([$Scores.Y5]&gt;=[.Y$4];&quot;hit&quot;;&quot;miss&quot;)))" office:value-type="string" office:string-value="hit" calcext:value-type="string">
            <text:p>hit</text:p>
          </table:table-cell>
          <table:table-cell table:style-name="ce8" office:value-type="float" office:value="0.052363" calcext:value-type="float">
            <text:p>0.0524</text:p>
          </table:table-cell>
          <table:table-cell table:style-name="ce8" office:value-type="float" office:value="0.192201" calcext:value-type="float">
            <text:p>0.1922</text:p>
          </table:table-cell>
          <table:table-cell table:style-name="ce8" office:value-type="float" office:value="0.276879" calcext:value-type="float">
            <text:p>0.2769</text:p>
          </table:table-cell>
          <table:table-cell table:style-name="ce8" office:value-type="float" office:value="0.020988" calcext:value-type="float">
            <text:p>0.0210</text:p>
          </table:table-cell>
          <table:table-cell table:style-name="ce8" office:value-type="float" office:value="0.457569" calcext:value-type="float">
            <text:p>0.4576</text:p>
          </table:table-cell>
          <table:table-cell table:style-name="ce2" table:formula="of:=IF([.$B6]&gt;=1;IF([$Scores.AH5]=&quot;Non Abusive&quot;;&quot;hit&quot;;&quot;miss&quot;);IF([$Scores.AH5]=&quot;Abusive&quot;;&quot;hit&quot;;&quot;miss&quot;))" office:value-type="string" office:string-value="miss" calcext:value-type="string">
            <text:p>miss</text:p>
          </table:table-cell>
          <table:table-cell table:style-name="ce8" table:formula="of:=IF([.AI6]=&quot;hit&quot;;IF([$Scores.AI5]&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6]" office:value-type="string" office:string-value="They risked everything for us." calcext:value-type="string">
            <text:p>They risked everything for us.</text:p>
          </table:table-cell>
          <table:table-cell table:style-name="ce2" table:formula="of:=[$Scores.B6]" office:value-type="string" office:string-value="2" calcext:value-type="string">
            <text:p>2</text:p>
          </table:table-cell>
          <table:table-cell table:style-name="ce2" table:formula="of:=IF([.$B7]&gt;=1;IF([$Scores.C6]&gt;=[.C$4];&quot;hit&quot;;&quot;miss&quot;);IF([.$B7]=0;IF([$Scores.C6]&lt;[.C$4];&quot;hit&quot;;&quot;miss&quot;); &quot;miss&quot;))" office:value-type="string" office:string-value="hit" calcext:value-type="string">
            <text:p>hit</text:p>
          </table:table-cell>
          <table:table-cell table:style-name="ce2" table:formula="of:=IF([.$B7]&gt;=1;IF([$Scores.D6]&gt;=[.D$4];&quot;hit&quot;;&quot;miss&quot;);IF([.$B7]=0;IF([$Scores.D6]&lt;[.D$4];&quot;hit&quot;;&quot;miss&quot;); &quot;miss&quot;))" office:value-type="string" office:string-value="hit" calcext:value-type="string">
            <text:p>hit</text:p>
          </table:table-cell>
          <table:table-cell table:style-name="ce2" table:formula="of:=IF([.$B7]&gt;=1;IF([$Scores.E6]&gt;=[.E$4];&quot;hit&quot;;&quot;miss&quot;);IF([.$B7]=0;IF([$Scores.E6]&lt;[.E$4];&quot;hit&quot;;&quot;miss&quot;); &quot;miss&quot;))" office:value-type="string" office:string-value="hit" calcext:value-type="string">
            <text:p>hit</text:p>
          </table:table-cell>
          <table:table-cell table:style-name="ce2" table:formula="of:=IF([.$B7]&gt;=1;IF([$Scores.F6]&gt;=[.F$4];&quot;hit&quot;;&quot;miss&quot;);IF([.$B7]=0;IF([$Scores.F6]&lt;[.F$4];&quot;hit&quot;;&quot;miss&quot;); &quot;miss&quot;))" office:value-type="string" office:string-value="hit" calcext:value-type="string">
            <text:p>hit</text:p>
          </table:table-cell>
          <table:table-cell table:style-name="ce8" table:formula="of:=IF([.$B7]&gt;=1;IF([$Scores.G6]&gt;=[.G$4];&quot;hit&quot;;&quot;miss&quot;);IF([.$B7]=0;IF([$Scores.G6]&lt;[.G$4];&quot;hit&quot;;&quot;miss&quot;); &quot;error&quot;))" office:value-type="string" office:string-value="hit" calcext:value-type="string">
            <text:p>hit</text:p>
          </table:table-cell>
          <table:table-cell table:style-name="ce8" table:formula="of:=IF([.$B7]&gt;=1;IF([$Scores.H6]&gt;=[.H$4];&quot;hit&quot;;&quot;miss&quot;);IF([.$B7]=0;IF([$Scores.H6]&lt;[.H$4];&quot;hit&quot;;&quot;miss&quot;); &quot;error&quot;))" office:value-type="string" office:string-value="hit" calcext:value-type="string">
            <text:p>hit</text:p>
          </table:table-cell>
          <table:table-cell table:style-name="ce8" table:formula="of:=IF([.$B7]=0;IF([$Scores.I6]&gt;=[.I$4];&quot;hit&quot;;&quot;miss&quot;);IF([.$B7]&gt;0;IF([$Scores.I6]&lt;[.I$4];&quot;hit&quot;;&quot;miss&quot;); &quot;error&quot;))" office:value-type="string" office:string-value="hit" calcext:value-type="string">
            <text:p>hit</text:p>
          </table:table-cell>
          <table:table-cell table:style-name="ce2" table:formula="of:=IF([.$B7]&gt;=1;IF([$Scores.J6]&gt;=[.J$4];&quot;hit&quot;;&quot;miss&quot;);IF([.$B7]=0;IF([$Scores.J6]&lt;[.J$4];&quot;hit&quot;;&quot;miss&quot;); &quot;miss&quot;))" office:value-type="string" office:string-value="miss" calcext:value-type="string">
            <text:p>miss</text:p>
          </table:table-cell>
          <table:table-cell table:style-name="ce9" office:value-type="float" office:value="0" calcext:value-type="float">
            <text:p>0</text:p>
          </table:table-cell>
          <table:table-cell table:style-name="ce8" table:formula="of:=IF([.$B7]&gt;=1;IF([$Scores.L6]&gt;=[.L$4];&quot;hit&quot;;&quot;miss&quot;);IF([.$B7]=0;IF([$Scores.L6]&lt;[.L$4];&quot;hit&quot;;&quot;miss&quot;); &quot;miss&quot;))" office:value-type="string" office:string-value="miss" calcext:value-type="string">
            <text:p>miss</text:p>
          </table:table-cell>
          <table:table-cell table:number-columns-repeated="2" table:style-name="ce8" office:value-type="float" office:value="0" calcext:value-type="float">
            <text:p>0.0000</text:p>
          </table:table-cell>
          <table:table-cell table:style-name="ce8" table:formula="of:=IF([.$B7]&gt;=1;IF([$Scores.O6]&gt;=[.O$4];&quot;hit&quot;;&quot;miss&quot;);IF([.$B7]=0;IF([$Scores.O6]&lt;[.O$4];&quot;hit&quot;;&quot;miss&quot;); &quot;miss&quot;))" office:value-type="string" office:string-value="miss" calcext:value-type="string">
            <text:p>miss</text:p>
          </table:table-cell>
          <table:table-cell table:style-name="ce8" table:formula="of:=IF([.$B7]&gt;=1;IF([$Scores.P6]&gt;=[.P$4];&quot;hit&quot;;&quot;miss&quot;);IF([.$B7]=0;IF([$Scores.P6]&lt;[.P$4];&quot;hit&quot;;&quot;miss&quot;); &quot;miss&quot;))" office:value-type="string" office:string-value="hit" calcext:value-type="string">
            <text:p>hit</text:p>
          </table:table-cell>
          <table:table-cell/>
          <table:table-cell table:style-name="ce2" office:value-type="float" office:value="0.56" calcext:value-type="float">
            <text:p>0.56</text:p>
          </table:table-cell>
          <table:table-cell table:number-columns-repeated="5"/>
          <table:table-cell table:style-name="ce8" office:value-type="float" office:value="0.4354055524" calcext:value-type="float">
            <text:p>0.4354</text:p>
          </table:table-cell>
          <table:table-cell table:style-name="ce8" office:value-type="float" office:value="0.0969242156" calcext:value-type="float">
            <text:p>0.0969</text:p>
          </table:table-cell>
          <table:table-cell table:style-name="ce8" office:value-type="float" office:value="0.2762798369" calcext:value-type="float">
            <text:p>0.2763</text:p>
          </table:table-cell>
          <table:table-cell table:style-name="ce8" office:value-type="float" office:value="0.1449561119" calcext:value-type="float">
            <text:p>0.1450</text:p>
          </table:table-cell>
          <table:table-cell table:style-name="ce8" office:value-type="float" office:value="0.0464342646" calcext:value-type="float">
            <text:p>0.0464</text:p>
          </table:table-cell>
          <table:table-cell table:style-name="ce2" table:formula="of:=IF([$Scores.X6]&lt;[.$X$4];IF([.$B7]=0;&quot;miss&quot;;&quot;hit&quot;);IF([.$B7]=0;IF([$Scores.Y6]&lt;[.Y$4];&quot;hit&quot;;&quot;miss&quot;);IF([$Scores.Y6]&gt;=[.Y$4];&quot;hit&quot;;&quot;miss&quot;)))" office:value-type="string" office:string-value="hit" calcext:value-type="string">
            <text:p>hit</text:p>
          </table:table-cell>
          <table:table-cell table:style-name="ce8" office:value-type="float" office:value="0.173917" calcext:value-type="float">
            <text:p>0.1739</text:p>
          </table:table-cell>
          <table:table-cell table:style-name="ce8" office:value-type="float" office:value="0.065601" calcext:value-type="float">
            <text:p>0.0656</text:p>
          </table:table-cell>
          <table:table-cell table:style-name="ce8" office:value-type="float" office:value="0.49798" calcext:value-type="float">
            <text:p>0.4980</text:p>
          </table:table-cell>
          <table:table-cell table:style-name="ce8" office:value-type="float" office:value="0.15913" calcext:value-type="float">
            <text:p>0.1591</text:p>
          </table:table-cell>
          <table:table-cell table:style-name="ce8" office:value-type="float" office:value="0.103373" calcext:value-type="float">
            <text:p>0.1034</text:p>
          </table:table-cell>
          <table:table-cell table:style-name="ce2" table:formula="of:=IF([.$B7]&gt;=1;IF([$Scores.AH6]=&quot;Non Abusive&quot;;&quot;hit&quot;;&quot;miss&quot;);IF([$Scores.AH6]=&quot;Abusive&quot;;&quot;hit&quot;;&quot;miss&quot;))" office:value-type="string" office:string-value="miss" calcext:value-type="string">
            <text:p>miss</text:p>
          </table:table-cell>
          <table:table-cell table:style-name="ce8" table:formula="of:=IF([.AI7]=&quot;hit&quot;;IF([$Scores.AI6]&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7]" office:value-type="string" office:string-value="Those who fight for our freedom have earned my support and respect." calcext:value-type="string">
            <text:p>Those who fight for our freedom have earned my support and respect.</text:p>
          </table:table-cell>
          <table:table-cell table:style-name="ce2" table:formula="of:=[$Scores.B7]" office:value-type="string" office:string-value="2" calcext:value-type="string">
            <text:p>2</text:p>
          </table:table-cell>
          <table:table-cell table:style-name="ce2" table:formula="of:=IF([.$B8]&gt;=1;IF([$Scores.C7]&gt;=[.C$4];&quot;hit&quot;;&quot;miss&quot;);IF([.$B8]=0;IF([$Scores.C7]&lt;[.C$4];&quot;hit&quot;;&quot;miss&quot;); &quot;miss&quot;))" office:value-type="string" office:string-value="hit" calcext:value-type="string">
            <text:p>hit</text:p>
          </table:table-cell>
          <table:table-cell table:style-name="ce2" table:formula="of:=IF([.$B8]&gt;=1;IF([$Scores.D7]&gt;=[.D$4];&quot;hit&quot;;&quot;miss&quot;);IF([.$B8]=0;IF([$Scores.D7]&lt;[.D$4];&quot;hit&quot;;&quot;miss&quot;); &quot;miss&quot;))" office:value-type="string" office:string-value="hit" calcext:value-type="string">
            <text:p>hit</text:p>
          </table:table-cell>
          <table:table-cell table:style-name="ce2" table:formula="of:=IF([.$B8]&gt;=1;IF([$Scores.E7]&gt;=[.E$4];&quot;hit&quot;;&quot;miss&quot;);IF([.$B8]=0;IF([$Scores.E7]&lt;[.E$4];&quot;hit&quot;;&quot;miss&quot;); &quot;miss&quot;))" office:value-type="string" office:string-value="hit" calcext:value-type="string">
            <text:p>hit</text:p>
          </table:table-cell>
          <table:table-cell table:style-name="ce2" table:formula="of:=IF([.$B8]&gt;=1;IF([$Scores.F7]&gt;=[.F$4];&quot;hit&quot;;&quot;miss&quot;);IF([.$B8]=0;IF([$Scores.F7]&lt;[.F$4];&quot;hit&quot;;&quot;miss&quot;); &quot;miss&quot;))" office:value-type="string" office:string-value="hit" calcext:value-type="string">
            <text:p>hit</text:p>
          </table:table-cell>
          <table:table-cell table:style-name="ce8" table:formula="of:=IF([.$B8]&gt;=1;IF([$Scores.G7]&gt;=[.G$4];&quot;hit&quot;;&quot;miss&quot;);IF([.$B8]=0;IF([$Scores.G7]&lt;[.G$4];&quot;hit&quot;;&quot;miss&quot;); &quot;error&quot;))" office:value-type="string" office:string-value="hit" calcext:value-type="string">
            <text:p>hit</text:p>
          </table:table-cell>
          <table:table-cell table:style-name="ce8" table:formula="of:=IF([.$B8]&gt;=1;IF([$Scores.H7]&gt;=[.H$4];&quot;hit&quot;;&quot;miss&quot;);IF([.$B8]=0;IF([$Scores.H7]&lt;[.H$4];&quot;hit&quot;;&quot;miss&quot;); &quot;error&quot;))" office:value-type="string" office:string-value="hit" calcext:value-type="string">
            <text:p>hit</text:p>
          </table:table-cell>
          <table:table-cell table:style-name="ce8" table:formula="of:=IF([.$B8]=0;IF([$Scores.I7]&gt;=[.I$4];&quot;hit&quot;;&quot;miss&quot;);IF([.$B8]&gt;0;IF([$Scores.I7]&lt;[.I$4];&quot;hit&quot;;&quot;miss&quot;); &quot;error&quot;))" office:value-type="string" office:string-value="hit" calcext:value-type="string">
            <text:p>hit</text:p>
          </table:table-cell>
          <table:table-cell table:style-name="ce2" table:formula="of:=IF([.$B8]&gt;=1;IF([$Scores.J7]&gt;=[.J$4];&quot;hit&quot;;&quot;miss&quot;);IF([.$B8]=0;IF([$Scores.J7]&lt;[.J$4];&quot;hit&quot;;&quot;miss&quot;); &quot;miss&quot;))" office:value-type="string" office:string-value="miss" calcext:value-type="string">
            <text:p>miss</text:p>
          </table:table-cell>
          <table:table-cell table:style-name="ce9" office:value-type="float" office:value="5" calcext:value-type="float">
            <text:p>5</text:p>
          </table:table-cell>
          <table:table-cell table:style-name="ce8" table:formula="of:=IF([.$B8]&gt;=1;IF([$Scores.L7]&gt;=[.L$4];&quot;hit&quot;;&quot;miss&quot;);IF([.$B8]=0;IF([$Scores.L7]&lt;[.L$4];&quot;hit&quot;;&quot;miss&quot;); &quot;miss&quot;))" office:value-type="string" office:string-value="miss" calcext:value-type="string">
            <text:p>miss</text:p>
          </table:table-cell>
          <table:table-cell table:style-name="ce8" office:value-type="float" office:value="-1" calcext:value-type="float">
            <text:p>-1.0000</text:p>
          </table:table-cell>
          <table:table-cell table:style-name="ce8" office:value-type="float" office:value="2" calcext:value-type="float">
            <text:p>2.0000</text:p>
          </table:table-cell>
          <table:table-cell table:style-name="ce8" table:formula="of:=IF([.$B8]&gt;=1;IF([$Scores.O7]&gt;=[.O$4];&quot;hit&quot;;&quot;miss&quot;);IF([.$B8]=0;IF([$Scores.O7]&lt;[.O$4];&quot;hit&quot;;&quot;miss&quot;); &quot;miss&quot;))" office:value-type="string" office:string-value="miss" calcext:value-type="string">
            <text:p>miss</text:p>
          </table:table-cell>
          <table:table-cell table:style-name="ce8" table:formula="of:=IF([.$B8]&gt;=1;IF([$Scores.P7]&gt;=[.P$4];&quot;hit&quot;;&quot;miss&quot;);IF([.$B8]=0;IF([$Scores.P7]&lt;[.P$4];&quot;hit&quot;;&quot;miss&quot;); &quot;miss&quot;))" office:value-type="string" office:string-value="hit" calcext:value-type="string">
            <text:p>hit</text:p>
          </table:table-cell>
          <table:table-cell table:number-columns-repeated="7"/>
          <table:table-cell table:style-name="ce8" office:value-type="float" office:value="0.170285508" calcext:value-type="float">
            <text:p>0.1703</text:p>
          </table:table-cell>
          <table:table-cell table:style-name="ce8" office:value-type="float" office:value="0.4893549085" calcext:value-type="float">
            <text:p>0.4894</text:p>
          </table:table-cell>
          <table:table-cell table:style-name="ce8" office:value-type="float" office:value="0.2357226461" calcext:value-type="float">
            <text:p>0.2357</text:p>
          </table:table-cell>
          <table:table-cell table:style-name="ce8" office:value-type="float" office:value="0.0588662028" calcext:value-type="float">
            <text:p>0.0589</text:p>
          </table:table-cell>
          <table:table-cell table:style-name="ce8" office:value-type="float" office:value="0.045770742" calcext:value-type="float">
            <text:p>0.0458</text:p>
          </table:table-cell>
          <table:table-cell table:style-name="ce2" table:formula="of:=IF([$Scores.X7]&lt;[.$X$4];IF([.$B8]=0;&quot;miss&quot;;&quot;hit&quot;);IF([.$B8]=0;IF([$Scores.Y7]&lt;[.Y$4];&quot;hit&quot;;&quot;miss&quot;);IF([$Scores.Y7]&gt;=[.Y$4];&quot;hit&quot;;&quot;miss&quot;)))" office:value-type="string" office:string-value="hit" calcext:value-type="string">
            <text:p>hit</text:p>
          </table:table-cell>
          <table:table-cell table:style-name="ce8" office:value-type="float" office:value="0.064292" calcext:value-type="float">
            <text:p>0.0643</text:p>
          </table:table-cell>
          <table:table-cell table:style-name="ce8" office:value-type="float" office:value="0.047806" calcext:value-type="float">
            <text:p>0.0478</text:p>
          </table:table-cell>
          <table:table-cell table:style-name="ce8" office:value-type="float" office:value="0.58809" calcext:value-type="float">
            <text:p>0.5881</text:p>
          </table:table-cell>
          <table:table-cell table:style-name="ce8" office:value-type="float" office:value="0.093102" calcext:value-type="float">
            <text:p>0.0931</text:p>
          </table:table-cell>
          <table:table-cell table:style-name="ce8" office:value-type="float" office:value="0.20671" calcext:value-type="float">
            <text:p>0.2067</text:p>
          </table:table-cell>
          <table:table-cell table:style-name="ce2" table:formula="of:=IF([.$B8]&gt;=1;IF([$Scores.AH7]=&quot;Non Abusive&quot;;&quot;hit&quot;;&quot;miss&quot;);IF([$Scores.AH7]=&quot;Abusive&quot;;&quot;hit&quot;;&quot;miss&quot;))" office:value-type="string" office:string-value="miss" calcext:value-type="string">
            <text:p>miss</text:p>
          </table:table-cell>
          <table:table-cell table:style-name="ce8" table:formula="of:=IF([.AI8]=&quot;hit&quot;;IF([$Scores.AI7]&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8]" office:value-type="string" office:string-value="These guys deserve to be part of our country as they have already proven their loyalty to us and our troops." calcext:value-type="string">
            <text:p>These guys deserve to be part of our country as they have already proven their loyalty to us and our troops.</text:p>
          </table:table-cell>
          <table:table-cell table:style-name="ce2" table:formula="of:=[$Scores.B8]" office:value-type="string" office:string-value="2" calcext:value-type="string">
            <text:p>2</text:p>
          </table:table-cell>
          <table:table-cell table:style-name="ce2" table:formula="of:=IF([.$B9]&gt;=1;IF([$Scores.C8]&gt;=[.C$4];&quot;hit&quot;;&quot;miss&quot;);IF([.$B9]=0;IF([$Scores.C8]&lt;[.C$4];&quot;hit&quot;;&quot;miss&quot;); &quot;miss&quot;))" office:value-type="string" office:string-value="hit" calcext:value-type="string">
            <text:p>hit</text:p>
          </table:table-cell>
          <table:table-cell table:style-name="ce2" table:formula="of:=IF([.$B9]&gt;=1;IF([$Scores.D8]&gt;=[.D$4];&quot;hit&quot;;&quot;miss&quot;);IF([.$B9]=0;IF([$Scores.D8]&lt;[.D$4];&quot;hit&quot;;&quot;miss&quot;); &quot;miss&quot;))" office:value-type="string" office:string-value="hit" calcext:value-type="string">
            <text:p>hit</text:p>
          </table:table-cell>
          <table:table-cell table:style-name="ce2" table:formula="of:=IF([.$B9]&gt;=1;IF([$Scores.E8]&gt;=[.E$4];&quot;hit&quot;;&quot;miss&quot;);IF([.$B9]=0;IF([$Scores.E8]&lt;[.E$4];&quot;hit&quot;;&quot;miss&quot;); &quot;miss&quot;))" office:value-type="string" office:string-value="hit" calcext:value-type="string">
            <text:p>hit</text:p>
          </table:table-cell>
          <table:table-cell table:style-name="ce2" table:formula="of:=IF([.$B9]&gt;=1;IF([$Scores.F8]&gt;=[.F$4];&quot;hit&quot;;&quot;miss&quot;);IF([.$B9]=0;IF([$Scores.F8]&lt;[.F$4];&quot;hit&quot;;&quot;miss&quot;); &quot;miss&quot;))" office:value-type="string" office:string-value="hit" calcext:value-type="string">
            <text:p>hit</text:p>
          </table:table-cell>
          <table:table-cell table:style-name="ce8" table:formula="of:=IF([.$B9]&gt;=1;IF([$Scores.G8]&gt;=[.G$4];&quot;hit&quot;;&quot;miss&quot;);IF([.$B9]=0;IF([$Scores.G8]&lt;[.G$4];&quot;hit&quot;;&quot;miss&quot;); &quot;error&quot;))" office:value-type="string" office:string-value="hit" calcext:value-type="string">
            <text:p>hit</text:p>
          </table:table-cell>
          <table:table-cell table:style-name="ce8" table:formula="of:=IF([.$B9]&gt;=1;IF([$Scores.H8]&gt;=[.H$4];&quot;hit&quot;;&quot;miss&quot;);IF([.$B9]=0;IF([$Scores.H8]&lt;[.H$4];&quot;hit&quot;;&quot;miss&quot;); &quot;error&quot;))" office:value-type="string" office:string-value="hit" calcext:value-type="string">
            <text:p>hit</text:p>
          </table:table-cell>
          <table:table-cell table:style-name="ce8" table:formula="of:=IF([.$B9]=0;IF([$Scores.I8]&gt;=[.I$4];&quot;hit&quot;;&quot;miss&quot;);IF([.$B9]&gt;0;IF([$Scores.I8]&lt;[.I$4];&quot;hit&quot;;&quot;miss&quot;); &quot;error&quot;))" office:value-type="string" office:string-value="hit" calcext:value-type="string">
            <text:p>hit</text:p>
          </table:table-cell>
          <table:table-cell table:style-name="ce2" table:formula="of:=IF([.$B9]&gt;=1;IF([$Scores.J8]&gt;=[.J$4];&quot;hit&quot;;&quot;miss&quot;);IF([.$B9]=0;IF([$Scores.J8]&lt;[.J$4];&quot;hit&quot;;&quot;miss&quot;); &quot;miss&quot;))" office:value-type="string" office:string-value="miss" calcext:value-type="string">
            <text:p>miss</text:p>
          </table:table-cell>
          <table:table-cell table:style-name="ce9" office:value-type="float" office:value="3" calcext:value-type="float">
            <text:p>3</text:p>
          </table:table-cell>
          <table:table-cell table:style-name="ce8" table:formula="of:=IF([.$B9]&gt;=1;IF([$Scores.L8]&gt;=[.L$4];&quot;hit&quot;;&quot;miss&quot;);IF([.$B9]=0;IF([$Scores.L8]&lt;[.L$4];&quot;hit&quot;;&quot;miss&quot;); &quot;miss&quot;))" office:value-type="string" office:string-value="miss" calcext:value-type="string">
            <text:p>miss</text:p>
          </table:table-cell>
          <table:table-cell table:number-columns-repeated="2" table:style-name="ce8" office:value-type="float" office:value="3" calcext:value-type="float">
            <text:p>3.0000</text:p>
          </table:table-cell>
          <table:table-cell table:style-name="ce8" table:formula="of:=IF([.$B9]&gt;=1;IF([$Scores.O8]&gt;=[.O$4];&quot;hit&quot;;&quot;miss&quot;);IF([.$B9]=0;IF([$Scores.O8]&lt;[.O$4];&quot;hit&quot;;&quot;miss&quot;); &quot;miss&quot;))" office:value-type="string" office:string-value="miss" calcext:value-type="string">
            <text:p>miss</text:p>
          </table:table-cell>
          <table:table-cell table:style-name="ce8" table:formula="of:=IF([.$B9]&gt;=1;IF([$Scores.P8]&gt;=[.P$4];&quot;hit&quot;;&quot;miss&quot;);IF([.$B9]=0;IF([$Scores.P8]&lt;[.P$4];&quot;hit&quot;;&quot;miss&quot;); &quot;miss&quot;))" office:value-type="string" office:string-value="hit" calcext:value-type="string">
            <text:p>hit</text:p>
          </table:table-cell>
          <table:table-cell table:number-columns-repeated="7"/>
          <table:table-cell table:style-name="ce8" office:value-type="float" office:value="0.2951905727" calcext:value-type="float">
            <text:p>0.2952</text:p>
          </table:table-cell>
          <table:table-cell table:style-name="ce8" office:value-type="float" office:value="0.1087463498" calcext:value-type="float">
            <text:p>0.1087</text:p>
          </table:table-cell>
          <table:table-cell table:style-name="ce8" office:value-type="float" office:value="0.5125365257" calcext:value-type="float">
            <text:p>0.5125</text:p>
          </table:table-cell>
          <table:table-cell table:style-name="ce8" office:value-type="float" office:value="0.0542008728" calcext:value-type="float">
            <text:p>0.0542</text:p>
          </table:table-cell>
          <table:table-cell table:style-name="ce8" office:value-type="float" office:value="0.0293256938" calcext:value-type="float">
            <text:p>0.0293</text:p>
          </table:table-cell>
          <table:table-cell table:style-name="ce2" table:formula="of:=IF([$Scores.X8]&lt;[.$X$4];IF([.$B9]=0;&quot;miss&quot;;&quot;hit&quot;);IF([.$B9]=0;IF([$Scores.Y8]&lt;[.Y$4];&quot;hit&quot;;&quot;miss&quot;);IF([$Scores.Y8]&gt;=[.Y$4];&quot;hit&quot;;&quot;miss&quot;)))" office:value-type="string" office:string-value="hit" calcext:value-type="string">
            <text:p>hit</text:p>
          </table:table-cell>
          <table:table-cell table:style-name="ce8" office:value-type="float" office:value="0.134607" calcext:value-type="float">
            <text:p>0.1346</text:p>
          </table:table-cell>
          <table:table-cell table:style-name="ce8" office:value-type="float" office:value="0.273014" calcext:value-type="float">
            <text:p>0.2730</text:p>
          </table:table-cell>
          <table:table-cell table:style-name="ce8" office:value-type="float" office:value="0.194861" calcext:value-type="float">
            <text:p>0.1949</text:p>
          </table:table-cell>
          <table:table-cell table:style-name="ce8" office:value-type="float" office:value="0.056313" calcext:value-type="float">
            <text:p>0.0563</text:p>
          </table:table-cell>
          <table:table-cell table:style-name="ce8" office:value-type="float" office:value="0.341205" calcext:value-type="float">
            <text:p>0.3412</text:p>
          </table:table-cell>
          <table:table-cell table:style-name="ce2" table:formula="of:=IF([.$B9]&gt;=1;IF([$Scores.AH8]=&quot;Non Abusive&quot;;&quot;hit&quot;;&quot;miss&quot;);IF([$Scores.AH8]=&quot;Abusive&quot;;&quot;hit&quot;;&quot;miss&quot;))" office:value-type="string" office:string-value="miss" calcext:value-type="string">
            <text:p>miss</text:p>
          </table:table-cell>
          <table:table-cell table:style-name="ce8" table:formula="of:=IF([.AI9]=&quot;hit&quot;;IF([$Scores.AI8]&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9]" office:value-type="string" office:string-value="We depend on their help (which can put them in danger) and they depend on us to treat them with fairness, honesty, and safety." calcext:value-type="string">
            <text:p>We depend on their help (which can put them in danger) and they depend on us to treat them with fairness, honesty, and safety.</text:p>
          </table:table-cell>
          <table:table-cell table:style-name="ce2" table:formula="of:=[$Scores.B9]" office:value-type="string" office:string-value="2" calcext:value-type="string">
            <text:p>2</text:p>
          </table:table-cell>
          <table:table-cell table:style-name="ce2" table:formula="of:=IF([.$B10]&gt;=1;IF([$Scores.C9]&gt;=[.C$4];&quot;hit&quot;;&quot;miss&quot;);IF([.$B10]=0;IF([$Scores.C9]&lt;[.C$4];&quot;hit&quot;;&quot;miss&quot;); &quot;miss&quot;))" office:value-type="string" office:string-value="hit" calcext:value-type="string">
            <text:p>hit</text:p>
          </table:table-cell>
          <table:table-cell table:style-name="ce2" table:formula="of:=IF([.$B10]&gt;=1;IF([$Scores.D9]&gt;=[.D$4];&quot;hit&quot;;&quot;miss&quot;);IF([.$B10]=0;IF([$Scores.D9]&lt;[.D$4];&quot;hit&quot;;&quot;miss&quot;); &quot;miss&quot;))" office:value-type="string" office:string-value="hit" calcext:value-type="string">
            <text:p>hit</text:p>
          </table:table-cell>
          <table:table-cell table:style-name="ce2" table:formula="of:=IF([.$B10]&gt;=1;IF([$Scores.E9]&gt;=[.E$4];&quot;hit&quot;;&quot;miss&quot;);IF([.$B10]=0;IF([$Scores.E9]&lt;[.E$4];&quot;hit&quot;;&quot;miss&quot;); &quot;miss&quot;))" office:value-type="string" office:string-value="hit" calcext:value-type="string">
            <text:p>hit</text:p>
          </table:table-cell>
          <table:table-cell table:style-name="ce2" table:formula="of:=IF([.$B10]&gt;=1;IF([$Scores.F9]&gt;=[.F$4];&quot;hit&quot;;&quot;miss&quot;);IF([.$B10]=0;IF([$Scores.F9]&lt;[.F$4];&quot;hit&quot;;&quot;miss&quot;); &quot;miss&quot;))" office:value-type="string" office:string-value="hit" calcext:value-type="string">
            <text:p>hit</text:p>
          </table:table-cell>
          <table:table-cell table:style-name="ce8" table:formula="of:=IF([.$B10]&gt;=1;IF([$Scores.G9]&gt;=[.G$4];&quot;hit&quot;;&quot;miss&quot;);IF([.$B10]=0;IF([$Scores.G9]&lt;[.G$4];&quot;hit&quot;;&quot;miss&quot;); &quot;error&quot;))" office:value-type="string" office:string-value="hit" calcext:value-type="string">
            <text:p>hit</text:p>
          </table:table-cell>
          <table:table-cell table:style-name="ce8" table:formula="of:=IF([.$B10]&gt;=1;IF([$Scores.H9]&gt;=[.H$4];&quot;hit&quot;;&quot;miss&quot;);IF([.$B10]=0;IF([$Scores.H9]&lt;[.H$4];&quot;hit&quot;;&quot;miss&quot;); &quot;error&quot;))" office:value-type="string" office:string-value="miss" calcext:value-type="string">
            <text:p>miss</text:p>
          </table:table-cell>
          <table:table-cell table:style-name="ce8" table:formula="of:=IF([.$B10]=0;IF([$Scores.I9]&gt;=[.I$4];&quot;hit&quot;;&quot;miss&quot;);IF([.$B10]&gt;0;IF([$Scores.I9]&lt;[.I$4];&quot;hit&quot;;&quot;miss&quot;); &quot;error&quot;))" office:value-type="string" office:string-value="hit" calcext:value-type="string">
            <text:p>hit</text:p>
          </table:table-cell>
          <table:table-cell table:style-name="ce2" table:formula="of:=IF([.$B10]&gt;=1;IF([$Scores.J9]&gt;=[.J$4];&quot;hit&quot;;&quot;miss&quot;);IF([.$B10]=0;IF([$Scores.J9]&lt;[.J$4];&quot;hit&quot;;&quot;miss&quot;); &quot;miss&quot;))" office:value-type="string" office:string-value="miss" calcext:value-type="string">
            <text:p>miss</text:p>
          </table:table-cell>
          <table:table-cell table:style-name="ce9" office:value-type="float" office:value="3" calcext:value-type="float">
            <text:p>3</text:p>
          </table:table-cell>
          <table:table-cell table:style-name="ce8" table:formula="of:=IF([.$B10]&gt;=1;IF([$Scores.L9]&gt;=[.L$4];&quot;hit&quot;;&quot;miss&quot;);IF([.$B10]=0;IF([$Scores.L9]&lt;[.L$4];&quot;hit&quot;;&quot;miss&quot;); &quot;miss&quot;))" office:value-type="string" office:string-value="miss" calcext:value-type="string">
            <text:p>miss</text:p>
          </table:table-cell>
          <table:table-cell table:style-name="ce8" office:value-type="float" office:value="-2" calcext:value-type="float">
            <text:p>-2.0000</text:p>
          </table:table-cell>
          <table:table-cell table:style-name="ce8" office:value-type="float" office:value="2" calcext:value-type="float">
            <text:p>2.0000</text:p>
          </table:table-cell>
          <table:table-cell table:style-name="ce8" table:formula="of:=IF([.$B10]&gt;=1;IF([$Scores.O9]&gt;=[.O$4];&quot;hit&quot;;&quot;miss&quot;);IF([.$B10]=0;IF([$Scores.O9]&lt;[.O$4];&quot;hit&quot;;&quot;miss&quot;); &quot;miss&quot;))" office:value-type="string" office:string-value="miss" calcext:value-type="string">
            <text:p>miss</text:p>
          </table:table-cell>
          <table:table-cell table:style-name="ce8" table:formula="of:=IF([.$B10]&gt;=1;IF([$Scores.P9]&gt;=[.P$4];&quot;hit&quot;;&quot;miss&quot;);IF([.$B10]=0;IF([$Scores.P9]&lt;[.P$4];&quot;hit&quot;;&quot;miss&quot;); &quot;miss&quot;))" office:value-type="string" office:string-value="hit" calcext:value-type="string">
            <text:p>hit</text:p>
          </table:table-cell>
          <table:table-cell table:number-columns-repeated="4"/>
          <table:table-cell table:style-name="ce2" office:value-type="float" office:value="0.76" calcext:value-type="float">
            <text:p>0.76</text:p>
          </table:table-cell>
          <table:table-cell/>
          <table:table-cell table:style-name="ce2" office:value-type="float" office:value="0.75" calcext:value-type="float">
            <text:p>0.75</text:p>
          </table:table-cell>
          <table:table-cell table:style-name="ce8" office:value-type="float" office:value="0.2483927608" calcext:value-type="float">
            <text:p>0.2484</text:p>
          </table:table-cell>
          <table:table-cell table:style-name="ce8" office:value-type="float" office:value="0.1361854374" calcext:value-type="float">
            <text:p>0.1362</text:p>
          </table:table-cell>
          <table:table-cell table:style-name="ce8" office:value-type="float" office:value="0.4153743684" calcext:value-type="float">
            <text:p>0.4154</text:p>
          </table:table-cell>
          <table:table-cell table:style-name="ce8" office:value-type="float" office:value="0.1696699262" calcext:value-type="float">
            <text:p>0.1697</text:p>
          </table:table-cell>
          <table:table-cell table:style-name="ce8" office:value-type="float" office:value="0.0303774811" calcext:value-type="float">
            <text:p>0.0304</text:p>
          </table:table-cell>
          <table:table-cell table:style-name="ce2" table:formula="of:=IF([$Scores.X9]&lt;[.$X$4];IF([.$B10]=0;&quot;miss&quot;;&quot;hit&quot;);IF([.$B10]=0;IF([$Scores.Y9]&lt;[.Y$4];&quot;hit&quot;;&quot;miss&quot;);IF([$Scores.Y9]&gt;=[.Y$4];&quot;hit&quot;;&quot;miss&quot;)))" office:value-type="string" office:string-value="hit" calcext:value-type="string">
            <text:p>hit</text:p>
          </table:table-cell>
          <table:table-cell table:style-name="ce8" office:value-type="float" office:value="0.016987" calcext:value-type="float">
            <text:p>0.0170</text:p>
          </table:table-cell>
          <table:table-cell table:style-name="ce8" office:value-type="float" office:value="0.397936" calcext:value-type="float">
            <text:p>0.3979</text:p>
          </table:table-cell>
          <table:table-cell table:style-name="ce8" office:value-type="float" office:value="0.135196" calcext:value-type="float">
            <text:p>0.1352</text:p>
          </table:table-cell>
          <table:table-cell table:style-name="ce8" office:value-type="float" office:value="0.022631" calcext:value-type="float">
            <text:p>0.0226</text:p>
          </table:table-cell>
          <table:table-cell table:style-name="ce8" office:value-type="float" office:value="0.427251" calcext:value-type="float">
            <text:p>0.4273</text:p>
          </table:table-cell>
          <table:table-cell table:style-name="ce2" table:formula="of:=IF([.$B10]&gt;=1;IF([$Scores.AH9]=&quot;Non Abusive&quot;;&quot;hit&quot;;&quot;miss&quot;);IF([$Scores.AH9]=&quot;Abusive&quot;;&quot;hit&quot;;&quot;miss&quot;))" office:value-type="string" office:string-value="miss" calcext:value-type="string">
            <text:p>miss</text:p>
          </table:table-cell>
          <table:table-cell table:style-name="ce8" table:formula="of:=IF([.AI10]=&quot;hit&quot;;IF([$Scores.AI9]&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0]" office:value-type="string" office:string-value="if we abandon people who supported us, who will ever support us?" calcext:value-type="string">
            <text:p>if we abandon people who supported us, who will ever support us?</text:p>
          </table:table-cell>
          <table:table-cell table:style-name="ce2" table:formula="of:=[$Scores.B10]" office:value-type="string" office:string-value="2" calcext:value-type="string">
            <text:p>2</text:p>
          </table:table-cell>
          <table:table-cell table:style-name="ce2" table:formula="of:=IF([.$B11]&gt;=1;IF([$Scores.C10]&gt;=[.C$4];&quot;hit&quot;;&quot;miss&quot;);IF([.$B11]=0;IF([$Scores.C10]&lt;[.C$4];&quot;hit&quot;;&quot;miss&quot;); &quot;miss&quot;))" office:value-type="string" office:string-value="hit" calcext:value-type="string">
            <text:p>hit</text:p>
          </table:table-cell>
          <table:table-cell table:style-name="ce2" table:formula="of:=IF([.$B11]&gt;=1;IF([$Scores.D10]&gt;=[.D$4];&quot;hit&quot;;&quot;miss&quot;);IF([.$B11]=0;IF([$Scores.D10]&lt;[.D$4];&quot;hit&quot;;&quot;miss&quot;); &quot;miss&quot;))" office:value-type="string" office:string-value="miss" calcext:value-type="string">
            <text:p>miss</text:p>
          </table:table-cell>
          <table:table-cell table:style-name="ce2" table:formula="of:=IF([.$B11]&gt;=1;IF([$Scores.E10]&gt;=[.E$4];&quot;hit&quot;;&quot;miss&quot;);IF([.$B11]=0;IF([$Scores.E10]&lt;[.E$4];&quot;hit&quot;;&quot;miss&quot;); &quot;miss&quot;))" office:value-type="string" office:string-value="hit" calcext:value-type="string">
            <text:p>hit</text:p>
          </table:table-cell>
          <table:table-cell table:style-name="ce2" table:formula="of:=IF([.$B11]&gt;=1;IF([$Scores.F10]&gt;=[.F$4];&quot;hit&quot;;&quot;miss&quot;);IF([.$B11]=0;IF([$Scores.F10]&lt;[.F$4];&quot;hit&quot;;&quot;miss&quot;); &quot;miss&quot;))" office:value-type="string" office:string-value="hit" calcext:value-type="string">
            <text:p>hit</text:p>
          </table:table-cell>
          <table:table-cell table:style-name="ce8" table:formula="of:=IF([.$B11]&gt;=1;IF([$Scores.G10]&gt;=[.G$4];&quot;hit&quot;;&quot;miss&quot;);IF([.$B11]=0;IF([$Scores.G10]&lt;[.G$4];&quot;hit&quot;;&quot;miss&quot;); &quot;error&quot;))" office:value-type="string" office:string-value="miss" calcext:value-type="string">
            <text:p>miss</text:p>
          </table:table-cell>
          <table:table-cell table:style-name="ce8" table:formula="of:=IF([.$B11]&gt;=1;IF([$Scores.H10]&gt;=[.H$4];&quot;hit&quot;;&quot;miss&quot;);IF([.$B11]=0;IF([$Scores.H10]&lt;[.H$4];&quot;hit&quot;;&quot;miss&quot;); &quot;error&quot;))" office:value-type="string" office:string-value="miss" calcext:value-type="string">
            <text:p>miss</text:p>
          </table:table-cell>
          <table:table-cell table:style-name="ce8" table:formula="of:=IF([.$B11]=0;IF([$Scores.I10]&gt;=[.I$4];&quot;hit&quot;;&quot;miss&quot;);IF([.$B11]&gt;0;IF([$Scores.I10]&lt;[.I$4];&quot;hit&quot;;&quot;miss&quot;); &quot;error&quot;))" office:value-type="string" office:string-value="hit" calcext:value-type="string">
            <text:p>hit</text:p>
          </table:table-cell>
          <table:table-cell table:style-name="ce2" table:formula="of:=IF([.$B11]&gt;=1;IF([$Scores.J10]&gt;=[.J$4];&quot;hit&quot;;&quot;miss&quot;);IF([.$B11]=0;IF([$Scores.J10]&lt;[.J$4];&quot;hit&quot;;&quot;miss&quot;); &quot;miss&quot;))" office:value-type="string" office:string-value="miss" calcext:value-type="string">
            <text:p>miss</text:p>
          </table:table-cell>
          <table:table-cell table:style-name="ce9" office:value-type="float" office:value="2" calcext:value-type="float">
            <text:p>2</text:p>
          </table:table-cell>
          <table:table-cell table:style-name="ce8" table:formula="of:=IF([.$B11]&gt;=1;IF([$Scores.L10]&gt;=[.L$4];&quot;hit&quot;;&quot;miss&quot;);IF([.$B11]=0;IF([$Scores.L10]&lt;[.L$4];&quot;hit&quot;;&quot;miss&quot;); &quot;miss&quot;))" office:value-type="string" office:string-value="miss" calcext:value-type="string">
            <text:p>miss</text:p>
          </table:table-cell>
          <table:table-cell table:style-name="ce8" office:value-type="float" office:value="-2" calcext:value-type="float">
            <text:p>-2.0000</text:p>
          </table:table-cell>
          <table:table-cell table:style-name="ce8" office:value-type="float" office:value="2" calcext:value-type="float">
            <text:p>2.0000</text:p>
          </table:table-cell>
          <table:table-cell table:style-name="ce8" table:formula="of:=IF([.$B11]&gt;=1;IF([$Scores.O10]&gt;=[.O$4];&quot;hit&quot;;&quot;miss&quot;);IF([.$B11]=0;IF([$Scores.O10]&lt;[.O$4];&quot;hit&quot;;&quot;miss&quot;); &quot;miss&quot;))" office:value-type="string" office:string-value="miss" calcext:value-type="string">
            <text:p>miss</text:p>
          </table:table-cell>
          <table:table-cell table:style-name="ce8" table:formula="of:=IF([.$B11]&gt;=1;IF([$Scores.P10]&gt;=[.P$4];&quot;hit&quot;;&quot;miss&quot;);IF([.$B11]=0;IF([$Scores.P10]&lt;[.P$4];&quot;hit&quot;;&quot;miss&quot;); &quot;miss&quot;))" office:value-type="string" office:string-value="hit" calcext:value-type="string">
            <text:p>hit</text:p>
          </table:table-cell>
          <table:table-cell table:number-columns-repeated="4"/>
          <table:table-cell table:style-name="ce2" office:value-type="float" office:value="0.62" calcext:value-type="float">
            <text:p>0.62</text:p>
          </table:table-cell>
          <table:table-cell table:style-name="ce2" office:value-type="float" office:value="0.54" calcext:value-type="float">
            <text:p>0.54</text:p>
          </table:table-cell>
          <table:table-cell/>
          <table:table-cell table:style-name="ce8" office:value-type="float" office:value="0.4690413177" calcext:value-type="float">
            <text:p>0.4690</text:p>
          </table:table-cell>
          <table:table-cell table:style-name="ce8" office:value-type="float" office:value="0.0661137775" calcext:value-type="float">
            <text:p>0.0661</text:p>
          </table:table-cell>
          <table:table-cell table:style-name="ce8" office:value-type="float" office:value="0.2874259353" calcext:value-type="float">
            <text:p>0.2874</text:p>
          </table:table-cell>
          <table:table-cell table:style-name="ce8" office:value-type="float" office:value="0.1291152537" calcext:value-type="float">
            <text:p>0.1291</text:p>
          </table:table-cell>
          <table:table-cell table:style-name="ce8" office:value-type="float" office:value="0.0483037084" calcext:value-type="float">
            <text:p>0.0483</text:p>
          </table:table-cell>
          <table:table-cell table:style-name="ce2" table:formula="of:=IF([$Scores.X10]&lt;[.$X$4];IF([.$B11]=0;&quot;miss&quot;;&quot;hit&quot;);IF([.$B11]=0;IF([$Scores.Y10]&lt;[.Y$4];&quot;hit&quot;;&quot;miss&quot;);IF([$Scores.Y10]&gt;=[.Y$4];&quot;hit&quot;;&quot;miss&quot;)))" office:value-type="string" office:string-value="hit" calcext:value-type="string">
            <text:p>hit</text:p>
          </table:table-cell>
          <table:table-cell table:style-name="ce8" office:value-type="float" office:value="0.09313" calcext:value-type="float">
            <text:p>0.0931</text:p>
          </table:table-cell>
          <table:table-cell table:style-name="ce8" office:value-type="float" office:value="0.063883" calcext:value-type="float">
            <text:p>0.0639</text:p>
          </table:table-cell>
          <table:table-cell table:style-name="ce8" office:value-type="float" office:value="0.600281" calcext:value-type="float">
            <text:p>0.6003</text:p>
          </table:table-cell>
          <table:table-cell table:style-name="ce8" office:value-type="float" office:value="0.102337" calcext:value-type="float">
            <text:p>0.1023</text:p>
          </table:table-cell>
          <table:table-cell table:style-name="ce8" office:value-type="float" office:value="0.140369" calcext:value-type="float">
            <text:p>0.1404</text:p>
          </table:table-cell>
          <table:table-cell table:style-name="ce2" table:formula="of:=IF([.$B11]&gt;=1;IF([$Scores.AH10]=&quot;Non Abusive&quot;;&quot;hit&quot;;&quot;miss&quot;);IF([$Scores.AH10]=&quot;Abusive&quot;;&quot;hit&quot;;&quot;miss&quot;))" office:value-type="string" office:string-value="miss" calcext:value-type="string">
            <text:p>miss</text:p>
          </table:table-cell>
          <table:table-cell table:style-name="ce8" table:formula="of:=IF([.AI11]=&quot;hit&quot;;IF([$Scores.AI10]&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1]" office:value-type="string" office:string-value="They risked everything to help us! We owe them." calcext:value-type="string">
            <text:p>They risked everything to help us! We owe them.</text:p>
          </table:table-cell>
          <table:table-cell table:style-name="ce2" table:formula="of:=[$Scores.B11]" office:value-type="string" office:string-value="2" calcext:value-type="string">
            <text:p>2</text:p>
          </table:table-cell>
          <table:table-cell table:style-name="ce2" table:formula="of:=IF([.$B12]&gt;=1;IF([$Scores.C11]&gt;=[.C$4];&quot;hit&quot;;&quot;miss&quot;);IF([.$B12]=0;IF([$Scores.C11]&lt;[.C$4];&quot;hit&quot;;&quot;miss&quot;); &quot;miss&quot;))" office:value-type="string" office:string-value="hit" calcext:value-type="string">
            <text:p>hit</text:p>
          </table:table-cell>
          <table:table-cell table:style-name="ce2" table:formula="of:=IF([.$B12]&gt;=1;IF([$Scores.D11]&gt;=[.D$4];&quot;hit&quot;;&quot;miss&quot;);IF([.$B12]=0;IF([$Scores.D11]&lt;[.D$4];&quot;hit&quot;;&quot;miss&quot;); &quot;miss&quot;))" office:value-type="string" office:string-value="hit" calcext:value-type="string">
            <text:p>hit</text:p>
          </table:table-cell>
          <table:table-cell table:style-name="ce2" table:formula="of:=IF([.$B12]&gt;=1;IF([$Scores.E11]&gt;=[.E$4];&quot;hit&quot;;&quot;miss&quot;);IF([.$B12]=0;IF([$Scores.E11]&lt;[.E$4];&quot;hit&quot;;&quot;miss&quot;); &quot;miss&quot;))" office:value-type="string" office:string-value="hit" calcext:value-type="string">
            <text:p>hit</text:p>
          </table:table-cell>
          <table:table-cell table:style-name="ce2" table:formula="of:=IF([.$B12]&gt;=1;IF([$Scores.F11]&gt;=[.F$4];&quot;hit&quot;;&quot;miss&quot;);IF([.$B12]=0;IF([$Scores.F11]&lt;[.F$4];&quot;hit&quot;;&quot;miss&quot;); &quot;miss&quot;))" office:value-type="string" office:string-value="hit" calcext:value-type="string">
            <text:p>hit</text:p>
          </table:table-cell>
          <table:table-cell table:style-name="ce8" table:formula="of:=IF([.$B12]&gt;=1;IF([$Scores.G11]&gt;=[.G$4];&quot;hit&quot;;&quot;miss&quot;);IF([.$B12]=0;IF([$Scores.G11]&lt;[.G$4];&quot;hit&quot;;&quot;miss&quot;); &quot;error&quot;))" office:value-type="string" office:string-value="hit" calcext:value-type="string">
            <text:p>hit</text:p>
          </table:table-cell>
          <table:table-cell table:style-name="ce8" table:formula="of:=IF([.$B12]&gt;=1;IF([$Scores.H11]&gt;=[.H$4];&quot;hit&quot;;&quot;miss&quot;);IF([.$B12]=0;IF([$Scores.H11]&lt;[.H$4];&quot;hit&quot;;&quot;miss&quot;); &quot;error&quot;))" office:value-type="string" office:string-value="hit" calcext:value-type="string">
            <text:p>hit</text:p>
          </table:table-cell>
          <table:table-cell table:style-name="ce8" table:formula="of:=IF([.$B12]=0;IF([$Scores.I11]&gt;=[.I$4];&quot;hit&quot;;&quot;miss&quot;);IF([.$B12]&gt;0;IF([$Scores.I11]&lt;[.I$4];&quot;hit&quot;;&quot;miss&quot;); &quot;error&quot;))" office:value-type="string" office:string-value="hit" calcext:value-type="string">
            <text:p>hit</text:p>
          </table:table-cell>
          <table:table-cell table:style-name="ce2" table:formula="of:=IF([.$B12]&gt;=1;IF([$Scores.J11]&gt;=[.J$4];&quot;hit&quot;;&quot;miss&quot;);IF([.$B12]=0;IF([$Scores.J11]&lt;[.J$4];&quot;hit&quot;;&quot;miss&quot;); &quot;miss&quot;))" office:value-type="string" office:string-value="miss" calcext:value-type="string">
            <text:p>miss</text:p>
          </table:table-cell>
          <table:table-cell table:style-name="ce9" office:value-type="float" office:value="2" calcext:value-type="float">
            <text:p>2</text:p>
          </table:table-cell>
          <table:table-cell table:style-name="ce8" table:formula="of:=IF([.$B12]&gt;=1;IF([$Scores.L11]&gt;=[.L$4];&quot;hit&quot;;&quot;miss&quot;);IF([.$B12]=0;IF([$Scores.L11]&lt;[.L$4];&quot;hit&quot;;&quot;miss&quot;); &quot;miss&quot;))" office:value-type="string" office:string-value="miss" calcext:value-type="string">
            <text:p>miss</text:p>
          </table:table-cell>
          <table:table-cell table:number-columns-repeated="2" table:style-name="ce8" office:value-type="float" office:value="2" calcext:value-type="float">
            <text:p>2.0000</text:p>
          </table:table-cell>
          <table:table-cell table:style-name="ce8" table:formula="of:=IF([.$B12]&gt;=1;IF([$Scores.O11]&gt;=[.O$4];&quot;hit&quot;;&quot;miss&quot;);IF([.$B12]=0;IF([$Scores.O11]&lt;[.O$4];&quot;hit&quot;;&quot;miss&quot;); &quot;miss&quot;))" office:value-type="string" office:string-value="miss" calcext:value-type="string">
            <text:p>miss</text:p>
          </table:table-cell>
          <table:table-cell table:style-name="ce8" table:formula="of:=IF([.$B12]&gt;=1;IF([$Scores.P11]&gt;=[.P$4];&quot;hit&quot;;&quot;miss&quot;);IF([.$B12]=0;IF([$Scores.P11]&lt;[.P$4];&quot;hit&quot;;&quot;miss&quot;); &quot;miss&quot;))" office:value-type="string" office:string-value="hit" calcext:value-type="string">
            <text:p>hit</text:p>
          </table:table-cell>
          <table:table-cell table:number-columns-repeated="7"/>
          <table:table-cell table:style-name="ce8" office:value-type="float" office:value="0.263068974" calcext:value-type="float">
            <text:p>0.2631</text:p>
          </table:table-cell>
          <table:table-cell table:style-name="ce8" office:value-type="float" office:value="0.1507167071" calcext:value-type="float">
            <text:p>0.1507</text:p>
          </table:table-cell>
          <table:table-cell table:style-name="ce8" office:value-type="float" office:value="0.3015528321" calcext:value-type="float">
            <text:p>0.3016</text:p>
          </table:table-cell>
          <table:table-cell table:style-name="ce8" office:value-type="float" office:value="0.258030504" calcext:value-type="float">
            <text:p>0.2580</text:p>
          </table:table-cell>
          <table:table-cell table:style-name="ce8" office:value-type="float" office:value="0.0266309194" calcext:value-type="float">
            <text:p>0.0266</text:p>
          </table:table-cell>
          <table:table-cell table:style-name="ce2" table:formula="of:=IF([$Scores.X11]&lt;[.$X$4];IF([.$B12]=0;&quot;miss&quot;;&quot;hit&quot;);IF([.$B12]=0;IF([$Scores.Y11]&lt;[.Y$4];&quot;hit&quot;;&quot;miss&quot;);IF([$Scores.Y11]&gt;=[.Y$4];&quot;hit&quot;;&quot;miss&quot;)))" office:value-type="string" office:string-value="hit" calcext:value-type="string">
            <text:p>hit</text:p>
          </table:table-cell>
          <table:table-cell table:style-name="ce8" office:value-type="float" office:value="0.10605" calcext:value-type="float">
            <text:p>0.1061</text:p>
          </table:table-cell>
          <table:table-cell table:style-name="ce8" office:value-type="float" office:value="0.17941" calcext:value-type="float">
            <text:p>0.1794</text:p>
          </table:table-cell>
          <table:table-cell table:style-name="ce8" office:value-type="float" office:value="0.358462" calcext:value-type="float">
            <text:p>0.3585</text:p>
          </table:table-cell>
          <table:table-cell table:style-name="ce8" office:value-type="float" office:value="0.03864" calcext:value-type="float">
            <text:p>0.0386</text:p>
          </table:table-cell>
          <table:table-cell table:style-name="ce8" office:value-type="float" office:value="0.317439" calcext:value-type="float">
            <text:p>0.3174</text:p>
          </table:table-cell>
          <table:table-cell table:style-name="ce2" table:formula="of:=IF([.$B12]&gt;=1;IF([$Scores.AH11]=&quot;Non Abusive&quot;;&quot;hit&quot;;&quot;miss&quot;);IF([$Scores.AH11]=&quot;Abusive&quot;;&quot;hit&quot;;&quot;miss&quot;))" office:value-type="string" office:string-value="miss" calcext:value-type="string">
            <text:p>miss</text:p>
          </table:table-cell>
          <table:table-cell table:style-name="ce8" table:formula="of:=IF([.AI12]=&quot;hit&quot;;IF([$Scores.AI11]&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2]" office:value-type="string" office:string-value="There is no reason to daly. Please take time this veterans day and pass this on. Thanks US Army and Us Air Force Veteran. G L Mann" calcext:value-type="string">
            <text:p>There is no reason to daly. Please take time this veterans day and pass this on. Thanks US Army and Us Air Force Veteran. G L Mann</text:p>
          </table:table-cell>
          <table:table-cell table:style-name="ce2" table:formula="of:=[$Scores.B12]" office:value-type="string" office:string-value="2" calcext:value-type="string">
            <text:p>2</text:p>
          </table:table-cell>
          <table:table-cell table:style-name="ce2" table:formula="of:=IF([.$B13]&gt;=1;IF([$Scores.C12]&gt;=[.C$4];&quot;hit&quot;;&quot;miss&quot;);IF([.$B13]=0;IF([$Scores.C12]&lt;[.C$4];&quot;hit&quot;;&quot;miss&quot;); &quot;miss&quot;))" office:value-type="string" office:string-value="hit" calcext:value-type="string">
            <text:p>hit</text:p>
          </table:table-cell>
          <table:table-cell table:style-name="ce2" table:formula="of:=IF([.$B13]&gt;=1;IF([$Scores.D12]&gt;=[.D$4];&quot;hit&quot;;&quot;miss&quot;);IF([.$B13]=0;IF([$Scores.D12]&lt;[.D$4];&quot;hit&quot;;&quot;miss&quot;); &quot;miss&quot;))" office:value-type="string" office:string-value="hit" calcext:value-type="string">
            <text:p>hit</text:p>
          </table:table-cell>
          <table:table-cell table:style-name="ce2" table:formula="of:=IF([.$B13]&gt;=1;IF([$Scores.E12]&gt;=[.E$4];&quot;hit&quot;;&quot;miss&quot;);IF([.$B13]=0;IF([$Scores.E12]&lt;[.E$4];&quot;hit&quot;;&quot;miss&quot;); &quot;miss&quot;))" office:value-type="string" office:string-value="miss" calcext:value-type="string">
            <text:p>miss</text:p>
          </table:table-cell>
          <table:table-cell table:style-name="ce2" table:formula="of:=IF([.$B13]&gt;=1;IF([$Scores.F12]&gt;=[.F$4];&quot;hit&quot;;&quot;miss&quot;);IF([.$B13]=0;IF([$Scores.F12]&lt;[.F$4];&quot;hit&quot;;&quot;miss&quot;); &quot;miss&quot;))" office:value-type="string" office:string-value="hit" calcext:value-type="string">
            <text:p>hit</text:p>
          </table:table-cell>
          <table:table-cell table:style-name="ce8" table:formula="of:=IF([.$B13]&gt;=1;IF([$Scores.G12]&gt;=[.G$4];&quot;hit&quot;;&quot;miss&quot;);IF([.$B13]=0;IF([$Scores.G12]&lt;[.G$4];&quot;hit&quot;;&quot;miss&quot;); &quot;error&quot;))" office:value-type="string" office:string-value="miss" calcext:value-type="string">
            <text:p>miss</text:p>
          </table:table-cell>
          <table:table-cell table:style-name="ce8" table:formula="of:=IF([.$B13]&gt;=1;IF([$Scores.H12]&gt;=[.H$4];&quot;hit&quot;;&quot;miss&quot;);IF([.$B13]=0;IF([$Scores.H12]&lt;[.H$4];&quot;hit&quot;;&quot;miss&quot;); &quot;error&quot;))" office:value-type="string" office:string-value="miss" calcext:value-type="string">
            <text:p>miss</text:p>
          </table:table-cell>
          <table:table-cell table:style-name="ce8" table:formula="of:=IF([.$B13]=0;IF([$Scores.I12]&gt;=[.I$4];&quot;hit&quot;;&quot;miss&quot;);IF([.$B13]&gt;0;IF([$Scores.I12]&lt;[.I$4];&quot;hit&quot;;&quot;miss&quot;); &quot;error&quot;))" office:value-type="string" office:string-value="hit" calcext:value-type="string">
            <text:p>hit</text:p>
          </table:table-cell>
          <table:table-cell table:style-name="ce2" table:formula="of:=IF([.$B13]&gt;=1;IF([$Scores.J12]&gt;=[.J$4];&quot;hit&quot;;&quot;miss&quot;);IF([.$B13]=0;IF([$Scores.J12]&lt;[.J$4];&quot;hit&quot;;&quot;miss&quot;); &quot;miss&quot;))" office:value-type="string" office:string-value="miss" calcext:value-type="string">
            <text:p>miss</text:p>
          </table:table-cell>
          <table:table-cell table:style-name="ce9" office:value-type="float" office:value="2" calcext:value-type="float">
            <text:p>2</text:p>
          </table:table-cell>
          <table:table-cell table:style-name="ce8" table:formula="of:=IF([.$B13]&gt;=1;IF([$Scores.L12]&gt;=[.L$4];&quot;hit&quot;;&quot;miss&quot;);IF([.$B13]=0;IF([$Scores.L12]&lt;[.L$4];&quot;hit&quot;;&quot;miss&quot;); &quot;miss&quot;))" office:value-type="string" office:string-value="miss" calcext:value-type="string">
            <text:p>miss</text:p>
          </table:table-cell>
          <table:table-cell table:number-columns-repeated="2" table:style-name="ce8" office:value-type="float" office:value="-1" calcext:value-type="float">
            <text:p>-1.0000</text:p>
          </table:table-cell>
          <table:table-cell table:style-name="ce8" table:formula="of:=IF([.$B13]&gt;=1;IF([$Scores.O12]&gt;=[.O$4];&quot;hit&quot;;&quot;miss&quot;);IF([.$B13]=0;IF([$Scores.O12]&lt;[.O$4];&quot;hit&quot;;&quot;miss&quot;); &quot;miss&quot;))" office:value-type="string" office:string-value="miss" calcext:value-type="string">
            <text:p>miss</text:p>
          </table:table-cell>
          <table:table-cell table:style-name="ce8" table:formula="of:=IF([.$B13]&gt;=1;IF([$Scores.P12]&gt;=[.P$4];&quot;hit&quot;;&quot;miss&quot;);IF([.$B13]=0;IF([$Scores.P12]&lt;[.P$4];&quot;hit&quot;;&quot;miss&quot;); &quot;miss&quot;))" office:value-type="string" office:string-value="hit" calcext:value-type="string">
            <text:p>hit</text:p>
          </table:table-cell>
          <table:table-cell table:number-columns-repeated="7"/>
          <table:table-cell table:style-name="ce8" office:value-type="float" office:value="0.4036175013" calcext:value-type="float">
            <text:p>0.4036</text:p>
          </table:table-cell>
          <table:table-cell table:style-name="ce8" office:value-type="float" office:value="0.0820590854" calcext:value-type="float">
            <text:p>0.0821</text:p>
          </table:table-cell>
          <table:table-cell table:style-name="ce8" office:value-type="float" office:value="0.2670995295" calcext:value-type="float">
            <text:p>0.2671</text:p>
          </table:table-cell>
          <table:table-cell table:style-name="ce8" office:value-type="float" office:value="0.2403524518" calcext:value-type="float">
            <text:p>0.2404</text:p>
          </table:table-cell>
          <table:table-cell table:style-name="ce8" office:value-type="float" office:value="0.0068714591" calcext:value-type="float">
            <text:p>0.0069</text:p>
          </table:table-cell>
          <table:table-cell table:style-name="ce2" table:formula="of:=IF([$Scores.X12]&lt;[.$X$4];IF([.$B13]=0;&quot;miss&quot;;&quot;hit&quot;);IF([.$B13]=0;IF([$Scores.Y12]&lt;[.Y$4];&quot;hit&quot;;&quot;miss&quot;);IF([$Scores.Y12]&gt;=[.Y$4];&quot;hit&quot;;&quot;miss&quot;)))" office:value-type="string" office:string-value="hit" calcext:value-type="string">
            <text:p>hit</text:p>
          </table:table-cell>
          <table:table-cell table:style-name="ce8" office:value-type="float" office:value="0.165509" calcext:value-type="float">
            <text:p>0.1655</text:p>
          </table:table-cell>
          <table:table-cell table:style-name="ce8" office:value-type="float" office:value="0.153935" calcext:value-type="float">
            <text:p>0.1539</text:p>
          </table:table-cell>
          <table:table-cell table:style-name="ce8" office:value-type="float" office:value="0.362502" calcext:value-type="float">
            <text:p>0.3625</text:p>
          </table:table-cell>
          <table:table-cell table:style-name="ce8" office:value-type="float" office:value="0.087846" calcext:value-type="float">
            <text:p>0.0878</text:p>
          </table:table-cell>
          <table:table-cell table:style-name="ce8" office:value-type="float" office:value="0.230207" calcext:value-type="float">
            <text:p>0.2302</text:p>
          </table:table-cell>
          <table:table-cell table:style-name="ce2" table:formula="of:=IF([.$B13]&gt;=1;IF([$Scores.AH12]=&quot;Non Abusive&quot;;&quot;hit&quot;;&quot;miss&quot;);IF([$Scores.AH12]=&quot;Abusive&quot;;&quot;hit&quot;;&quot;miss&quot;))" office:value-type="string" office:string-value="miss" calcext:value-type="string">
            <text:p>miss</text:p>
          </table:table-cell>
          <table:table-cell table:style-name="ce8" table:formula="of:=IF([.AI13]=&quot;hit&quot;;IF([$Scores.AI12]&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3]" office:value-type="string" office:string-value="These Guys are brothers!" calcext:value-type="string">
            <text:p>These Guys are brothers!</text:p>
          </table:table-cell>
          <table:table-cell table:style-name="ce2" table:formula="of:=[$Scores.B13]" office:value-type="string" office:string-value="2" calcext:value-type="string">
            <text:p>2</text:p>
          </table:table-cell>
          <table:table-cell table:style-name="ce2" table:formula="of:=IF([.$B14]&gt;=1;IF([$Scores.C13]&gt;=[.C$4];&quot;hit&quot;;&quot;miss&quot;);IF([.$B14]=0;IF([$Scores.C13]&lt;[.C$4];&quot;hit&quot;;&quot;miss&quot;); &quot;miss&quot;))" office:value-type="string" office:string-value="hit" calcext:value-type="string">
            <text:p>hit</text:p>
          </table:table-cell>
          <table:table-cell table:style-name="ce2" table:formula="of:=IF([.$B14]&gt;=1;IF([$Scores.D13]&gt;=[.D$4];&quot;hit&quot;;&quot;miss&quot;);IF([.$B14]=0;IF([$Scores.D13]&lt;[.D$4];&quot;hit&quot;;&quot;miss&quot;); &quot;miss&quot;))" office:value-type="string" office:string-value="hit" calcext:value-type="string">
            <text:p>hit</text:p>
          </table:table-cell>
          <table:table-cell table:style-name="ce2" table:formula="of:=IF([.$B14]&gt;=1;IF([$Scores.E13]&gt;=[.E$4];&quot;hit&quot;;&quot;miss&quot;);IF([.$B14]=0;IF([$Scores.E13]&lt;[.E$4];&quot;hit&quot;;&quot;miss&quot;); &quot;miss&quot;))" office:value-type="string" office:string-value="hit" calcext:value-type="string">
            <text:p>hit</text:p>
          </table:table-cell>
          <table:table-cell table:style-name="ce2" table:formula="of:=IF([.$B14]&gt;=1;IF([$Scores.F13]&gt;=[.F$4];&quot;hit&quot;;&quot;miss&quot;);IF([.$B14]=0;IF([$Scores.F13]&lt;[.F$4];&quot;hit&quot;;&quot;miss&quot;); &quot;miss&quot;))" office:value-type="string" office:string-value="hit" calcext:value-type="string">
            <text:p>hit</text:p>
          </table:table-cell>
          <table:table-cell table:style-name="ce8" table:formula="of:=IF([.$B14]&gt;=1;IF([$Scores.G13]&gt;=[.G$4];&quot;hit&quot;;&quot;miss&quot;);IF([.$B14]=0;IF([$Scores.G13]&lt;[.G$4];&quot;hit&quot;;&quot;miss&quot;); &quot;error&quot;))" office:value-type="string" office:string-value="hit" calcext:value-type="string">
            <text:p>hit</text:p>
          </table:table-cell>
          <table:table-cell table:style-name="ce8" table:formula="of:=IF([.$B14]&gt;=1;IF([$Scores.H13]&gt;=[.H$4];&quot;hit&quot;;&quot;miss&quot;);IF([.$B14]=0;IF([$Scores.H13]&lt;[.H$4];&quot;hit&quot;;&quot;miss&quot;); &quot;error&quot;))" office:value-type="string" office:string-value="hit" calcext:value-type="string">
            <text:p>hit</text:p>
          </table:table-cell>
          <table:table-cell table:style-name="ce8" table:formula="of:=IF([.$B14]=0;IF([$Scores.I13]&gt;=[.I$4];&quot;hit&quot;;&quot;miss&quot;);IF([.$B14]&gt;0;IF([$Scores.I13]&lt;[.I$4];&quot;hit&quot;;&quot;miss&quot;); &quot;error&quot;))" office:value-type="string" office:string-value="hit" calcext:value-type="string">
            <text:p>hit</text:p>
          </table:table-cell>
          <table:table-cell table:style-name="ce2" table:formula="of:=IF([.$B14]&gt;=1;IF([$Scores.J13]&gt;=[.J$4];&quot;hit&quot;;&quot;miss&quot;);IF([.$B14]=0;IF([$Scores.J13]&lt;[.J$4];&quot;hit&quot;;&quot;miss&quot;); &quot;miss&quot;))" office:value-type="string" office:string-value="miss" calcext:value-type="string">
            <text:p>miss</text:p>
          </table:table-cell>
          <table:table-cell table:style-name="ce9" office:value-type="float" office:value="0" calcext:value-type="float">
            <text:p>0</text:p>
          </table:table-cell>
          <table:table-cell table:style-name="ce8" table:formula="of:=IF([.$B14]&gt;=1;IF([$Scores.L13]&gt;=[.L$4];&quot;hit&quot;;&quot;miss&quot;);IF([.$B14]=0;IF([$Scores.L13]&lt;[.L$4];&quot;hit&quot;;&quot;miss&quot;); &quot;miss&quot;))" office:value-type="string" office:string-value="miss" calcext:value-type="string">
            <text:p>miss</text:p>
          </table:table-cell>
          <table:table-cell table:number-columns-repeated="2" table:style-name="ce8" office:value-type="float" office:value="0" calcext:value-type="float">
            <text:p>0.0000</text:p>
          </table:table-cell>
          <table:table-cell table:style-name="ce8" table:formula="of:=IF([.$B14]&gt;=1;IF([$Scores.O13]&gt;=[.O$4];&quot;hit&quot;;&quot;miss&quot;);IF([.$B14]=0;IF([$Scores.O13]&lt;[.O$4];&quot;hit&quot;;&quot;miss&quot;); &quot;miss&quot;))" office:value-type="string" office:string-value="miss" calcext:value-type="string">
            <text:p>miss</text:p>
          </table:table-cell>
          <table:table-cell table:style-name="ce8" table:formula="of:=IF([.$B14]&gt;=1;IF([$Scores.P13]&gt;=[.P$4];&quot;hit&quot;;&quot;miss&quot;);IF([.$B14]=0;IF([$Scores.P13]&lt;[.P$4];&quot;hit&quot;;&quot;miss&quot;); &quot;miss&quot;))" office:value-type="string" office:string-value="hit" calcext:value-type="string">
            <text:p>hit</text:p>
          </table:table-cell>
          <table:table-cell table:number-columns-repeated="7"/>
          <table:table-cell table:style-name="ce8" office:value-type="float" office:value="0.6246311665" calcext:value-type="float">
            <text:p>0.6246</text:p>
          </table:table-cell>
          <table:table-cell table:style-name="ce8" office:value-type="float" office:value="0.1056672782" calcext:value-type="float">
            <text:p>0.1057</text:p>
          </table:table-cell>
          <table:table-cell table:style-name="ce8" office:value-type="float" office:value="0.104118824" calcext:value-type="float">
            <text:p>0.1041</text:p>
          </table:table-cell>
          <table:table-cell table:style-name="ce8" office:value-type="float" office:value="0.0838994682" calcext:value-type="float">
            <text:p>0.0839</text:p>
          </table:table-cell>
          <table:table-cell table:style-name="ce8" office:value-type="float" office:value="0.0816832334" calcext:value-type="float">
            <text:p>0.0817</text:p>
          </table:table-cell>
          <table:table-cell table:style-name="ce2" table:formula="of:=IF([$Scores.X13]&lt;[.$X$4];IF([.$B14]=0;&quot;miss&quot;;&quot;hit&quot;);IF([.$B14]=0;IF([$Scores.Y13]&lt;[.Y$4];&quot;hit&quot;;&quot;miss&quot;);IF([$Scores.Y13]&gt;=[.Y$4];&quot;hit&quot;;&quot;miss&quot;)))" office:value-type="string" office:string-value="hit" calcext:value-type="string">
            <text:p>hit</text:p>
          </table:table-cell>
          <table:table-cell table:style-name="ce8" office:value-type="float" office:value="0.073368" calcext:value-type="float">
            <text:p>0.0734</text:p>
          </table:table-cell>
          <table:table-cell table:style-name="ce8" office:value-type="float" office:value="0.361204" calcext:value-type="float">
            <text:p>0.3612</text:p>
          </table:table-cell>
          <table:table-cell table:style-name="ce8" office:value-type="float" office:value="0.222849" calcext:value-type="float">
            <text:p>0.2228</text:p>
          </table:table-cell>
          <table:table-cell table:style-name="ce8" office:value-type="float" office:value="0.067508" calcext:value-type="float">
            <text:p>0.0675</text:p>
          </table:table-cell>
          <table:table-cell table:style-name="ce8" office:value-type="float" office:value="0.275071" calcext:value-type="float">
            <text:p>0.2751</text:p>
          </table:table-cell>
          <table:table-cell table:style-name="ce2" table:formula="of:=IF([.$B14]&gt;=1;IF([$Scores.AH13]=&quot;Non Abusive&quot;;&quot;hit&quot;;&quot;miss&quot;);IF([$Scores.AH13]=&quot;Abusive&quot;;&quot;hit&quot;;&quot;miss&quot;))" office:value-type="string" office:string-value="miss" calcext:value-type="string">
            <text:p>miss</text:p>
          </table:table-cell>
          <table:table-cell table:style-name="ce8" table:formula="of:=IF([.AI14]=&quot;hit&quot;;IF([$Scores.AI13]&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4]" office:value-type="string" office:string-value="Where would we be without him?" calcext:value-type="string">
            <text:p>Where would we be without him?</text:p>
          </table:table-cell>
          <table:table-cell table:style-name="ce2" table:formula="of:=[$Scores.B14]" office:value-type="string" office:string-value="2" calcext:value-type="string">
            <text:p>2</text:p>
          </table:table-cell>
          <table:table-cell table:style-name="ce2" table:formula="of:=IF([.$B15]&gt;=1;IF([$Scores.C14]&gt;=[.C$4];&quot;hit&quot;;&quot;miss&quot;);IF([.$B15]=0;IF([$Scores.C14]&lt;[.C$4];&quot;hit&quot;;&quot;miss&quot;); &quot;miss&quot;))" office:value-type="string" office:string-value="hit" calcext:value-type="string">
            <text:p>hit</text:p>
          </table:table-cell>
          <table:table-cell table:style-name="ce2" table:formula="of:=IF([.$B15]&gt;=1;IF([$Scores.D14]&gt;=[.D$4];&quot;hit&quot;;&quot;miss&quot;);IF([.$B15]=0;IF([$Scores.D14]&lt;[.D$4];&quot;hit&quot;;&quot;miss&quot;); &quot;miss&quot;))" office:value-type="string" office:string-value="hit" calcext:value-type="string">
            <text:p>hit</text:p>
          </table:table-cell>
          <table:table-cell table:style-name="ce2" table:formula="of:=IF([.$B15]&gt;=1;IF([$Scores.E14]&gt;=[.E$4];&quot;hit&quot;;&quot;miss&quot;);IF([.$B15]=0;IF([$Scores.E14]&lt;[.E$4];&quot;hit&quot;;&quot;miss&quot;); &quot;miss&quot;))" office:value-type="string" office:string-value="hit" calcext:value-type="string">
            <text:p>hit</text:p>
          </table:table-cell>
          <table:table-cell table:style-name="ce2" table:formula="of:=IF([.$B15]&gt;=1;IF([$Scores.F14]&gt;=[.F$4];&quot;hit&quot;;&quot;miss&quot;);IF([.$B15]=0;IF([$Scores.F14]&lt;[.F$4];&quot;hit&quot;;&quot;miss&quot;); &quot;miss&quot;))" office:value-type="string" office:string-value="hit" calcext:value-type="string">
            <text:p>hit</text:p>
          </table:table-cell>
          <table:table-cell table:style-name="ce8" table:formula="of:=IF([.$B15]&gt;=1;IF([$Scores.G14]&gt;=[.G$4];&quot;hit&quot;;&quot;miss&quot;);IF([.$B15]=0;IF([$Scores.G14]&lt;[.G$4];&quot;hit&quot;;&quot;miss&quot;); &quot;error&quot;))" office:value-type="string" office:string-value="hit" calcext:value-type="string">
            <text:p>hit</text:p>
          </table:table-cell>
          <table:table-cell table:style-name="ce8" table:formula="of:=IF([.$B15]&gt;=1;IF([$Scores.H14]&gt;=[.H$4];&quot;hit&quot;;&quot;miss&quot;);IF([.$B15]=0;IF([$Scores.H14]&lt;[.H$4];&quot;hit&quot;;&quot;miss&quot;); &quot;error&quot;))" office:value-type="string" office:string-value="miss" calcext:value-type="string">
            <text:p>miss</text:p>
          </table:table-cell>
          <table:table-cell table:style-name="ce8" table:formula="of:=IF([.$B15]=0;IF([$Scores.I14]&gt;=[.I$4];&quot;hit&quot;;&quot;miss&quot;);IF([.$B15]&gt;0;IF([$Scores.I14]&lt;[.I$4];&quot;hit&quot;;&quot;miss&quot;); &quot;error&quot;))" office:value-type="string" office:string-value="hit" calcext:value-type="string">
            <text:p>hit</text:p>
          </table:table-cell>
          <table:table-cell table:style-name="ce2" table:formula="of:=IF([.$B15]&gt;=1;IF([$Scores.J14]&gt;=[.J$4];&quot;hit&quot;;&quot;miss&quot;);IF([.$B15]=0;IF([$Scores.J14]&lt;[.J$4];&quot;hit&quot;;&quot;miss&quot;); &quot;miss&quot;))" office:value-type="string" office:string-value="miss" calcext:value-type="string">
            <text:p>miss</text:p>
          </table:table-cell>
          <table:table-cell table:style-name="ce9" office:value-type="float" office:value="0" calcext:value-type="float">
            <text:p>0</text:p>
          </table:table-cell>
          <table:table-cell table:style-name="ce8" table:formula="of:=IF([.$B15]&gt;=1;IF([$Scores.L14]&gt;=[.L$4];&quot;hit&quot;;&quot;miss&quot;);IF([.$B15]=0;IF([$Scores.L14]&lt;[.L$4];&quot;hit&quot;;&quot;miss&quot;); &quot;miss&quot;))" office:value-type="string" office:string-value="miss" calcext:value-type="string">
            <text:p>miss</text:p>
          </table:table-cell>
          <table:table-cell table:number-columns-repeated="2" table:style-name="ce8" office:value-type="float" office:value="0" calcext:value-type="float">
            <text:p>0.0000</text:p>
          </table:table-cell>
          <table:table-cell table:style-name="ce8" table:formula="of:=IF([.$B15]&gt;=1;IF([$Scores.O14]&gt;=[.O$4];&quot;hit&quot;;&quot;miss&quot;);IF([.$B15]=0;IF([$Scores.O14]&lt;[.O$4];&quot;hit&quot;;&quot;miss&quot;); &quot;miss&quot;))" office:value-type="string" office:string-value="miss" calcext:value-type="string">
            <text:p>miss</text:p>
          </table:table-cell>
          <table:table-cell table:style-name="ce8" table:formula="of:=IF([.$B15]&gt;=1;IF([$Scores.P14]&gt;=[.P$4];&quot;hit&quot;;&quot;miss&quot;);IF([.$B15]=0;IF([$Scores.P14]&lt;[.P$4];&quot;hit&quot;;&quot;miss&quot;); &quot;miss&quot;))" office:value-type="string" office:string-value="hit" calcext:value-type="string">
            <text:p>hit</text:p>
          </table:table-cell>
          <table:table-cell table:number-columns-repeated="7"/>
          <table:table-cell table:style-name="ce8" office:value-type="float" office:value="0.0913884416" calcext:value-type="float">
            <text:p>0.0914</text:p>
          </table:table-cell>
          <table:table-cell table:style-name="ce8" office:value-type="float" office:value="0.0445526242" calcext:value-type="float">
            <text:p>0.0446</text:p>
          </table:table-cell>
          <table:table-cell table:style-name="ce8" office:value-type="float" office:value="0.4547060132" calcext:value-type="float">
            <text:p>0.4547</text:p>
          </table:table-cell>
          <table:table-cell table:style-name="ce8" office:value-type="float" office:value="0.376822263" calcext:value-type="float">
            <text:p>0.3768</text:p>
          </table:table-cell>
          <table:table-cell table:style-name="ce8" office:value-type="float" office:value="0.0325307213" calcext:value-type="float">
            <text:p>0.0325</text:p>
          </table:table-cell>
          <table:table-cell table:style-name="ce2" table:formula="of:=IF([$Scores.X14]&lt;[.$X$4];IF([.$B15]=0;&quot;miss&quot;;&quot;hit&quot;);IF([.$B15]=0;IF([$Scores.Y14]&lt;[.Y$4];&quot;hit&quot;;&quot;miss&quot;);IF([$Scores.Y14]&gt;=[.Y$4];&quot;hit&quot;;&quot;miss&quot;)))" office:value-type="string" office:string-value="hit" calcext:value-type="string">
            <text:p>hit</text:p>
          </table:table-cell>
          <table:table-cell table:style-name="ce8" office:value-type="float" office:value="0.03861" calcext:value-type="float">
            <text:p>0.0386</text:p>
          </table:table-cell>
          <table:table-cell table:style-name="ce8" office:value-type="float" office:value="0.092701" calcext:value-type="float">
            <text:p>0.0927</text:p>
          </table:table-cell>
          <table:table-cell table:style-name="ce8" office:value-type="float" office:value="0.546605" calcext:value-type="float">
            <text:p>0.5466</text:p>
          </table:table-cell>
          <table:table-cell table:style-name="ce8" office:value-type="float" office:value="0.033154" calcext:value-type="float">
            <text:p>0.0332</text:p>
          </table:table-cell>
          <table:table-cell table:style-name="ce8" office:value-type="float" office:value="0.28893" calcext:value-type="float">
            <text:p>0.2889</text:p>
          </table:table-cell>
          <table:table-cell table:style-name="ce2" table:formula="of:=IF([.$B15]&gt;=1;IF([$Scores.AH14]=&quot;Non Abusive&quot;;&quot;hit&quot;;&quot;miss&quot;);IF([$Scores.AH14]=&quot;Abusive&quot;;&quot;hit&quot;;&quot;miss&quot;))" office:value-type="string" office:string-value="miss" calcext:value-type="string">
            <text:p>miss</text:p>
          </table:table-cell>
          <table:table-cell table:style-name="ce8" table:formula="of:=IF([.AI15]=&quot;hit&quot;;IF([$Scores.AI14]&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5]" office:value-type="string" office:string-value="Of anyone who immigrated to the US, people who fought for us should be the first to get respect! It's bad enough we have little respect for our own, worse if we don't respect those who left their lives to defend us." calcext:value-type="string">
            <text:p>Of anyone who immigrated to the US, people who fought for us should be the first to get respect! It's bad enough we have little respect for our own, worse if we don't respect those who left their lives to defend us.</text:p>
          </table:table-cell>
          <table:table-cell table:style-name="ce2" table:formula="of:=[$Scores.B15]" office:value-type="string" office:string-value="1" calcext:value-type="string">
            <text:p>1</text:p>
          </table:table-cell>
          <table:table-cell table:style-name="ce2" table:formula="of:=IF([.$B16]&gt;=1;IF([$Scores.C15]&gt;=[.C$4];&quot;hit&quot;;&quot;miss&quot;);IF([.$B16]=0;IF([$Scores.C15]&lt;[.C$4];&quot;hit&quot;;&quot;miss&quot;); &quot;miss&quot;))" office:value-type="string" office:string-value="miss" calcext:value-type="string">
            <text:p>miss</text:p>
          </table:table-cell>
          <table:table-cell table:style-name="ce2" table:formula="of:=IF([.$B16]&gt;=1;IF([$Scores.D15]&gt;=[.D$4];&quot;hit&quot;;&quot;miss&quot;);IF([.$B16]=0;IF([$Scores.D15]&lt;[.D$4];&quot;hit&quot;;&quot;miss&quot;); &quot;miss&quot;))" office:value-type="string" office:string-value="hit" calcext:value-type="string">
            <text:p>hit</text:p>
          </table:table-cell>
          <table:table-cell table:style-name="ce2" table:formula="of:=IF([.$B16]&gt;=1;IF([$Scores.E15]&gt;=[.E$4];&quot;hit&quot;;&quot;miss&quot;);IF([.$B16]=0;IF([$Scores.E15]&lt;[.E$4];&quot;hit&quot;;&quot;miss&quot;); &quot;miss&quot;))" office:value-type="string" office:string-value="hit" calcext:value-type="string">
            <text:p>hit</text:p>
          </table:table-cell>
          <table:table-cell table:style-name="ce2" table:formula="of:=IF([.$B16]&gt;=1;IF([$Scores.F15]&gt;=[.F$4];&quot;hit&quot;;&quot;miss&quot;);IF([.$B16]=0;IF([$Scores.F15]&lt;[.F$4];&quot;hit&quot;;&quot;miss&quot;); &quot;miss&quot;))" office:value-type="string" office:string-value="hit" calcext:value-type="string">
            <text:p>hit</text:p>
          </table:table-cell>
          <table:table-cell table:style-name="ce8" table:formula="of:=IF([.$B16]&gt;=1;IF([$Scores.G15]&gt;=[.G$4];&quot;hit&quot;;&quot;miss&quot;);IF([.$B16]=0;IF([$Scores.G15]&lt;[.G$4];&quot;hit&quot;;&quot;miss&quot;); &quot;error&quot;))" office:value-type="string" office:string-value="hit" calcext:value-type="string">
            <text:p>hit</text:p>
          </table:table-cell>
          <table:table-cell table:style-name="ce8" table:formula="of:=IF([.$B16]&gt;=1;IF([$Scores.H15]&gt;=[.H$4];&quot;hit&quot;;&quot;miss&quot;);IF([.$B16]=0;IF([$Scores.H15]&lt;[.H$4];&quot;hit&quot;;&quot;miss&quot;); &quot;error&quot;))" office:value-type="string" office:string-value="hit" calcext:value-type="string">
            <text:p>hit</text:p>
          </table:table-cell>
          <table:table-cell table:style-name="ce8" table:formula="of:=IF([.$B16]=0;IF([$Scores.I15]&gt;=[.I$4];&quot;hit&quot;;&quot;miss&quot;);IF([.$B16]&gt;0;IF([$Scores.I15]&lt;[.I$4];&quot;hit&quot;;&quot;miss&quot;); &quot;error&quot;))" office:value-type="string" office:string-value="miss" calcext:value-type="string">
            <text:p>miss</text:p>
          </table:table-cell>
          <table:table-cell table:style-name="ce2" table:formula="of:=IF([.$B16]&gt;=1;IF([$Scores.J15]&gt;=[.J$4];&quot;hit&quot;;&quot;miss&quot;);IF([.$B16]=0;IF([$Scores.J15]&lt;[.J$4];&quot;hit&quot;;&quot;miss&quot;); &quot;miss&quot;))" office:value-type="string" office:string-value="hit" calcext:value-type="string">
            <text:p>hit</text:p>
          </table:table-cell>
          <table:table-cell table:style-name="ce9" office:value-type="float" office:value="-4" calcext:value-type="float">
            <text:p>-4</text:p>
          </table:table-cell>
          <table:table-cell table:style-name="ce8" table:formula="of:=IF([.$B16]&gt;=1;IF([$Scores.L15]&gt;=[.L$4];&quot;hit&quot;;&quot;miss&quot;);IF([.$B16]=0;IF([$Scores.L15]&lt;[.L$4];&quot;hit&quot;;&quot;miss&quot;); &quot;miss&quot;))" office:value-type="string" office:string-value="hit" calcext:value-type="string">
            <text:p>hit</text:p>
          </table:table-cell>
          <table:table-cell table:style-name="ce8" office:value-type="float" office:value="-3" calcext:value-type="float">
            <text:p>-3.0000</text:p>
          </table:table-cell>
          <table:table-cell table:style-name="ce8" office:value-type="float" office:value="2" calcext:value-type="float">
            <text:p>2.0000</text:p>
          </table:table-cell>
          <table:table-cell table:style-name="ce8" table:formula="of:=IF([.$B16]&gt;=1;IF([$Scores.O15]&gt;=[.O$4];&quot;hit&quot;;&quot;miss&quot;);IF([.$B16]=0;IF([$Scores.O15]&lt;[.O$4];&quot;hit&quot;;&quot;miss&quot;); &quot;miss&quot;))" office:value-type="string" office:string-value="hit" calcext:value-type="string">
            <text:p>hit</text:p>
          </table:table-cell>
          <table:table-cell table:style-name="ce8" table:formula="of:=IF([.$B16]&gt;=1;IF([$Scores.P15]&gt;=[.P$4];&quot;hit&quot;;&quot;miss&quot;);IF([.$B16]=0;IF([$Scores.P15]&lt;[.P$4];&quot;hit&quot;;&quot;miss&quot;); &quot;miss&quot;))" office:value-type="string" office:string-value="hit" calcext:value-type="string">
            <text:p>hit</text:p>
          </table:table-cell>
          <table:table-cell table:number-columns-repeated="6"/>
          <table:table-cell table:style-name="ce2" office:value-type="float" office:value="0.7" calcext:value-type="float">
            <text:p>0.7</text:p>
          </table:table-cell>
          <table:table-cell table:style-name="ce8" office:value-type="float" office:value="0.3473895788" calcext:value-type="float">
            <text:p>0.3474</text:p>
          </table:table-cell>
          <table:table-cell table:style-name="ce8" office:value-type="float" office:value="0.0330710001" calcext:value-type="float">
            <text:p>0.0331</text:p>
          </table:table-cell>
          <table:table-cell table:style-name="ce8" office:value-type="float" office:value="0.5045214891" calcext:value-type="float">
            <text:p>0.5045</text:p>
          </table:table-cell>
          <table:table-cell table:style-name="ce8" office:value-type="float" office:value="0.1001539007" calcext:value-type="float">
            <text:p>0.1002</text:p>
          </table:table-cell>
          <table:table-cell table:style-name="ce8" office:value-type="float" office:value="0.0148640145" calcext:value-type="float">
            <text:p>0.0149</text:p>
          </table:table-cell>
          <table:table-cell table:style-name="ce2" table:formula="of:=IF([$Scores.X15]&lt;[.$X$4];IF([.$B16]=0;&quot;miss&quot;;&quot;hit&quot;);IF([.$B16]=0;IF([$Scores.Y15]&lt;[.Y$4];&quot;hit&quot;;&quot;miss&quot;);IF([$Scores.Y15]&gt;=[.Y$4];&quot;hit&quot;;&quot;miss&quot;)))" office:value-type="string" office:string-value="hit" calcext:value-type="string">
            <text:p>hit</text:p>
          </table:table-cell>
          <table:table-cell table:style-name="ce8" office:value-type="float" office:value="0.1266" calcext:value-type="float">
            <text:p>0.1266</text:p>
          </table:table-cell>
          <table:table-cell table:style-name="ce8" office:value-type="float" office:value="0.119595" calcext:value-type="float">
            <text:p>0.1196</text:p>
          </table:table-cell>
          <table:table-cell table:style-name="ce8" office:value-type="float" office:value="0.456937" calcext:value-type="float">
            <text:p>0.4569</text:p>
          </table:table-cell>
          <table:table-cell table:style-name="ce8" office:value-type="float" office:value="0.137802" calcext:value-type="float">
            <text:p>0.1378</text:p>
          </table:table-cell>
          <table:table-cell table:style-name="ce8" office:value-type="float" office:value="0.159067" calcext:value-type="float">
            <text:p>0.1591</text:p>
          </table:table-cell>
          <table:table-cell table:style-name="ce2" table:formula="of:=IF([.$B16]&gt;=1;IF([$Scores.AH15]=&quot;Non Abusive&quot;;&quot;hit&quot;;&quot;miss&quot;);IF([$Scores.AH15]=&quot;Abusive&quot;;&quot;hit&quot;;&quot;miss&quot;))" office:value-type="string" office:string-value="miss" calcext:value-type="string">
            <text:p>miss</text:p>
          </table:table-cell>
          <table:table-cell table:style-name="ce8" table:formula="of:=IF([.AI16]=&quot;hit&quot;;IF([$Scores.AI15]&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6]" office:value-type="string" office:string-value="We owe these guys, pure and simple." calcext:value-type="string">
            <text:p>We owe these guys, pure and simple.</text:p>
          </table:table-cell>
          <table:table-cell table:style-name="ce2" table:formula="of:=[$Scores.B16]" office:value-type="string" office:string-value="2" calcext:value-type="string">
            <text:p>2</text:p>
          </table:table-cell>
          <table:table-cell table:style-name="ce2" table:formula="of:=IF([.$B17]&gt;=1;IF([$Scores.C16]&gt;=[.C$4];&quot;hit&quot;;&quot;miss&quot;);IF([.$B17]=0;IF([$Scores.C16]&lt;[.C$4];&quot;hit&quot;;&quot;miss&quot;); &quot;miss&quot;))" office:value-type="string" office:string-value="hit" calcext:value-type="string">
            <text:p>hit</text:p>
          </table:table-cell>
          <table:table-cell table:style-name="ce2" table:formula="of:=IF([.$B17]&gt;=1;IF([$Scores.D16]&gt;=[.D$4];&quot;hit&quot;;&quot;miss&quot;);IF([.$B17]=0;IF([$Scores.D16]&lt;[.D$4];&quot;hit&quot;;&quot;miss&quot;); &quot;miss&quot;))" office:value-type="string" office:string-value="hit" calcext:value-type="string">
            <text:p>hit</text:p>
          </table:table-cell>
          <table:table-cell table:style-name="ce2" table:formula="of:=IF([.$B17]&gt;=1;IF([$Scores.E16]&gt;=[.E$4];&quot;hit&quot;;&quot;miss&quot;);IF([.$B17]=0;IF([$Scores.E16]&lt;[.E$4];&quot;hit&quot;;&quot;miss&quot;); &quot;miss&quot;))" office:value-type="string" office:string-value="hit" calcext:value-type="string">
            <text:p>hit</text:p>
          </table:table-cell>
          <table:table-cell table:style-name="ce2" table:formula="of:=IF([.$B17]&gt;=1;IF([$Scores.F16]&gt;=[.F$4];&quot;hit&quot;;&quot;miss&quot;);IF([.$B17]=0;IF([$Scores.F16]&lt;[.F$4];&quot;hit&quot;;&quot;miss&quot;); &quot;miss&quot;))" office:value-type="string" office:string-value="hit" calcext:value-type="string">
            <text:p>hit</text:p>
          </table:table-cell>
          <table:table-cell table:style-name="ce8" table:formula="of:=IF([.$B17]&gt;=1;IF([$Scores.G16]&gt;=[.G$4];&quot;hit&quot;;&quot;miss&quot;);IF([.$B17]=0;IF([$Scores.G16]&lt;[.G$4];&quot;hit&quot;;&quot;miss&quot;); &quot;error&quot;))" office:value-type="string" office:string-value="hit" calcext:value-type="string">
            <text:p>hit</text:p>
          </table:table-cell>
          <table:table-cell table:style-name="ce8" table:formula="of:=IF([.$B17]&gt;=1;IF([$Scores.H16]&gt;=[.H$4];&quot;hit&quot;;&quot;miss&quot;);IF([.$B17]=0;IF([$Scores.H16]&lt;[.H$4];&quot;hit&quot;;&quot;miss&quot;); &quot;error&quot;))" office:value-type="string" office:string-value="hit" calcext:value-type="string">
            <text:p>hit</text:p>
          </table:table-cell>
          <table:table-cell table:style-name="ce8" table:formula="of:=IF([.$B17]=0;IF([$Scores.I16]&gt;=[.I$4];&quot;hit&quot;;&quot;miss&quot;);IF([.$B17]&gt;0;IF([$Scores.I16]&lt;[.I$4];&quot;hit&quot;;&quot;miss&quot;); &quot;error&quot;))" office:value-type="string" office:string-value="hit" calcext:value-type="string">
            <text:p>hit</text:p>
          </table:table-cell>
          <table:table-cell table:style-name="ce2" table:formula="of:=IF([.$B17]&gt;=1;IF([$Scores.J16]&gt;=[.J$4];&quot;hit&quot;;&quot;miss&quot;);IF([.$B17]=0;IF([$Scores.J16]&lt;[.J$4];&quot;hit&quot;;&quot;miss&quot;); &quot;miss&quot;))" office:value-type="string" office:string-value="miss" calcext:value-type="string">
            <text:p>miss</text:p>
          </table:table-cell>
          <table:table-cell table:style-name="ce9" office:value-type="float" office:value="1" calcext:value-type="float">
            <text:p>1</text:p>
          </table:table-cell>
          <table:table-cell table:style-name="ce8" table:formula="of:=IF([.$B17]&gt;=1;IF([$Scores.L16]&gt;=[.L$4];&quot;hit&quot;;&quot;miss&quot;);IF([.$B17]=0;IF([$Scores.L16]&lt;[.L$4];&quot;hit&quot;;&quot;miss&quot;); &quot;miss&quot;))" office:value-type="string" office:string-value="miss" calcext:value-type="string">
            <text:p>miss</text:p>
          </table:table-cell>
          <table:table-cell table:number-columns-repeated="2" table:style-name="ce8" office:value-type="float" office:value="1" calcext:value-type="float">
            <text:p>1.0000</text:p>
          </table:table-cell>
          <table:table-cell table:style-name="ce8" table:formula="of:=IF([.$B17]&gt;=1;IF([$Scores.O16]&gt;=[.O$4];&quot;hit&quot;;&quot;miss&quot;);IF([.$B17]=0;IF([$Scores.O16]&lt;[.O$4];&quot;hit&quot;;&quot;miss&quot;); &quot;miss&quot;))" office:value-type="string" office:string-value="miss" calcext:value-type="string">
            <text:p>miss</text:p>
          </table:table-cell>
          <table:table-cell table:style-name="ce8" table:formula="of:=IF([.$B17]&gt;=1;IF([$Scores.P16]&gt;=[.P$4];&quot;hit&quot;;&quot;miss&quot;);IF([.$B17]=0;IF([$Scores.P16]&lt;[.P$4];&quot;hit&quot;;&quot;miss&quot;); &quot;miss&quot;))" office:value-type="string" office:string-value="hit" calcext:value-type="string">
            <text:p>hit</text:p>
          </table:table-cell>
          <table:table-cell table:number-columns-repeated="2"/>
          <table:table-cell table:style-name="ce2" office:value-type="float" office:value="0.78" calcext:value-type="float">
            <text:p>0.78</text:p>
          </table:table-cell>
          <table:table-cell table:number-columns-repeated="2"/>
          <table:table-cell table:style-name="ce2" office:value-type="float" office:value="0.75" calcext:value-type="float">
            <text:p>0.75</text:p>
          </table:table-cell>
          <table:table-cell/>
          <table:table-cell table:style-name="ce8" office:value-type="float" office:value="0.2556124926" calcext:value-type="float">
            <text:p>0.2556</text:p>
          </table:table-cell>
          <table:table-cell table:style-name="ce8" office:value-type="float" office:value="0.3992453814" calcext:value-type="float">
            <text:p>0.3992</text:p>
          </table:table-cell>
          <table:table-cell table:style-name="ce8" office:value-type="float" office:value="0.2269128561" calcext:value-type="float">
            <text:p>0.2269</text:p>
          </table:table-cell>
          <table:table-cell table:style-name="ce8" office:value-type="float" office:value="0.0984597802" calcext:value-type="float">
            <text:p>0.0985</text:p>
          </table:table-cell>
          <table:table-cell table:style-name="ce8" office:value-type="float" office:value="0.0197694376" calcext:value-type="float">
            <text:p>0.0198</text:p>
          </table:table-cell>
          <table:table-cell table:style-name="ce2" table:formula="of:=IF([$Scores.X16]&lt;[.$X$4];IF([.$B17]=0;&quot;miss&quot;;&quot;hit&quot;);IF([.$B17]=0;IF([$Scores.Y16]&lt;[.Y$4];&quot;hit&quot;;&quot;miss&quot;);IF([$Scores.Y16]&gt;=[.Y$4];&quot;hit&quot;;&quot;miss&quot;)))" office:value-type="string" office:string-value="hit" calcext:value-type="string">
            <text:p>hit</text:p>
          </table:table-cell>
          <table:table-cell table:style-name="ce8" office:value-type="float" office:value="0.085716" calcext:value-type="float">
            <text:p>0.0857</text:p>
          </table:table-cell>
          <table:table-cell table:style-name="ce8" office:value-type="float" office:value="0.126013" calcext:value-type="float">
            <text:p>0.1260</text:p>
          </table:table-cell>
          <table:table-cell table:style-name="ce8" office:value-type="float" office:value="0.494928" calcext:value-type="float">
            <text:p>0.4949</text:p>
          </table:table-cell>
          <table:table-cell table:style-name="ce8" office:value-type="float" office:value="0.054129" calcext:value-type="float">
            <text:p>0.0541</text:p>
          </table:table-cell>
          <table:table-cell table:style-name="ce8" office:value-type="float" office:value="0.239213" calcext:value-type="float">
            <text:p>0.2392</text:p>
          </table:table-cell>
          <table:table-cell table:style-name="ce2" table:formula="of:=IF([.$B17]&gt;=1;IF([$Scores.AH16]=&quot;Non Abusive&quot;;&quot;hit&quot;;&quot;miss&quot;);IF([$Scores.AH16]=&quot;Abusive&quot;;&quot;hit&quot;;&quot;miss&quot;))" office:value-type="string" office:string-value="miss" calcext:value-type="string">
            <text:p>miss</text:p>
          </table:table-cell>
          <table:table-cell table:style-name="ce8" table:formula="of:=IF([.AI17]=&quot;hit&quot;;IF([$Scores.AI16]&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7]" office:value-type="string" office:string-value="Protect the people who risked their lives to help Americans on a personal level . Humanity helping humanity will lead to more peace and understanding for all ." calcext:value-type="string">
            <text:p>Protect the people who risked their lives to help Americans on a personal level . Humanity helping humanity will lead to more peace and understanding for all .</text:p>
          </table:table-cell>
          <table:table-cell table:style-name="ce2" table:formula="of:=[$Scores.B17]" office:value-type="string" office:string-value="2" calcext:value-type="string">
            <text:p>2</text:p>
          </table:table-cell>
          <table:table-cell table:style-name="ce2" table:formula="of:=IF([.$B18]&gt;=1;IF([$Scores.C17]&gt;=[.C$4];&quot;hit&quot;;&quot;miss&quot;);IF([.$B18]=0;IF([$Scores.C17]&lt;[.C$4];&quot;hit&quot;;&quot;miss&quot;); &quot;miss&quot;))" office:value-type="string" office:string-value="hit" calcext:value-type="string">
            <text:p>hit</text:p>
          </table:table-cell>
          <table:table-cell table:style-name="ce2" table:formula="of:=IF([.$B18]&gt;=1;IF([$Scores.D17]&gt;=[.D$4];&quot;hit&quot;;&quot;miss&quot;);IF([.$B18]=0;IF([$Scores.D17]&lt;[.D$4];&quot;hit&quot;;&quot;miss&quot;); &quot;miss&quot;))" office:value-type="string" office:string-value="hit" calcext:value-type="string">
            <text:p>hit</text:p>
          </table:table-cell>
          <table:table-cell table:style-name="ce2" table:formula="of:=IF([.$B18]&gt;=1;IF([$Scores.E17]&gt;=[.E$4];&quot;hit&quot;;&quot;miss&quot;);IF([.$B18]=0;IF([$Scores.E17]&lt;[.E$4];&quot;hit&quot;;&quot;miss&quot;); &quot;miss&quot;))" office:value-type="string" office:string-value="hit" calcext:value-type="string">
            <text:p>hit</text:p>
          </table:table-cell>
          <table:table-cell table:style-name="ce2" table:formula="of:=IF([.$B18]&gt;=1;IF([$Scores.F17]&gt;=[.F$4];&quot;hit&quot;;&quot;miss&quot;);IF([.$B18]=0;IF([$Scores.F17]&lt;[.F$4];&quot;hit&quot;;&quot;miss&quot;); &quot;miss&quot;))" office:value-type="string" office:string-value="hit" calcext:value-type="string">
            <text:p>hit</text:p>
          </table:table-cell>
          <table:table-cell table:style-name="ce8" table:formula="of:=IF([.$B18]&gt;=1;IF([$Scores.G17]&gt;=[.G$4];&quot;hit&quot;;&quot;miss&quot;);IF([.$B18]=0;IF([$Scores.G17]&lt;[.G$4];&quot;hit&quot;;&quot;miss&quot;); &quot;error&quot;))" office:value-type="string" office:string-value="hit" calcext:value-type="string">
            <text:p>hit</text:p>
          </table:table-cell>
          <table:table-cell table:style-name="ce8" table:formula="of:=IF([.$B18]&gt;=1;IF([$Scores.H17]&gt;=[.H$4];&quot;hit&quot;;&quot;miss&quot;);IF([.$B18]=0;IF([$Scores.H17]&lt;[.H$4];&quot;hit&quot;;&quot;miss&quot;); &quot;error&quot;))" office:value-type="string" office:string-value="miss" calcext:value-type="string">
            <text:p>miss</text:p>
          </table:table-cell>
          <table:table-cell table:style-name="ce8" table:formula="of:=IF([.$B18]=0;IF([$Scores.I17]&gt;=[.I$4];&quot;hit&quot;;&quot;miss&quot;);IF([.$B18]&gt;0;IF([$Scores.I17]&lt;[.I$4];&quot;hit&quot;;&quot;miss&quot;); &quot;error&quot;))" office:value-type="string" office:string-value="hit" calcext:value-type="string">
            <text:p>hit</text:p>
          </table:table-cell>
          <table:table-cell table:style-name="ce2" table:formula="of:=IF([.$B18]&gt;=1;IF([$Scores.J17]&gt;=[.J$4];&quot;hit&quot;;&quot;miss&quot;);IF([.$B18]=0;IF([$Scores.J17]&lt;[.J$4];&quot;hit&quot;;&quot;miss&quot;); &quot;miss&quot;))" office:value-type="string" office:string-value="miss" calcext:value-type="string">
            <text:p>miss</text:p>
          </table:table-cell>
          <table:table-cell table:style-name="ce9" office:value-type="float" office:value="7" calcext:value-type="float">
            <text:p>7</text:p>
          </table:table-cell>
          <table:table-cell table:style-name="ce8" table:formula="of:=IF([.$B18]&gt;=1;IF([$Scores.L17]&gt;=[.L$4];&quot;hit&quot;;&quot;miss&quot;);IF([.$B18]=0;IF([$Scores.L17]&lt;[.L$4];&quot;hit&quot;;&quot;miss&quot;); &quot;miss&quot;))" office:value-type="string" office:string-value="miss" calcext:value-type="string">
            <text:p>miss</text:p>
          </table:table-cell>
          <table:table-cell table:number-columns-repeated="2" table:style-name="ce8" office:value-type="float" office:value="2" calcext:value-type="float">
            <text:p>2.0000</text:p>
          </table:table-cell>
          <table:table-cell table:style-name="ce8" table:formula="of:=IF([.$B18]&gt;=1;IF([$Scores.O17]&gt;=[.O$4];&quot;hit&quot;;&quot;miss&quot;);IF([.$B18]=0;IF([$Scores.O17]&lt;[.O$4];&quot;hit&quot;;&quot;miss&quot;); &quot;miss&quot;))" office:value-type="string" office:string-value="miss" calcext:value-type="string">
            <text:p>miss</text:p>
          </table:table-cell>
          <table:table-cell table:style-name="ce8" table:formula="of:=IF([.$B18]&gt;=1;IF([$Scores.P17]&gt;=[.P$4];&quot;hit&quot;;&quot;miss&quot;);IF([.$B18]=0;IF([$Scores.P17]&lt;[.P$4];&quot;hit&quot;;&quot;miss&quot;); &quot;miss&quot;))" office:value-type="string" office:string-value="hit" calcext:value-type="string">
            <text:p>hit</text:p>
          </table:table-cell>
          <table:table-cell table:number-columns-repeated="2"/>
          <table:table-cell table:style-name="ce2" office:value-type="float" office:value="0.56" calcext:value-type="float">
            <text:p>0.56</text:p>
          </table:table-cell>
          <table:table-cell table:number-columns-repeated="2"/>
          <table:table-cell table:style-name="ce2" office:value-type="float" office:value="0.9" calcext:value-type="float">
            <text:p>0.9</text:p>
          </table:table-cell>
          <table:table-cell table:style-name="ce2" office:value-type="float" office:value="0.89" calcext:value-type="float">
            <text:p>0.89</text:p>
          </table:table-cell>
          <table:table-cell table:style-name="ce8" office:value-type="float" office:value="0.4540081918" calcext:value-type="float">
            <text:p>0.4540</text:p>
          </table:table-cell>
          <table:table-cell table:style-name="ce8" office:value-type="float" office:value="0.1092799902" calcext:value-type="float">
            <text:p>0.1093</text:p>
          </table:table-cell>
          <table:table-cell table:style-name="ce8" office:value-type="float" office:value="0.3287317157" calcext:value-type="float">
            <text:p>0.3287</text:p>
          </table:table-cell>
          <table:table-cell table:style-name="ce8" office:value-type="float" office:value="0.077662155" calcext:value-type="float">
            <text:p>0.0777</text:p>
          </table:table-cell>
          <table:table-cell table:style-name="ce8" office:value-type="float" office:value="0.0303179305" calcext:value-type="float">
            <text:p>0.0303</text:p>
          </table:table-cell>
          <table:table-cell table:style-name="ce2" table:formula="of:=IF([$Scores.X17]&lt;[.$X$4];IF([.$B18]=0;&quot;miss&quot;;&quot;hit&quot;);IF([.$B18]=0;IF([$Scores.Y17]&lt;[.Y$4];&quot;hit&quot;;&quot;miss&quot;);IF([$Scores.Y17]&gt;=[.Y$4];&quot;hit&quot;;&quot;miss&quot;)))" office:value-type="string" office:string-value="hit" calcext:value-type="string">
            <text:p>hit</text:p>
          </table:table-cell>
          <table:table-cell table:style-name="ce8" office:value-type="float" office:value="0.064218" calcext:value-type="float">
            <text:p>0.0642</text:p>
          </table:table-cell>
          <table:table-cell table:style-name="ce8" office:value-type="float" office:value="0.374313" calcext:value-type="float">
            <text:p>0.3743</text:p>
          </table:table-cell>
          <table:table-cell table:style-name="ce8" office:value-type="float" office:value="0.182641" calcext:value-type="float">
            <text:p>0.1826</text:p>
          </table:table-cell>
          <table:table-cell table:style-name="ce8" office:value-type="float" office:value="0.031763" calcext:value-type="float">
            <text:p>0.0318</text:p>
          </table:table-cell>
          <table:table-cell table:style-name="ce8" office:value-type="float" office:value="0.347066" calcext:value-type="float">
            <text:p>0.3471</text:p>
          </table:table-cell>
          <table:table-cell table:style-name="ce2" table:formula="of:=IF([.$B18]&gt;=1;IF([$Scores.AH17]=&quot;Non Abusive&quot;;&quot;hit&quot;;&quot;miss&quot;);IF([$Scores.AH17]=&quot;Abusive&quot;;&quot;hit&quot;;&quot;miss&quot;))" office:value-type="string" office:string-value="miss" calcext:value-type="string">
            <text:p>miss</text:p>
          </table:table-cell>
          <table:table-cell table:style-name="ce8" table:formula="of:=IF([.AI18]=&quot;hit&quot;;IF([$Scores.AI17]&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8]" office:value-type="string" office:string-value="Clearly these people deserve our help." calcext:value-type="string">
            <text:p>Clearly these people deserve our help.</text:p>
          </table:table-cell>
          <table:table-cell table:style-name="ce2" table:formula="of:=[$Scores.B18]" office:value-type="string" office:string-value="1" calcext:value-type="string">
            <text:p>1</text:p>
          </table:table-cell>
          <table:table-cell table:style-name="ce2" table:formula="of:=IF([.$B19]&gt;=1;IF([$Scores.C18]&gt;=[.C$4];&quot;hit&quot;;&quot;miss&quot;);IF([.$B19]=0;IF([$Scores.C18]&lt;[.C$4];&quot;hit&quot;;&quot;miss&quot;); &quot;miss&quot;))" office:value-type="string" office:string-value="hit" calcext:value-type="string">
            <text:p>hit</text:p>
          </table:table-cell>
          <table:table-cell table:style-name="ce2" table:formula="of:=IF([.$B19]&gt;=1;IF([$Scores.D18]&gt;=[.D$4];&quot;hit&quot;;&quot;miss&quot;);IF([.$B19]=0;IF([$Scores.D18]&lt;[.D$4];&quot;hit&quot;;&quot;miss&quot;); &quot;miss&quot;))" office:value-type="string" office:string-value="hit" calcext:value-type="string">
            <text:p>hit</text:p>
          </table:table-cell>
          <table:table-cell table:style-name="ce2" table:formula="of:=IF([.$B19]&gt;=1;IF([$Scores.E18]&gt;=[.E$4];&quot;hit&quot;;&quot;miss&quot;);IF([.$B19]=0;IF([$Scores.E18]&lt;[.E$4];&quot;hit&quot;;&quot;miss&quot;); &quot;miss&quot;))" office:value-type="string" office:string-value="hit" calcext:value-type="string">
            <text:p>hit</text:p>
          </table:table-cell>
          <table:table-cell table:style-name="ce2" table:formula="of:=IF([.$B19]&gt;=1;IF([$Scores.F18]&gt;=[.F$4];&quot;hit&quot;;&quot;miss&quot;);IF([.$B19]=0;IF([$Scores.F18]&lt;[.F$4];&quot;hit&quot;;&quot;miss&quot;); &quot;miss&quot;))" office:value-type="string" office:string-value="hit" calcext:value-type="string">
            <text:p>hit</text:p>
          </table:table-cell>
          <table:table-cell table:style-name="ce8" table:formula="of:=IF([.$B19]&gt;=1;IF([$Scores.G18]&gt;=[.G$4];&quot;hit&quot;;&quot;miss&quot;);IF([.$B19]=0;IF([$Scores.G18]&lt;[.G$4];&quot;hit&quot;;&quot;miss&quot;); &quot;error&quot;))" office:value-type="string" office:string-value="hit" calcext:value-type="string">
            <text:p>hit</text:p>
          </table:table-cell>
          <table:table-cell table:style-name="ce8" table:formula="of:=IF([.$B19]&gt;=1;IF([$Scores.H18]&gt;=[.H$4];&quot;hit&quot;;&quot;miss&quot;);IF([.$B19]=0;IF([$Scores.H18]&lt;[.H$4];&quot;hit&quot;;&quot;miss&quot;); &quot;error&quot;))" office:value-type="string" office:string-value="hit" calcext:value-type="string">
            <text:p>hit</text:p>
          </table:table-cell>
          <table:table-cell table:style-name="ce8" table:formula="of:=IF([.$B19]=0;IF([$Scores.I18]&gt;=[.I$4];&quot;hit&quot;;&quot;miss&quot;);IF([.$B19]&gt;0;IF([$Scores.I18]&lt;[.I$4];&quot;hit&quot;;&quot;miss&quot;); &quot;error&quot;))" office:value-type="string" office:string-value="miss" calcext:value-type="string">
            <text:p>miss</text:p>
          </table:table-cell>
          <table:table-cell table:style-name="ce2" table:formula="of:=IF([.$B19]&gt;=1;IF([$Scores.J18]&gt;=[.J$4];&quot;hit&quot;;&quot;miss&quot;);IF([.$B19]=0;IF([$Scores.J18]&lt;[.J$4];&quot;hit&quot;;&quot;miss&quot;); &quot;miss&quot;))" office:value-type="string" office:string-value="hit" calcext:value-type="string">
            <text:p>hit</text:p>
          </table:table-cell>
          <table:table-cell table:style-name="ce9" office:value-type="float" office:value="3" calcext:value-type="float">
            <text:p>3</text:p>
          </table:table-cell>
          <table:table-cell table:style-name="ce8" table:formula="of:=IF([.$B19]&gt;=1;IF([$Scores.L18]&gt;=[.L$4];&quot;hit&quot;;&quot;miss&quot;);IF([.$B19]=0;IF([$Scores.L18]&lt;[.L$4];&quot;hit&quot;;&quot;miss&quot;); &quot;miss&quot;))" office:value-type="string" office:string-value="hit" calcext:value-type="string">
            <text:p>hit</text:p>
          </table:table-cell>
          <table:table-cell table:number-columns-repeated="2" table:style-name="ce8" office:value-type="float" office:value="2" calcext:value-type="float">
            <text:p>2.0000</text:p>
          </table:table-cell>
          <table:table-cell table:style-name="ce8" table:formula="of:=IF([.$B19]&gt;=1;IF([$Scores.O18]&gt;=[.O$4];&quot;hit&quot;;&quot;miss&quot;);IF([.$B19]=0;IF([$Scores.O18]&lt;[.O$4];&quot;hit&quot;;&quot;miss&quot;); &quot;miss&quot;))" office:value-type="string" office:string-value="hit" calcext:value-type="string">
            <text:p>hit</text:p>
          </table:table-cell>
          <table:table-cell table:style-name="ce8" table:formula="of:=IF([.$B19]&gt;=1;IF([$Scores.P18]&gt;=[.P$4];&quot;hit&quot;;&quot;miss&quot;);IF([.$B19]=0;IF([$Scores.P18]&lt;[.P$4];&quot;hit&quot;;&quot;miss&quot;); &quot;miss&quot;))" office:value-type="string" office:string-value="hit" calcext:value-type="string">
            <text:p>hit</text:p>
          </table:table-cell>
          <table:table-cell table:number-columns-repeated="4"/>
          <table:table-cell table:style-name="ce2" office:value-type="float" office:value="0.62" calcext:value-type="float">
            <text:p>0.62</text:p>
          </table:table-cell>
          <table:table-cell table:style-name="ce2" office:value-type="float" office:value="0.94" calcext:value-type="float">
            <text:p>0.94</text:p>
          </table:table-cell>
          <table:table-cell/>
          <table:table-cell table:style-name="ce8" office:value-type="float" office:value="0.67781353" calcext:value-type="float">
            <text:p>0.6778</text:p>
          </table:table-cell>
          <table:table-cell table:style-name="ce8" office:value-type="float" office:value="0.0385448225" calcext:value-type="float">
            <text:p>0.0385</text:p>
          </table:table-cell>
          <table:table-cell table:style-name="ce8" office:value-type="float" office:value="0.2219697237" calcext:value-type="float">
            <text:p>0.2220</text:p>
          </table:table-cell>
          <table:table-cell table:style-name="ce8" office:value-type="float" office:value="0.0446281061" calcext:value-type="float">
            <text:p>0.0446</text:p>
          </table:table-cell>
          <table:table-cell table:style-name="ce8" office:value-type="float" office:value="0.0170438457" calcext:value-type="float">
            <text:p>0.0170</text:p>
          </table:table-cell>
          <table:table-cell table:style-name="ce2" table:formula="of:=IF([$Scores.X18]&lt;[.$X$4];IF([.$B19]=0;&quot;miss&quot;;&quot;hit&quot;);IF([.$B19]=0;IF([$Scores.Y18]&lt;[.Y$4];&quot;hit&quot;;&quot;miss&quot;);IF([$Scores.Y18]&gt;=[.Y$4];&quot;hit&quot;;&quot;miss&quot;)))" office:value-type="string" office:string-value="hit" calcext:value-type="string">
            <text:p>hit</text:p>
          </table:table-cell>
          <table:table-cell table:style-name="ce8" office:value-type="float" office:value="0.06222" calcext:value-type="float">
            <text:p>0.0622</text:p>
          </table:table-cell>
          <table:table-cell table:style-name="ce8" office:value-type="float" office:value="0.095959" calcext:value-type="float">
            <text:p>0.0960</text:p>
          </table:table-cell>
          <table:table-cell table:style-name="ce8" office:value-type="float" office:value="0.405378" calcext:value-type="float">
            <text:p>0.4054</text:p>
          </table:table-cell>
          <table:table-cell table:style-name="ce8" office:value-type="float" office:value="0.183194" calcext:value-type="float">
            <text:p>0.1832</text:p>
          </table:table-cell>
          <table:table-cell table:style-name="ce8" office:value-type="float" office:value="0.253248" calcext:value-type="float">
            <text:p>0.2532</text:p>
          </table:table-cell>
          <table:table-cell table:style-name="ce2" table:formula="of:=IF([.$B19]&gt;=1;IF([$Scores.AH18]=&quot;Non Abusive&quot;;&quot;hit&quot;;&quot;miss&quot;);IF([$Scores.AH18]=&quot;Abusive&quot;;&quot;hit&quot;;&quot;miss&quot;))" office:value-type="string" office:string-value="miss" calcext:value-type="string">
            <text:p>miss</text:p>
          </table:table-cell>
          <table:table-cell table:style-name="ce8" table:formula="of:=IF([.AI19]=&quot;hit&quot;;IF([$Scores.AI18]&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19]" office:value-type="string" office:string-value="anyone who helps our country deserves help" calcext:value-type="string">
            <text:p>anyone who helps our country deserves help</text:p>
          </table:table-cell>
          <table:table-cell table:style-name="ce2" table:formula="of:=[$Scores.B19]" office:value-type="string" office:string-value="2" calcext:value-type="string">
            <text:p>2</text:p>
          </table:table-cell>
          <table:table-cell table:style-name="ce2" table:formula="of:=IF([.$B20]&gt;=1;IF([$Scores.C19]&gt;=[.C$4];&quot;hit&quot;;&quot;miss&quot;);IF([.$B20]=0;IF([$Scores.C19]&lt;[.C$4];&quot;hit&quot;;&quot;miss&quot;); &quot;miss&quot;))" office:value-type="string" office:string-value="hit" calcext:value-type="string">
            <text:p>hit</text:p>
          </table:table-cell>
          <table:table-cell table:style-name="ce2" table:formula="of:=IF([.$B20]&gt;=1;IF([$Scores.D19]&gt;=[.D$4];&quot;hit&quot;;&quot;miss&quot;);IF([.$B20]=0;IF([$Scores.D19]&lt;[.D$4];&quot;hit&quot;;&quot;miss&quot;); &quot;miss&quot;))" office:value-type="string" office:string-value="hit" calcext:value-type="string">
            <text:p>hit</text:p>
          </table:table-cell>
          <table:table-cell table:style-name="ce2" table:formula="of:=IF([.$B20]&gt;=1;IF([$Scores.E19]&gt;=[.E$4];&quot;hit&quot;;&quot;miss&quot;);IF([.$B20]=0;IF([$Scores.E19]&lt;[.E$4];&quot;hit&quot;;&quot;miss&quot;); &quot;miss&quot;))" office:value-type="string" office:string-value="hit" calcext:value-type="string">
            <text:p>hit</text:p>
          </table:table-cell>
          <table:table-cell table:style-name="ce2" table:formula="of:=IF([.$B20]&gt;=1;IF([$Scores.F19]&gt;=[.F$4];&quot;hit&quot;;&quot;miss&quot;);IF([.$B20]=0;IF([$Scores.F19]&lt;[.F$4];&quot;hit&quot;;&quot;miss&quot;); &quot;miss&quot;))" office:value-type="string" office:string-value="hit" calcext:value-type="string">
            <text:p>hit</text:p>
          </table:table-cell>
          <table:table-cell table:style-name="ce8" table:formula="of:=IF([.$B20]&gt;=1;IF([$Scores.G19]&gt;=[.G$4];&quot;hit&quot;;&quot;miss&quot;);IF([.$B20]=0;IF([$Scores.G19]&lt;[.G$4];&quot;hit&quot;;&quot;miss&quot;); &quot;error&quot;))" office:value-type="string" office:string-value="hit" calcext:value-type="string">
            <text:p>hit</text:p>
          </table:table-cell>
          <table:table-cell table:style-name="ce8" table:formula="of:=IF([.$B20]&gt;=1;IF([$Scores.H19]&gt;=[.H$4];&quot;hit&quot;;&quot;miss&quot;);IF([.$B20]=0;IF([$Scores.H19]&lt;[.H$4];&quot;hit&quot;;&quot;miss&quot;); &quot;error&quot;))" office:value-type="string" office:string-value="miss" calcext:value-type="string">
            <text:p>miss</text:p>
          </table:table-cell>
          <table:table-cell table:style-name="ce8" table:formula="of:=IF([.$B20]=0;IF([$Scores.I19]&gt;=[.I$4];&quot;hit&quot;;&quot;miss&quot;);IF([.$B20]&gt;0;IF([$Scores.I19]&lt;[.I$4];&quot;hit&quot;;&quot;miss&quot;); &quot;error&quot;))" office:value-type="string" office:string-value="hit" calcext:value-type="string">
            <text:p>hit</text:p>
          </table:table-cell>
          <table:table-cell table:style-name="ce2" table:formula="of:=IF([.$B20]&gt;=1;IF([$Scores.J19]&gt;=[.J$4];&quot;hit&quot;;&quot;miss&quot;);IF([.$B20]=0;IF([$Scores.J19]&lt;[.J$4];&quot;hit&quot;;&quot;miss&quot;); &quot;miss&quot;))" office:value-type="string" office:string-value="miss" calcext:value-type="string">
            <text:p>miss</text:p>
          </table:table-cell>
          <table:table-cell table:style-name="ce9" office:value-type="float" office:value="4" calcext:value-type="float">
            <text:p>4</text:p>
          </table:table-cell>
          <table:table-cell table:style-name="ce8" table:formula="of:=IF([.$B20]&gt;=1;IF([$Scores.L19]&gt;=[.L$4];&quot;hit&quot;;&quot;miss&quot;);IF([.$B20]=0;IF([$Scores.L19]&lt;[.L$4];&quot;hit&quot;;&quot;miss&quot;); &quot;miss&quot;))" office:value-type="string" office:string-value="miss" calcext:value-type="string">
            <text:p>miss</text:p>
          </table:table-cell>
          <table:table-cell table:number-columns-repeated="2" table:style-name="ce8" office:value-type="float" office:value="2" calcext:value-type="float">
            <text:p>2.0000</text:p>
          </table:table-cell>
          <table:table-cell table:style-name="ce8" table:formula="of:=IF([.$B20]&gt;=1;IF([$Scores.O19]&gt;=[.O$4];&quot;hit&quot;;&quot;miss&quot;);IF([.$B20]=0;IF([$Scores.O19]&lt;[.O$4];&quot;hit&quot;;&quot;miss&quot;); &quot;miss&quot;))" office:value-type="string" office:string-value="miss" calcext:value-type="string">
            <text:p>miss</text:p>
          </table:table-cell>
          <table:table-cell table:style-name="ce8" table:formula="of:=IF([.$B20]&gt;=1;IF([$Scores.P19]&gt;=[.P$4];&quot;hit&quot;;&quot;miss&quot;);IF([.$B20]=0;IF([$Scores.P19]&lt;[.P$4];&quot;hit&quot;;&quot;miss&quot;); &quot;miss&quot;))" office:value-type="string" office:string-value="hit" calcext:value-type="string">
            <text:p>hit</text:p>
          </table:table-cell>
          <table:table-cell table:number-columns-repeated="6"/>
          <table:table-cell table:style-name="ce2" office:value-type="float" office:value="0.92" calcext:value-type="float">
            <text:p>0.92</text:p>
          </table:table-cell>
          <table:table-cell table:style-name="ce8" office:value-type="float" office:value="0.2158085704" calcext:value-type="float">
            <text:p>0.2158</text:p>
          </table:table-cell>
          <table:table-cell table:style-name="ce8" office:value-type="float" office:value="0.1643249393" calcext:value-type="float">
            <text:p>0.1643</text:p>
          </table:table-cell>
          <table:table-cell table:style-name="ce8" office:value-type="float" office:value="0.3785737157" calcext:value-type="float">
            <text:p>0.3786</text:p>
          </table:table-cell>
          <table:table-cell table:style-name="ce8" office:value-type="float" office:value="0.113083519" calcext:value-type="float">
            <text:p>0.1131</text:p>
          </table:table-cell>
          <table:table-cell table:style-name="ce8" office:value-type="float" office:value="0.1282092482" calcext:value-type="float">
            <text:p>0.1282</text:p>
          </table:table-cell>
          <table:table-cell table:style-name="ce2" table:formula="of:=IF([$Scores.X19]&lt;[.$X$4];IF([.$B20]=0;&quot;miss&quot;;&quot;hit&quot;);IF([.$B20]=0;IF([$Scores.Y19]&lt;[.Y$4];&quot;hit&quot;;&quot;miss&quot;);IF([$Scores.Y19]&gt;=[.Y$4];&quot;hit&quot;;&quot;miss&quot;)))" office:value-type="string" office:string-value="hit" calcext:value-type="string">
            <text:p>hit</text:p>
          </table:table-cell>
          <table:table-cell table:style-name="ce8" office:value-type="float" office:value="0.613049" calcext:value-type="float">
            <text:p>0.6130</text:p>
          </table:table-cell>
          <table:table-cell table:style-name="ce8" office:value-type="float" office:value="0.013342" calcext:value-type="float">
            <text:p>0.0133</text:p>
          </table:table-cell>
          <table:table-cell table:style-name="ce8" office:value-type="float" office:value="0.297549" calcext:value-type="float">
            <text:p>0.2975</text:p>
          </table:table-cell>
          <table:table-cell table:style-name="ce8" office:value-type="float" office:value="0.051585" calcext:value-type="float">
            <text:p>0.0516</text:p>
          </table:table-cell>
          <table:table-cell table:style-name="ce8" office:value-type="float" office:value="0.024476" calcext:value-type="float">
            <text:p>0.0245</text:p>
          </table:table-cell>
          <table:table-cell table:style-name="ce2" table:formula="of:=IF([.$B20]&gt;=1;IF([$Scores.AH19]=&quot;Non Abusive&quot;;&quot;hit&quot;;&quot;miss&quot;);IF([$Scores.AH19]=&quot;Abusive&quot;;&quot;hit&quot;;&quot;miss&quot;))" office:value-type="string" office:string-value="miss" calcext:value-type="string">
            <text:p>miss</text:p>
          </table:table-cell>
          <table:table-cell table:style-name="ce8" table:formula="of:=IF([.AI20]=&quot;hit&quot;;IF([$Scores.AI19]&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0]" office:value-type="string" office:string-value="It's the right thing to do. We can't leave these brave men to be sacrificed. This will set the precedent for cooperation in other conflicts!" calcext:value-type="string">
            <text:p>It's the right thing to do. We can't leave these brave men to be sacrificed. This will set the precedent for cooperation in other conflicts!</text:p>
          </table:table-cell>
          <table:table-cell table:style-name="ce2" table:formula="of:=[$Scores.B20]" office:value-type="string" office:string-value="2" calcext:value-type="string">
            <text:p>2</text:p>
          </table:table-cell>
          <table:table-cell table:style-name="ce2" table:formula="of:=IF([.$B21]&gt;=1;IF([$Scores.C20]&gt;=[.C$4];&quot;hit&quot;;&quot;miss&quot;);IF([.$B21]=0;IF([$Scores.C20]&lt;[.C$4];&quot;hit&quot;;&quot;miss&quot;); &quot;miss&quot;))" office:value-type="string" office:string-value="hit" calcext:value-type="string">
            <text:p>hit</text:p>
          </table:table-cell>
          <table:table-cell table:style-name="ce2" table:formula="of:=IF([.$B21]&gt;=1;IF([$Scores.D20]&gt;=[.D$4];&quot;hit&quot;;&quot;miss&quot;);IF([.$B21]=0;IF([$Scores.D20]&lt;[.D$4];&quot;hit&quot;;&quot;miss&quot;); &quot;miss&quot;))" office:value-type="string" office:string-value="hit" calcext:value-type="string">
            <text:p>hit</text:p>
          </table:table-cell>
          <table:table-cell table:style-name="ce2" table:formula="of:=IF([.$B21]&gt;=1;IF([$Scores.E20]&gt;=[.E$4];&quot;hit&quot;;&quot;miss&quot;);IF([.$B21]=0;IF([$Scores.E20]&lt;[.E$4];&quot;hit&quot;;&quot;miss&quot;); &quot;miss&quot;))" office:value-type="string" office:string-value="hit" calcext:value-type="string">
            <text:p>hit</text:p>
          </table:table-cell>
          <table:table-cell table:style-name="ce2" table:formula="of:=IF([.$B21]&gt;=1;IF([$Scores.F20]&gt;=[.F$4];&quot;hit&quot;;&quot;miss&quot;);IF([.$B21]=0;IF([$Scores.F20]&lt;[.F$4];&quot;hit&quot;;&quot;miss&quot;); &quot;miss&quot;))" office:value-type="string" office:string-value="hit" calcext:value-type="string">
            <text:p>hit</text:p>
          </table:table-cell>
          <table:table-cell table:style-name="ce8" table:formula="of:=IF([.$B21]&gt;=1;IF([$Scores.G20]&gt;=[.G$4];&quot;hit&quot;;&quot;miss&quot;);IF([.$B21]=0;IF([$Scores.G20]&lt;[.G$4];&quot;hit&quot;;&quot;miss&quot;); &quot;error&quot;))" office:value-type="string" office:string-value="hit" calcext:value-type="string">
            <text:p>hit</text:p>
          </table:table-cell>
          <table:table-cell table:style-name="ce8" table:formula="of:=IF([.$B21]&gt;=1;IF([$Scores.H20]&gt;=[.H$4];&quot;hit&quot;;&quot;miss&quot;);IF([.$B21]=0;IF([$Scores.H20]&lt;[.H$4];&quot;hit&quot;;&quot;miss&quot;); &quot;error&quot;))" office:value-type="string" office:string-value="hit" calcext:value-type="string">
            <text:p>hit</text:p>
          </table:table-cell>
          <table:table-cell table:style-name="ce8" table:formula="of:=IF([.$B21]=0;IF([$Scores.I20]&gt;=[.I$4];&quot;hit&quot;;&quot;miss&quot;);IF([.$B21]&gt;0;IF([$Scores.I20]&lt;[.I$4];&quot;hit&quot;;&quot;miss&quot;); &quot;error&quot;))" office:value-type="string" office:string-value="hit" calcext:value-type="string">
            <text:p>hit</text:p>
          </table:table-cell>
          <table:table-cell table:style-name="ce2" table:formula="of:=IF([.$B21]&gt;=1;IF([$Scores.J20]&gt;=[.J$4];&quot;hit&quot;;&quot;miss&quot;);IF([.$B21]=0;IF([$Scores.J20]&lt;[.J$4];&quot;hit&quot;;&quot;miss&quot;); &quot;miss&quot;))" office:value-type="string" office:string-value="miss" calcext:value-type="string">
            <text:p>miss</text:p>
          </table:table-cell>
          <table:table-cell table:style-name="ce9" office:value-type="float" office:value="1" calcext:value-type="float">
            <text:p>1</text:p>
          </table:table-cell>
          <table:table-cell table:style-name="ce8" table:formula="of:=IF([.$B21]&gt;=1;IF([$Scores.L20]&gt;=[.L$4];&quot;hit&quot;;&quot;miss&quot;);IF([.$B21]=0;IF([$Scores.L20]&lt;[.L$4];&quot;hit&quot;;&quot;miss&quot;); &quot;miss&quot;))" office:value-type="string" office:string-value="miss" calcext:value-type="string">
            <text:p>miss</text:p>
          </table:table-cell>
          <table:table-cell table:style-name="ce8" office:value-type="float" office:value="-2" calcext:value-type="float">
            <text:p>-2.0000</text:p>
          </table:table-cell>
          <table:table-cell table:style-name="ce8" office:value-type="float" office:value="2" calcext:value-type="float">
            <text:p>2.0000</text:p>
          </table:table-cell>
          <table:table-cell table:style-name="ce8" table:formula="of:=IF([.$B21]&gt;=1;IF([$Scores.O20]&gt;=[.O$4];&quot;hit&quot;;&quot;miss&quot;);IF([.$B21]=0;IF([$Scores.O20]&lt;[.O$4];&quot;hit&quot;;&quot;miss&quot;); &quot;miss&quot;))" office:value-type="string" office:string-value="miss" calcext:value-type="string">
            <text:p>miss</text:p>
          </table:table-cell>
          <table:table-cell table:style-name="ce8" table:formula="of:=IF([.$B21]&gt;=1;IF([$Scores.P20]&gt;=[.P$4];&quot;hit&quot;;&quot;miss&quot;);IF([.$B21]=0;IF([$Scores.P20]&lt;[.P$4];&quot;hit&quot;;&quot;miss&quot;); &quot;miss&quot;))" office:value-type="string" office:string-value="hit" calcext:value-type="string">
            <text:p>hit</text:p>
          </table:table-cell>
          <table:table-cell table:number-columns-repeated="2"/>
          <table:table-cell table:style-name="ce2" office:value-type="float" office:value="0.54" calcext:value-type="float">
            <text:p>0.54</text:p>
          </table:table-cell>
          <table:table-cell table:number-columns-repeated="3"/>
          <table:table-cell table:style-name="ce2" office:value-type="float" office:value="0.86" calcext:value-type="float">
            <text:p>0.86</text:p>
          </table:table-cell>
          <table:table-cell table:style-name="ce8" office:value-type="float" office:value="0.2676196396" calcext:value-type="float">
            <text:p>0.2676</text:p>
          </table:table-cell>
          <table:table-cell table:style-name="ce8" office:value-type="float" office:value="0.2459964752" calcext:value-type="float">
            <text:p>0.2460</text:p>
          </table:table-cell>
          <table:table-cell table:style-name="ce8" office:value-type="float" office:value="0.34611696" calcext:value-type="float">
            <text:p>0.3461</text:p>
          </table:table-cell>
          <table:table-cell table:style-name="ce8" office:value-type="float" office:value="0.126468569" calcext:value-type="float">
            <text:p>0.1265</text:p>
          </table:table-cell>
          <table:table-cell table:style-name="ce8" office:value-type="float" office:value="0.0137982983" calcext:value-type="float">
            <text:p>0.0138</text:p>
          </table:table-cell>
          <table:table-cell table:style-name="ce2" table:formula="of:=IF([$Scores.X20]&lt;[.$X$4];IF([.$B21]=0;&quot;miss&quot;;&quot;hit&quot;);IF([.$B21]=0;IF([$Scores.Y20]&lt;[.Y$4];&quot;hit&quot;;&quot;miss&quot;);IF([$Scores.Y20]&gt;=[.Y$4];&quot;hit&quot;;&quot;miss&quot;)))" office:value-type="string" office:string-value="hit" calcext:value-type="string">
            <text:p>hit</text:p>
          </table:table-cell>
          <table:table-cell table:style-name="ce8" office:value-type="float" office:value="0.256037" calcext:value-type="float">
            <text:p>0.2560</text:p>
          </table:table-cell>
          <table:table-cell table:style-name="ce8" office:value-type="float" office:value="0.026017" calcext:value-type="float">
            <text:p>0.0260</text:p>
          </table:table-cell>
          <table:table-cell table:style-name="ce8" office:value-type="float" office:value="0.344499" calcext:value-type="float">
            <text:p>0.3445</text:p>
          </table:table-cell>
          <table:table-cell table:style-name="ce8" office:value-type="float" office:value="0.33577" calcext:value-type="float">
            <text:p>0.3358</text:p>
          </table:table-cell>
          <table:table-cell table:style-name="ce8" office:value-type="float" office:value="0.037678" calcext:value-type="float">
            <text:p>0.0377</text:p>
          </table:table-cell>
          <table:table-cell table:style-name="ce2" table:formula="of:=IF([.$B21]&gt;=1;IF([$Scores.AH20]=&quot;Non Abusive&quot;;&quot;hit&quot;;&quot;miss&quot;);IF([$Scores.AH20]=&quot;Abusive&quot;;&quot;hit&quot;;&quot;miss&quot;))" office:value-type="string" office:string-value="miss" calcext:value-type="string">
            <text:p>miss</text:p>
          </table:table-cell>
          <table:table-cell table:style-name="ce8" table:formula="of:=IF([.AI21]=&quot;hit&quot;;IF([$Scores.AI20]&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1]" office:value-type="string" office:string-value="I am an american and believe in helping our veterans. They have made sacrifices on our behalf. I love you vets! You are the greatest!!" calcext:value-type="string">
            <text:p>I am an american and believe in helping our veterans. They have made sacrifices on our behalf. I love you vets! You are the greatest!!</text:p>
          </table:table-cell>
          <table:table-cell table:style-name="ce2" table:formula="of:=[$Scores.B21]" office:value-type="string" office:string-value="2" calcext:value-type="string">
            <text:p>2</text:p>
          </table:table-cell>
          <table:table-cell table:style-name="ce2" table:formula="of:=IF([.$B22]&gt;=1;IF([$Scores.C21]&gt;=[.C$4];&quot;hit&quot;;&quot;miss&quot;);IF([.$B22]=0;IF([$Scores.C21]&lt;[.C$4];&quot;hit&quot;;&quot;miss&quot;); &quot;miss&quot;))" office:value-type="string" office:string-value="hit" calcext:value-type="string">
            <text:p>hit</text:p>
          </table:table-cell>
          <table:table-cell table:style-name="ce2" table:formula="of:=IF([.$B22]&gt;=1;IF([$Scores.D21]&gt;=[.D$4];&quot;hit&quot;;&quot;miss&quot;);IF([.$B22]=0;IF([$Scores.D21]&lt;[.D$4];&quot;hit&quot;;&quot;miss&quot;); &quot;miss&quot;))" office:value-type="string" office:string-value="hit" calcext:value-type="string">
            <text:p>hit</text:p>
          </table:table-cell>
          <table:table-cell table:style-name="ce2" table:formula="of:=IF([.$B22]&gt;=1;IF([$Scores.E21]&gt;=[.E$4];&quot;hit&quot;;&quot;miss&quot;);IF([.$B22]=0;IF([$Scores.E21]&lt;[.E$4];&quot;hit&quot;;&quot;miss&quot;); &quot;miss&quot;))" office:value-type="string" office:string-value="hit" calcext:value-type="string">
            <text:p>hit</text:p>
          </table:table-cell>
          <table:table-cell table:style-name="ce2" table:formula="of:=IF([.$B22]&gt;=1;IF([$Scores.F21]&gt;=[.F$4];&quot;hit&quot;;&quot;miss&quot;);IF([.$B22]=0;IF([$Scores.F21]&lt;[.F$4];&quot;hit&quot;;&quot;miss&quot;); &quot;miss&quot;))" office:value-type="string" office:string-value="hit" calcext:value-type="string">
            <text:p>hit</text:p>
          </table:table-cell>
          <table:table-cell table:style-name="ce8" table:formula="of:=IF([.$B22]&gt;=1;IF([$Scores.G21]&gt;=[.G$4];&quot;hit&quot;;&quot;miss&quot;);IF([.$B22]=0;IF([$Scores.G21]&lt;[.G$4];&quot;hit&quot;;&quot;miss&quot;); &quot;error&quot;))" office:value-type="string" office:string-value="hit" calcext:value-type="string">
            <text:p>hit</text:p>
          </table:table-cell>
          <table:table-cell table:style-name="ce8" table:formula="of:=IF([.$B22]&gt;=1;IF([$Scores.H21]&gt;=[.H$4];&quot;hit&quot;;&quot;miss&quot;);IF([.$B22]=0;IF([$Scores.H21]&lt;[.H$4];&quot;hit&quot;;&quot;miss&quot;); &quot;error&quot;))" office:value-type="string" office:string-value="hit" calcext:value-type="string">
            <text:p>hit</text:p>
          </table:table-cell>
          <table:table-cell table:style-name="ce8" table:formula="of:=IF([.$B22]=0;IF([$Scores.I21]&gt;=[.I$4];&quot;hit&quot;;&quot;miss&quot;);IF([.$B22]&gt;0;IF([$Scores.I21]&lt;[.I$4];&quot;hit&quot;;&quot;miss&quot;); &quot;error&quot;))" office:value-type="string" office:string-value="hit" calcext:value-type="string">
            <text:p>hit</text:p>
          </table:table-cell>
          <table:table-cell table:style-name="ce2" table:formula="of:=IF([.$B22]&gt;=1;IF([$Scores.J21]&gt;=[.J$4];&quot;hit&quot;;&quot;miss&quot;);IF([.$B22]=0;IF([$Scores.J21]&lt;[.J$4];&quot;hit&quot;;&quot;miss&quot;); &quot;miss&quot;))" office:value-type="string" office:string-value="miss" calcext:value-type="string">
            <text:p>miss</text:p>
          </table:table-cell>
          <table:table-cell table:style-name="ce9" office:value-type="float" office:value="8" calcext:value-type="float">
            <text:p>8</text:p>
          </table:table-cell>
          <table:table-cell table:style-name="ce8" table:formula="of:=IF([.$B22]&gt;=1;IF([$Scores.L21]&gt;=[.L$4];&quot;hit&quot;;&quot;miss&quot;);IF([.$B22]=0;IF([$Scores.L21]&lt;[.L$4];&quot;hit&quot;;&quot;miss&quot;); &quot;miss&quot;))" office:value-type="string" office:string-value="miss" calcext:value-type="string">
            <text:p>miss</text:p>
          </table:table-cell>
          <table:table-cell table:style-name="ce8" office:value-type="float" office:value="2" calcext:value-type="float">
            <text:p>2.0000</text:p>
          </table:table-cell>
          <table:table-cell table:style-name="ce8" office:value-type="float" office:value="3" calcext:value-type="float">
            <text:p>3.0000</text:p>
          </table:table-cell>
          <table:table-cell table:style-name="ce8" table:formula="of:=IF([.$B22]&gt;=1;IF([$Scores.O21]&gt;=[.O$4];&quot;hit&quot;;&quot;miss&quot;);IF([.$B22]=0;IF([$Scores.O21]&lt;[.O$4];&quot;hit&quot;;&quot;miss&quot;); &quot;miss&quot;))" office:value-type="string" office:string-value="miss" calcext:value-type="string">
            <text:p>miss</text:p>
          </table:table-cell>
          <table:table-cell table:style-name="ce8" table:formula="of:=IF([.$B22]&gt;=1;IF([$Scores.P21]&gt;=[.P$4];&quot;hit&quot;;&quot;miss&quot;);IF([.$B22]=0;IF([$Scores.P21]&lt;[.P$4];&quot;hit&quot;;&quot;miss&quot;); &quot;miss&quot;))" office:value-type="string" office:string-value="hit" calcext:value-type="string">
            <text:p>hit</text:p>
          </table:table-cell>
          <table:table-cell table:number-columns-repeated="2"/>
          <table:table-cell table:style-name="ce2" office:value-type="float" office:value="0.7" calcext:value-type="float">
            <text:p>0.7</text:p>
          </table:table-cell>
          <table:table-cell/>
          <table:table-cell table:style-name="ce2" office:value-type="float" office:value="0.69" calcext:value-type="float">
            <text:p>0.69</text:p>
          </table:table-cell>
          <table:table-cell table:number-columns-repeated="2"/>
          <table:table-cell table:style-name="ce8" office:value-type="float" office:value="0.013264033" calcext:value-type="float">
            <text:p>0.0133</text:p>
          </table:table-cell>
          <table:table-cell table:style-name="ce8" office:value-type="float" office:value="0.6938785315" calcext:value-type="float">
            <text:p>0.6939</text:p>
          </table:table-cell>
          <table:table-cell table:style-name="ce8" office:value-type="float" office:value="0.0551325567" calcext:value-type="float">
            <text:p>0.0551</text:p>
          </table:table-cell>
          <table:table-cell table:style-name="ce8" office:value-type="float" office:value="0.0298678204" calcext:value-type="float">
            <text:p>0.0299</text:p>
          </table:table-cell>
          <table:table-cell table:style-name="ce8" office:value-type="float" office:value="0.2078570426" calcext:value-type="float">
            <text:p>0.2079</text:p>
          </table:table-cell>
          <table:table-cell table:style-name="ce2" table:formula="of:=IF([$Scores.X21]&lt;[.$X$4];IF([.$B22]=0;&quot;miss&quot;;&quot;hit&quot;);IF([.$B22]=0;IF([$Scores.Y21]&lt;[.Y$4];&quot;hit&quot;;&quot;miss&quot;);IF([$Scores.Y21]&gt;=[.Y$4];&quot;hit&quot;;&quot;miss&quot;)))" office:value-type="string" office:string-value="hit" calcext:value-type="string">
            <text:p>hit</text:p>
          </table:table-cell>
          <table:table-cell table:style-name="ce8" office:value-type="float" office:value="0.527494" calcext:value-type="float">
            <text:p>0.5275</text:p>
          </table:table-cell>
          <table:table-cell table:style-name="ce8" office:value-type="float" office:value="0.096691" calcext:value-type="float">
            <text:p>0.0967</text:p>
          </table:table-cell>
          <table:table-cell table:style-name="ce8" office:value-type="float" office:value="0.210207" calcext:value-type="float">
            <text:p>0.2102</text:p>
          </table:table-cell>
          <table:table-cell table:style-name="ce8" office:value-type="float" office:value="0.089882" calcext:value-type="float">
            <text:p>0.0899</text:p>
          </table:table-cell>
          <table:table-cell table:style-name="ce8" office:value-type="float" office:value="0.075726" calcext:value-type="float">
            <text:p>0.0757</text:p>
          </table:table-cell>
          <table:table-cell table:style-name="ce2" table:formula="of:=IF([.$B22]&gt;=1;IF([$Scores.AH21]=&quot;Non Abusive&quot;;&quot;hit&quot;;&quot;miss&quot;);IF([$Scores.AH21]=&quot;Abusive&quot;;&quot;hit&quot;;&quot;miss&quot;))" office:value-type="string" office:string-value="miss" calcext:value-type="string">
            <text:p>miss</text:p>
          </table:table-cell>
          <table:table-cell table:style-name="ce8" table:formula="of:=IF([.AI22]=&quot;hit&quot;;IF([$Scores.AI21]&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2]" office:value-type="string" office:string-value="Veterans need our support." calcext:value-type="string">
            <text:p>Veterans need our support.</text:p>
          </table:table-cell>
          <table:table-cell table:style-name="ce2" table:formula="of:=[$Scores.B22]" office:value-type="string" office:string-value="2" calcext:value-type="string">
            <text:p>2</text:p>
          </table:table-cell>
          <table:table-cell table:style-name="ce2" table:formula="of:=IF([.$B23]&gt;=1;IF([$Scores.C22]&gt;=[.C$4];&quot;hit&quot;;&quot;miss&quot;);IF([.$B23]=0;IF([$Scores.C22]&lt;[.C$4];&quot;hit&quot;;&quot;miss&quot;); &quot;miss&quot;))" office:value-type="string" office:string-value="hit" calcext:value-type="string">
            <text:p>hit</text:p>
          </table:table-cell>
          <table:table-cell table:style-name="ce2" table:formula="of:=IF([.$B23]&gt;=1;IF([$Scores.D22]&gt;=[.D$4];&quot;hit&quot;;&quot;miss&quot;);IF([.$B23]=0;IF([$Scores.D22]&lt;[.D$4];&quot;hit&quot;;&quot;miss&quot;); &quot;miss&quot;))" office:value-type="string" office:string-value="hit" calcext:value-type="string">
            <text:p>hit</text:p>
          </table:table-cell>
          <table:table-cell table:style-name="ce2" table:formula="of:=IF([.$B23]&gt;=1;IF([$Scores.E22]&gt;=[.E$4];&quot;hit&quot;;&quot;miss&quot;);IF([.$B23]=0;IF([$Scores.E22]&lt;[.E$4];&quot;hit&quot;;&quot;miss&quot;); &quot;miss&quot;))" office:value-type="string" office:string-value="hit" calcext:value-type="string">
            <text:p>hit</text:p>
          </table:table-cell>
          <table:table-cell table:style-name="ce2" table:formula="of:=IF([.$B23]&gt;=1;IF([$Scores.F22]&gt;=[.F$4];&quot;hit&quot;;&quot;miss&quot;);IF([.$B23]=0;IF([$Scores.F22]&lt;[.F$4];&quot;hit&quot;;&quot;miss&quot;); &quot;miss&quot;))" office:value-type="string" office:string-value="hit" calcext:value-type="string">
            <text:p>hit</text:p>
          </table:table-cell>
          <table:table-cell table:style-name="ce8" table:formula="of:=IF([.$B23]&gt;=1;IF([$Scores.G22]&gt;=[.G$4];&quot;hit&quot;;&quot;miss&quot;);IF([.$B23]=0;IF([$Scores.G22]&lt;[.G$4];&quot;hit&quot;;&quot;miss&quot;); &quot;error&quot;))" office:value-type="string" office:string-value="hit" calcext:value-type="string">
            <text:p>hit</text:p>
          </table:table-cell>
          <table:table-cell table:style-name="ce8" table:formula="of:=IF([.$B23]&gt;=1;IF([$Scores.H22]&gt;=[.H$4];&quot;hit&quot;;&quot;miss&quot;);IF([.$B23]=0;IF([$Scores.H22]&lt;[.H$4];&quot;hit&quot;;&quot;miss&quot;); &quot;error&quot;))" office:value-type="string" office:string-value="hit" calcext:value-type="string">
            <text:p>hit</text:p>
          </table:table-cell>
          <table:table-cell table:style-name="ce8" table:formula="of:=IF([.$B23]=0;IF([$Scores.I22]&gt;=[.I$4];&quot;hit&quot;;&quot;miss&quot;);IF([.$B23]&gt;0;IF([$Scores.I22]&lt;[.I$4];&quot;hit&quot;;&quot;miss&quot;); &quot;error&quot;))" office:value-type="string" office:string-value="hit" calcext:value-type="string">
            <text:p>hit</text:p>
          </table:table-cell>
          <table:table-cell table:style-name="ce2" table:formula="of:=IF([.$B23]&gt;=1;IF([$Scores.J22]&gt;=[.J$4];&quot;hit&quot;;&quot;miss&quot;);IF([.$B23]=0;IF([$Scores.J22]&lt;[.J$4];&quot;hit&quot;;&quot;miss&quot;); &quot;miss&quot;))" office:value-type="string" office:string-value="miss" calcext:value-type="string">
            <text:p>miss</text:p>
          </table:table-cell>
          <table:table-cell table:style-name="ce9" office:value-type="float" office:value="2" calcext:value-type="float">
            <text:p>2</text:p>
          </table:table-cell>
          <table:table-cell table:style-name="ce8" table:formula="of:=IF([.$B23]&gt;=1;IF([$Scores.L22]&gt;=[.L$4];&quot;hit&quot;;&quot;miss&quot;);IF([.$B23]=0;IF([$Scores.L22]&lt;[.L$4];&quot;hit&quot;;&quot;miss&quot;); &quot;miss&quot;))" office:value-type="string" office:string-value="miss" calcext:value-type="string">
            <text:p>miss</text:p>
          </table:table-cell>
          <table:table-cell table:number-columns-repeated="2" table:style-name="ce8" office:value-type="float" office:value="2" calcext:value-type="float">
            <text:p>2.0000</text:p>
          </table:table-cell>
          <table:table-cell table:style-name="ce8" table:formula="of:=IF([.$B23]&gt;=1;IF([$Scores.O22]&gt;=[.O$4];&quot;hit&quot;;&quot;miss&quot;);IF([.$B23]=0;IF([$Scores.O22]&lt;[.O$4];&quot;hit&quot;;&quot;miss&quot;); &quot;miss&quot;))" office:value-type="string" office:string-value="miss" calcext:value-type="string">
            <text:p>miss</text:p>
          </table:table-cell>
          <table:table-cell table:style-name="ce8" table:formula="of:=IF([.$B23]&gt;=1;IF([$Scores.P22]&gt;=[.P$4];&quot;hit&quot;;&quot;miss&quot;);IF([.$B23]=0;IF([$Scores.P22]&lt;[.P$4];&quot;hit&quot;;&quot;miss&quot;); &quot;miss&quot;))" office:value-type="string" office:string-value="hit" calcext:value-type="string">
            <text:p>hit</text:p>
          </table:table-cell>
          <table:table-cell table:number-columns-repeated="7"/>
          <table:table-cell table:style-name="ce8" office:value-type="float" office:value="0.1615507156" calcext:value-type="float">
            <text:p>0.1616</text:p>
          </table:table-cell>
          <table:table-cell table:style-name="ce8" office:value-type="float" office:value="0.1192752868" calcext:value-type="float">
            <text:p>0.1193</text:p>
          </table:table-cell>
          <table:table-cell table:style-name="ce8" office:value-type="float" office:value="0.3875878155" calcext:value-type="float">
            <text:p>0.3876</text:p>
          </table:table-cell>
          <table:table-cell table:style-name="ce8" office:value-type="float" office:value="0.3166824281" calcext:value-type="float">
            <text:p>0.3167</text:p>
          </table:table-cell>
          <table:table-cell table:style-name="ce8" office:value-type="float" office:value="0.0149037726" calcext:value-type="float">
            <text:p>0.0149</text:p>
          </table:table-cell>
          <table:table-cell table:style-name="ce2" table:formula="of:=IF([$Scores.X22]&lt;[.$X$4];IF([.$B23]=0;&quot;miss&quot;;&quot;hit&quot;);IF([.$B23]=0;IF([$Scores.Y22]&lt;[.Y$4];&quot;hit&quot;;&quot;miss&quot;);IF([$Scores.Y22]&gt;=[.Y$4];&quot;hit&quot;;&quot;miss&quot;)))" office:value-type="string" office:string-value="hit" calcext:value-type="string">
            <text:p>hit</text:p>
          </table:table-cell>
          <table:table-cell table:style-name="ce8" office:value-type="float" office:value="0.066752" calcext:value-type="float">
            <text:p>0.0668</text:p>
          </table:table-cell>
          <table:table-cell table:style-name="ce8" office:value-type="float" office:value="0.089411" calcext:value-type="float">
            <text:p>0.0894</text:p>
          </table:table-cell>
          <table:table-cell table:style-name="ce8" office:value-type="float" office:value="0.595144" calcext:value-type="float">
            <text:p>0.5951</text:p>
          </table:table-cell>
          <table:table-cell table:style-name="ce8" office:value-type="float" office:value="0.089246" calcext:value-type="float">
            <text:p>0.0892</text:p>
          </table:table-cell>
          <table:table-cell table:style-name="ce8" office:value-type="float" office:value="0.159447" calcext:value-type="float">
            <text:p>0.1594</text:p>
          </table:table-cell>
          <table:table-cell table:style-name="ce2" table:formula="of:=IF([.$B23]&gt;=1;IF([$Scores.AH22]=&quot;Non Abusive&quot;;&quot;hit&quot;;&quot;miss&quot;);IF([$Scores.AH22]=&quot;Abusive&quot;;&quot;hit&quot;;&quot;miss&quot;))" office:value-type="string" office:string-value="miss" calcext:value-type="string">
            <text:p>miss</text:p>
          </table:table-cell>
          <table:table-cell table:style-name="ce8" table:formula="of:=IF([.AI23]=&quot;hit&quot;;IF([$Scores.AI22]&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3]" office:value-type="string" office:string-value="Disabled Veteran. Threw me to the curb bc I am a war gulf vet. I can't get anything but 30 percent. 12 surgeries later, still on 2 plus year waiting list to get a service dog" calcext:value-type="string">
            <text:p>Disabled Veteran. Threw me to the curb bc I am a war gulf vet. I can't get anything but 30 percent. 12 surgeries later, still on 2 plus year waiting list to get a service dog</text:p>
          </table:table-cell>
          <table:table-cell table:style-name="ce2" table:formula="of:=[$Scores.B23]" office:value-type="string" office:string-value="0" calcext:value-type="string">
            <text:p>0</text:p>
          </table:table-cell>
          <table:table-cell table:style-name="ce2" table:formula="of:=IF([.$B24]&gt;=1;IF([$Scores.C23]&gt;=[.C$4];&quot;hit&quot;;&quot;miss&quot;);IF([.$B24]=0;IF([$Scores.C23]&lt;[.C$4];&quot;hit&quot;;&quot;miss&quot;); &quot;miss&quot;))" office:value-type="string" office:string-value="hit" calcext:value-type="string">
            <text:p>hit</text:p>
          </table:table-cell>
          <table:table-cell table:style-name="ce2" table:formula="of:=IF([.$B24]&gt;=1;IF([$Scores.D23]&gt;=[.D$4];&quot;hit&quot;;&quot;miss&quot;);IF([.$B24]=0;IF([$Scores.D23]&lt;[.D$4];&quot;hit&quot;;&quot;miss&quot;); &quot;miss&quot;))" office:value-type="string" office:string-value="hit" calcext:value-type="string">
            <text:p>hit</text:p>
          </table:table-cell>
          <table:table-cell table:style-name="ce2" table:formula="of:=IF([.$B24]&gt;=1;IF([$Scores.E23]&gt;=[.E$4];&quot;hit&quot;;&quot;miss&quot;);IF([.$B24]=0;IF([$Scores.E23]&lt;[.E$4];&quot;hit&quot;;&quot;miss&quot;); &quot;miss&quot;))" office:value-type="string" office:string-value="hit" calcext:value-type="string">
            <text:p>hit</text:p>
          </table:table-cell>
          <table:table-cell table:style-name="ce2" table:formula="of:=IF([.$B24]&gt;=1;IF([$Scores.F23]&gt;=[.F$4];&quot;hit&quot;;&quot;miss&quot;);IF([.$B24]=0;IF([$Scores.F23]&lt;[.F$4];&quot;hit&quot;;&quot;miss&quot;); &quot;miss&quot;))" office:value-type="string" office:string-value="miss" calcext:value-type="string">
            <text:p>miss</text:p>
          </table:table-cell>
          <table:table-cell table:style-name="ce8" table:formula="of:=IF([.$B24]&gt;=1;IF([$Scores.G23]&gt;=[.G$4];&quot;hit&quot;;&quot;miss&quot;);IF([.$B24]=0;IF([$Scores.G23]&lt;[.G$4];&quot;hit&quot;;&quot;miss&quot;); &quot;error&quot;))" office:value-type="string" office:string-value="hit" calcext:value-type="string">
            <text:p>hit</text:p>
          </table:table-cell>
          <table:table-cell table:style-name="ce8" table:formula="of:=IF([.$B24]&gt;=1;IF([$Scores.H23]&gt;=[.H$4];&quot;hit&quot;;&quot;miss&quot;);IF([.$B24]=0;IF([$Scores.H23]&lt;[.H$4];&quot;hit&quot;;&quot;miss&quot;); &quot;error&quot;))" office:value-type="string" office:string-value="hit" calcext:value-type="string">
            <text:p>hit</text:p>
          </table:table-cell>
          <table:table-cell table:style-name="ce8" table:formula="of:=IF([.$B24]=0;IF([$Scores.I23]&gt;=[.I$4];&quot;hit&quot;;&quot;miss&quot;);IF([.$B24]&gt;0;IF([$Scores.I23]&lt;[.I$4];&quot;hit&quot;;&quot;miss&quot;); &quot;error&quot;))" office:value-type="string" office:string-value="miss" calcext:value-type="string">
            <text:p>miss</text:p>
          </table:table-cell>
          <table:table-cell table:style-name="ce2" table:formula="of:=IF([.$B24]&gt;=1;IF([$Scores.J23]&gt;=[.J$4];&quot;hit&quot;;&quot;miss&quot;);IF([.$B24]=0;IF([$Scores.J23]&lt;[.J$4];&quot;hit&quot;;&quot;miss&quot;); &quot;miss&quot;))" office:value-type="string" office:string-value="hit" calcext:value-type="string">
            <text:p>hit</text:p>
          </table:table-cell>
          <table:table-cell table:style-name="ce9" office:value-type="float" office:value="-2" calcext:value-type="float">
            <text:p>-2</text:p>
          </table:table-cell>
          <table:table-cell table:style-name="ce8" table:formula="of:=IF([.$B24]&gt;=1;IF([$Scores.L23]&gt;=[.L$4];&quot;hit&quot;;&quot;miss&quot;);IF([.$B24]=0;IF([$Scores.L23]&lt;[.L$4];&quot;hit&quot;;&quot;miss&quot;); &quot;miss&quot;))" office:value-type="string" office:string-value="hit" calcext:value-type="string">
            <text:p>hit</text:p>
          </table:table-cell>
          <table:table-cell table:number-columns-repeated="2" table:style-name="ce8" office:value-type="float" office:value="-2" calcext:value-type="float">
            <text:p>-2.0000</text:p>
          </table:table-cell>
          <table:table-cell table:style-name="ce8" table:formula="of:=IF([.$B24]&gt;=1;IF([$Scores.O23]&gt;=[.O$4];&quot;hit&quot;;&quot;miss&quot;);IF([.$B24]=0;IF([$Scores.O23]&lt;[.O$4];&quot;hit&quot;;&quot;miss&quot;); &quot;miss&quot;))" office:value-type="string" office:string-value="hit" calcext:value-type="string">
            <text:p>hit</text:p>
          </table:table-cell>
          <table:table-cell table:style-name="ce8" table:formula="of:=IF([.$B24]&gt;=1;IF([$Scores.P23]&gt;=[.P$4];&quot;hit&quot;;&quot;miss&quot;);IF([.$B24]=0;IF([$Scores.P23]&lt;[.P$4];&quot;hit&quot;;&quot;miss&quot;); &quot;miss&quot;))" office:value-type="string" office:string-value="miss" calcext:value-type="string">
            <text:p>miss</text:p>
          </table:table-cell>
          <table:table-cell table:number-columns-repeated="3"/>
          <table:table-cell table:style-name="ce2" office:value-type="float" office:value="0.59" calcext:value-type="float">
            <text:p>0.59</text:p>
          </table:table-cell>
          <table:table-cell table:number-columns-repeated="2"/>
          <table:table-cell table:style-name="ce2" office:value-type="float" office:value="0.75" calcext:value-type="float">
            <text:p>0.75</text:p>
          </table:table-cell>
          <table:table-cell table:style-name="ce8" office:value-type="float" office:value="0.1862301826" calcext:value-type="float">
            <text:p>0.1862</text:p>
          </table:table-cell>
          <table:table-cell table:style-name="ce8" office:value-type="float" office:value="0.2031727731" calcext:value-type="float">
            <text:p>0.2032</text:p>
          </table:table-cell>
          <table:table-cell table:style-name="ce8" office:value-type="float" office:value="0.2341081947" calcext:value-type="float">
            <text:p>0.2341</text:p>
          </table:table-cell>
          <table:table-cell table:style-name="ce8" office:value-type="float" office:value="0.2043885291" calcext:value-type="float">
            <text:p>0.2044</text:p>
          </table:table-cell>
          <table:table-cell table:style-name="ce8" office:value-type="float" office:value="0.1721003056" calcext:value-type="float">
            <text:p>0.1721</text:p>
          </table:table-cell>
          <table:table-cell table:style-name="ce2" table:formula="of:=IF([$Scores.X23]&lt;[.$X$4];IF([.$B24]=0;&quot;miss&quot;;&quot;hit&quot;);IF([.$B24]=0;IF([$Scores.Y23]&lt;[.Y$4];&quot;hit&quot;;&quot;miss&quot;);IF([$Scores.Y23]&gt;=[.Y$4];&quot;hit&quot;;&quot;miss&quot;)))" office:value-type="string" office:string-value="miss" calcext:value-type="string">
            <text:p>miss</text:p>
          </table:table-cell>
          <table:table-cell table:style-name="ce8" office:value-type="float" office:value="0.006033" calcext:value-type="float">
            <text:p>0.0060</text:p>
          </table:table-cell>
          <table:table-cell table:style-name="ce8" office:value-type="float" office:value="0.381022" calcext:value-type="float">
            <text:p>0.3810</text:p>
          </table:table-cell>
          <table:table-cell table:style-name="ce8" office:value-type="float" office:value="0.06945" calcext:value-type="float">
            <text:p>0.0695</text:p>
          </table:table-cell>
          <table:table-cell table:style-name="ce8" office:value-type="float" office:value="0.006591" calcext:value-type="float">
            <text:p>0.0066</text:p>
          </table:table-cell>
          <table:table-cell table:style-name="ce8" office:value-type="float" office:value="0.536905" calcext:value-type="float">
            <text:p>0.5369</text:p>
          </table:table-cell>
          <table:table-cell table:style-name="ce2" table:formula="of:=IF([.$B24]&gt;=1;IF([$Scores.AH23]=&quot;Non Abusive&quot;;&quot;hit&quot;;&quot;miss&quot;);IF([$Scores.AH23]=&quot;Abusive&quot;;&quot;hit&quot;;&quot;miss&quot;))" office:value-type="string" office:string-value="miss" calcext:value-type="string">
            <text:p>miss</text:p>
          </table:table-cell>
          <table:table-cell table:style-name="ce8" table:formula="of:=IF([.AI24]=&quot;hit&quot;;IF([$Scores.AI23]&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4]" office:value-type="string" office:string-value="Veterans have sacrificed so much and have been given little to nothing in return. We need to help support veterans and their families with benefits and compensation." calcext:value-type="string">
            <text:p>Veterans have sacrificed so much and have been given little to nothing in return. We need to help support veterans and their families with benefits and compensation.</text:p>
          </table:table-cell>
          <table:table-cell table:style-name="ce2" table:formula="of:=[$Scores.B24]" office:value-type="string" office:string-value="2" calcext:value-type="string">
            <text:p>2</text:p>
          </table:table-cell>
          <table:table-cell table:style-name="ce2" table:formula="of:=IF([.$B25]&gt;=1;IF([$Scores.C24]&gt;=[.C$4];&quot;hit&quot;;&quot;miss&quot;);IF([.$B25]=0;IF([$Scores.C24]&lt;[.C$4];&quot;hit&quot;;&quot;miss&quot;); &quot;miss&quot;))" office:value-type="string" office:string-value="miss" calcext:value-type="string">
            <text:p>miss</text:p>
          </table:table-cell>
          <table:table-cell table:style-name="ce2" table:formula="of:=IF([.$B25]&gt;=1;IF([$Scores.D24]&gt;=[.D$4];&quot;hit&quot;;&quot;miss&quot;);IF([.$B25]=0;IF([$Scores.D24]&lt;[.D$4];&quot;hit&quot;;&quot;miss&quot;); &quot;miss&quot;))" office:value-type="string" office:string-value="hit" calcext:value-type="string">
            <text:p>hit</text:p>
          </table:table-cell>
          <table:table-cell table:style-name="ce2" table:formula="of:=IF([.$B25]&gt;=1;IF([$Scores.E24]&gt;=[.E$4];&quot;hit&quot;;&quot;miss&quot;);IF([.$B25]=0;IF([$Scores.E24]&lt;[.E$4];&quot;hit&quot;;&quot;miss&quot;); &quot;miss&quot;))" office:value-type="string" office:string-value="miss" calcext:value-type="string">
            <text:p>miss</text:p>
          </table:table-cell>
          <table:table-cell table:style-name="ce2" table:formula="of:=IF([.$B25]&gt;=1;IF([$Scores.F24]&gt;=[.F$4];&quot;hit&quot;;&quot;miss&quot;);IF([.$B25]=0;IF([$Scores.F24]&lt;[.F$4];&quot;hit&quot;;&quot;miss&quot;); &quot;miss&quot;))" office:value-type="string" office:string-value="hit" calcext:value-type="string">
            <text:p>hit</text:p>
          </table:table-cell>
          <table:table-cell table:style-name="ce8" table:formula="of:=IF([.$B25]&gt;=1;IF([$Scores.G24]&gt;=[.G$4];&quot;hit&quot;;&quot;miss&quot;);IF([.$B25]=0;IF([$Scores.G24]&lt;[.G$4];&quot;hit&quot;;&quot;miss&quot;); &quot;error&quot;))" office:value-type="string" office:string-value="miss" calcext:value-type="string">
            <text:p>miss</text:p>
          </table:table-cell>
          <table:table-cell table:style-name="ce8" table:formula="of:=IF([.$B25]&gt;=1;IF([$Scores.H24]&gt;=[.H$4];&quot;hit&quot;;&quot;miss&quot;);IF([.$B25]=0;IF([$Scores.H24]&lt;[.H$4];&quot;hit&quot;;&quot;miss&quot;); &quot;error&quot;))" office:value-type="string" office:string-value="miss" calcext:value-type="string">
            <text:p>miss</text:p>
          </table:table-cell>
          <table:table-cell table:style-name="ce8" table:formula="of:=IF([.$B25]=0;IF([$Scores.I24]&gt;=[.I$4];&quot;hit&quot;;&quot;miss&quot;);IF([.$B25]&gt;0;IF([$Scores.I24]&lt;[.I$4];&quot;hit&quot;;&quot;miss&quot;); &quot;error&quot;))" office:value-type="string" office:string-value="hit" calcext:value-type="string">
            <text:p>hit</text:p>
          </table:table-cell>
          <table:table-cell table:style-name="ce2" table:formula="of:=IF([.$B25]&gt;=1;IF([$Scores.J24]&gt;=[.J$4];&quot;hit&quot;;&quot;miss&quot;);IF([.$B25]=0;IF([$Scores.J24]&lt;[.J$4];&quot;hit&quot;;&quot;miss&quot;); &quot;miss&quot;))" office:value-type="string" office:string-value="miss" calcext:value-type="string">
            <text:p>miss</text:p>
          </table:table-cell>
          <table:table-cell table:style-name="ce9" office:value-type="float" office:value="6" calcext:value-type="float">
            <text:p>6</text:p>
          </table:table-cell>
          <table:table-cell table:style-name="ce8" table:formula="of:=IF([.$B25]&gt;=1;IF([$Scores.L24]&gt;=[.L$4];&quot;hit&quot;;&quot;miss&quot;);IF([.$B25]=0;IF([$Scores.L24]&lt;[.L$4];&quot;hit&quot;;&quot;miss&quot;); &quot;miss&quot;))" office:value-type="string" office:string-value="miss" calcext:value-type="string">
            <text:p>miss</text:p>
          </table:table-cell>
          <table:table-cell table:number-columns-repeated="2" table:style-name="ce8" office:value-type="float" office:value="2" calcext:value-type="float">
            <text:p>2.0000</text:p>
          </table:table-cell>
          <table:table-cell table:style-name="ce8" table:formula="of:=IF([.$B25]&gt;=1;IF([$Scores.O24]&gt;=[.O$4];&quot;hit&quot;;&quot;miss&quot;);IF([.$B25]=0;IF([$Scores.O24]&lt;[.O$4];&quot;hit&quot;;&quot;miss&quot;); &quot;miss&quot;))" office:value-type="string" office:string-value="miss" calcext:value-type="string">
            <text:p>miss</text:p>
          </table:table-cell>
          <table:table-cell table:style-name="ce8" table:formula="of:=IF([.$B25]&gt;=1;IF([$Scores.P24]&gt;=[.P$4];&quot;hit&quot;;&quot;miss&quot;);IF([.$B25]=0;IF([$Scores.P24]&lt;[.P$4];&quot;hit&quot;;&quot;miss&quot;); &quot;miss&quot;))" office:value-type="string" office:string-value="hit" calcext:value-type="string">
            <text:p>hit</text:p>
          </table:table-cell>
          <table:table-cell table:number-columns-repeated="3"/>
          <table:table-cell table:style-name="ce2" office:value-type="float" office:value="0.57" calcext:value-type="float">
            <text:p>0.57</text:p>
          </table:table-cell>
          <table:table-cell table:number-columns-repeated="3"/>
          <table:table-cell table:style-name="ce8" office:value-type="float" office:value="0.1978748739" calcext:value-type="float">
            <text:p>0.1979</text:p>
          </table:table-cell>
          <table:table-cell table:style-name="ce8" office:value-type="float" office:value="0.1798584163" calcext:value-type="float">
            <text:p>0.1799</text:p>
          </table:table-cell>
          <table:table-cell table:style-name="ce8" office:value-type="float" office:value="0.4104626179" calcext:value-type="float">
            <text:p>0.4105</text:p>
          </table:table-cell>
          <table:table-cell table:style-name="ce8" office:value-type="float" office:value="0.1994512975" calcext:value-type="float">
            <text:p>0.1995</text:p>
          </table:table-cell>
          <table:table-cell table:style-name="ce8" office:value-type="float" office:value="0.0123527683" calcext:value-type="float">
            <text:p>0.0124</text:p>
          </table:table-cell>
          <table:table-cell table:style-name="ce2" table:formula="of:=IF([$Scores.X24]&lt;[.$X$4];IF([.$B25]=0;&quot;miss&quot;;&quot;hit&quot;);IF([.$B25]=0;IF([$Scores.Y24]&lt;[.Y$4];&quot;hit&quot;;&quot;miss&quot;);IF([$Scores.Y24]&gt;=[.Y$4];&quot;hit&quot;;&quot;miss&quot;)))" office:value-type="string" office:string-value="hit" calcext:value-type="string">
            <text:p>hit</text:p>
          </table:table-cell>
          <table:table-cell table:style-name="ce8" office:value-type="float" office:value="0.015275" calcext:value-type="float">
            <text:p>0.0153</text:p>
          </table:table-cell>
          <table:table-cell table:style-name="ce8" office:value-type="float" office:value="0.383564" calcext:value-type="float">
            <text:p>0.3836</text:p>
          </table:table-cell>
          <table:table-cell table:style-name="ce8" office:value-type="float" office:value="0.088762" calcext:value-type="float">
            <text:p>0.0888</text:p>
          </table:table-cell>
          <table:table-cell table:style-name="ce8" office:value-type="float" office:value="0.009497" calcext:value-type="float">
            <text:p>0.0095</text:p>
          </table:table-cell>
          <table:table-cell table:style-name="ce8" office:value-type="float" office:value="0.502902" calcext:value-type="float">
            <text:p>0.5029</text:p>
          </table:table-cell>
          <table:table-cell table:style-name="ce2" table:formula="of:=IF([.$B25]&gt;=1;IF([$Scores.AH24]=&quot;Non Abusive&quot;;&quot;hit&quot;;&quot;miss&quot;);IF([$Scores.AH24]=&quot;Abusive&quot;;&quot;hit&quot;;&quot;miss&quot;))" office:value-type="string" office:string-value="miss" calcext:value-type="string">
            <text:p>miss</text:p>
          </table:table-cell>
          <table:table-cell table:style-name="ce8" table:formula="of:=IF([.AI25]=&quot;hit&quot;;IF([$Scores.AI24]&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5]" office:value-type="string" office:string-value="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 calcext:value-type="string">
            <text:p>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p>
          </table:table-cell>
          <table:table-cell table:style-name="ce2" table:formula="of:=[$Scores.B25]" office:value-type="string" office:string-value="0" calcext:value-type="string">
            <text:p>0</text:p>
          </table:table-cell>
          <table:table-cell table:style-name="ce2" table:formula="of:=IF([.$B26]&gt;=1;IF([$Scores.C25]&gt;=[.C$4];&quot;hit&quot;;&quot;miss&quot;);IF([.$B26]=0;IF([$Scores.C25]&lt;[.C$4];&quot;hit&quot;;&quot;miss&quot;); &quot;miss&quot;))" office:value-type="string" office:string-value="hit" calcext:value-type="string">
            <text:p>hit</text:p>
          </table:table-cell>
          <table:table-cell table:style-name="ce2" table:formula="of:=IF([.$B26]&gt;=1;IF([$Scores.D25]&gt;=[.D$4];&quot;hit&quot;;&quot;miss&quot;);IF([.$B26]=0;IF([$Scores.D25]&lt;[.D$4];&quot;hit&quot;;&quot;miss&quot;); &quot;miss&quot;))" office:value-type="string" office:string-value="hit" calcext:value-type="string">
            <text:p>hit</text:p>
          </table:table-cell>
          <table:table-cell table:style-name="ce2" table:formula="of:=IF([.$B26]&gt;=1;IF([$Scores.E25]&gt;=[.E$4];&quot;hit&quot;;&quot;miss&quot;);IF([.$B26]=0;IF([$Scores.E25]&lt;[.E$4];&quot;hit&quot;;&quot;miss&quot;); &quot;miss&quot;))" office:value-type="string" office:string-value="hit" calcext:value-type="string">
            <text:p>hit</text:p>
          </table:table-cell>
          <table:table-cell table:style-name="ce2" table:formula="of:=IF([.$B26]&gt;=1;IF([$Scores.F25]&gt;=[.F$4];&quot;hit&quot;;&quot;miss&quot;);IF([.$B26]=0;IF([$Scores.F25]&lt;[.F$4];&quot;hit&quot;;&quot;miss&quot;); &quot;miss&quot;))" office:value-type="string" office:string-value="miss" calcext:value-type="string">
            <text:p>miss</text:p>
          </table:table-cell>
          <table:table-cell table:style-name="ce8" table:formula="of:=IF([.$B26]&gt;=1;IF([$Scores.G25]&gt;=[.G$4];&quot;hit&quot;;&quot;miss&quot;);IF([.$B26]=0;IF([$Scores.G25]&lt;[.G$4];&quot;hit&quot;;&quot;miss&quot;); &quot;error&quot;))" office:value-type="string" office:string-value="hit" calcext:value-type="string">
            <text:p>hit</text:p>
          </table:table-cell>
          <table:table-cell table:style-name="ce8" table:formula="of:=IF([.$B26]&gt;=1;IF([$Scores.H25]&gt;=[.H$4];&quot;hit&quot;;&quot;miss&quot;);IF([.$B26]=0;IF([$Scores.H25]&lt;[.H$4];&quot;hit&quot;;&quot;miss&quot;); &quot;error&quot;))" office:value-type="string" office:string-value="hit" calcext:value-type="string">
            <text:p>hit</text:p>
          </table:table-cell>
          <table:table-cell table:style-name="ce8" table:formula="of:=IF([.$B26]=0;IF([$Scores.I25]&gt;=[.I$4];&quot;hit&quot;;&quot;miss&quot;);IF([.$B26]&gt;0;IF([$Scores.I25]&lt;[.I$4];&quot;hit&quot;;&quot;miss&quot;); &quot;error&quot;))" office:value-type="string" office:string-value="hit" calcext:value-type="string">
            <text:p>hit</text:p>
          </table:table-cell>
          <table:table-cell table:style-name="ce2" table:formula="of:=IF([.$B26]&gt;=1;IF([$Scores.J25]&gt;=[.J$4];&quot;hit&quot;;&quot;miss&quot;);IF([.$B26]=0;IF([$Scores.J25]&lt;[.J$4];&quot;hit&quot;;&quot;miss&quot;); &quot;miss&quot;))" office:value-type="string" office:string-value="miss" calcext:value-type="string">
            <text:p>miss</text:p>
          </table:table-cell>
          <table:table-cell table:style-name="ce9" office:value-type="float" office:value="-2" calcext:value-type="float">
            <text:p>-2</text:p>
          </table:table-cell>
          <table:table-cell table:style-name="ce8" table:formula="of:=IF([.$B26]&gt;=1;IF([$Scores.L25]&gt;=[.L$4];&quot;hit&quot;;&quot;miss&quot;);IF([.$B26]=0;IF([$Scores.L25]&lt;[.L$4];&quot;hit&quot;;&quot;miss&quot;); &quot;miss&quot;))" office:value-type="string" office:string-value="miss" calcext:value-type="string">
            <text:p>miss</text:p>
          </table:table-cell>
          <table:table-cell table:style-name="ce8" office:value-type="float" office:value="-2" calcext:value-type="float">
            <text:p>-2.0000</text:p>
          </table:table-cell>
          <table:table-cell table:style-name="ce8" office:value-type="float" office:value="2" calcext:value-type="float">
            <text:p>2.0000</text:p>
          </table:table-cell>
          <table:table-cell table:style-name="ce8" table:formula="of:=IF([.$B26]&gt;=1;IF([$Scores.O25]&gt;=[.O$4];&quot;hit&quot;;&quot;miss&quot;);IF([.$B26]=0;IF([$Scores.O25]&lt;[.O$4];&quot;hit&quot;;&quot;miss&quot;); &quot;miss&quot;))" office:value-type="string" office:string-value="miss" calcext:value-type="string">
            <text:p>miss</text:p>
          </table:table-cell>
          <table:table-cell table:style-name="ce8" table:formula="of:=IF([.$B26]&gt;=1;IF([$Scores.P25]&gt;=[.P$4];&quot;hit&quot;;&quot;miss&quot;);IF([.$B26]=0;IF([$Scores.P25]&lt;[.P$4];&quot;hit&quot;;&quot;miss&quot;); &quot;miss&quot;))" office:value-type="string" office:string-value="miss" calcext:value-type="string">
            <text:p>miss</text:p>
          </table:table-cell>
          <table:table-cell table:number-columns-repeated="3"/>
          <table:table-cell table:style-name="ce2" office:value-type="float" office:value="0.61" calcext:value-type="float">
            <text:p>0.61</text:p>
          </table:table-cell>
          <table:table-cell table:number-columns-repeated="2"/>
          <table:table-cell table:style-name="ce2" office:value-type="float" office:value="0.85" calcext:value-type="float">
            <text:p>0.85</text:p>
          </table:table-cell>
          <table:table-cell table:style-name="ce8" office:value-type="float" office:value="0.1510378569" calcext:value-type="float">
            <text:p>0.1510</text:p>
          </table:table-cell>
          <table:table-cell table:style-name="ce8" office:value-type="float" office:value="0.0157689322" calcext:value-type="float">
            <text:p>0.0158</text:p>
          </table:table-cell>
          <table:table-cell table:style-name="ce8" office:value-type="float" office:value="0.7562199831" calcext:value-type="float">
            <text:p>0.7562</text:p>
          </table:table-cell>
          <table:table-cell table:style-name="ce8" office:value-type="float" office:value="0.0631293952" calcext:value-type="float">
            <text:p>0.0631</text:p>
          </table:table-cell>
          <table:table-cell table:style-name="ce8" office:value-type="float" office:value="0.0138438437" calcext:value-type="float">
            <text:p>0.0138</text:p>
          </table:table-cell>
          <table:table-cell table:style-name="ce2" table:formula="of:=IF([$Scores.X25]&lt;[.$X$4];IF([.$B26]=0;&quot;miss&quot;;&quot;hit&quot;);IF([.$B26]=0;IF([$Scores.Y25]&lt;[.Y$4];&quot;hit&quot;;&quot;miss&quot;);IF([$Scores.Y25]&gt;=[.Y$4];&quot;hit&quot;;&quot;miss&quot;)))" office:value-type="string" office:string-value="miss" calcext:value-type="string">
            <text:p>miss</text:p>
          </table:table-cell>
          <table:table-cell table:style-name="ce8" office:value-type="float" office:value="0.020272" calcext:value-type="float">
            <text:p>0.0203</text:p>
          </table:table-cell>
          <table:table-cell table:style-name="ce8" office:value-type="float" office:value="0.571136" calcext:value-type="float">
            <text:p>0.5711</text:p>
          </table:table-cell>
          <table:table-cell table:style-name="ce8" office:value-type="float" office:value="0.061323" calcext:value-type="float">
            <text:p>0.0613</text:p>
          </table:table-cell>
          <table:table-cell table:style-name="ce8" office:value-type="float" office:value="0.002039" calcext:value-type="float">
            <text:p>0.0020</text:p>
          </table:table-cell>
          <table:table-cell table:style-name="ce8" office:value-type="float" office:value="0.345229" calcext:value-type="float">
            <text:p>0.3452</text:p>
          </table:table-cell>
          <table:table-cell table:style-name="ce2" table:formula="of:=IF([.$B26]&gt;=1;IF([$Scores.AH25]=&quot;Non Abusive&quot;;&quot;hit&quot;;&quot;miss&quot;);IF([$Scores.AH25]=&quot;Abusive&quot;;&quot;hit&quot;;&quot;miss&quot;))" office:value-type="string" office:string-value="miss" calcext:value-type="string">
            <text:p>miss</text:p>
          </table:table-cell>
          <table:table-cell table:style-name="ce8" table:formula="of:=IF([.AI26]=&quot;hit&quot;;IF([$Scores.AI25]&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6]" office:value-type="string" office:string-value="Our veterans should be getting priority not being forgotten by our government." calcext:value-type="string">
            <text:p>Our veterans should be getting priority not being forgotten by our government.</text:p>
          </table:table-cell>
          <table:table-cell table:style-name="ce2" table:formula="of:=[$Scores.B26]" office:value-type="string" office:string-value="2" calcext:value-type="string">
            <text:p>2</text:p>
          </table:table-cell>
          <table:table-cell table:style-name="ce2" table:formula="of:=IF([.$B27]&gt;=1;IF([$Scores.C26]&gt;=[.C$4];&quot;hit&quot;;&quot;miss&quot;);IF([.$B27]=0;IF([$Scores.C26]&lt;[.C$4];&quot;hit&quot;;&quot;miss&quot;); &quot;miss&quot;))" office:value-type="string" office:string-value="hit" calcext:value-type="string">
            <text:p>hit</text:p>
          </table:table-cell>
          <table:table-cell table:style-name="ce2" table:formula="of:=IF([.$B27]&gt;=1;IF([$Scores.D26]&gt;=[.D$4];&quot;hit&quot;;&quot;miss&quot;);IF([.$B27]=0;IF([$Scores.D26]&lt;[.D$4];&quot;hit&quot;;&quot;miss&quot;); &quot;miss&quot;))" office:value-type="string" office:string-value="hit" calcext:value-type="string">
            <text:p>hit</text:p>
          </table:table-cell>
          <table:table-cell table:style-name="ce2" table:formula="of:=IF([.$B27]&gt;=1;IF([$Scores.E26]&gt;=[.E$4];&quot;hit&quot;;&quot;miss&quot;);IF([.$B27]=0;IF([$Scores.E26]&lt;[.E$4];&quot;hit&quot;;&quot;miss&quot;); &quot;miss&quot;))" office:value-type="string" office:string-value="hit" calcext:value-type="string">
            <text:p>hit</text:p>
          </table:table-cell>
          <table:table-cell table:style-name="ce2" table:formula="of:=IF([.$B27]&gt;=1;IF([$Scores.F26]&gt;=[.F$4];&quot;hit&quot;;&quot;miss&quot;);IF([.$B27]=0;IF([$Scores.F26]&lt;[.F$4];&quot;hit&quot;;&quot;miss&quot;); &quot;miss&quot;))" office:value-type="string" office:string-value="hit" calcext:value-type="string">
            <text:p>hit</text:p>
          </table:table-cell>
          <table:table-cell table:style-name="ce8" table:formula="of:=IF([.$B27]&gt;=1;IF([$Scores.G26]&gt;=[.G$4];&quot;hit&quot;;&quot;miss&quot;);IF([.$B27]=0;IF([$Scores.G26]&lt;[.G$4];&quot;hit&quot;;&quot;miss&quot;); &quot;error&quot;))" office:value-type="string" office:string-value="hit" calcext:value-type="string">
            <text:p>hit</text:p>
          </table:table-cell>
          <table:table-cell table:style-name="ce8" table:formula="of:=IF([.$B27]&gt;=1;IF([$Scores.H26]&gt;=[.H$4];&quot;hit&quot;;&quot;miss&quot;);IF([.$B27]=0;IF([$Scores.H26]&lt;[.H$4];&quot;hit&quot;;&quot;miss&quot;); &quot;error&quot;))" office:value-type="string" office:string-value="hit" calcext:value-type="string">
            <text:p>hit</text:p>
          </table:table-cell>
          <table:table-cell table:style-name="ce8" table:formula="of:=IF([.$B27]=0;IF([$Scores.I26]&gt;=[.I$4];&quot;hit&quot;;&quot;miss&quot;);IF([.$B27]&gt;0;IF([$Scores.I26]&lt;[.I$4];&quot;hit&quot;;&quot;miss&quot;); &quot;error&quot;))" office:value-type="string" office:string-value="hit" calcext:value-type="string">
            <text:p>hit</text:p>
          </table:table-cell>
          <table:table-cell table:style-name="ce2" table:formula="of:=IF([.$B27]&gt;=1;IF([$Scores.J26]&gt;=[.J$4];&quot;hit&quot;;&quot;miss&quot;);IF([.$B27]=0;IF([$Scores.J26]&lt;[.J$4];&quot;hit&quot;;&quot;miss&quot;); &quot;miss&quot;))" office:value-type="string" office:string-value="miss" calcext:value-type="string">
            <text:p>miss</text:p>
          </table:table-cell>
          <table:table-cell table:style-name="ce9" office:value-type="float" office:value="-1" calcext:value-type="float">
            <text:p>-1</text:p>
          </table:table-cell>
          <table:table-cell table:style-name="ce8" table:formula="of:=IF([.$B27]&gt;=1;IF([$Scores.L26]&gt;=[.L$4];&quot;hit&quot;;&quot;miss&quot;);IF([.$B27]=0;IF([$Scores.L26]&lt;[.L$4];&quot;hit&quot;;&quot;miss&quot;); &quot;miss&quot;))" office:value-type="string" office:string-value="miss" calcext:value-type="string">
            <text:p>miss</text:p>
          </table:table-cell>
          <table:table-cell table:number-columns-repeated="2" table:style-name="ce8" office:value-type="float" office:value="-1" calcext:value-type="float">
            <text:p>-1.0000</text:p>
          </table:table-cell>
          <table:table-cell table:style-name="ce8" table:formula="of:=IF([.$B27]&gt;=1;IF([$Scores.O26]&gt;=[.O$4];&quot;hit&quot;;&quot;miss&quot;);IF([.$B27]=0;IF([$Scores.O26]&lt;[.O$4];&quot;hit&quot;;&quot;miss&quot;); &quot;miss&quot;))" office:value-type="string" office:string-value="miss" calcext:value-type="string">
            <text:p>miss</text:p>
          </table:table-cell>
          <table:table-cell table:style-name="ce8" table:formula="of:=IF([.$B27]&gt;=1;IF([$Scores.P26]&gt;=[.P$4];&quot;hit&quot;;&quot;miss&quot;);IF([.$B27]=0;IF([$Scores.P26]&lt;[.P$4];&quot;hit&quot;;&quot;miss&quot;); &quot;miss&quot;))" office:value-type="string" office:string-value="hit" calcext:value-type="string">
            <text:p>hit</text:p>
          </table:table-cell>
          <table:table-cell table:number-columns-repeated="4"/>
          <table:table-cell table:style-name="ce2" office:value-type="float" office:value="0.62" calcext:value-type="float">
            <text:p>0.62</text:p>
          </table:table-cell>
          <table:table-cell table:number-columns-repeated="2"/>
          <table:table-cell table:style-name="ce8" office:value-type="float" office:value="0.2756211758" calcext:value-type="float">
            <text:p>0.2756</text:p>
          </table:table-cell>
          <table:table-cell table:style-name="ce8" office:value-type="float" office:value="0.0573219582" calcext:value-type="float">
            <text:p>0.0573</text:p>
          </table:table-cell>
          <table:table-cell table:style-name="ce8" office:value-type="float" office:value="0.5171557665" calcext:value-type="float">
            <text:p>0.5172</text:p>
          </table:table-cell>
          <table:table-cell table:style-name="ce8" office:value-type="float" office:value="0.1216731071" calcext:value-type="float">
            <text:p>0.1217</text:p>
          </table:table-cell>
          <table:table-cell table:style-name="ce8" office:value-type="float" office:value="0.0282279924" calcext:value-type="float">
            <text:p>0.0282</text:p>
          </table:table-cell>
          <table:table-cell table:style-name="ce2" table:formula="of:=IF([$Scores.X26]&lt;[.$X$4];IF([.$B27]=0;&quot;miss&quot;;&quot;hit&quot;);IF([.$B27]=0;IF([$Scores.Y26]&lt;[.Y$4];&quot;hit&quot;;&quot;miss&quot;);IF([$Scores.Y26]&gt;=[.Y$4];&quot;hit&quot;;&quot;miss&quot;)))" office:value-type="string" office:string-value="hit" calcext:value-type="string">
            <text:p>hit</text:p>
          </table:table-cell>
          <table:table-cell table:style-name="ce8" office:value-type="float" office:value="0.027779" calcext:value-type="float">
            <text:p>0.0278</text:p>
          </table:table-cell>
          <table:table-cell table:style-name="ce8" office:value-type="float" office:value="0.201471" calcext:value-type="float">
            <text:p>0.2015</text:p>
          </table:table-cell>
          <table:table-cell table:style-name="ce8" office:value-type="float" office:value="0.214755" calcext:value-type="float">
            <text:p>0.2148</text:p>
          </table:table-cell>
          <table:table-cell table:style-name="ce8" office:value-type="float" office:value="0.003601" calcext:value-type="float">
            <text:p>0.0036</text:p>
          </table:table-cell>
          <table:table-cell table:style-name="ce8" office:value-type="float" office:value="0.552394" calcext:value-type="float">
            <text:p>0.5524</text:p>
          </table:table-cell>
          <table:table-cell table:style-name="ce2" table:formula="of:=IF([.$B27]&gt;=1;IF([$Scores.AH26]=&quot;Non Abusive&quot;;&quot;hit&quot;;&quot;miss&quot;);IF([$Scores.AH26]=&quot;Abusive&quot;;&quot;hit&quot;;&quot;miss&quot;))" office:value-type="string" office:string-value="miss" calcext:value-type="string">
            <text:p>miss</text:p>
          </table:table-cell>
          <table:table-cell table:style-name="ce8" table:formula="of:=IF([.AI27]=&quot;hit&quot;;IF([$Scores.AI26]&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7]" office:value-type="string" office:string-value="I always want to give back to our veterans." calcext:value-type="string">
            <text:p>I always want to give back to our veterans.</text:p>
          </table:table-cell>
          <table:table-cell table:style-name="ce2" table:formula="of:=[$Scores.B27]" office:value-type="string" office:string-value="2" calcext:value-type="string">
            <text:p>2</text:p>
          </table:table-cell>
          <table:table-cell table:style-name="ce2" table:formula="of:=IF([.$B28]&gt;=1;IF([$Scores.C27]&gt;=[.C$4];&quot;hit&quot;;&quot;miss&quot;);IF([.$B28]=0;IF([$Scores.C27]&lt;[.C$4];&quot;hit&quot;;&quot;miss&quot;); &quot;miss&quot;))" office:value-type="string" office:string-value="hit" calcext:value-type="string">
            <text:p>hit</text:p>
          </table:table-cell>
          <table:table-cell table:style-name="ce2" table:formula="of:=IF([.$B28]&gt;=1;IF([$Scores.D27]&gt;=[.D$4];&quot;hit&quot;;&quot;miss&quot;);IF([.$B28]=0;IF([$Scores.D27]&lt;[.D$4];&quot;hit&quot;;&quot;miss&quot;); &quot;miss&quot;))" office:value-type="string" office:string-value="hit" calcext:value-type="string">
            <text:p>hit</text:p>
          </table:table-cell>
          <table:table-cell table:style-name="ce2" table:formula="of:=IF([.$B28]&gt;=1;IF([$Scores.E27]&gt;=[.E$4];&quot;hit&quot;;&quot;miss&quot;);IF([.$B28]=0;IF([$Scores.E27]&lt;[.E$4];&quot;hit&quot;;&quot;miss&quot;); &quot;miss&quot;))" office:value-type="string" office:string-value="hit" calcext:value-type="string">
            <text:p>hit</text:p>
          </table:table-cell>
          <table:table-cell table:style-name="ce2" table:formula="of:=IF([.$B28]&gt;=1;IF([$Scores.F27]&gt;=[.F$4];&quot;hit&quot;;&quot;miss&quot;);IF([.$B28]=0;IF([$Scores.F27]&lt;[.F$4];&quot;hit&quot;;&quot;miss&quot;); &quot;miss&quot;))" office:value-type="string" office:string-value="hit" calcext:value-type="string">
            <text:p>hit</text:p>
          </table:table-cell>
          <table:table-cell table:style-name="ce8" table:formula="of:=IF([.$B28]&gt;=1;IF([$Scores.G27]&gt;=[.G$4];&quot;hit&quot;;&quot;miss&quot;);IF([.$B28]=0;IF([$Scores.G27]&lt;[.G$4];&quot;hit&quot;;&quot;miss&quot;); &quot;error&quot;))" office:value-type="string" office:string-value="hit" calcext:value-type="string">
            <text:p>hit</text:p>
          </table:table-cell>
          <table:table-cell table:style-name="ce8" table:formula="of:=IF([.$B28]&gt;=1;IF([$Scores.H27]&gt;=[.H$4];&quot;hit&quot;;&quot;miss&quot;);IF([.$B28]=0;IF([$Scores.H27]&lt;[.H$4];&quot;hit&quot;;&quot;miss&quot;); &quot;error&quot;))" office:value-type="string" office:string-value="miss" calcext:value-type="string">
            <text:p>miss</text:p>
          </table:table-cell>
          <table:table-cell table:style-name="ce8" table:formula="of:=IF([.$B28]=0;IF([$Scores.I27]&gt;=[.I$4];&quot;hit&quot;;&quot;miss&quot;);IF([.$B28]&gt;0;IF([$Scores.I27]&lt;[.I$4];&quot;hit&quot;;&quot;miss&quot;); &quot;error&quot;))" office:value-type="string" office:string-value="hit" calcext:value-type="string">
            <text:p>hit</text:p>
          </table:table-cell>
          <table:table-cell table:style-name="ce2" table:formula="of:=IF([.$B28]&gt;=1;IF([$Scores.J27]&gt;=[.J$4];&quot;hit&quot;;&quot;miss&quot;);IF([.$B28]=0;IF([$Scores.J27]&lt;[.J$4];&quot;hit&quot;;&quot;miss&quot;); &quot;miss&quot;))" office:value-type="string" office:string-value="miss" calcext:value-type="string">
            <text:p>miss</text:p>
          </table:table-cell>
          <table:table-cell table:style-name="ce9" office:value-type="float" office:value="1" calcext:value-type="float">
            <text:p>1</text:p>
          </table:table-cell>
          <table:table-cell table:style-name="ce8" table:formula="of:=IF([.$B28]&gt;=1;IF([$Scores.L27]&gt;=[.L$4];&quot;hit&quot;;&quot;miss&quot;);IF([.$B28]=0;IF([$Scores.L27]&lt;[.L$4];&quot;hit&quot;;&quot;miss&quot;); &quot;miss&quot;))" office:value-type="string" office:string-value="miss" calcext:value-type="string">
            <text:p>miss</text:p>
          </table:table-cell>
          <table:table-cell table:number-columns-repeated="2" table:style-name="ce8" office:value-type="float" office:value="1" calcext:value-type="float">
            <text:p>1.0000</text:p>
          </table:table-cell>
          <table:table-cell table:style-name="ce8" table:formula="of:=IF([.$B28]&gt;=1;IF([$Scores.O27]&gt;=[.O$4];&quot;hit&quot;;&quot;miss&quot;);IF([.$B28]=0;IF([$Scores.O27]&lt;[.O$4];&quot;hit&quot;;&quot;miss&quot;); &quot;miss&quot;))" office:value-type="string" office:string-value="miss" calcext:value-type="string">
            <text:p>miss</text:p>
          </table:table-cell>
          <table:table-cell table:style-name="ce8" table:formula="of:=IF([.$B28]&gt;=1;IF([$Scores.P27]&gt;=[.P$4];&quot;hit&quot;;&quot;miss&quot;);IF([.$B28]=0;IF([$Scores.P27]&lt;[.P$4];&quot;hit&quot;;&quot;miss&quot;); &quot;miss&quot;))" office:value-type="string" office:string-value="hit" calcext:value-type="string">
            <text:p>hit</text:p>
          </table:table-cell>
          <table:table-cell table:number-columns-repeated="5"/>
          <table:table-cell table:style-name="ce2" office:value-type="float" office:value="0.87" calcext:value-type="float">
            <text:p>0.87</text:p>
          </table:table-cell>
          <table:table-cell/>
          <table:table-cell table:style-name="ce8" office:value-type="float" office:value="0.3481426239" calcext:value-type="float">
            <text:p>0.3481</text:p>
          </table:table-cell>
          <table:table-cell table:style-name="ce8" office:value-type="float" office:value="0.0722536519" calcext:value-type="float">
            <text:p>0.0723</text:p>
          </table:table-cell>
          <table:table-cell table:style-name="ce8" office:value-type="float" office:value="0.3925338686" calcext:value-type="float">
            <text:p>0.3925</text:p>
          </table:table-cell>
          <table:table-cell table:style-name="ce8" office:value-type="float" office:value="0.1745084226" calcext:value-type="float">
            <text:p>0.1745</text:p>
          </table:table-cell>
          <table:table-cell table:style-name="ce8" office:value-type="float" office:value="0.0125614591" calcext:value-type="float">
            <text:p>0.0126</text:p>
          </table:table-cell>
          <table:table-cell table:style-name="ce2" table:formula="of:=IF([$Scores.X27]&lt;[.$X$4];IF([.$B28]=0;&quot;miss&quot;;&quot;hit&quot;);IF([.$B28]=0;IF([$Scores.Y27]&lt;[.Y$4];&quot;hit&quot;;&quot;miss&quot;);IF([$Scores.Y27]&gt;=[.Y$4];&quot;hit&quot;;&quot;miss&quot;)))" office:value-type="string" office:string-value="hit" calcext:value-type="string">
            <text:p>hit</text:p>
          </table:table-cell>
          <table:table-cell table:style-name="ce8" office:value-type="float" office:value="0.19547" calcext:value-type="float">
            <text:p>0.1955</text:p>
          </table:table-cell>
          <table:table-cell table:style-name="ce8" office:value-type="float" office:value="0.095181" calcext:value-type="float">
            <text:p>0.0952</text:p>
          </table:table-cell>
          <table:table-cell table:style-name="ce8" office:value-type="float" office:value="0.432375" calcext:value-type="float">
            <text:p>0.4324</text:p>
          </table:table-cell>
          <table:table-cell table:style-name="ce8" office:value-type="float" office:value="0.141138" calcext:value-type="float">
            <text:p>0.1411</text:p>
          </table:table-cell>
          <table:table-cell table:style-name="ce8" office:value-type="float" office:value="0.135835" calcext:value-type="float">
            <text:p>0.1358</text:p>
          </table:table-cell>
          <table:table-cell table:style-name="ce2" table:formula="of:=IF([.$B28]&gt;=1;IF([$Scores.AH27]=&quot;Non Abusive&quot;;&quot;hit&quot;;&quot;miss&quot;);IF([$Scores.AH27]=&quot;Abusive&quot;;&quot;hit&quot;;&quot;miss&quot;))" office:value-type="string" office:string-value="miss" calcext:value-type="string">
            <text:p>miss</text:p>
          </table:table-cell>
          <table:table-cell table:style-name="ce8" table:formula="of:=IF([.AI28]=&quot;hit&quot;;IF([$Scores.AI27]&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8]" office:value-type="string" office:string-value="Our military deserves better." calcext:value-type="string">
            <text:p>Our military deserves better.</text:p>
          </table:table-cell>
          <table:table-cell table:style-name="ce2" table:formula="of:=[$Scores.B28]" office:value-type="string" office:string-value="2" calcext:value-type="string">
            <text:p>2</text:p>
          </table:table-cell>
          <table:table-cell table:style-name="ce2" table:formula="of:=IF([.$B29]&gt;=1;IF([$Scores.C28]&gt;=[.C$4];&quot;hit&quot;;&quot;miss&quot;);IF([.$B29]=0;IF([$Scores.C28]&lt;[.C$4];&quot;hit&quot;;&quot;miss&quot;); &quot;miss&quot;))" office:value-type="string" office:string-value="hit" calcext:value-type="string">
            <text:p>hit</text:p>
          </table:table-cell>
          <table:table-cell table:style-name="ce2" table:formula="of:=IF([.$B29]&gt;=1;IF([$Scores.D28]&gt;=[.D$4];&quot;hit&quot;;&quot;miss&quot;);IF([.$B29]=0;IF([$Scores.D28]&lt;[.D$4];&quot;hit&quot;;&quot;miss&quot;); &quot;miss&quot;))" office:value-type="string" office:string-value="hit" calcext:value-type="string">
            <text:p>hit</text:p>
          </table:table-cell>
          <table:table-cell table:style-name="ce2" table:formula="of:=IF([.$B29]&gt;=1;IF([$Scores.E28]&gt;=[.E$4];&quot;hit&quot;;&quot;miss&quot;);IF([.$B29]=0;IF([$Scores.E28]&lt;[.E$4];&quot;hit&quot;;&quot;miss&quot;); &quot;miss&quot;))" office:value-type="string" office:string-value="miss" calcext:value-type="string">
            <text:p>miss</text:p>
          </table:table-cell>
          <table:table-cell table:style-name="ce2" table:formula="of:=IF([.$B29]&gt;=1;IF([$Scores.F28]&gt;=[.F$4];&quot;hit&quot;;&quot;miss&quot;);IF([.$B29]=0;IF([$Scores.F28]&lt;[.F$4];&quot;hit&quot;;&quot;miss&quot;); &quot;miss&quot;))" office:value-type="string" office:string-value="hit" calcext:value-type="string">
            <text:p>hit</text:p>
          </table:table-cell>
          <table:table-cell table:style-name="ce8" table:formula="of:=IF([.$B29]&gt;=1;IF([$Scores.G28]&gt;=[.G$4];&quot;hit&quot;;&quot;miss&quot;);IF([.$B29]=0;IF([$Scores.G28]&lt;[.G$4];&quot;hit&quot;;&quot;miss&quot;); &quot;error&quot;))" office:value-type="string" office:string-value="miss" calcext:value-type="string">
            <text:p>miss</text:p>
          </table:table-cell>
          <table:table-cell table:style-name="ce8" table:formula="of:=IF([.$B29]&gt;=1;IF([$Scores.H28]&gt;=[.H$4];&quot;hit&quot;;&quot;miss&quot;);IF([.$B29]=0;IF([$Scores.H28]&lt;[.H$4];&quot;hit&quot;;&quot;miss&quot;); &quot;error&quot;))" office:value-type="string" office:string-value="miss" calcext:value-type="string">
            <text:p>miss</text:p>
          </table:table-cell>
          <table:table-cell table:style-name="ce8" table:formula="of:=IF([.$B29]=0;IF([$Scores.I28]&gt;=[.I$4];&quot;hit&quot;;&quot;miss&quot;);IF([.$B29]&gt;0;IF([$Scores.I28]&lt;[.I$4];&quot;hit&quot;;&quot;miss&quot;); &quot;error&quot;))" office:value-type="string" office:string-value="hit" calcext:value-type="string">
            <text:p>hit</text:p>
          </table:table-cell>
          <table:table-cell table:style-name="ce2" table:formula="of:=IF([.$B29]&gt;=1;IF([$Scores.J28]&gt;=[.J$4];&quot;hit&quot;;&quot;miss&quot;);IF([.$B29]=0;IF([$Scores.J28]&lt;[.J$4];&quot;hit&quot;;&quot;miss&quot;); &quot;miss&quot;))" office:value-type="string" office:string-value="miss" calcext:value-type="string">
            <text:p>miss</text:p>
          </table:table-cell>
          <table:table-cell table:style-name="ce9" office:value-type="float" office:value="2" calcext:value-type="float">
            <text:p>2</text:p>
          </table:table-cell>
          <table:table-cell table:style-name="ce8" table:formula="of:=IF([.$B29]&gt;=1;IF([$Scores.L28]&gt;=[.L$4];&quot;hit&quot;;&quot;miss&quot;);IF([.$B29]=0;IF([$Scores.L28]&lt;[.L$4];&quot;hit&quot;;&quot;miss&quot;); &quot;miss&quot;))" office:value-type="string" office:string-value="miss" calcext:value-type="string">
            <text:p>miss</text:p>
          </table:table-cell>
          <table:table-cell table:number-columns-repeated="2" table:style-name="ce8" office:value-type="float" office:value="2" calcext:value-type="float">
            <text:p>2.0000</text:p>
          </table:table-cell>
          <table:table-cell table:style-name="ce8" table:formula="of:=IF([.$B29]&gt;=1;IF([$Scores.O28]&gt;=[.O$4];&quot;hit&quot;;&quot;miss&quot;);IF([.$B29]=0;IF([$Scores.O28]&lt;[.O$4];&quot;hit&quot;;&quot;miss&quot;); &quot;miss&quot;))" office:value-type="string" office:string-value="miss" calcext:value-type="string">
            <text:p>miss</text:p>
          </table:table-cell>
          <table:table-cell table:style-name="ce8" table:formula="of:=IF([.$B29]&gt;=1;IF([$Scores.P28]&gt;=[.P$4];&quot;hit&quot;;&quot;miss&quot;);IF([.$B29]=0;IF([$Scores.P28]&lt;[.P$4];&quot;hit&quot;;&quot;miss&quot;); &quot;miss&quot;))" office:value-type="string" office:string-value="hit" calcext:value-type="string">
            <text:p>hit</text:p>
          </table:table-cell>
          <table:table-cell table:number-columns-repeated="2"/>
          <table:table-cell table:style-name="ce2" office:value-type="float" office:value="0.58" calcext:value-type="float">
            <text:p>0.58</text:p>
          </table:table-cell>
          <table:table-cell table:number-columns-repeated="4"/>
          <table:table-cell table:style-name="ce8" office:value-type="float" office:value="0.060041707" calcext:value-type="float">
            <text:p>0.0600</text:p>
          </table:table-cell>
          <table:table-cell table:style-name="ce8" office:value-type="float" office:value="0.5020307899" calcext:value-type="float">
            <text:p>0.5020</text:p>
          </table:table-cell>
          <table:table-cell table:style-name="ce8" office:value-type="float" office:value="0.1254923493" calcext:value-type="float">
            <text:p>0.1255</text:p>
          </table:table-cell>
          <table:table-cell table:style-name="ce8" office:value-type="float" office:value="0.1072411016" calcext:value-type="float">
            <text:p>0.1072</text:p>
          </table:table-cell>
          <table:table-cell table:style-name="ce8" office:value-type="float" office:value="0.205194056" calcext:value-type="float">
            <text:p>0.2052</text:p>
          </table:table-cell>
          <table:table-cell table:style-name="ce2" table:formula="of:=IF([$Scores.X28]&lt;[.$X$4];IF([.$B29]=0;&quot;miss&quot;;&quot;hit&quot;);IF([.$B29]=0;IF([$Scores.Y28]&lt;[.Y$4];&quot;hit&quot;;&quot;miss&quot;);IF([$Scores.Y28]&gt;=[.Y$4];&quot;hit&quot;;&quot;miss&quot;)))" office:value-type="string" office:string-value="hit" calcext:value-type="string">
            <text:p>hit</text:p>
          </table:table-cell>
          <table:table-cell table:style-name="ce8" office:value-type="float" office:value="0.282905" calcext:value-type="float">
            <text:p>0.2829</text:p>
          </table:table-cell>
          <table:table-cell table:style-name="ce8" office:value-type="float" office:value="0.022116" calcext:value-type="float">
            <text:p>0.0221</text:p>
          </table:table-cell>
          <table:table-cell table:style-name="ce8" office:value-type="float" office:value="0.477557" calcext:value-type="float">
            <text:p>0.4776</text:p>
          </table:table-cell>
          <table:table-cell table:style-name="ce8" office:value-type="float" office:value="0.178997" calcext:value-type="float">
            <text:p>0.1790</text:p>
          </table:table-cell>
          <table:table-cell table:style-name="ce8" office:value-type="float" office:value="0.038426" calcext:value-type="float">
            <text:p>0.0384</text:p>
          </table:table-cell>
          <table:table-cell table:style-name="ce2" table:formula="of:=IF([.$B29]&gt;=1;IF([$Scores.AH28]=&quot;Non Abusive&quot;;&quot;hit&quot;;&quot;miss&quot;);IF([$Scores.AH28]=&quot;Abusive&quot;;&quot;hit&quot;;&quot;miss&quot;))" office:value-type="string" office:string-value="miss" calcext:value-type="string">
            <text:p>miss</text:p>
          </table:table-cell>
          <table:table-cell table:style-name="ce8" table:formula="of:=IF([.AI29]=&quot;hit&quot;;IF([$Scores.AI28]&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29]" office:value-type="string" office:string-value="Only stupid people join the army" calcext:value-type="string">
            <text:p>Only stupid people join the army</text:p>
          </table:table-cell>
          <table:table-cell table:style-name="ce2" table:formula="of:=[$Scores.B29]" office:value-type="string" office:string-value="0" calcext:value-type="string">
            <text:p>0</text:p>
          </table:table-cell>
          <table:table-cell table:style-name="ce2" table:formula="of:=IF([.$B30]&gt;=1;IF([$Scores.C29]&gt;=[.C$4];&quot;hit&quot;;&quot;miss&quot;);IF([.$B30]=0;IF([$Scores.C29]&lt;[.C$4];&quot;hit&quot;;&quot;miss&quot;); &quot;miss&quot;))" office:value-type="string" office:string-value="hit" calcext:value-type="string">
            <text:p>hit</text:p>
          </table:table-cell>
          <table:table-cell table:style-name="ce2" table:formula="of:=IF([.$B30]&gt;=1;IF([$Scores.D29]&gt;=[.D$4];&quot;hit&quot;;&quot;miss&quot;);IF([.$B30]=0;IF([$Scores.D29]&lt;[.D$4];&quot;hit&quot;;&quot;miss&quot;); &quot;miss&quot;))" office:value-type="string" office:string-value="hit" calcext:value-type="string">
            <text:p>hit</text:p>
          </table:table-cell>
          <table:table-cell table:style-name="ce2" table:formula="of:=IF([.$B30]&gt;=1;IF([$Scores.E29]&gt;=[.E$4];&quot;hit&quot;;&quot;miss&quot;);IF([.$B30]=0;IF([$Scores.E29]&lt;[.E$4];&quot;hit&quot;;&quot;miss&quot;); &quot;miss&quot;))" office:value-type="string" office:string-value="miss" calcext:value-type="string">
            <text:p>miss</text:p>
          </table:table-cell>
          <table:table-cell table:style-name="ce2" table:formula="of:=IF([.$B30]&gt;=1;IF([$Scores.F29]&gt;=[.F$4];&quot;hit&quot;;&quot;miss&quot;);IF([.$B30]=0;IF([$Scores.F29]&lt;[.F$4];&quot;hit&quot;;&quot;miss&quot;); &quot;miss&quot;))" office:value-type="string" office:string-value="miss" calcext:value-type="string">
            <text:p>miss</text:p>
          </table:table-cell>
          <table:table-cell table:style-name="ce8" table:formula="of:=IF([.$B30]&gt;=1;IF([$Scores.G29]&gt;=[.G$4];&quot;hit&quot;;&quot;miss&quot;);IF([.$B30]=0;IF([$Scores.G29]&lt;[.G$4];&quot;hit&quot;;&quot;miss&quot;); &quot;error&quot;))" office:value-type="string" office:string-value="miss" calcext:value-type="string">
            <text:p>miss</text:p>
          </table:table-cell>
          <table:table-cell table:style-name="ce8" table:formula="of:=IF([.$B30]&gt;=1;IF([$Scores.H29]&gt;=[.H$4];&quot;hit&quot;;&quot;miss&quot;);IF([.$B30]=0;IF([$Scores.H29]&lt;[.H$4];&quot;hit&quot;;&quot;miss&quot;); &quot;error&quot;))" office:value-type="string" office:string-value="miss" calcext:value-type="string">
            <text:p>miss</text:p>
          </table:table-cell>
          <table:table-cell table:style-name="ce8" table:formula="of:=IF([.$B30]=0;IF([$Scores.I29]&gt;=[.I$4];&quot;hit&quot;;&quot;miss&quot;);IF([.$B30]&gt;0;IF([$Scores.I29]&lt;[.I$4];&quot;hit&quot;;&quot;miss&quot;); &quot;error&quot;))" office:value-type="string" office:string-value="hit" calcext:value-type="string">
            <text:p>hit</text:p>
          </table:table-cell>
          <table:table-cell table:style-name="ce2" table:formula="of:=IF([.$B30]&gt;=1;IF([$Scores.J29]&gt;=[.J$4];&quot;hit&quot;;&quot;miss&quot;);IF([.$B30]=0;IF([$Scores.J29]&lt;[.J$4];&quot;hit&quot;;&quot;miss&quot;); &quot;miss&quot;))" office:value-type="string" office:string-value="miss" calcext:value-type="string">
            <text:p>miss</text:p>
          </table:table-cell>
          <table:table-cell table:style-name="ce9" office:value-type="float" office:value="-1" calcext:value-type="float">
            <text:p>-1</text:p>
          </table:table-cell>
          <table:table-cell table:style-name="ce8" table:formula="of:=IF([.$B30]&gt;=1;IF([$Scores.L29]&gt;=[.L$4];&quot;hit&quot;;&quot;miss&quot;);IF([.$B30]=0;IF([$Scores.L29]&lt;[.L$4];&quot;hit&quot;;&quot;miss&quot;); &quot;miss&quot;))" office:value-type="string" office:string-value="miss" calcext:value-type="string">
            <text:p>miss</text:p>
          </table:table-cell>
          <table:table-cell table:style-name="ce8" office:value-type="float" office:value="-2" calcext:value-type="float">
            <text:p>-2.0000</text:p>
          </table:table-cell>
          <table:table-cell table:style-name="ce8" office:value-type="float" office:value="1" calcext:value-type="float">
            <text:p>1.0000</text:p>
          </table:table-cell>
          <table:table-cell table:style-name="ce8" table:formula="of:=IF([.$B30]&gt;=1;IF([$Scores.O29]&gt;=[.O$4];&quot;hit&quot;;&quot;miss&quot;);IF([.$B30]=0;IF([$Scores.O29]&lt;[.O$4];&quot;hit&quot;;&quot;miss&quot;); &quot;miss&quot;))" office:value-type="string" office:string-value="miss" calcext:value-type="string">
            <text:p>miss</text:p>
          </table:table-cell>
          <table:table-cell table:style-name="ce8" table:formula="of:=IF([.$B30]&gt;=1;IF([$Scores.P29]&gt;=[.P$4];&quot;hit&quot;;&quot;miss&quot;);IF([.$B30]=0;IF([$Scores.P29]&lt;[.P$4];&quot;hit&quot;;&quot;miss&quot;); &quot;miss&quot;))" office:value-type="string" office:string-value="miss" calcext:value-type="string">
            <text:p>miss</text:p>
          </table:table-cell>
          <table:table-cell table:style-name="ce2" office:value-type="float" office:value="0.71" calcext:value-type="float">
            <text:p>0.71</text:p>
          </table:table-cell>
          <table:table-cell table:number-columns-repeated="3"/>
          <table:table-cell table:style-name="ce2" office:value-type="float" office:value="0.62" calcext:value-type="float">
            <text:p>0.62</text:p>
          </table:table-cell>
          <table:table-cell table:number-columns-repeated="2"/>
          <table:table-cell table:style-name="ce8" office:value-type="float" office:value="0.6200785637" calcext:value-type="float">
            <text:p>0.6201</text:p>
          </table:table-cell>
          <table:table-cell table:style-name="ce8" office:value-type="float" office:value="0.0402777568" calcext:value-type="float">
            <text:p>0.0403</text:p>
          </table:table-cell>
          <table:table-cell table:style-name="ce8" office:value-type="float" office:value="0.2743732333" calcext:value-type="float">
            <text:p>0.2744</text:p>
          </table:table-cell>
          <table:table-cell table:style-name="ce8" office:value-type="float" office:value="0.0339567252" calcext:value-type="float">
            <text:p>0.0340</text:p>
          </table:table-cell>
          <table:table-cell table:style-name="ce8" office:value-type="float" office:value="0.0313136764" calcext:value-type="float">
            <text:p>0.0313</text:p>
          </table:table-cell>
          <table:table-cell table:style-name="ce2" table:formula="of:=IF([$Scores.X29]&lt;[.$X$4];IF([.$B30]=0;&quot;miss&quot;;&quot;hit&quot;);IF([.$B30]=0;IF([$Scores.Y29]&lt;[.Y$4];&quot;hit&quot;;&quot;miss&quot;);IF([$Scores.Y29]&gt;=[.Y$4];&quot;hit&quot;;&quot;miss&quot;)))" office:value-type="string" office:string-value="miss" calcext:value-type="string">
            <text:p>miss</text:p>
          </table:table-cell>
          <table:table-cell table:style-name="ce8" office:value-type="float" office:value="0.020534" calcext:value-type="float">
            <text:p>0.0205</text:p>
          </table:table-cell>
          <table:table-cell table:style-name="ce8" office:value-type="float" office:value="0.220683" calcext:value-type="float">
            <text:p>0.2207</text:p>
          </table:table-cell>
          <table:table-cell table:style-name="ce8" office:value-type="float" office:value="0.326246" calcext:value-type="float">
            <text:p>0.3262</text:p>
          </table:table-cell>
          <table:table-cell table:style-name="ce8" office:value-type="float" office:value="0.019832" calcext:value-type="float">
            <text:p>0.0198</text:p>
          </table:table-cell>
          <table:table-cell table:style-name="ce8" office:value-type="float" office:value="0.412705" calcext:value-type="float">
            <text:p>0.4127</text:p>
          </table:table-cell>
          <table:table-cell table:style-name="ce2" table:formula="of:=IF([.$B30]&gt;=1;IF([$Scores.AH29]=&quot;Non Abusive&quot;;&quot;hit&quot;;&quot;miss&quot;);IF([$Scores.AH29]=&quot;Abusive&quot;;&quot;hit&quot;;&quot;miss&quot;))" office:value-type="string" office:string-value="miss" calcext:value-type="string">
            <text:p>miss</text:p>
          </table:table-cell>
          <table:table-cell table:style-name="ce8" table:formula="of:=IF([.AI30]=&quot;hit&quot;;IF([$Scores.AI29]&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30]" office:value-type="string" office:string-value="They're idiots" calcext:value-type="string">
            <text:p>They're idiots</text:p>
          </table:table-cell>
          <table:table-cell table:style-name="ce2" table:formula="of:=[$Scores.B30]" office:value-type="string" office:string-value="0" calcext:value-type="string">
            <text:p>0</text:p>
          </table:table-cell>
          <table:table-cell table:style-name="ce2" table:formula="of:=IF([.$B31]&gt;=1;IF([$Scores.C30]&gt;=[.C$4];&quot;hit&quot;;&quot;miss&quot;);IF([.$B31]=0;IF([$Scores.C30]&lt;[.C$4];&quot;hit&quot;;&quot;miss&quot;); &quot;miss&quot;))" office:value-type="string" office:string-value="hit" calcext:value-type="string">
            <text:p>hit</text:p>
          </table:table-cell>
          <table:table-cell table:style-name="ce2" table:formula="of:=IF([.$B31]&gt;=1;IF([$Scores.D30]&gt;=[.D$4];&quot;hit&quot;;&quot;miss&quot;);IF([.$B31]=0;IF([$Scores.D30]&lt;[.D$4];&quot;hit&quot;;&quot;miss&quot;); &quot;miss&quot;))" office:value-type="string" office:string-value="miss" calcext:value-type="string">
            <text:p>miss</text:p>
          </table:table-cell>
          <table:table-cell table:style-name="ce2" table:formula="of:=IF([.$B31]&gt;=1;IF([$Scores.E30]&gt;=[.E$4];&quot;hit&quot;;&quot;miss&quot;);IF([.$B31]=0;IF([$Scores.E30]&lt;[.E$4];&quot;hit&quot;;&quot;miss&quot;); &quot;miss&quot;))" office:value-type="string" office:string-value="hit" calcext:value-type="string">
            <text:p>hit</text:p>
          </table:table-cell>
          <table:table-cell table:style-name="ce2" table:formula="of:=IF([.$B31]&gt;=1;IF([$Scores.F30]&gt;=[.F$4];&quot;hit&quot;;&quot;miss&quot;);IF([.$B31]=0;IF([$Scores.F30]&lt;[.F$4];&quot;hit&quot;;&quot;miss&quot;); &quot;miss&quot;))" office:value-type="string" office:string-value="miss" calcext:value-type="string">
            <text:p>miss</text:p>
          </table:table-cell>
          <table:table-cell table:style-name="ce8" table:formula="of:=IF([.$B31]&gt;=1;IF([$Scores.G30]&gt;=[.G$4];&quot;hit&quot;;&quot;miss&quot;);IF([.$B31]=0;IF([$Scores.G30]&lt;[.G$4];&quot;hit&quot;;&quot;miss&quot;); &quot;error&quot;))" office:value-type="string" office:string-value="miss" calcext:value-type="string">
            <text:p>miss</text:p>
          </table:table-cell>
          <table:table-cell table:style-name="ce8" table:formula="of:=IF([.$B31]&gt;=1;IF([$Scores.H30]&gt;=[.H$4];&quot;hit&quot;;&quot;miss&quot;);IF([.$B31]=0;IF([$Scores.H30]&lt;[.H$4];&quot;hit&quot;;&quot;miss&quot;); &quot;error&quot;))" office:value-type="string" office:string-value="miss" calcext:value-type="string">
            <text:p>miss</text:p>
          </table:table-cell>
          <table:table-cell table:style-name="ce8" table:formula="of:=IF([.$B31]=0;IF([$Scores.I30]&gt;=[.I$4];&quot;hit&quot;;&quot;miss&quot;);IF([.$B31]&gt;0;IF([$Scores.I30]&lt;[.I$4];&quot;hit&quot;;&quot;miss&quot;); &quot;error&quot;))" office:value-type="string" office:string-value="hit" calcext:value-type="string">
            <text:p>hit</text:p>
          </table:table-cell>
          <table:table-cell table:style-name="ce2" table:formula="of:=IF([.$B31]&gt;=1;IF([$Scores.J30]&gt;=[.J$4];&quot;hit&quot;;&quot;miss&quot;);IF([.$B31]=0;IF([$Scores.J30]&lt;[.J$4];&quot;hit&quot;;&quot;miss&quot;); &quot;miss&quot;))" office:value-type="string" office:string-value="miss" calcext:value-type="string">
            <text:p>miss</text:p>
          </table:table-cell>
          <table:table-cell table:style-name="ce9" office:value-type="float" office:value="0" calcext:value-type="float">
            <text:p>0</text:p>
          </table:table-cell>
          <table:table-cell table:style-name="ce8" table:formula="of:=IF([.$B31]&gt;=1;IF([$Scores.L30]&gt;=[.L$4];&quot;hit&quot;;&quot;miss&quot;);IF([.$B31]=0;IF([$Scores.L30]&lt;[.L$4];&quot;hit&quot;;&quot;miss&quot;); &quot;miss&quot;))" office:value-type="string" office:string-value="miss" calcext:value-type="string">
            <text:p>miss</text:p>
          </table:table-cell>
          <table:table-cell table:number-columns-repeated="2" table:style-name="ce8" office:value-type="float" office:value="0" calcext:value-type="float">
            <text:p>0.0000</text:p>
          </table:table-cell>
          <table:table-cell table:style-name="ce8" table:formula="of:=IF([.$B31]&gt;=1;IF([$Scores.O30]&gt;=[.O$4];&quot;hit&quot;;&quot;miss&quot;);IF([.$B31]=0;IF([$Scores.O30]&lt;[.O$4];&quot;hit&quot;;&quot;miss&quot;); &quot;miss&quot;))" office:value-type="string" office:string-value="miss" calcext:value-type="string">
            <text:p>miss</text:p>
          </table:table-cell>
          <table:table-cell table:style-name="ce8" table:formula="of:=IF([.$B31]&gt;=1;IF([$Scores.P30]&gt;=[.P$4];&quot;hit&quot;;&quot;miss&quot;);IF([.$B31]=0;IF([$Scores.P30]&lt;[.P$4];&quot;hit&quot;;&quot;miss&quot;); &quot;miss&quot;))" office:value-type="string" office:string-value="miss" calcext:value-type="string">
            <text:p>miss</text:p>
          </table:table-cell>
          <table:table-cell table:number-columns-repeated="7"/>
          <table:table-cell table:style-name="ce8" office:value-type="float" office:value="0.6627336144" calcext:value-type="float">
            <text:p>0.6627</text:p>
          </table:table-cell>
          <table:table-cell table:style-name="ce8" office:value-type="float" office:value="0.0513871387" calcext:value-type="float">
            <text:p>0.0514</text:p>
          </table:table-cell>
          <table:table-cell table:style-name="ce8" office:value-type="float" office:value="0.1808987856" calcext:value-type="float">
            <text:p>0.1809</text:p>
          </table:table-cell>
          <table:table-cell table:style-name="ce8" office:value-type="float" office:value="0.0675415099" calcext:value-type="float">
            <text:p>0.0675</text:p>
          </table:table-cell>
          <table:table-cell table:style-name="ce8" office:value-type="float" office:value="0.0374389626" calcext:value-type="float">
            <text:p>0.0374</text:p>
          </table:table-cell>
          <table:table-cell table:style-name="ce2" table:formula="of:=IF([$Scores.X30]&lt;[.$X$4];IF([.$B31]=0;&quot;miss&quot;;&quot;hit&quot;);IF([.$B31]=0;IF([$Scores.Y30]&lt;[.Y$4];&quot;hit&quot;;&quot;miss&quot;);IF([$Scores.Y30]&gt;=[.Y$4];&quot;hit&quot;;&quot;miss&quot;)))" office:value-type="string" office:string-value="miss" calcext:value-type="string">
            <text:p>miss</text:p>
          </table:table-cell>
          <table:table-cell table:style-name="ce8" office:value-type="float" office:value="0.074499" calcext:value-type="float">
            <text:p>0.0745</text:p>
          </table:table-cell>
          <table:table-cell table:style-name="ce8" office:value-type="float" office:value="0.211132" calcext:value-type="float">
            <text:p>0.2111</text:p>
          </table:table-cell>
          <table:table-cell table:style-name="ce8" office:value-type="float" office:value="0.351467" calcext:value-type="float">
            <text:p>0.3515</text:p>
          </table:table-cell>
          <table:table-cell table:style-name="ce8" office:value-type="float" office:value="0.11065" calcext:value-type="float">
            <text:p>0.1107</text:p>
          </table:table-cell>
          <table:table-cell table:style-name="ce8" office:value-type="float" office:value="0.252253" calcext:value-type="float">
            <text:p>0.2523</text:p>
          </table:table-cell>
          <table:table-cell table:style-name="ce2" table:formula="of:=IF([.$B31]&gt;=1;IF([$Scores.AH30]=&quot;Non Abusive&quot;;&quot;hit&quot;;&quot;miss&quot;);IF([$Scores.AH30]=&quot;Abusive&quot;;&quot;hit&quot;;&quot;miss&quot;))" office:value-type="string" office:string-value="miss" calcext:value-type="string">
            <text:p>miss</text:p>
          </table:table-cell>
          <table:table-cell table:style-name="ce8" table:formula="of:=IF([.AI31]=&quot;hit&quot;;IF([$Scores.AI30]&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31]" office:value-type="string" office:string-value="I hate those who kill our families" calcext:value-type="string">
            <text:p>I hate those who kill our families</text:p>
          </table:table-cell>
          <table:table-cell table:style-name="ce2" table:formula="of:=[$Scores.B31]" office:value-type="string" office:string-value="0" calcext:value-type="string">
            <text:p>0</text:p>
          </table:table-cell>
          <table:table-cell table:style-name="ce2" table:formula="of:=IF([.$B32]&gt;=1;IF([$Scores.C31]&gt;=[.C$4];&quot;hit&quot;;&quot;miss&quot;);IF([.$B32]=0;IF([$Scores.C31]&lt;[.C$4];&quot;hit&quot;;&quot;miss&quot;); &quot;miss&quot;))" office:value-type="string" office:string-value="hit" calcext:value-type="string">
            <text:p>hit</text:p>
          </table:table-cell>
          <table:table-cell table:style-name="ce2" table:formula="of:=IF([.$B32]&gt;=1;IF([$Scores.D31]&gt;=[.D$4];&quot;hit&quot;;&quot;miss&quot;);IF([.$B32]=0;IF([$Scores.D31]&lt;[.D$4];&quot;hit&quot;;&quot;miss&quot;); &quot;miss&quot;))" office:value-type="string" office:string-value="miss" calcext:value-type="string">
            <text:p>miss</text:p>
          </table:table-cell>
          <table:table-cell table:style-name="ce2" table:formula="of:=IF([.$B32]&gt;=1;IF([$Scores.E31]&gt;=[.E$4];&quot;hit&quot;;&quot;miss&quot;);IF([.$B32]=0;IF([$Scores.E31]&lt;[.E$4];&quot;hit&quot;;&quot;miss&quot;); &quot;miss&quot;))" office:value-type="string" office:string-value="miss" calcext:value-type="string">
            <text:p>miss</text:p>
          </table:table-cell>
          <table:table-cell table:style-name="ce2" table:formula="of:=IF([.$B32]&gt;=1;IF([$Scores.F31]&gt;=[.F$4];&quot;hit&quot;;&quot;miss&quot;);IF([.$B32]=0;IF([$Scores.F31]&lt;[.F$4];&quot;hit&quot;;&quot;miss&quot;); &quot;miss&quot;))" office:value-type="string" office:string-value="miss" calcext:value-type="string">
            <text:p>miss</text:p>
          </table:table-cell>
          <table:table-cell table:style-name="ce8" table:formula="of:=IF([.$B32]&gt;=1;IF([$Scores.G31]&gt;=[.G$4];&quot;hit&quot;;&quot;miss&quot;);IF([.$B32]=0;IF([$Scores.G31]&lt;[.G$4];&quot;hit&quot;;&quot;miss&quot;); &quot;error&quot;))" office:value-type="string" office:string-value="miss" calcext:value-type="string">
            <text:p>miss</text:p>
          </table:table-cell>
          <table:table-cell table:style-name="ce8" table:formula="of:=IF([.$B32]&gt;=1;IF([$Scores.H31]&gt;=[.H$4];&quot;hit&quot;;&quot;miss&quot;);IF([.$B32]=0;IF([$Scores.H31]&lt;[.H$4];&quot;hit&quot;;&quot;miss&quot;); &quot;error&quot;))" office:value-type="string" office:string-value="miss" calcext:value-type="string">
            <text:p>miss</text:p>
          </table:table-cell>
          <table:table-cell table:style-name="ce8" table:formula="of:=IF([.$B32]=0;IF([$Scores.I31]&gt;=[.I$4];&quot;hit&quot;;&quot;miss&quot;);IF([.$B32]&gt;0;IF([$Scores.I31]&lt;[.I$4];&quot;hit&quot;;&quot;miss&quot;); &quot;error&quot;))" office:value-type="string" office:string-value="hit" calcext:value-type="string">
            <text:p>hit</text:p>
          </table:table-cell>
          <table:table-cell table:style-name="ce2" table:formula="of:=IF([.$B32]&gt;=1;IF([$Scores.J31]&gt;=[.J$4];&quot;hit&quot;;&quot;miss&quot;);IF([.$B32]=0;IF([$Scores.J31]&lt;[.J$4];&quot;hit&quot;;&quot;miss&quot;); &quot;miss&quot;))" office:value-type="string" office:string-value="miss" calcext:value-type="string">
            <text:p>miss</text:p>
          </table:table-cell>
          <table:table-cell table:style-name="ce9" office:value-type="float" office:value="-7" calcext:value-type="float">
            <text:p>-7</text:p>
          </table:table-cell>
          <table:table-cell table:style-name="ce8" table:formula="of:=IF([.$B32]&gt;=1;IF([$Scores.L31]&gt;=[.L$4];&quot;hit&quot;;&quot;miss&quot;);IF([.$B32]=0;IF([$Scores.L31]&lt;[.L$4];&quot;hit&quot;;&quot;miss&quot;); &quot;miss&quot;))" office:value-type="string" office:string-value="miss" calcext:value-type="string">
            <text:p>miss</text:p>
          </table:table-cell>
          <table:table-cell table:number-columns-repeated="2" table:style-name="ce8" office:value-type="float" office:value="-3" calcext:value-type="float">
            <text:p>-3.0000</text:p>
          </table:table-cell>
          <table:table-cell table:style-name="ce8" table:formula="of:=IF([.$B32]&gt;=1;IF([$Scores.O31]&gt;=[.O$4];&quot;hit&quot;;&quot;miss&quot;);IF([.$B32]=0;IF([$Scores.O31]&lt;[.O$4];&quot;hit&quot;;&quot;miss&quot;); &quot;miss&quot;))" office:value-type="string" office:string-value="miss" calcext:value-type="string">
            <text:p>miss</text:p>
          </table:table-cell>
          <table:table-cell table:style-name="ce8" table:formula="of:=IF([.$B32]&gt;=1;IF([$Scores.P31]&gt;=[.P$4];&quot;hit&quot;;&quot;miss&quot;);IF([.$B32]=0;IF([$Scores.P31]&lt;[.P$4];&quot;hit&quot;;&quot;miss&quot;); &quot;miss&quot;))" office:value-type="string" office:string-value="miss" calcext:value-type="string">
            <text:p>miss</text:p>
          </table:table-cell>
          <table:table-cell table:style-name="ce2" office:value-type="float" office:value="0.89" calcext:value-type="float">
            <text:p>0.89</text:p>
          </table:table-cell>
          <table:table-cell table:number-columns-repeated="6"/>
          <table:table-cell table:style-name="ce8" office:value-type="float" office:value="0.8478548527" calcext:value-type="float">
            <text:p>0.8479</text:p>
          </table:table-cell>
          <table:table-cell table:style-name="ce8" office:value-type="float" office:value="0.0180659872" calcext:value-type="float">
            <text:p>0.0181</text:p>
          </table:table-cell>
          <table:table-cell table:style-name="ce8" office:value-type="float" office:value="0.0876285434" calcext:value-type="float">
            <text:p>0.0876</text:p>
          </table:table-cell>
          <table:table-cell table:style-name="ce8" office:value-type="float" office:value="0.0336593427" calcext:value-type="float">
            <text:p>0.0337</text:p>
          </table:table-cell>
          <table:table-cell table:style-name="ce8" office:value-type="float" office:value="0.0127913216" calcext:value-type="float">
            <text:p>0.0128</text:p>
          </table:table-cell>
          <table:table-cell table:style-name="ce2" table:formula="of:=IF([$Scores.X31]&lt;[.$X$4];IF([.$B32]=0;&quot;miss&quot;;&quot;hit&quot;);IF([.$B32]=0;IF([$Scores.Y31]&lt;[.Y$4];&quot;hit&quot;;&quot;miss&quot;);IF([$Scores.Y31]&gt;=[.Y$4];&quot;hit&quot;;&quot;miss&quot;)))" office:value-type="string" office:string-value="miss" calcext:value-type="string">
            <text:p>miss</text:p>
          </table:table-cell>
          <table:table-cell table:style-name="ce8" office:value-type="float" office:value="0.006453" calcext:value-type="float">
            <text:p>0.0065</text:p>
          </table:table-cell>
          <table:table-cell table:style-name="ce8" office:value-type="float" office:value="0.386011" calcext:value-type="float">
            <text:p>0.3860</text:p>
          </table:table-cell>
          <table:table-cell table:style-name="ce8" office:value-type="float" office:value="0.183808" calcext:value-type="float">
            <text:p>0.1838</text:p>
          </table:table-cell>
          <table:table-cell table:style-name="ce8" office:value-type="float" office:value="0.007514" calcext:value-type="float">
            <text:p>0.0075</text:p>
          </table:table-cell>
          <table:table-cell table:style-name="ce8" office:value-type="float" office:value="0.416214" calcext:value-type="float">
            <text:p>0.4162</text:p>
          </table:table-cell>
          <table:table-cell table:style-name="ce2" table:formula="of:=IF([.$B32]&gt;=1;IF([$Scores.AH31]=&quot;Non Abusive&quot;;&quot;hit&quot;;&quot;miss&quot;);IF([$Scores.AH31]=&quot;Abusive&quot;;&quot;hit&quot;;&quot;miss&quot;))" office:value-type="string" office:string-value="miss" calcext:value-type="string">
            <text:p>miss</text:p>
          </table:table-cell>
          <table:table-cell table:style-name="ce8" table:formula="of:=IF([.AI32]=&quot;hit&quot;;IF([$Scores.AI31]&gt;[.$AJ$4];&quot;hit&quot;;&quot;miss&quot;);&quot;miss&quot;)" office:value-type="string" office:string-value="miss" calcext:value-type="string">
            <text:p>miss</text:p>
          </table:table-cell>
          <table:table-cell table:number-columns-repeated="988"/>
        </table:table-row>
        <table:table-row table:style-name="ro1">
          <table:table-cell table:style-name="ce2" table:formula="of:=[$Scores.A32]" office:value-type="string" office:string-value="All terrorists deserve to be killed" calcext:value-type="string">
            <text:p>All terrorists deserve to be killed</text:p>
          </table:table-cell>
          <table:table-cell table:style-name="ce2" table:formula="of:=[$Scores.B32]" office:value-type="string" office:string-value="0" calcext:value-type="string">
            <text:p>0</text:p>
          </table:table-cell>
          <table:table-cell table:style-name="ce2" table:formula="of:=IF([.$B33]&gt;=1;IF([$Scores.C32]&gt;=[.C$4];&quot;hit&quot;;&quot;miss&quot;);IF([.$B33]=0;IF([$Scores.C32]&lt;[.C$4];&quot;hit&quot;;&quot;miss&quot;); &quot;miss&quot;))" office:value-type="string" office:string-value="hit" calcext:value-type="string">
            <text:p>hit</text:p>
          </table:table-cell>
          <table:table-cell table:style-name="ce2" table:formula="of:=IF([.$B33]&gt;=1;IF([$Scores.D32]&gt;=[.D$4];&quot;hit&quot;;&quot;miss&quot;);IF([.$B33]=0;IF([$Scores.D32]&lt;[.D$4];&quot;hit&quot;;&quot;miss&quot;); &quot;miss&quot;))" office:value-type="string" office:string-value="miss" calcext:value-type="string">
            <text:p>miss</text:p>
          </table:table-cell>
          <table:table-cell table:style-name="ce2" table:formula="of:=IF([.$B33]&gt;=1;IF([$Scores.E32]&gt;=[.E$4];&quot;hit&quot;;&quot;miss&quot;);IF([.$B33]=0;IF([$Scores.E32]&lt;[.E$4];&quot;hit&quot;;&quot;miss&quot;); &quot;miss&quot;))" office:value-type="string" office:string-value="hit" calcext:value-type="string">
            <text:p>hit</text:p>
          </table:table-cell>
          <table:table-cell table:style-name="ce2" table:formula="of:=IF([.$B33]&gt;=1;IF([$Scores.F32]&gt;=[.F$4];&quot;hit&quot;;&quot;miss&quot;);IF([.$B33]=0;IF([$Scores.F32]&lt;[.F$4];&quot;hit&quot;;&quot;miss&quot;); &quot;miss&quot;))" office:value-type="string" office:string-value="miss" calcext:value-type="string">
            <text:p>miss</text:p>
          </table:table-cell>
          <table:table-cell table:style-name="ce8" table:formula="of:=IF([.$B33]&gt;=1;IF([$Scores.G32]&gt;=[.G$4];&quot;hit&quot;;&quot;miss&quot;);IF([.$B33]=0;IF([$Scores.G32]&lt;[.G$4];&quot;hit&quot;;&quot;miss&quot;); &quot;error&quot;))" office:value-type="string" office:string-value="miss" calcext:value-type="string">
            <text:p>miss</text:p>
          </table:table-cell>
          <table:table-cell table:style-name="ce8" table:formula="of:=IF([.$B33]&gt;=1;IF([$Scores.H32]&gt;=[.H$4];&quot;hit&quot;;&quot;miss&quot;);IF([.$B33]=0;IF([$Scores.H32]&lt;[.H$4];&quot;hit&quot;;&quot;miss&quot;); &quot;error&quot;))" office:value-type="string" office:string-value="miss" calcext:value-type="string">
            <text:p>miss</text:p>
          </table:table-cell>
          <table:table-cell table:style-name="ce8" table:formula="of:=IF([.$B33]=0;IF([$Scores.I32]&gt;=[.I$4];&quot;hit&quot;;&quot;miss&quot;);IF([.$B33]&gt;0;IF([$Scores.I32]&lt;[.I$4];&quot;hit&quot;;&quot;miss&quot;); &quot;error&quot;))" office:value-type="string" office:string-value="hit" calcext:value-type="string">
            <text:p>hit</text:p>
          </table:table-cell>
          <table:table-cell table:style-name="ce2" table:formula="of:=IF([.$B33]&gt;=1;IF([$Scores.J32]&gt;=[.J$4];&quot;hit&quot;;&quot;miss&quot;);IF([.$B33]=0;IF([$Scores.J32]&lt;[.J$4];&quot;hit&quot;;&quot;miss&quot;); &quot;miss&quot;))" office:value-type="string" office:string-value="miss" calcext:value-type="string">
            <text:p>miss</text:p>
          </table:table-cell>
          <table:table-cell table:style-name="ce9" office:value-type="float" office:value="-5" calcext:value-type="float">
            <text:p>-5</text:p>
          </table:table-cell>
          <table:table-cell table:style-name="ce8" table:formula="of:=IF([.$B33]&gt;=1;IF([$Scores.L32]&gt;=[.L$4];&quot;hit&quot;;&quot;miss&quot;);IF([.$B33]=0;IF([$Scores.L32]&lt;[.L$4];&quot;hit&quot;;&quot;miss&quot;); &quot;miss&quot;))" office:value-type="string" office:string-value="miss" calcext:value-type="string">
            <text:p>miss</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8" table:formula="of:=IF([.$B33]&gt;=1;IF([$Scores.O32]&gt;=[.O$4];&quot;hit&quot;;&quot;miss&quot;);IF([.$B33]=0;IF([$Scores.O32]&lt;[.O$4];&quot;hit&quot;;&quot;miss&quot;); &quot;miss&quot;))" office:value-type="string" office:string-value="miss" calcext:value-type="string">
            <text:p>miss</text:p>
          </table:table-cell>
          <table:table-cell table:style-name="ce8" table:formula="of:=IF([.$B33]&gt;=1;IF([$Scores.P32]&gt;=[.P$4];&quot;hit&quot;;&quot;miss&quot;);IF([.$B33]=0;IF([$Scores.P32]&lt;[.P$4];&quot;hit&quot;;&quot;miss&quot;); &quot;miss&quot;))" office:value-type="string" office:string-value="miss" calcext:value-type="string">
            <text:p>miss</text:p>
          </table:table-cell>
          <table:table-cell table:number-columns-repeated="5"/>
          <table:table-cell table:style-name="ce2" office:value-type="float" office:value="0.94" calcext:value-type="float">
            <text:p>0.94</text:p>
          </table:table-cell>
          <table:table-cell/>
          <table:table-cell table:style-name="ce8" office:value-type="float" office:value="0.6630352736" calcext:value-type="float">
            <text:p>0.6630</text:p>
          </table:table-cell>
          <table:table-cell table:style-name="ce8" office:value-type="float" office:value="0.0456839055" calcext:value-type="float">
            <text:p>0.0457</text:p>
          </table:table-cell>
          <table:table-cell table:style-name="ce8" office:value-type="float" office:value="0.1376722604" calcext:value-type="float">
            <text:p>0.1377</text:p>
          </table:table-cell>
          <table:table-cell table:style-name="ce8" office:value-type="float" office:value="0.1174467877" calcext:value-type="float">
            <text:p>0.1174</text:p>
          </table:table-cell>
          <table:table-cell table:style-name="ce8" office:value-type="float" office:value="0.0361618325" calcext:value-type="float">
            <text:p>0.0362</text:p>
          </table:table-cell>
          <table:table-cell table:style-name="ce2" table:formula="of:=IF([$Scores.X32]&lt;[.$X$4];IF([.$B33]=0;&quot;miss&quot;;&quot;hit&quot;);IF([.$B33]=0;IF([$Scores.Y32]&lt;[.Y$4];&quot;hit&quot;;&quot;miss&quot;);IF([$Scores.Y32]&gt;=[.Y$4];&quot;hit&quot;;&quot;miss&quot;)))" office:value-type="string" office:string-value="miss" calcext:value-type="string">
            <text:p>miss</text:p>
          </table:table-cell>
          <table:table-cell table:style-name="ce8" office:value-type="float" office:value="0.032057" calcext:value-type="float">
            <text:p>0.0321</text:p>
          </table:table-cell>
          <table:table-cell table:style-name="ce8" office:value-type="float" office:value="0.134966" calcext:value-type="float">
            <text:p>0.1350</text:p>
          </table:table-cell>
          <table:table-cell table:style-name="ce8" office:value-type="float" office:value="0.464257" calcext:value-type="float">
            <text:p>0.4643</text:p>
          </table:table-cell>
          <table:table-cell table:style-name="ce8" office:value-type="float" office:value="0.056912" calcext:value-type="float">
            <text:p>0.0569</text:p>
          </table:table-cell>
          <table:table-cell table:style-name="ce8" office:value-type="float" office:value="0.311807" calcext:value-type="float">
            <text:p>0.3118</text:p>
          </table:table-cell>
          <table:table-cell table:style-name="ce2" table:formula="of:=IF([.$B33]&gt;=1;IF([$Scores.AH32]=&quot;Non Abusive&quot;;&quot;hit&quot;;&quot;miss&quot;);IF([$Scores.AH32]=&quot;Abusive&quot;;&quot;hit&quot;;&quot;miss&quot;))" office:value-type="string" office:string-value="miss" calcext:value-type="string">
            <text:p>miss</text:p>
          </table:table-cell>
          <table:table-cell table:style-name="ce8" table:formula="of:=IF([.AI33]=&quot;hit&quot;;IF([$Scores.AI32]&gt;[.$AJ$4];&quot;hit&quot;;&quot;miss&quot;);&quot;miss&quot;)" office:value-type="string" office:string-value="miss" calcext:value-type="string">
            <text:p>miss</text:p>
          </table:table-cell>
          <table:table-cell table:number-columns-repeated="988"/>
        </table:table-row>
        <table:table-row table:style-name="ro1">
          <table:table-cell table:number-columns-repeated="3"/>
          <table:table-cell table:style-name="ce3" table:number-columns-repeated="2"/>
          <table:table-cell table:style-name="ce2"/>
          <table:table-cell table:number-columns-repeated="6"/>
          <table:table-cell table:style-name="ce2" table:number-columns-repeated="4"/>
          <table:table-cell table:number-columns-repeated="1008"/>
        </table:table-row>
        <table:table-row table:style-name="ro1">
          <table:table-cell table:style-name="ce2" office:value-type="string" calcext:value-type="string">
            <text:p>Total Records</text:p>
          </table:table-cell>
          <table:table-cell/>
          <table:table-cell table:formula="of:=COUNTA([.C5:.C33])" office:value-type="float" office:value="29" calcext:value-type="float">
            <text:p>29</text:p>
          </table:table-cell>
          <table:table-cell table:formula="of:=COUNTA([.D5:.D33])" office:value-type="float" office:value="29" calcext:value-type="float">
            <text:p>29</text:p>
          </table:table-cell>
          <table:table-cell table:formula="of:=COUNTA([.E5:.E33])" office:value-type="float" office:value="29" calcext:value-type="float">
            <text:p>29</text:p>
          </table:table-cell>
          <table:table-cell table:formula="of:=COUNTA([.F5:.F33])" office:value-type="float" office:value="29" calcext:value-type="float">
            <text:p>29</text:p>
          </table:table-cell>
          <table:table-cell table:number-columns-repeated="3" table:style-name="ce2" office:value-type="string" calcext:value-type="string">
            <text:p>-</text:p>
          </table:table-cell>
          <table:table-cell table:formula="of:=COUNTA([.J5:.J33])" office:value-type="string" office:string-value="29" calcext:value-type="string">
            <text:p>29</text:p>
          </table:table-cell>
          <table:table-cell table:style-name="ce2" office:value-type="string" calcext:value-type="string">
            <text:p>-</text:p>
          </table:table-cell>
          <table:table-cell table:formula="of:=COUNTA([.L5:.L33])" office:value-type="string" office:string-value="29" calcext:value-type="string">
            <text:p>29</text:p>
          </table:table-cell>
          <table:table-cell table:number-columns-repeated="2" table:style-name="ce2" office:value-type="string" calcext:value-type="string">
            <text:p>-</text:p>
          </table:table-cell>
          <table:table-cell table:formula="of:=COUNTA([.O5:.O33])" office:value-type="float" office:value="29" calcext:value-type="float">
            <text:p>29</text:p>
          </table:table-cell>
          <table:table-cell table:formula="of:=COUNTA([.P5:.P33])" office:value-type="float" office:value="29" calcext:value-type="float">
            <text:p>29</text:p>
          </table:table-cell>
          <table:table-cell table:number-columns-repeated="12" table:style-name="ce2" office:value-type="string" calcext:value-type="string">
            <text:p>-</text:p>
          </table:table-cell>
          <table:table-cell table:formula="of:=COUNTA([.AC5:.AC33])" office:value-type="string" office:string-value="29" calcext:value-type="string">
            <text:p>29</text:p>
          </table:table-cell>
          <table:table-cell table:number-columns-repeated="5" table:style-name="ce2" office:value-type="string" calcext:value-type="string">
            <text:p>-</text:p>
          </table:table-cell>
          <table:table-cell table:formula="of:=COUNTA([.AI5:.AI33])" office:value-type="float" office:value="29" calcext:value-type="float">
            <text:p>29</text:p>
          </table:table-cell>
          <table:table-cell table:formula="of:=COUNTA([.AJ5:.AJ33])" office:value-type="float" office:value="29" calcext:value-type="float">
            <text:p>29</text:p>
          </table:table-cell>
          <table:table-cell table:number-columns-repeated="988"/>
        </table:table-row>
        <table:table-row table:style-name="ro1">
          <table:table-cell table:style-name="ce2" office:value-type="string" calcext:value-type="string">
            <text:p>Total Hit</text:p>
          </table:table-cell>
          <table:table-cell/>
          <table:table-cell table:formula="of:=COUNTIF([.C5:.C33];&quot;hit&quot;)" office:value-type="float" office:value="27" calcext:value-type="float">
            <text:p>27</text:p>
          </table:table-cell>
          <table:table-cell table:formula="of:=COUNTIF([.D5:.D33];&quot;hit&quot;)" office:value-type="float" office:value="25" calcext:value-type="float">
            <text:p>25</text:p>
          </table:table-cell>
          <table:table-cell table:formula="of:=COUNTIF([.E5:.E33];&quot;hit&quot;)" office:value-type="float" office:value="24" calcext:value-type="float">
            <text:p>24</text:p>
          </table:table-cell>
          <table:table-cell table:formula="of:=COUNTIF([.F5:.F33];&quot;hit&quot;)" office:value-type="float" office:value="23" calcext:value-type="float">
            <text:p>23</text:p>
          </table:table-cell>
          <table:table-cell table:number-columns-repeated="3" table:style-name="ce2" office:value-type="string" calcext:value-type="string">
            <text:p>-</text:p>
          </table:table-cell>
          <table:table-cell table:formula="of:=COUNTIF([.J5:.J33];&quot;hit&quot;)" office:value-type="string" office:string-value="3" calcext:value-type="string">
            <text:p>3</text:p>
          </table:table-cell>
          <table:table-cell table:style-name="ce2" office:value-type="string" calcext:value-type="string">
            <text:p>-</text:p>
          </table:table-cell>
          <table:table-cell table:formula="of:=COUNTIF([.L5:.L33];&quot;hit&quot;)" office:value-type="string" office:string-value="3" calcext:value-type="string">
            <text:p>3</text:p>
          </table:table-cell>
          <table:table-cell table:number-columns-repeated="2" table:style-name="ce2" office:value-type="string" calcext:value-type="string">
            <text:p>-</text:p>
          </table:table-cell>
          <table:table-cell table:formula="of:=COUNTIF([.O5:.O33];&quot;hit&quot;)" office:value-type="float" office:value="3" calcext:value-type="float">
            <text:p>3</text:p>
          </table:table-cell>
          <table:table-cell table:formula="of:=COUNTIF([.P5:.P33];&quot;hit&quot;)" office:value-type="float" office:value="23" calcext:value-type="float">
            <text:p>23</text:p>
          </table:table-cell>
          <table:table-cell table:number-columns-repeated="12" table:style-name="ce2" office:value-type="string" calcext:value-type="string">
            <text:p>-</text:p>
          </table:table-cell>
          <table:table-cell table:formula="of:=COUNTIF([.AC5:.AC33];&quot;hit&quot;)" office:value-type="string" office:string-value="23" calcext:value-type="string">
            <text:p>23</text:p>
          </table:table-cell>
          <table:table-cell table:number-columns-repeated="5" table:style-name="ce2" office:value-type="string" calcext:value-type="string">
            <text:p>-</text:p>
          </table:table-cell>
          <table:table-cell table:formula="of:=COUNTIF([.AI5:.AI33];&quot;hit&quot;)" office:value-type="float" office:value="0" calcext:value-type="float">
            <text:p>0</text:p>
          </table:table-cell>
          <table:table-cell table:formula="of:=COUNTIF([.AJ5:.AJ33];&quot;hit&quot;)" office:value-type="float" office:value="0" calcext:value-type="float">
            <text:p>0</text:p>
          </table:table-cell>
          <table:table-cell table:number-columns-repeated="988"/>
        </table:table-row>
        <table:table-row table:style-name="ro1">
          <table:table-cell table:style-name="ce2" office:value-type="string" calcext:value-type="string">
            <text:p>Total Miss</text:p>
          </table:table-cell>
          <table:table-cell/>
          <table:table-cell table:formula="of:=COUNTIF([.C5:.C33];&quot;miss&quot;)" office:value-type="float" office:value="2" calcext:value-type="float">
            <text:p>2</text:p>
          </table:table-cell>
          <table:table-cell table:formula="of:=COUNTIF([.D5:.D33];&quot;miss&quot;)" office:value-type="float" office:value="4" calcext:value-type="float">
            <text:p>4</text:p>
          </table:table-cell>
          <table:table-cell table:formula="of:=COUNTIF([.E5:.E33];&quot;miss&quot;)" office:value-type="float" office:value="5" calcext:value-type="float">
            <text:p>5</text:p>
          </table:table-cell>
          <table:table-cell table:formula="of:=COUNTIF([.F5:.F33];&quot;miss&quot;)" office:value-type="float" office:value="6" calcext:value-type="float">
            <text:p>6</text:p>
          </table:table-cell>
          <table:table-cell table:number-columns-repeated="3" table:style-name="ce2" office:value-type="string" calcext:value-type="string">
            <text:p>-</text:p>
          </table:table-cell>
          <table:table-cell table:formula="of:=COUNTIF([.J5:.J33];&quot;miss&quot;)" office:value-type="string" office:string-value="26" calcext:value-type="string">
            <text:p>26</text:p>
          </table:table-cell>
          <table:table-cell table:style-name="ce2" office:value-type="string" calcext:value-type="string">
            <text:p>-</text:p>
          </table:table-cell>
          <table:table-cell table:formula="of:=COUNTIF([.L5:.L33];&quot;miss&quot;)" office:value-type="string" office:string-value="26" calcext:value-type="string">
            <text:p>26</text:p>
          </table:table-cell>
          <table:table-cell table:number-columns-repeated="2" table:style-name="ce2" office:value-type="string" calcext:value-type="string">
            <text:p>-</text:p>
          </table:table-cell>
          <table:table-cell table:formula="of:=COUNTIF([.O5:.O33];&quot;miss&quot;)" office:value-type="float" office:value="26" calcext:value-type="float">
            <text:p>26</text:p>
          </table:table-cell>
          <table:table-cell table:formula="of:=COUNTIF([.P5:.P33];&quot;miss&quot;)" office:value-type="float" office:value="6" calcext:value-type="float">
            <text:p>6</text:p>
          </table:table-cell>
          <table:table-cell table:number-columns-repeated="12" table:style-name="ce2" office:value-type="string" calcext:value-type="string">
            <text:p>-</text:p>
          </table:table-cell>
          <table:table-cell table:formula="of:=COUNTIF([.AC5:.AC33];&quot;miss&quot;)" office:value-type="string" office:string-value="6" calcext:value-type="string">
            <text:p>6</text:p>
          </table:table-cell>
          <table:table-cell table:number-columns-repeated="5" table:style-name="ce2" office:value-type="string" calcext:value-type="string">
            <text:p>-</text:p>
          </table:table-cell>
          <table:table-cell table:formula="of:=COUNTIF([.AI5:.AI33];&quot;miss&quot;)" office:value-type="float" office:value="29" calcext:value-type="float">
            <text:p>29</text:p>
          </table:table-cell>
          <table:table-cell table:formula="of:=COUNTIF([.AJ5:.AJ33];&quot;miss&quot;)" office:value-type="float" office:value="29" calcext:value-type="float">
            <text:p>29</text:p>
          </table:table-cell>
          <table:table-cell table:number-columns-repeated="988"/>
        </table:table-row>
        <table:table-row table:style-name="ro1">
          <table:table-cell table:style-name="ce2" office:value-type="string" calcext:value-type="string">
            <text:p>Total Hit %</text:p>
          </table:table-cell>
          <table:table-cell/>
          <table:table-cell table:style-name="ce6" table:formula="of:=[.C36]/[.C35]" office:value-type="percentage" office:value="0.931034482758621" calcext:value-type="percentage">
            <text:p>93.10%</text:p>
          </table:table-cell>
          <table:table-cell table:style-name="ce6" table:formula="of:=[.D36]/[.D35]" office:value-type="percentage" office:value="0.862068965517241" calcext:value-type="percentage">
            <text:p>86.21%</text:p>
          </table:table-cell>
          <table:table-cell table:style-name="ce6" table:formula="of:=[.E36]/[.E35]" office:value-type="percentage" office:value="0.827586206896552" calcext:value-type="percentage">
            <text:p>82.76%</text:p>
          </table:table-cell>
          <table:table-cell table:style-name="ce6" table:formula="of:=[.F36]/[.F35]" office:value-type="percentage" office:value="0.793103448275862" calcext:value-type="percentage">
            <text:p>79.31%</text:p>
          </table:table-cell>
          <table:table-cell table:number-columns-repeated="3" table:style-name="ce2" office:value-type="string" calcext:value-type="string">
            <text:p>-</text:p>
          </table:table-cell>
          <table:table-cell table:style-name="ce6" table:formula="of:=[.J36]/[.J35]" office:value-type="string" office:string-value="10.34%" calcext:value-type="string">
            <text:p>10.34%</text:p>
          </table:table-cell>
          <table:table-cell table:style-name="ce2" office:value-type="string" calcext:value-type="string">
            <text:p>-</text:p>
          </table:table-cell>
          <table:table-cell table:style-name="ce6" table:formula="of:=[.L36]/[.L35]" office:value-type="string" office:string-value="10.34%" calcext:value-type="string">
            <text:p>10.34%</text:p>
          </table:table-cell>
          <table:table-cell table:number-columns-repeated="2" table:style-name="ce2" office:value-type="string" calcext:value-type="string">
            <text:p>-</text:p>
          </table:table-cell>
          <table:table-cell table:style-name="ce6" table:formula="of:=[.O36]/[.O35]" office:value-type="percentage" office:value="0.103448275862069" calcext:value-type="percentage">
            <text:p>10.34%</text:p>
          </table:table-cell>
          <table:table-cell table:style-name="ce6" table:formula="of:=[.P36]/[.P35]" office:value-type="percentage" office:value="0.793103448275862" calcext:value-type="percentage">
            <text:p>79.31%</text:p>
          </table:table-cell>
          <table:table-cell table:number-columns-repeated="12" table:style-name="ce2" office:value-type="string" calcext:value-type="string">
            <text:p>-</text:p>
          </table:table-cell>
          <table:table-cell table:style-name="ce6" table:formula="of:=[.AC36]/[.AC35]" office:value-type="string" office:string-value="79.31%" calcext:value-type="string">
            <text:p>79.31%</text:p>
          </table:table-cell>
          <table:table-cell table:number-columns-repeated="5" table:style-name="ce2" office:value-type="string" calcext:value-type="string">
            <text:p>-</text:p>
          </table:table-cell>
          <table:table-cell table:style-name="ce6" table:formula="of:=[.AI36]/[.AI35]" office:value-type="percentage" office:value="0" calcext:value-type="percentage">
            <text:p>0.00%</text:p>
          </table:table-cell>
          <table:table-cell table:style-name="ce6" table:formula="of:=[.AJ36]/[.AJ35]" office:value-type="percentage" office:value="0" calcext:value-type="percentage">
            <text:p>0.00%</text:p>
          </table:table-cell>
          <table:table-cell table:number-columns-repeated="988"/>
        </table:table-row>
        <table:table-row table:style-name="ro1" table:number-rows-repeated="2">
          <table:table-cell table:number-columns-repeated="3"/>
          <table:table-cell table:style-name="ce3" table:number-columns-repeated="2"/>
          <table:table-cell table:number-columns-repeated="2"/>
          <table:table-cell table:style-name="ce2"/>
          <table:table-cell table:number-columns-repeated="1016"/>
        </table:table-row>
        <table:table-row table:style-name="ro1">
          <table:table-cell table:number-columns-repeated="3"/>
          <table:table-cell table:style-name="ce2"/>
          <table:table-cell/>
          <table:table-cell table:style-name="ce2" table:number-columns-repeated="3"/>
          <table:table-cell/>
          <table:table-cell table:style-name="ce2"/>
          <table:table-cell table:number-columns-repeated="16"/>
          <table:table-cell table:style-name="ce2"/>
          <table:table-cell table:number-columns-repeated="997"/>
        </table:table-row>
        <table:table-row table:style-name="ro1">
          <table:table-cell table:style-name="ce2" table:number-columns-repeated="3"/>
          <table:table-cell table:style-name="ce4"/>
          <table:table-cell table:style-name="ce3"/>
          <table:table-cell table:number-columns-repeated="2"/>
          <table:table-cell table:style-name="ce2"/>
          <table:table-cell table:number-columns-repeated="1016"/>
        </table:table-row>
        <table:table-row table:style-name="ro1">
          <table:table-cell table:style-name="ce2"/>
          <table:table-cell table:style-name="ce6"/>
          <table:table-cell table:style-name="ce2"/>
          <table:table-cell table:style-name="ce4"/>
          <table:table-cell table:style-name="ce3"/>
          <table:table-cell table:number-columns-repeated="2"/>
          <table:table-cell table:style-name="ce2"/>
          <table:table-cell table:number-columns-repeated="1016"/>
        </table:table-row>
        <table:table-row table:style-name="ro1">
          <table:table-cell table:style-name="ce4"/>
          <table:table-cell table:style-name="ce6"/>
          <table:table-cell table:style-name="ce2"/>
          <table:table-cell table:style-name="ce4"/>
          <table:table-cell table:style-name="ce3"/>
          <table:table-cell table:number-columns-repeated="2"/>
          <table:table-cell table:style-name="ce2"/>
          <table:table-cell table:number-columns-repeated="1016"/>
        </table:table-row>
        <table:table-row table:style-name="ro1">
          <table:table-cell table:style-name="ce2"/>
          <table:table-cell table:style-name="ce6"/>
          <table:table-cell table:style-name="ce2" table:number-columns-repeated="2"/>
          <table:table-cell table:number-columns-repeated="3"/>
          <table:table-cell table:style-name="ce2"/>
          <table:table-cell table:number-columns-repeated="1016"/>
        </table:table-row>
        <table:table-row table:style-name="ro1">
          <table:table-cell table:style-name="ce2"/>
          <table:table-cell table:style-name="ce6"/>
          <table:table-cell table:style-name="ce2"/>
          <table:table-cell table:style-name="ce4"/>
          <table:table-cell table:style-name="ce3"/>
          <table:table-cell table:number-columns-repeated="2"/>
          <table:table-cell table:style-name="ce2"/>
          <table:table-cell table:number-columns-repeated="1016"/>
        </table:table-row>
        <table:table-row table:style-name="ro1">
          <table:table-cell table:style-name="ce2"/>
          <table:table-cell table:style-name="ce6"/>
          <table:table-cell table:style-name="ce2"/>
          <table:table-cell table:style-name="ce4"/>
          <table:table-cell table:style-name="ce3"/>
          <table:table-cell table:number-columns-repeated="2"/>
          <table:table-cell table:style-name="ce2"/>
          <table:table-cell table:number-columns-repeated="1016"/>
        </table:table-row>
        <table:table-row table:style-name="ro1">
          <table:table-cell table:style-name="ce2"/>
          <table:table-cell table:style-name="ce6"/>
          <table:table-cell table:style-name="ce2" table:number-columns-repeated="2"/>
          <table:table-cell table:number-columns-repeated="3"/>
          <table:table-cell table:style-name="ce2"/>
          <table:table-cell table:number-columns-repeated="1016"/>
        </table:table-row>
        <table:table-row table:style-name="ro1">
          <table:table-cell table:style-name="ce2"/>
          <table:table-cell table:style-name="ce7"/>
          <table:table-cell table:style-name="ce2" table:number-columns-repeated="2"/>
          <table:table-cell table:number-columns-repeated="3"/>
          <table:table-cell table:style-name="ce2"/>
          <table:table-cell table:number-columns-repeated="1016"/>
        </table:table-row>
        <table:table-row table:style-name="ro1">
          <table:table-cell table:style-name="ce2"/>
          <table:table-cell table:style-name="ce6"/>
          <table:table-cell table:style-name="ce2"/>
          <table:table-cell table:style-name="ce4"/>
          <table:table-cell table:style-name="ce3"/>
          <table:table-cell table:number-columns-repeated="2"/>
          <table:table-cell table:style-name="ce2"/>
          <table:table-cell table:number-columns-repeated="1016"/>
        </table:table-row>
        <table:table-row table:style-name="ro1">
          <table:table-cell table:style-name="ce4"/>
          <table:table-cell table:style-name="ce6"/>
          <table:table-cell table:style-name="ce2" table:number-columns-repeated="6"/>
          <table:table-cell table:number-columns-repeated="1016"/>
        </table:table-row>
        <table:table-row table:style-name="ro1">
          <table:table-cell table:style-name="ce2"/>
          <table:table-cell table:style-name="ce6"/>
          <table:table-cell table:style-name="ce2"/>
          <table:table-cell table:style-name="ce4"/>
          <table:table-cell table:style-name="ce3"/>
          <table:table-cell table:number-columns-repeated="2"/>
          <table:table-cell table:style-name="ce2"/>
          <table:table-cell table:number-columns-repeated="1016"/>
        </table:table-row>
        <table:table-row table:style-name="ro1">
          <table:table-cell table:style-name="ce2"/>
          <table:table-cell table:style-name="ce7"/>
          <table:table-cell table:style-name="ce2" table:number-columns-repeated="2"/>
          <table:table-cell table:number-columns-repeated="3"/>
          <table:table-cell table:style-name="ce2"/>
          <table:table-cell table:number-columns-repeated="1016"/>
        </table:table-row>
        <table:table-row table:style-name="ro1">
          <table:table-cell table:number-columns-repeated="7"/>
          <table:table-cell table:style-name="ce2"/>
          <table:table-cell table:number-columns-repeated="1016"/>
        </table:table-row>
        <table:table-row table:style-name="ro1">
          <table:table-cell table:style-name="ce2" table:number-columns-repeated="3"/>
          <table:table-cell table:style-name="ce3" table:number-columns-repeated="2"/>
          <table:table-cell table:number-columns-repeated="2"/>
          <table:table-cell table:style-name="ce2"/>
          <table:table-cell table:number-columns-repeated="1016"/>
        </table:table-row>
        <table:table-row table:style-name="ro1">
          <table:table-cell table:style-name="ce2" table:number-columns-repeated="3"/>
          <table:table-cell table:style-name="ce3" table:number-columns-repeated="2"/>
          <table:table-cell table:number-columns-repeated="2"/>
          <table:table-cell table:style-name="ce2"/>
          <table:table-cell table:number-columns-repeated="1016"/>
        </table:table-row>
        <table:table-row table:style-name="ro1">
          <table:table-cell table:style-name="ce2" table:number-columns-repeated="3"/>
          <table:table-cell table:style-name="ce3" table:number-columns-repeated="2"/>
          <table:table-cell table:number-columns-repeated="2"/>
          <table:table-cell table:style-name="ce2"/>
          <table:table-cell table:number-columns-repeated="1016"/>
        </table:table-row>
        <table:table-row table:style-name="ro1">
          <table:table-cell table:style-name="ce2" table:number-columns-repeated="3"/>
          <table:table-cell table:style-name="ce3" table:number-columns-repeated="2"/>
          <table:table-cell table:number-columns-repeated="2"/>
          <table:table-cell table:style-name="ce2"/>
          <table:table-cell table:number-columns-repeated="1016"/>
        </table:table-row>
        <table:table-row table:style-name="ro1">
          <table:table-cell table:style-name="ce2" table:number-columns-repeated="3"/>
          <table:table-cell table:style-name="ce3" table:number-columns-repeated="2"/>
          <table:table-cell table:number-columns-repeated="2"/>
          <table:table-cell table:style-name="ce2"/>
          <table:table-cell table:number-columns-repeated="1016"/>
        </table:table-row>
        <table:table-row table:style-name="ro1" table:number-rows-repeated="10">
          <table:table-cell table:number-columns-repeated="3"/>
          <table:table-cell table:style-name="ce3" table:number-columns-repeated="2"/>
          <table:table-cell table:number-columns-repeated="2"/>
          <table:table-cell table:style-name="ce2"/>
          <table:table-cell table:number-columns-repeated="1016"/>
        </table:table-row>
        <table:table-row table:style-name="ro1" table:number-rows-repeated="927">
          <table:table-cell table:number-columns-repeated="3"/>
          <table:table-cell table:style-name="ce3" table:number-columns-repeated="2"/>
          <table:table-cell table:number-columns-repeated="1019"/>
        </table:table-row>
        <table:table-row table:style-name="ro2" table:number-rows-repeated="10475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number-style style:name="N126">
      <number:number number:decimal-places="4" loext:min-decimal-places="4"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cores" style:display-name="PageStyle_Scores" style:page-layout-name="Mpm3">
      <style:header style:display="false"/>
      <style:header-left style:display="false"/>
      <style:footer style:display="false"/>
      <style:footer-left style:display="false"/>
    </style:master-page>
    <style:master-page style:name="PageStyle_5f_Research" style:display-name="PageStyle_Resear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163" meta:object-count="0"/>
    <meta:generator>LibreOfficeDev/5.1.0.3$Linux_X86_64 LibreOffice_project/</meta:generator>
  </office:meta>
</office:document-meta>
</file>